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9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19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20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21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22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23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24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25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2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27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28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2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30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3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3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3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3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3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3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3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4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4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4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5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5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5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5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5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6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6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6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6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6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6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80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292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2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03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04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05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06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07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ext_20_body">
      <style:paragraph-properties fo:text-align="start" style:justify-single-word="false"/>
      <style:text-properties officeooo:paragraph-rsid="00152b8b"/>
    </style:style>
    <style:style style:name="P309" style:family="paragraph" style:parent-style-name="Text_20_body">
      <style:paragraph-properties fo:text-align="center" style:justify-single-word="false"/>
      <style:text-properties officeooo:paragraph-rsid="001305cd"/>
    </style:style>
    <style:style style:name="P310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11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1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1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1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17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18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19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20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21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22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23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24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25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326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327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28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29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30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31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32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33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34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35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36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37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38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39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40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41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42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43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44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45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46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47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4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4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5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5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5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5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5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5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5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5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5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5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6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6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6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6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6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6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6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6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6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69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70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71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72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73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74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75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76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7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78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79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80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81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82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83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84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85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86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87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88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89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90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91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92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93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94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95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96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97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98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99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00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01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02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03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04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05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06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0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0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0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10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11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12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1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14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15" style:family="paragraph" style:parent-style-name="Table_20_Contents">
      <style:paragraph-properties fo:text-align="start" style:justify-single-word="false"/>
    </style:style>
    <style:style style:name="P416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17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18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19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20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21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22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23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25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26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27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28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29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30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31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32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33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34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35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36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37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38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39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40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41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42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43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44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45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46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4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48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49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50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51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52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53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54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55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56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57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58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59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60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61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62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63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64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65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66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67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6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6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7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7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7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7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7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7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7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7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7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7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8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8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8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8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8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8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8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8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88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89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90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91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92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93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94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95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96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97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98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99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00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01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02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03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04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05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06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07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08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09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10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11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12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13" style:family="paragraph" style:parent-style-name="Table_20_Contents">
      <style:paragraph-properties fo:text-align="center" style:justify-single-word="false"/>
      <style:text-properties officeooo:rsid="0535a840"/>
    </style:style>
    <style:style style:name="P514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15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16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17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18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19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20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21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22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23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24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25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26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27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28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29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30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31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32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33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34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35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36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37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38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39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40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41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42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43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44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45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46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47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48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49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50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51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52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53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54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5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5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5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5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5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6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6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6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6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6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6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6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6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6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6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7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7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7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7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7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7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7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7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7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7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8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8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8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8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8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8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8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8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8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8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9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9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9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9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9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9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9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9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9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9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0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0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0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0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0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0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0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0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0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09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10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11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12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13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14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615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616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617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61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1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2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2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2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2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2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2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2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2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2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2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3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3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3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3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3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3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3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3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3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4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4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4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5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5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5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5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5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5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5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5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5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5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6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6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6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6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6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6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6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6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68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69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70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71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72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73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74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75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76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77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78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79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80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81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82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83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84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85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86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87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88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89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90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91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92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93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94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95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96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97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98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99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00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01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02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03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04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05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06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07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08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09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10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11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12" style:family="paragraph" style:parent-style-name="Table_20_Contents">
      <style:paragraph-properties fo:text-align="center" style:justify-single-word="false"/>
      <style:text-properties officeooo:rsid="0a1173ea"/>
    </style:style>
    <style:style style:name="P713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14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15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16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17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18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19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20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21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22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23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24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25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72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2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2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2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3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3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3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3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3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3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3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3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3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3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4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4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4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4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4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4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4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4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4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4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5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5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5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5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5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5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56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5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5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5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6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6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6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6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6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6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6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6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6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6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7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7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7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7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7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7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7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7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7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7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8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8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8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8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8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8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8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8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8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8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9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9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9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9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9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79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9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9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98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9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0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0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0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0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0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0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0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0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0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0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1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1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1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1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1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1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1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1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1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1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2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2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2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2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24" style:family="paragraph" style:parent-style-name="Table_20_Contents">
      <style:paragraph-properties fo:text-align="center" style:justify-single-word="false"/>
      <style:text-properties officeooo:rsid="0bf8aca0"/>
    </style:style>
    <style:style style:name="P82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2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2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2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2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3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3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3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3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3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3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3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3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3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3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4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4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4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4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4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4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4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4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4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4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5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5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5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5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5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5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56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5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5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5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6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6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6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6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6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6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6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6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6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6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7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7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72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73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74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75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76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77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78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79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80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81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82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83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84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85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86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87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88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8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90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91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92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93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94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95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96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97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9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99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00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01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02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03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04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05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06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07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08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09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10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11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12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13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914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15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16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17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18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19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20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21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22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23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24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25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26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27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28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29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3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3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32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33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934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35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36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37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38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39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0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41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42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43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44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45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46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47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48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49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0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51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52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53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54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55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56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57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58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59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0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61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62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63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64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65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66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67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68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69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0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71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72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73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74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75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76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77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78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79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0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81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82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83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84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85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86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8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8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99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9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9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9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9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99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996" style:family="paragraph" style:parent-style-name="Standard">
      <style:paragraph-properties fo:text-align="center" style:justify-single-word="false"/>
      <style:text-properties officeooo:paragraph-rsid="02e48904"/>
    </style:style>
    <style:style style:name="P997" style:family="paragraph" style:parent-style-name="Heading_20_1">
      <style:paragraph-properties fo:text-align="center" style:justify-single-word="false"/>
      <style:text-properties officeooo:paragraph-rsid="001305cd"/>
    </style:style>
    <style:style style:name="P99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99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000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001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002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003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004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005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006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007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008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009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010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011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012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013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014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015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016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017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018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1019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1020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1021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1022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1023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1024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1025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1026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1027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1028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1029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30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31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32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33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34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1035" style:family="paragraph" style:parent-style-name="Standard" style:list-style-name="L50">
      <style:paragraph-properties fo:text-align="end" style:justify-single-word="false" style:writing-mode="rl-tb"/>
      <style:text-properties officeooo:paragraph-rsid="0df97d9e"/>
    </style:style>
    <style:style style:name="P1036" style:family="paragraph" style:parent-style-name="Standard" style:list-style-name="L50">
      <style:paragraph-properties fo:text-align="end" style:justify-single-word="false" style:writing-mode="rl-tb"/>
      <style:text-properties officeooo:paragraph-rsid="0df99b39"/>
    </style:style>
    <style:style style:name="P1037" style:family="paragraph" style:parent-style-name="Standard" style:list-style-name="L50">
      <style:paragraph-properties fo:text-align="end" style:justify-single-word="false" style:writing-mode="rl-tb"/>
      <style:text-properties officeooo:paragraph-rsid="0eed20ab"/>
    </style:style>
    <style:style style:name="P1038" style:family="paragraph" style:parent-style-name="Standard" style:list-style-name="L52">
      <style:paragraph-properties fo:text-align="end" style:justify-single-word="false" style:writing-mode="rl-tb"/>
      <style:text-properties officeooo:paragraph-rsid="0e986829"/>
    </style:style>
    <style:style style:name="P1039" style:family="paragraph" style:parent-style-name="Standard" style:list-style-name="L53">
      <style:paragraph-properties fo:text-align="end" style:justify-single-word="false" style:writing-mode="rl-tb"/>
      <style:text-properties officeooo:paragraph-rsid="0e6bb53f"/>
    </style:style>
    <style:style style:name="P1040" style:family="paragraph" style:parent-style-name="Standard" style:list-style-name="L55">
      <style:paragraph-properties fo:text-align="end" style:justify-single-word="false" style:writing-mode="rl-tb"/>
      <style:text-properties officeooo:paragraph-rsid="0da8b0f4"/>
    </style:style>
    <style:style style:name="P104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04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04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04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04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04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04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04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04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05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05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05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05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05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05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05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05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05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05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06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06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06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6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06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06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06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06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06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06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07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07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07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07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07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07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07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07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07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07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08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08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08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08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08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08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08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08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08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08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09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09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09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09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09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09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09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09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09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09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10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10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10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10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10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10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1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10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10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10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11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11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1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11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11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11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11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11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11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11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12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12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12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12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12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1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12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12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12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12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13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13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3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13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13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13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13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13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13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13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14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14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14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14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14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14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14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14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14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14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15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15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15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15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15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15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15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15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15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15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16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16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16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16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16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16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16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16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16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16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17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17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17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17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17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17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17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17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17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17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18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18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18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18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18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18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18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18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18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18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19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19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19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19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19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19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19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19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19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19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20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20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20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20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20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20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20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20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20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20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21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21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21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21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21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21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21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21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21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21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22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22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22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22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22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22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22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22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22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22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23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23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3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23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23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23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23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23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23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23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24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24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24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24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24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24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24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24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24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24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25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25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25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25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25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25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25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25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25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25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26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26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26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26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26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26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26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26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26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26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27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27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27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27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27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27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27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27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27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27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28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28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28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28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28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28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28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28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28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28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29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29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29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29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29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29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29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29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29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29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30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30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30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30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30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30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30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30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30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30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31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31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31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31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31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31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31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31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31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31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32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32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32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32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32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32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32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32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32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32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33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33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3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33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33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33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33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33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33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33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34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34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34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34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34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34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34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34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34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34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35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35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35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35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35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35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35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357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358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359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360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361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362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363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364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365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366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367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368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369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37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371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37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373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374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375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376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377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378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379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380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381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382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383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384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385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386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387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388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389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d20ab"/>
    </style:style>
    <style:style style:name="P1390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691e5"/>
    </style:style>
    <style:style style:name="P1391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7bb07"/>
    </style:style>
    <style:style style:name="P1392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393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394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395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396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397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398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399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400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401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402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ddecbe"/>
    </style:style>
    <style:style style:name="P1403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404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af3dc"/>
    </style:style>
    <style:style style:name="P1405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406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407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dad4df"/>
    </style:style>
    <style:style style:name="P1408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409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410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411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412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5a227b"/>
    </style:style>
    <style:style style:name="P1413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414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415" style:family="paragraph" style:parent-style-name="Standard" style:list-style-name="L52">
      <style:paragraph-properties fo:text-align="end" style:justify-single-word="false" style:writing-mode="rl-tb"/>
      <style:text-properties officeooo:rsid="0e986829" officeooo:paragraph-rsid="0e986829"/>
    </style:style>
    <style:style style:name="P1416" style:family="paragraph" style:parent-style-name="Standard" style:list-style-name="L52">
      <style:paragraph-properties fo:text-align="end" style:justify-single-word="false" style:writing-mode="rl-tb"/>
      <style:text-properties officeooo:rsid="0e9aa907" officeooo:paragraph-rsid="0e9aa907"/>
    </style:style>
    <style:style style:name="P1417" style:family="paragraph" style:parent-style-name="Standard" style:list-style-name="L54">
      <style:paragraph-properties fo:text-align="end" style:justify-single-word="false" style:writing-mode="rl-tb"/>
      <style:text-properties officeooo:rsid="0e9aa907" officeooo:paragraph-rsid="0e9baebf"/>
    </style:style>
    <style:style style:name="P1418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419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4ddce9"/>
    </style:style>
    <style:style style:name="P1420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5a227b"/>
    </style:style>
    <style:style style:name="P1421" style:family="paragraph" style:parent-style-name="Standard" style:list-style-name="L53">
      <style:paragraph-properties fo:text-align="end" style:justify-single-word="false" style:writing-mode="rl-tb"/>
      <style:text-properties officeooo:rsid="0e6bb53f" officeooo:paragraph-rsid="0e6bb53f"/>
    </style:style>
    <style:style style:name="P1422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423" style:family="paragraph" style:parent-style-name="Standard" style:list-style-name="L54">
      <style:paragraph-properties fo:text-align="end" style:justify-single-word="false" style:writing-mode="rl-tb"/>
      <style:text-properties officeooo:rsid="0d32a225" officeooo:paragraph-rsid="0d32a225"/>
    </style:style>
    <style:style style:name="P1424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433fc"/>
    </style:style>
    <style:style style:name="P1425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51d4c"/>
    </style:style>
    <style:style style:name="P1426" style:family="paragraph" style:parent-style-name="Standard" style:list-style-name="L54">
      <style:paragraph-properties fo:text-align="end" style:justify-single-word="false" style:writing-mode="rl-tb"/>
      <style:text-properties officeooo:rsid="0d351d4c" officeooo:paragraph-rsid="0d351d4c"/>
    </style:style>
    <style:style style:name="P1427" style:family="paragraph" style:parent-style-name="Standard" style:list-style-name="L54">
      <style:paragraph-properties fo:text-align="end" style:justify-single-word="false" style:writing-mode="rl-tb"/>
      <style:text-properties officeooo:rsid="0d3738d0" officeooo:paragraph-rsid="0d3738d0"/>
    </style:style>
    <style:style style:name="P1428" style:family="paragraph" style:parent-style-name="Standard" style:list-style-name="L54">
      <style:paragraph-properties fo:text-align="end" style:justify-single-word="false" style:writing-mode="rl-tb"/>
      <style:text-properties officeooo:rsid="0d3926b3" officeooo:paragraph-rsid="0d3926b3"/>
    </style:style>
    <style:style style:name="P1429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3b705b"/>
    </style:style>
    <style:style style:name="P1430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b14a82"/>
    </style:style>
    <style:style style:name="P1431" style:family="paragraph" style:parent-style-name="Standard" style:list-style-name="L54">
      <style:paragraph-properties fo:text-align="end" style:justify-single-word="false" style:writing-mode="rl-tb"/>
      <style:text-properties officeooo:rsid="0d44739d" officeooo:paragraph-rsid="0d44739d"/>
    </style:style>
    <style:style style:name="P1432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45ef24"/>
    </style:style>
    <style:style style:name="P1433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84a60e"/>
    </style:style>
    <style:style style:name="P1434" style:family="paragraph" style:parent-style-name="Standard" style:list-style-name="L54">
      <style:paragraph-properties fo:text-align="end" style:justify-single-word="false" style:writing-mode="rl-tb"/>
      <style:text-properties officeooo:rsid="0d716cd0" officeooo:paragraph-rsid="0d716cd0"/>
    </style:style>
    <style:style style:name="P1435" style:family="paragraph" style:parent-style-name="Standard" style:list-style-name="L54">
      <style:paragraph-properties fo:text-align="end" style:justify-single-word="false" style:writing-mode="rl-tb"/>
      <style:text-properties officeooo:rsid="0d452861" officeooo:paragraph-rsid="0d452861"/>
    </style:style>
    <style:style style:name="P1436" style:family="paragraph" style:parent-style-name="Standard" style:list-style-name="L54">
      <style:paragraph-properties fo:text-align="end" style:justify-single-word="false" style:writing-mode="rl-tb"/>
      <style:text-properties officeooo:rsid="0d83cd49" officeooo:paragraph-rsid="0d84a60e"/>
    </style:style>
    <style:style style:name="P1437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37d3a"/>
    </style:style>
    <style:style style:name="P1438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baebf"/>
    </style:style>
    <style:style style:name="P1439" style:family="paragraph" style:parent-style-name="Standard" style:list-style-name="L54">
      <style:paragraph-properties fo:text-align="end" style:justify-single-word="false" style:writing-mode="rl-tb"/>
      <style:text-properties officeooo:rsid="0ee7bb07" officeooo:paragraph-rsid="0ee7bb07"/>
    </style:style>
    <style:style style:name="P1440" style:family="paragraph" style:parent-style-name="Standard" style:list-style-name="L54">
      <style:paragraph-properties fo:text-align="end" style:justify-single-word="false" style:writing-mode="rl-tb"/>
      <style:text-properties officeooo:rsid="0d90ee97" officeooo:paragraph-rsid="0d90ee97"/>
    </style:style>
    <style:style style:name="P1441" style:family="paragraph" style:parent-style-name="Standard" style:list-style-name="L55">
      <style:paragraph-properties fo:text-align="end" style:justify-single-word="false" style:writing-mode="rl-tb"/>
      <style:text-properties officeooo:rsid="0da7d1a0" officeooo:paragraph-rsid="0da7d1a0"/>
    </style:style>
    <style:style style:name="P1442" style:family="paragraph" style:parent-style-name="Standard" style:list-style-name="L55">
      <style:paragraph-properties fo:text-align="end" style:justify-single-word="false" style:writing-mode="rl-tb"/>
      <style:text-properties officeooo:rsid="0da8b0f4" officeooo:paragraph-rsid="0da8b0f4"/>
    </style:style>
    <style:style style:name="P1443" style:family="paragraph" style:parent-style-name="Standard" style:list-style-name="L55">
      <style:paragraph-properties fo:text-align="end" style:justify-single-word="false" style:writing-mode="rl-tb"/>
      <style:text-properties officeooo:rsid="0dae4197" officeooo:paragraph-rsid="0dae4197"/>
    </style:style>
    <style:style style:name="P1444" style:family="paragraph" style:parent-style-name="Standard" style:list-style-name="L55">
      <style:paragraph-properties fo:text-align="end" style:justify-single-word="false" style:writing-mode="rl-tb"/>
      <style:text-properties officeooo:rsid="0daa3ce3" officeooo:paragraph-rsid="0daa3ce3"/>
    </style:style>
    <style:style style:name="P1445" style:family="paragraph" style:parent-style-name="Standard" style:list-style-name="L55">
      <style:paragraph-properties fo:text-align="end" style:justify-single-word="false" style:writing-mode="rl-tb"/>
      <style:text-properties officeooo:rsid="0e769f9a" officeooo:paragraph-rsid="0e769f9a"/>
    </style:style>
    <style:style style:name="P1446" style:family="paragraph" style:parent-style-name="Standard" style:list-style-name="L56">
      <style:paragraph-properties fo:text-align="end" style:justify-single-word="false" style:writing-mode="rl-tb"/>
      <style:text-properties officeooo:rsid="0e863d7e" officeooo:paragraph-rsid="0e863d7e"/>
    </style:style>
    <style:style style:name="P1447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7b984"/>
    </style:style>
    <style:style style:name="P1448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cb19b"/>
    </style:style>
    <style:style style:name="P1449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b25b5"/>
    </style:style>
    <style:style style:name="P1450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90cdd6"/>
    </style:style>
    <style:style style:name="P1451" style:family="paragraph" style:parent-style-name="Standard" style:list-style-name="L56">
      <style:paragraph-properties fo:text-align="end" style:justify-single-word="false" style:writing-mode="rl-tb"/>
      <style:text-properties officeooo:rsid="0ead15a6" officeooo:paragraph-rsid="0ead15a6"/>
    </style:style>
    <style:style style:name="P1452" style:family="paragraph" style:parent-style-name="Standard" style:list-style-name="L57">
      <style:paragraph-properties fo:text-align="end" style:justify-single-word="false" style:writing-mode="rl-tb"/>
      <style:text-properties officeooo:rsid="0ebb1696" officeooo:paragraph-rsid="0ebb1696"/>
    </style:style>
    <style:style style:name="P1453" style:family="paragraph" style:parent-style-name="Standard" style:list-style-name="L57">
      <style:paragraph-properties fo:text-align="end" style:justify-single-word="false" style:writing-mode="rl-tb"/>
      <style:text-properties officeooo:rsid="0ebcf53d" officeooo:paragraph-rsid="0ebcf53d"/>
    </style:style>
    <style:style style:name="P1454" style:family="paragraph" style:parent-style-name="Standard" style:list-style-name="L57">
      <style:paragraph-properties fo:text-align="end" style:justify-single-word="false" style:writing-mode="rl-tb"/>
      <style:text-properties officeooo:rsid="0ec04313" officeooo:paragraph-rsid="0ec04313"/>
    </style:style>
    <style:style style:name="P1455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fa3d7"/>
    </style:style>
    <style:style style:name="P1456" style:family="paragraph" style:parent-style-name="Standard" style:list-style-name="L57">
      <style:paragraph-properties fo:text-align="end" style:justify-single-word="false" style:writing-mode="rl-tb"/>
      <style:text-properties officeooo:rsid="0ec65ced" officeooo:paragraph-rsid="0ec65ced"/>
    </style:style>
    <style:style style:name="P1457" style:family="paragraph" style:parent-style-name="Standard" style:list-style-name="L58">
      <style:paragraph-properties fo:text-align="justify" style:justify-single-word="false" style:writing-mode="rl-tb"/>
      <style:text-properties officeooo:rsid="0ecdd9b0" officeooo:paragraph-rsid="0ecdd9b0"/>
    </style:style>
    <style:style style:name="P1458" style:family="paragraph" style:parent-style-name="Standard" style:list-style-name="L58">
      <style:paragraph-properties fo:text-align="justify" style:justify-single-word="false" style:writing-mode="rl-tb"/>
      <style:text-properties officeooo:rsid="0ed15aef" officeooo:paragraph-rsid="0ed15aef"/>
    </style:style>
    <style:style style:name="P1459" style:family="paragraph" style:parent-style-name="Standard" style:list-style-name="L58">
      <style:paragraph-properties fo:text-align="justify" style:justify-single-word="false" style:writing-mode="rl-tb"/>
      <style:text-properties officeooo:rsid="0f0c1a8a" officeooo:paragraph-rsid="0f0c1a8a"/>
    </style:style>
    <style:style style:name="P1460" style:family="paragraph" style:parent-style-name="Standard" style:list-style-name="L59">
      <style:paragraph-properties fo:text-align="justify" style:justify-single-word="false" style:writing-mode="rl-tb"/>
      <style:text-properties officeooo:rsid="0f2498d0" officeooo:paragraph-rsid="0f2498d0"/>
    </style:style>
    <style:style style:name="P1461" style:family="paragraph" style:parent-style-name="Standard" style:list-style-name="L59">
      <style:paragraph-properties fo:text-align="justify" style:justify-single-word="false" style:writing-mode="rl-tb"/>
      <style:text-properties officeooo:rsid="0f25c52d" officeooo:paragraph-rsid="0f25c52d"/>
    </style:style>
    <style:style style:name="P1462" style:family="paragraph" style:parent-style-name="Standard" style:list-style-name="L59">
      <style:paragraph-properties fo:text-align="justify" style:justify-single-word="false" style:writing-mode="rl-tb"/>
      <style:text-properties officeooo:rsid="0f46dd73" officeooo:paragraph-rsid="0f46dd73"/>
    </style:style>
    <style:style style:name="P1463" style:family="paragraph" style:parent-style-name="Standard" style:list-style-name="L60">
      <style:paragraph-properties fo:text-align="justify" style:justify-single-word="false" style:writing-mode="rl-tb"/>
      <style:text-properties officeooo:rsid="0f46dd73" officeooo:paragraph-rsid="0f4b2455"/>
    </style:style>
    <style:style style:name="P1464" style:family="paragraph" style:parent-style-name="Standard" style:list-style-name="L59">
      <style:paragraph-properties fo:text-align="justify" style:justify-single-word="false" style:writing-mode="rl-tb"/>
      <style:text-properties officeooo:rsid="0f2650f8" officeooo:paragraph-rsid="0f2650f8"/>
    </style:style>
    <style:style style:name="P1465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1466" style:family="paragraph" style:parent-style-name="Standard" style:list-style-name="L59">
      <style:paragraph-properties fo:text-align="justify" style:justify-single-word="false" style:writing-mode="rl-tb"/>
      <style:text-properties officeooo:rsid="0f2a7089" officeooo:paragraph-rsid="0f2a7089"/>
    </style:style>
    <style:style style:name="P1467" style:family="paragraph" style:parent-style-name="Standard" style:list-style-name="L60">
      <style:paragraph-properties fo:text-align="justify" style:justify-single-word="false" style:writing-mode="rl-tb"/>
      <style:text-properties officeooo:rsid="0f36e012" officeooo:paragraph-rsid="0f36e012"/>
    </style:style>
    <style:style style:name="P1468" style:family="paragraph" style:parent-style-name="Standard" style:list-style-name="L60">
      <style:paragraph-properties fo:text-align="justify" style:justify-single-word="false" style:writing-mode="rl-tb"/>
      <style:text-properties officeooo:rsid="0f38c1ef" officeooo:paragraph-rsid="0f38c1ef"/>
    </style:style>
    <style:style style:name="P1469" style:family="paragraph" style:parent-style-name="Standard" style:list-style-name="L60">
      <style:paragraph-properties fo:text-align="justify" style:justify-single-word="false" style:writing-mode="rl-tb"/>
      <style:text-properties officeooo:rsid="0f3d6d2d" officeooo:paragraph-rsid="0f3d6d2d"/>
    </style:style>
    <style:style style:name="P1470" style:family="paragraph" style:parent-style-name="Standard" style:list-style-name="L60">
      <style:paragraph-properties fo:text-align="justify" style:justify-single-word="false" style:writing-mode="rl-tb"/>
      <style:text-properties officeooo:rsid="0f5679ee" officeooo:paragraph-rsid="0f5679ee"/>
    </style:style>
    <style:style style:name="P1471" style:family="paragraph" style:parent-style-name="Standard" style:list-style-name="L60">
      <style:paragraph-properties fo:text-align="justify" style:justify-single-word="false" style:writing-mode="rl-tb"/>
      <style:text-properties officeooo:rsid="0f44e14f" officeooo:paragraph-rsid="0f44e14f"/>
    </style:style>
    <style:style style:name="P1472" style:family="paragraph" style:parent-style-name="Standard" style:list-style-name="L60">
      <style:paragraph-properties fo:text-align="justify" style:justify-single-word="false" style:writing-mode="rl-tb"/>
      <style:text-properties officeooo:rsid="0f515a3d" officeooo:paragraph-rsid="0f515a3d"/>
    </style:style>
    <style:style style:name="P1473" style:family="paragraph" style:parent-style-name="Standard" style:list-style-name="L60">
      <style:paragraph-properties fo:text-align="justify" style:justify-single-word="false" style:writing-mode="rl-tb"/>
      <style:text-properties officeooo:rsid="0f515a3d" officeooo:paragraph-rsid="0f5679ee"/>
    </style:style>
    <style:style style:name="P147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1475" style:family="paragraph" style:parent-style-name="Standard" style:list-style-name="L60">
      <style:paragraph-properties fo:text-align="justify" style:justify-single-word="false" style:writing-mode="rl-tb"/>
      <style:text-properties officeooo:rsid="0f5c1e5b" officeooo:paragraph-rsid="0f5c1e5b"/>
    </style:style>
    <style:style style:name="P1476" style:family="paragraph" style:parent-style-name="Standard" style:list-style-name="L61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477" style:family="paragraph" style:parent-style-name="Standard" style:list-style-name="L61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47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479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48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481" style:family="paragraph" style:parent-style-name="Standard" style:list-style-name="L61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482" style:family="paragraph" style:parent-style-name="Standard" style:list-style-name="L61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483" style:family="paragraph" style:parent-style-name="Standard" style:list-style-name="L60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484" style:family="paragraph" style:parent-style-name="Standard" style:list-style-name="L60">
      <style:paragraph-properties fo:text-align="justify" style:justify-single-word="false" style:writing-mode="rl-tb"/>
      <style:text-properties officeooo:rsid="0f68e631" officeooo:paragraph-rsid="0f68e631"/>
    </style:style>
    <style:style style:name="P1485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d04b6"/>
    </style:style>
    <style:style style:name="P1486" style:family="paragraph" style:parent-style-name="Standard" style:list-style-name="L59">
      <style:paragraph-properties fo:text-align="justify" style:justify-single-word="false" style:writing-mode="rl-tb"/>
      <style:text-properties officeooo:paragraph-rsid="0f6ad2fc"/>
    </style:style>
    <style:style style:name="P14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4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4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4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9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4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4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49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49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49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49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49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49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50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501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502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503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504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505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506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507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508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509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510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511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512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513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514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515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709bd9"/>
    </style:style>
    <style:style style:name="P1516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517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518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519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520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521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522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523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524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525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526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527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528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529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530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531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532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533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534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535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536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537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538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539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540" style:family="paragraph" style:parent-style-name="Standard" style:list-style-name="L54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541" style:family="paragraph" style:parent-style-name="Standard" style:list-style-name="L56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542" style:family="paragraph" style:parent-style-name="Standard" style:list-style-name="L57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543" style:family="paragraph" style:parent-style-name="Standard" style:list-style-name="L58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544" style:family="paragraph" style:parent-style-name="Standard" style:list-style-name="L59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545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546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54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548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54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155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55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55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55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55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55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55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55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55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55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56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56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56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56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56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56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56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56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56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56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57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8ff67"/>
    </style:style>
    <style:style style:name="T792" style:family="text">
      <style:text-properties officeooo:rsid="0cfa19bb"/>
    </style:style>
    <style:style style:name="T793" style:family="text">
      <style:text-properties officeooo:rsid="0cfaa666"/>
    </style:style>
    <style:style style:name="T794" style:family="text">
      <style:text-properties officeooo:rsid="0cfc6af2"/>
    </style:style>
    <style:style style:name="T795" style:family="text">
      <style:text-properties officeooo:rsid="0cfefe9b"/>
    </style:style>
    <style:style style:name="T796" style:family="text">
      <style:text-properties officeooo:rsid="0cffbbe3"/>
    </style:style>
    <style:style style:name="T797" style:family="text">
      <style:text-properties officeooo:rsid="0cfffc37"/>
    </style:style>
    <style:style style:name="T798" style:family="text">
      <style:text-properties officeooo:rsid="0d035da2"/>
    </style:style>
    <style:style style:name="T799" style:family="text">
      <style:text-properties officeooo:rsid="0d057157"/>
    </style:style>
    <style:style style:name="T800" style:family="text">
      <style:text-properties officeooo:rsid="0d074306"/>
    </style:style>
    <style:style style:name="T801" style:family="text">
      <style:text-properties officeooo:rsid="0d106ac7"/>
    </style:style>
    <style:style style:name="T802" style:family="text">
      <style:text-properties officeooo:rsid="0d126df8"/>
    </style:style>
    <style:style style:name="T803" style:family="text">
      <style:text-properties officeooo:rsid="0d1a385d"/>
    </style:style>
    <style:style style:name="T804" style:family="text">
      <style:text-properties officeooo:rsid="0d25f063"/>
    </style:style>
    <style:style style:name="T805" style:family="text">
      <style:text-properties officeooo:rsid="0d27476d"/>
    </style:style>
    <style:style style:name="T806" style:family="text">
      <style:text-properties officeooo:rsid="0d276148"/>
    </style:style>
    <style:style style:name="T807" style:family="text">
      <style:text-properties officeooo:rsid="0d343a4b"/>
    </style:style>
    <style:style style:name="T808" style:family="text">
      <style:text-properties officeooo:rsid="0d351d4c"/>
    </style:style>
    <style:style style:name="T809" style:family="text">
      <style:text-properties officeooo:rsid="0d39c8f4"/>
    </style:style>
    <style:style style:name="T810" style:family="text">
      <style:text-properties officeooo:rsid="0d40271c"/>
    </style:style>
    <style:style style:name="T811" style:family="text">
      <style:text-properties officeooo:rsid="0d4129c2"/>
    </style:style>
    <style:style style:name="T812" style:family="text">
      <style:text-properties officeooo:rsid="0d41dfbe"/>
    </style:style>
    <style:style style:name="T813" style:family="text">
      <style:text-properties officeooo:rsid="0d491f3b"/>
    </style:style>
    <style:style style:name="T814" style:family="text">
      <style:text-properties officeooo:rsid="0d4adc96"/>
    </style:style>
    <style:style style:name="T815" style:family="text">
      <style:text-properties officeooo:rsid="0d4b314b"/>
    </style:style>
    <style:style style:name="T816" style:family="text">
      <style:text-properties officeooo:rsid="0d4c4962"/>
    </style:style>
    <style:style style:name="T817" style:family="text">
      <style:text-properties officeooo:rsid="0d5147fb"/>
    </style:style>
    <style:style style:name="T818" style:family="text">
      <style:text-properties officeooo:rsid="0d56dd8a"/>
    </style:style>
    <style:style style:name="T819" style:family="text">
      <style:text-properties officeooo:rsid="0d586cff"/>
    </style:style>
    <style:style style:name="T820" style:family="text">
      <style:text-properties officeooo:rsid="0d5a1e79"/>
    </style:style>
    <style:style style:name="T821" style:family="text">
      <style:text-properties officeooo:rsid="0d5be780"/>
    </style:style>
    <style:style style:name="T822" style:family="text">
      <style:text-properties officeooo:rsid="0d6359c0"/>
    </style:style>
    <style:style style:name="T823" style:family="text">
      <style:text-properties officeooo:rsid="0d6fb572"/>
    </style:style>
    <style:style style:name="T824" style:family="text">
      <style:text-properties officeooo:rsid="0d76057c"/>
    </style:style>
    <style:style style:name="T825" style:family="text">
      <style:text-properties officeooo:rsid="0d769575"/>
    </style:style>
    <style:style style:name="T826" style:family="text">
      <style:text-properties officeooo:rsid="0d782aff"/>
    </style:style>
    <style:style style:name="T827" style:family="text">
      <style:text-properties officeooo:rsid="0d82a7fb"/>
    </style:style>
    <style:style style:name="T828" style:family="text">
      <style:text-properties officeooo:rsid="0d83cd49"/>
    </style:style>
    <style:style style:name="T829" style:family="text">
      <style:text-properties officeooo:rsid="0d8dae8e"/>
    </style:style>
    <style:style style:name="T830" style:family="text">
      <style:text-properties officeooo:rsid="0d9f0955"/>
    </style:style>
    <style:style style:name="T831" style:family="text">
      <style:text-properties officeooo:rsid="0da1efbc"/>
    </style:style>
    <style:style style:name="T832" style:family="text">
      <style:text-properties officeooo:rsid="0da5d97d"/>
    </style:style>
    <style:style style:name="T833" style:family="text">
      <style:text-properties officeooo:rsid="0da8b0f4"/>
    </style:style>
    <style:style style:name="T834" style:family="text">
      <style:text-properties officeooo:rsid="0dab652d"/>
    </style:style>
    <style:style style:name="T835" style:family="text">
      <style:text-properties officeooo:rsid="0dac4633"/>
    </style:style>
    <style:style style:name="T836" style:family="text">
      <style:text-properties officeooo:rsid="0dae4197"/>
    </style:style>
    <style:style style:name="T837" style:family="text">
      <style:text-properties officeooo:rsid="0dafb1f6"/>
    </style:style>
    <style:style style:name="T838" style:family="text">
      <style:text-properties officeooo:rsid="0dbebf77"/>
    </style:style>
    <style:style style:name="T839" style:family="text">
      <style:text-properties officeooo:rsid="0dc070f0"/>
    </style:style>
    <style:style style:name="T840" style:family="text">
      <style:text-properties officeooo:rsid="0dc08207"/>
    </style:style>
    <style:style style:name="T841" style:family="text">
      <style:text-properties officeooo:rsid="0dc280f3"/>
    </style:style>
    <style:style style:name="T842" style:family="text">
      <style:text-properties officeooo:rsid="0dc370a7"/>
    </style:style>
    <style:style style:name="T843" style:family="text">
      <style:text-properties officeooo:rsid="0dc47dac"/>
    </style:style>
    <style:style style:name="T844" style:family="text">
      <style:text-properties officeooo:rsid="0dc6ab9e"/>
    </style:style>
    <style:style style:name="T845" style:family="text">
      <style:text-properties officeooo:rsid="0dd06b83"/>
    </style:style>
    <style:style style:name="T846" style:family="text">
      <style:text-properties officeooo:rsid="0dd31a1c"/>
    </style:style>
    <style:style style:name="T847" style:family="text">
      <style:text-properties officeooo:rsid="0dd3a953"/>
    </style:style>
    <style:style style:name="T848" style:family="text">
      <style:text-properties officeooo:rsid="0dd47068"/>
    </style:style>
    <style:style style:name="T849" style:family="text">
      <style:text-properties officeooo:rsid="0dd4e5dc"/>
    </style:style>
    <style:style style:name="T850" style:family="text">
      <style:text-properties officeooo:rsid="0dd58455"/>
    </style:style>
    <style:style style:name="T851" style:family="text">
      <style:text-properties officeooo:rsid="0dd72d65"/>
    </style:style>
    <style:style style:name="T852" style:family="text">
      <style:text-properties officeooo:rsid="0dd7a355"/>
    </style:style>
    <style:style style:name="T853" style:family="text">
      <style:text-properties officeooo:rsid="0dd9da22"/>
    </style:style>
    <style:style style:name="T854" style:family="text">
      <style:text-properties officeooo:rsid="0df4d152"/>
    </style:style>
    <style:style style:name="T855" style:family="text">
      <style:text-properties officeooo:rsid="0df7cf70"/>
    </style:style>
    <style:style style:name="T856" style:family="text">
      <style:text-properties officeooo:rsid="0dfe4ce7"/>
    </style:style>
    <style:style style:name="T857" style:family="text">
      <style:text-properties officeooo:rsid="0e080e91"/>
    </style:style>
    <style:style style:name="T858" style:family="text">
      <style:text-properties officeooo:rsid="0e08a01d"/>
    </style:style>
    <style:style style:name="T859" style:family="text">
      <style:text-properties officeooo:rsid="0e0b9377"/>
    </style:style>
    <style:style style:name="T860" style:family="text">
      <style:text-properties officeooo:rsid="0e0f5de9"/>
    </style:style>
    <style:style style:name="T861" style:family="text">
      <style:text-properties officeooo:rsid="0e0fadab"/>
    </style:style>
    <style:style style:name="T862" style:family="text">
      <style:text-properties officeooo:rsid="0e119dc5"/>
    </style:style>
    <style:style style:name="T863" style:family="text">
      <style:text-properties officeooo:rsid="0e13489e"/>
    </style:style>
    <style:style style:name="T864" style:family="text">
      <style:text-properties officeooo:rsid="0e14f355"/>
    </style:style>
    <style:style style:name="T865" style:family="text">
      <style:text-properties officeooo:rsid="0e16cdfb"/>
    </style:style>
    <style:style style:name="T866" style:family="text">
      <style:text-properties officeooo:rsid="0e1da33d"/>
    </style:style>
    <style:style style:name="T867" style:family="text">
      <style:text-properties officeooo:rsid="0e1fc182"/>
    </style:style>
    <style:style style:name="T868" style:family="text">
      <style:text-properties officeooo:rsid="0e29737e"/>
    </style:style>
    <style:style style:name="T869" style:family="text">
      <style:text-properties officeooo:rsid="0e300352"/>
    </style:style>
    <style:style style:name="T870" style:family="text">
      <style:text-properties officeooo:rsid="0e3167fa"/>
    </style:style>
    <style:style style:name="T871" style:family="text">
      <style:text-properties officeooo:rsid="0e3aa847"/>
    </style:style>
    <style:style style:name="T872" style:family="text">
      <style:text-properties officeooo:rsid="0e3ddb76"/>
    </style:style>
    <style:style style:name="T873" style:family="text">
      <style:text-properties officeooo:rsid="0e499ebe"/>
    </style:style>
    <style:style style:name="T874" style:family="text">
      <style:text-properties officeooo:rsid="0df8dc18"/>
    </style:style>
    <style:style style:name="T875" style:family="text">
      <style:text-properties officeooo:rsid="0e4f7803"/>
    </style:style>
    <style:style style:name="T876" style:family="text">
      <style:text-properties officeooo:rsid="0e514ce2"/>
    </style:style>
    <style:style style:name="T877" style:family="text">
      <style:text-properties officeooo:rsid="0e522f71"/>
    </style:style>
    <style:style style:name="T878" style:family="text">
      <style:text-properties officeooo:rsid="0e57e0cd"/>
    </style:style>
    <style:style style:name="T879" style:family="text">
      <style:text-properties officeooo:rsid="0e58ae5b"/>
    </style:style>
    <style:style style:name="T880" style:family="text">
      <style:text-properties officeooo:rsid="0e48a816"/>
    </style:style>
    <style:style style:name="T881" style:family="text">
      <style:text-properties officeooo:rsid="0e5bd547"/>
    </style:style>
    <style:style style:name="T882" style:family="text">
      <style:text-properties officeooo:rsid="0e5cdfea"/>
    </style:style>
    <style:style style:name="T883" style:family="text">
      <style:text-properties officeooo:rsid="0e5dedfe"/>
    </style:style>
    <style:style style:name="T884" style:family="text">
      <style:text-properties officeooo:rsid="0e614961"/>
    </style:style>
    <style:style style:name="T885" style:family="text">
      <style:text-properties officeooo:rsid="0e65b047"/>
    </style:style>
    <style:style style:name="T886" style:family="text">
      <style:text-properties officeooo:rsid="0e6bb53f"/>
    </style:style>
    <style:style style:name="T887" style:family="text">
      <style:text-properties officeooo:rsid="0e6c4c02"/>
    </style:style>
    <style:style style:name="T888" style:family="text">
      <style:text-properties officeooo:rsid="0e6e5662"/>
    </style:style>
    <style:style style:name="T889" style:family="text">
      <style:text-properties officeooo:rsid="0e24728b"/>
    </style:style>
    <style:style style:name="T890" style:family="text">
      <style:text-properties officeooo:rsid="0e709bd9"/>
    </style:style>
    <style:style style:name="T891" style:family="text">
      <style:text-properties officeooo:rsid="0e71c47e"/>
    </style:style>
    <style:style style:name="T892" style:family="text">
      <style:text-properties officeooo:rsid="0e71fc74"/>
    </style:style>
    <style:style style:name="T893" style:family="text">
      <style:text-properties officeooo:rsid="0e73a6b8"/>
    </style:style>
    <style:style style:name="T894" style:family="text">
      <style:text-properties officeooo:rsid="0e8007ed"/>
    </style:style>
    <style:style style:name="T895" style:family="text">
      <style:text-properties officeooo:rsid="0e81df12"/>
    </style:style>
    <style:style style:name="T896" style:family="text">
      <style:text-properties officeooo:rsid="0e81fa33"/>
    </style:style>
    <style:style style:name="T897" style:family="text">
      <style:text-properties officeooo:rsid="0e8c9ebb"/>
    </style:style>
    <style:style style:name="T898" style:family="text">
      <style:text-properties officeooo:rsid="0e8caeef"/>
    </style:style>
    <style:style style:name="T899" style:family="text">
      <style:text-properties officeooo:rsid="0e8cb19b"/>
    </style:style>
    <style:style style:name="T900" style:family="text">
      <style:text-properties officeooo:rsid="0e8d9cc2"/>
    </style:style>
    <style:style style:name="T901" style:family="text">
      <style:text-properties officeooo:rsid="0e8f3027"/>
    </style:style>
    <style:style style:name="T902" style:family="text">
      <style:text-properties officeooo:rsid="0e9020d4"/>
    </style:style>
    <style:style style:name="T903" style:family="text">
      <style:text-properties officeooo:rsid="0e90cdd6"/>
    </style:style>
    <style:style style:name="T904" style:family="text">
      <style:text-properties officeooo:rsid="0e9237e2"/>
    </style:style>
    <style:style style:name="T905" style:family="text">
      <style:text-properties officeooo:rsid="0e9429eb"/>
    </style:style>
    <style:style style:name="T906" style:family="text">
      <style:text-properties officeooo:rsid="0e946c17"/>
    </style:style>
    <style:style style:name="T907" style:family="text">
      <style:text-properties officeooo:rsid="0e986829"/>
    </style:style>
    <style:style style:name="T908" style:family="text">
      <style:text-properties officeooo:rsid="0e989e4f"/>
    </style:style>
    <style:style style:name="T909" style:family="text">
      <style:text-properties officeooo:rsid="0e98e137"/>
    </style:style>
    <style:style style:name="T910" style:family="text">
      <style:text-properties officeooo:rsid="0e990ad0"/>
    </style:style>
    <style:style style:name="T911" style:family="text">
      <style:text-properties officeooo:rsid="0ea937d6"/>
    </style:style>
    <style:style style:name="T912" style:family="text">
      <style:text-properties officeooo:rsid="0eaac4d2"/>
    </style:style>
    <style:style style:name="T913" style:family="text">
      <style:text-properties officeooo:rsid="0eb47606"/>
    </style:style>
    <style:style style:name="T914" style:family="text">
      <style:text-properties officeooo:rsid="0eb87923"/>
    </style:style>
    <style:style style:name="T915" style:family="text">
      <style:text-properties officeooo:rsid="0ebe679b"/>
    </style:style>
    <style:style style:name="T916" style:family="text">
      <style:text-properties officeooo:rsid="0ec105d6"/>
    </style:style>
    <style:style style:name="T917" style:family="text">
      <style:text-properties officeooo:rsid="0ec2a568"/>
    </style:style>
    <style:style style:name="T918" style:family="text">
      <style:text-properties officeooo:rsid="0ec514ed"/>
    </style:style>
    <style:style style:name="T919" style:family="text">
      <style:text-properties officeooo:rsid="0ed456ce"/>
    </style:style>
    <style:style style:name="T920" style:family="text">
      <style:text-properties officeooo:rsid="0ed9634b"/>
    </style:style>
    <style:style style:name="T921" style:family="text">
      <style:text-properties officeooo:rsid="0de2c30d"/>
    </style:style>
    <style:style style:name="T922" style:family="text">
      <style:text-properties officeooo:rsid="0edad4df"/>
    </style:style>
    <style:style style:name="T923" style:family="text">
      <style:text-properties officeooo:rsid="0df97d9e"/>
    </style:style>
    <style:style style:name="T924" style:family="text">
      <style:text-properties officeooo:rsid="0df99b39"/>
    </style:style>
    <style:style style:name="T925" style:family="text">
      <style:text-properties officeooo:rsid="0ee691e5"/>
    </style:style>
    <style:style style:name="T926" style:family="text">
      <style:text-properties officeooo:rsid="0ee7bb07"/>
    </style:style>
    <style:style style:name="T927" style:family="text">
      <style:text-properties officeooo:rsid="0ee7f471"/>
    </style:style>
    <style:style style:name="T928" style:family="text">
      <style:text-properties officeooo:rsid="0ee906c8"/>
    </style:style>
    <style:style style:name="T929" style:family="text">
      <style:text-properties officeooo:rsid="0eeb5cbb"/>
    </style:style>
    <style:style style:name="T930" style:family="text">
      <style:text-properties officeooo:rsid="0eeff003"/>
    </style:style>
    <style:style style:name="T931" style:family="text">
      <style:text-properties officeooo:rsid="0ef176cb"/>
    </style:style>
    <style:style style:name="T932" style:family="text">
      <style:text-properties officeooo:rsid="0ef566a4"/>
    </style:style>
    <style:style style:name="T933" style:family="text">
      <style:text-properties officeooo:rsid="0cee6437"/>
    </style:style>
    <style:style style:name="T934" style:family="text">
      <style:text-properties officeooo:rsid="0f02e169"/>
    </style:style>
    <style:style style:name="T935" style:family="text">
      <style:text-properties officeooo:rsid="0f04273c"/>
    </style:style>
    <style:style style:name="T936" style:family="text">
      <style:text-properties officeooo:rsid="0f056f63"/>
    </style:style>
    <style:style style:name="T937" style:family="text">
      <style:text-properties officeooo:rsid="0f06e40c"/>
    </style:style>
    <style:style style:name="T938" style:family="text">
      <style:text-properties officeooo:rsid="0f089dad"/>
    </style:style>
    <style:style style:name="T939" style:family="text">
      <style:text-properties officeooo:rsid="0f09f928"/>
    </style:style>
    <style:style style:name="T940" style:family="text">
      <style:text-properties officeooo:rsid="0f0a9e40"/>
    </style:style>
    <style:style style:name="T941" style:family="text">
      <style:text-properties officeooo:rsid="0f0da7fe"/>
    </style:style>
    <style:style style:name="T942" style:family="text">
      <style:text-properties officeooo:rsid="0f3ab17b"/>
    </style:style>
    <style:style style:name="T943" style:family="text">
      <style:text-properties officeooo:rsid="0f47c135"/>
    </style:style>
    <style:style style:name="T944" style:family="text">
      <style:text-properties officeooo:rsid="0f47dd00"/>
    </style:style>
    <style:style style:name="T945" style:family="text">
      <style:text-properties officeooo:rsid="0f49b54f"/>
    </style:style>
    <style:style style:name="T946" style:family="text">
      <style:text-properties officeooo:rsid="0f2650f8"/>
    </style:style>
    <style:style style:name="T947" style:family="text">
      <style:text-properties officeooo:rsid="0f4e596e"/>
    </style:style>
    <style:style style:name="T948" style:family="text">
      <style:text-properties officeooo:rsid="0f4f7908"/>
    </style:style>
    <style:style style:name="T949" style:family="text">
      <style:text-properties officeooo:rsid="0f4fe90d"/>
    </style:style>
    <style:style style:name="T950" style:family="text">
      <style:text-properties officeooo:rsid="0f52ebe3"/>
    </style:style>
    <style:style style:name="T951" style:family="text">
      <style:text-properties officeooo:rsid="0f53b604"/>
    </style:style>
    <style:style style:name="T952" style:family="text">
      <style:text-properties officeooo:rsid="0f5679ee"/>
    </style:style>
    <style:style style:name="T953" style:family="text">
      <style:text-properties officeooo:rsid="0f56ba1a"/>
    </style:style>
    <style:style style:name="T954" style:family="text">
      <style:text-properties officeooo:rsid="0f59a0e8"/>
    </style:style>
    <style:style style:name="T955" style:family="text">
      <style:text-properties officeooo:rsid="0f5a510c"/>
    </style:style>
    <style:style style:name="T956" style:family="text">
      <style:text-properties officeooo:rsid="0f68e631"/>
    </style:style>
    <style:style style:name="T957" style:family="text">
      <style:text-properties officeooo:rsid="0f6cb069"/>
    </style:style>
    <style:style style:name="T958" style:family="text">
      <style:text-properties officeooo:rsid="0f70508f"/>
    </style:style>
    <style:style style:name="T959" style:family="text">
      <style:text-properties officeooo:rsid="0f71e6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97" text:outline-level="1"><text:span text:style-name="T2">Data</text:span><text:span text:style-name="T3">b</text:span><text:span text:style-name="T2">ase Design Documentation</text:span><text:span text:style-name="T1"> </text:span></text:h>
      <text:p text:style-name="P310"/>
      <text:p text:style-name="P309"/>
      <text:h text:style-name="P999" text:outline-level="2">Global Attributes</text:h>
      <text:p text:style-name="P308"/>
      <text:list xml:id="list4273833740" text:style-name="L1">
        <text:list-item>
          <text:p text:style-name="P1551"><text:span text:style-name="T4">Id <text:s/>: <text:s/></text:span><text:span text:style-name="T5">این فیلد یک unique id برای هر row میباشد </text:span></text:p>
          <text:list>
            <text:list-item>
              <text:p text:style-name="P1555">نوع : big int </text:p>
            </text:list-item>
            <text:list-item>
              <text:p text:style-name="P155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34"/>
      <text:p text:style-name="P234"/>
      <text:list xml:id="list164219823963018" text:continue-numbering="true" text:style-name="L1">
        <text:list-item>
          <text:p text:style-name="P1557">email : این فیلد برای ذخیره سازی ایمیل میباشد </text:p>
          <text:list>
            <text:list-item>
              <text:p text:style-name="P1557">نوع : <text:span text:style-name="T9">varchar(64)</text:span></text:p>
            </text:list-item>
            <text:list-item>
              <text:p text:style-name="P1558">ویژگی ها :‌ <text:span text:style-name="T10">index</text:span></text:p>
            </text:list-item>
          </text:list>
        </text:list-item>
      </text:list>
      <text:p text:style-name="P234"/>
      <text:list xml:id="list164221181741190" text:continue-numbering="true" text:style-name="L1">
        <text:list-item>
          <text:p text:style-name="P1559">created_at : این فیلد برای ذخیره تاریخ ایجاد یک سطر در جداول استفاده میشود !!!!</text:p>
          <text:list>
            <text:list-item>
              <text:p text:style-name="P1560">نوع :‌ <text:span text:style-name="T12">timestamp </text:span></text:p>
            </text:list-item>
            <text:list-item>
              <text:p text:style-name="P1562">ویژگی ها : <text:span text:style-name="T15">nullable</text:span></text:p>
            </text:list-item>
          </text:list>
        </text:list-item>
      </text:list>
      <text:p text:style-name="P236"/>
      <text:p text:style-name="P235"/>
      <text:list xml:id="list164220438975763" text:continue-numbering="true" text:style-name="L1">
        <text:list-item>
          <text:p text:style-name="P155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561">نوع :‌ <text:span text:style-name="T12">timestamp </text:span></text:p>
            </text:list-item>
            <text:list-item>
              <text:p text:style-name="P1563">ویژگی ها : <text:span text:style-name="T15">nullable</text:span></text:p>
            </text:list-item>
          </text:list>
        </text:list-item>
      </text:list>
      <text:p text:style-name="P237"/>
      <text:p text:style-name="P237"/>
      <text:p text:style-name="P237"/>
      <text:list xml:id="list164220397659881" text:continue-numbering="true" text:style-name="L1">
        <text:list-item>
          <text:p text:style-name="P1564"><text:soft-page-break/>name : این فیلد برای ذخیره نام کاربران در جدول های است !!!!</text:p>
          <text:list>
            <text:list-item>
              <text:p text:style-name="P155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565">ویژگی : <text:span text:style-name="T20">not nullable , index</text:span></text:p>
            </text:list-item>
          </text:list>
        </text:list-item>
        <text:list-item>
          <text:p text:style-name="P1566">type : این فیلد برای نوع یک item در جدول ساخته میشود !!!</text:p>
          <text:list>
            <text:list-item>
              <text:p text:style-name="P1554"><text:span text:style-name="T511">نوع :‌</text:span><text:span text:style-name="T510">boolean</text:span></text:p>
            </text:list-item>
            <text:list-item>
              <text:p text:style-name="P1567">ویژگی : not null , defualt …. , <text:span text:style-name="T522">unsigned</text:span></text:p>
            </text:list-item>
          </text:list>
        </text:list-item>
        <text:list-item>
          <text:p text:style-name="P1568">status : </text:p>
          <text:list>
            <text:list-item>
              <text:p text:style-name="P1568">نوع : <text:span text:style-name="T523">bit(1)</text:span></text:p>
            </text:list-item>
            <text:list-item>
              <text:p text:style-name="P1568">ویژگی: </text:p>
            </text:list-item>
          </text:list>
        </text:list-item>
      </text:list>
      <text:p text:style-name="P232"/>
      <text:list xml:id="list2239524258" text:style-name="L2">
        <text:list-item>
          <text:p text:style-name="P1569">sort:</text:p>
          <text:list>
            <text:list-item>
              <text:p text:style-name="P1569">نوع :‌tiny int </text:p>
            </text:list-item>
            <text:list-item>
              <text:p text:style-name="P1570">ویژگی :‌unsigned ,<text:span text:style-name="T537">nullable</text:span></text:p>
            </text:list-item>
          </text:list>
        </text:list-item>
      </text:list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48"/>
      <text:h text:style-name="P998" text:outline-level="1"><text:soft-page-break/>Tables</text:h>
      <text:p text:style-name="P233"/>
      <text:list xml:id="list2123531470" text:style-name="L3">
        <text:list-item>
          <text:p text:style-name="P1000">Users : <text:span text:style-name="T16">این جدول برای ذخیره کاربر های موجود در سیستم است !!!!</text:span></text:p>
          <text:list>
            <text:list-item>
              <text:p text:style-name="P100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32028017920">
          <table:table-cell table:style-name="Table1.A1" office:value-type="string">
            <text:p text:style-name="P296">Name</text:p>
          </table:table-cell>
          <table:table-cell table:style-name="Table1.A1" office:value-type="string">
            <text:p text:style-name="P296">DataType</text:p>
          </table:table-cell>
          <table:table-cell table:style-name="Table1.A1" office:value-type="string">
            <text:p text:style-name="P296">Attributes</text:p>
          </table:table-cell>
          <table:table-cell table:style-name="Table1.D1" office:value-type="string">
            <text:p text:style-name="P296">Comment</text:p>
          </table:table-cell>
        </table:table-row>
        <table:table-row table:style-name="TableLine94632028085376">
          <table:table-cell table:style-name="Table1.A2" office:value-type="string">
            <text:p text:style-name="P296">Id</text:p>
          </table:table-cell>
          <table:table-cell table:style-name="Table1.A2" office:value-type="string">
            <text:p text:style-name="P296">Big integer </text:p>
          </table:table-cell>
          <table:table-cell table:style-name="Table1.A2" office:value-type="string">
            <text:p text:style-name="P307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12"/>
          </table:table-cell>
        </table:table-row>
        <table:table-row table:style-name="TableLine94632028087488">
          <table:table-cell table:style-name="Table1.A2" office:value-type="string">
            <text:p text:style-name="P300">name</text:p>
          </table:table-cell>
          <table:table-cell table:style-name="Table1.A2" office:value-type="string">
            <text:p text:style-name="P24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42"><text:s/>, not null</text:p>
          </table:table-cell>
          <table:table-cell table:style-name="Table1.D2" office:value-type="string">
            <text:p text:style-name="P312"/>
          </table:table-cell>
        </table:table-row>
        <table:table-row table:style-name="TableLine94632028088400">
          <table:table-cell table:style-name="Table1.A2" office:value-type="string">
            <text:p text:style-name="P301">family</text:p>
          </table:table-cell>
          <table:table-cell table:style-name="Table1.A2" office:value-type="string">
            <text:p text:style-name="P24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43">, not null</text:p>
          </table:table-cell>
          <table:table-cell table:style-name="Table1.D2" office:value-type="string">
            <text:p text:style-name="P312"/>
          </table:table-cell>
        </table:table-row>
        <table:table-row table:style-name="TableLine94632028089360">
          <table:table-cell table:style-name="Table1.A2" office:value-type="string">
            <text:p text:style-name="P297">email</text:p>
          </table:table-cell>
          <table:table-cell table:style-name="Table1.A2" office:value-type="string">
            <text:p text:style-name="P241">varchar(64)</text:p>
          </table:table-cell>
          <table:table-cell table:style-name="Table1.A2" office:value-type="string">
            <text:p text:style-name="P238">Not null <text:s/>, unique </text:p>
          </table:table-cell>
          <table:table-cell table:style-name="Table1.D2" office:value-type="string">
            <text:p text:style-name="P312"/>
          </table:table-cell>
        </table:table-row>
        <table:table-row table:style-name="TableLine94632028090512">
          <table:table-cell table:style-name="Table1.A2" office:value-type="string">
            <text:p text:style-name="P311">phone</text:p>
          </table:table-cell>
          <table:table-cell table:style-name="Table1.A2" office:value-type="string">
            <text:p text:style-name="P312"><text:s/><text:span text:style-name="T21">varchar(13)</text:span></text:p>
          </table:table-cell>
          <table:table-cell table:style-name="Table1.A2" office:value-type="string">
            <text:p text:style-name="P377"><text:s text:c="2"/>not null , unique </text:p>
          </table:table-cell>
          <table:table-cell table:style-name="Table1.D2" office:value-type="string">
            <text:p text:style-name="P312"/>
          </table:table-cell>
        </table:table-row>
        <table:table-row table:style-name="TableLine94632028091536">
          <table:table-cell table:style-name="Table1.A2" office:value-type="string">
            <text:p text:style-name="P299">status</text:p>
          </table:table-cell>
          <table:table-cell table:style-name="Table1.A2" office:value-type="string">
            <text:p text:style-name="P245"><text:span text:style-name="T517">(1)</text:span>bit</text:p>
          </table:table-cell>
          <table:table-cell table:style-name="Table1.A2" office:value-type="string">
            <text:p text:style-name="P240"><text:s/>, Defualt 1 , <text:span text:style-name="T137">not null </text:span></text:p>
          </table:table-cell>
          <table:table-cell table:style-name="Table1.D2" office:value-type="string">
            <text:p text:style-name="P217">این فیلد برای active بودن یا نبودن user طراحی شده !!!!</text:p>
          </table:table-cell>
        </table:table-row>
        <table:table-row table:style-name="TableLine94632028092608">
          <table:table-cell table:style-name="Table1.A2" office:value-type="string">
            <text:p text:style-name="P298">password</text:p>
          </table:table-cell>
          <table:table-cell table:style-name="Table1.A2" office:value-type="string">
            <text:p text:style-name="P239">varchar(60)</text:p>
          </table:table-cell>
          <table:table-cell table:style-name="Table1.A2" office:value-type="string">
            <text:p text:style-name="P244">Not null </text:p>
          </table:table-cell>
          <table:table-cell table:style-name="Table1.D2" office:value-type="string">
            <text:p text:style-name="P312"/>
          </table:table-cell>
        </table:table-row>
      </table:table>
      <text:p text:style-name="P265"/>
      <text:p text:style-name="P2"/>
      <text:p text:style-name="P2"/>
      <text:p text:style-name="P2"/>
      <text:p text:style-name="P2"/>
      <text:p text:style-name="P2"/>
      <text:p text:style-name="P2"/>
      <text:p text:style-name="P58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list xml:id="list1462613159" text:style-name="L4">
        <text:list-item>
          <text:list>
            <text:list-item>
              <text:p text:style-name="P1002"><text:soft-page-break/>ارتباطات : </text:p>
              <text:list>
                <text:list-item>
                  <text:p text:style-name="P1003">جدول dates : </text:p>
                  <text:list>
                    <text:list-item>
                      <text:p text:style-name="P1004">نوع ارتباط : 1بهn </text:p>
                    </text:list-item>
                    <text:list-item>
                      <text:p text:style-name="P1005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041">و هر row در جدول dates متعلق به یک user است !!!</text:p>
                      <text:p text:style-name="P1006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1006"><text:span text:style-name="T524">verify_at , phone_verify</text:span><text:span text:style-name="T44"> birthday_at <text:s/>, </text:span><text:span text:style-name="T525">email_verify,phone_veryfy</text:span></text:p>
                      <text:p text:style-name="P104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list xml:id="list164221370275454" text:continue-numbering="true" text:style-name="L4">
        <text:list-item>
          <text:list>
            <text:list-item>
              <text:list>
                <text:list-item>
                  <text:p text:style-name="P1043">جدول <text:span text:style-name="T45">nick_names : </text:span></text:p>
                  <text:list>
                    <text:list-item>
                      <text:p text:style-name="P1044">نوع ارتباط : 1 به <text:span text:style-name="T46">n</text:span></text:p>
                    </text:list-item>
                    <text:list-item>
                      <text:p text:style-name="P104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64220257136282" text:continue-numbering="true" text:style-name="L4">
        <text:list-item>
          <text:list>
            <text:list-item>
              <text:list>
                <text:list-item>
                  <text:p text:style-name="P1046">جدول files : </text:p>
                  <text:list>
                    <text:list-item>
                      <text:p text:style-name="P1046">نوع ارتباط : <text:span text:style-name="T73">1 به </text:span><text:span text:style-name="T74">n</text:span></text:p>
                    </text:list-item>
                    <text:list-item>
                      <text:p text:style-name="P1047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1047"/>
                      <text:p text:style-name="P1048"><text:s/></text:p>
                    </text:list-item>
                  </text:list>
                </text:list-item>
                <text:list-item>
                  <text:p text:style-name="P1049">جدول active_nick_names : </text:p>
                  <text:list>
                    <text:list-item>
                      <text:p text:style-name="P1049">نوع ارتباط : <text:span text:style-name="T76">1 به 1</text:span></text:p>
                    </text:list-item>
                    <text:list-item>
                      <text:p text:style-name="P105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4219363643588" text:continue-numbering="true" text:style-name="L4">
        <text:list-item>
          <text:list>
            <text:list-item>
              <text:list>
                <text:list-item>
                  <text:p text:style-name="P1051">جدول <text:span text:style-name="T152">languages : </text:span></text:p>
                  <text:list>
                    <text:list-item>
                      <text:p text:style-name="P1052">نوع ارتباط :‌<text:span text:style-name="T150">1 به n</text:span></text:p>
                    </text:list-item>
                    <text:list-item>
                      <text:p text:style-name="P105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64219299980294" text:continue-numbering="true" text:style-name="L4">
        <text:list-item>
          <text:list>
            <text:list-item>
              <text:list>
                <text:list-item>
                  <text:p text:style-name="P1007"><text:span text:style-name="T185">app_setting</text:span><text:span text:style-name="T180"> : </text:span></text:p>
                  <text:list>
                    <text:list-item>
                      <text:p text:style-name="P1055">نوع :‌ <text:span text:style-name="T181">1 به n </text:span></text:p>
                      <text:p text:style-name="P1008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4220276854665" text:continue-numbering="true" text:style-name="L4">
        <text:list-item>
          <text:list>
            <text:list-item>
              <text:list>
                <text:list-item>
                  <text:p text:style-name="P1008"><text:span text:style-name="T311">user_bio_translations</text:span><text:span text:style-name="T300"> <text:s/>:</text:span></text:p>
                  <text:list>
                    <text:list-item>
                      <text:p text:style-name="P1057">نوع : <text:span text:style-name="T302">1 به n </text:span></text:p>
                    </text:list-item>
                    <text:list-item>
                      <text:p text:style-name="P1059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1"/>
      <text:list xml:id="list164220717207658" text:continue-numbering="true" text:style-name="L4">
        <text:list-item>
          <text:p text:style-name="P1061">dates : <text:span text:style-name="T27">این جدول برای ذخیره تاریخ ها بین چندین جدول share میشود </text:span></text:p>
          <text:list>
            <text:list-item>
              <text:p text:style-name="P106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32028230944">
          <table:table-cell table:style-name="Table2.A1" office:value-type="string">
            <text:p text:style-name="P348">Name</text:p>
          </table:table-cell>
          <table:table-cell table:style-name="Table2.A1" office:value-type="string">
            <text:p text:style-name="P348">Data Type</text:p>
          </table:table-cell>
          <table:table-cell table:style-name="Table2.A1" office:value-type="string">
            <text:p text:style-name="P348">Attributes</text:p>
          </table:table-cell>
          <table:table-cell table:style-name="Table2.D1" office:value-type="string">
            <text:p text:style-name="P348">Comment</text:p>
          </table:table-cell>
        </table:table-row>
        <table:table-row table:style-name="TableLine94632028255184">
          <table:table-cell table:style-name="Table2.A2" office:value-type="string">
            <text:p text:style-name="P351">id</text:p>
          </table:table-cell>
          <table:table-cell table:style-name="Table2.A2" office:value-type="string">
            <text:p text:style-name="P357">B<text:span text:style-name="T29">ig int </text:span></text:p>
          </table:table-cell>
          <table:table-cell table:style-name="Table2.A2" office:value-type="string">
            <text:p text:style-name="P355">Not Null , index , unique , primary key , auto increment , <text:span text:style-name="T28">unsigned </text:span></text:p>
          </table:table-cell>
          <table:table-cell table:style-name="Table2.D2" office:value-type="string">
            <text:p text:style-name="P312"/>
          </table:table-cell>
        </table:table-row>
        <table:table-row table:style-name="TableLine94632028257360">
          <table:table-cell table:style-name="Table2.A2" office:value-type="string">
            <text:p text:style-name="P353">object_class</text:p>
          </table:table-cell>
          <table:table-cell table:style-name="Table2.A2" office:value-type="string">
            <text:p text:style-name="P360">varchar(255)</text:p>
          </table:table-cell>
          <table:table-cell table:style-name="Table2.A2" office:value-type="string">
            <text:p text:style-name="P362">Not null </text:p>
          </table:table-cell>
          <table:table-cell table:style-name="Table2.D2" office:value-type="string">
            <text:p text:style-name="P219">نام مدلی که این date متعلق به ان است </text:p>
          </table:table-cell>
        </table:table-row>
        <table:table-row table:style-name="TableLine94632028258272">
          <table:table-cell table:style-name="Table2.A2" office:value-type="string">
            <text:p text:style-name="P353">object_id</text:p>
          </table:table-cell>
          <table:table-cell table:style-name="Table2.A2" office:value-type="string">
            <text:p text:style-name="P359">Big int </text:p>
          </table:table-cell>
          <table:table-cell table:style-name="Table2.A2" office:value-type="string">
            <text:p text:style-name="P361">Unsigned , <text:span text:style-name="T30">not null </text:span></text:p>
          </table:table-cell>
          <table:table-cell table:style-name="Table2.D2" office:value-type="string">
            <text:p text:style-name="P220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54">type</text:p>
          </table:table-cell>
          <table:table-cell table:style-name="Table2.A2" office:value-type="string">
            <text:p text:style-name="P589">tinyInt(1)</text:p>
          </table:table-cell>
          <table:table-cell table:style-name="Table2.A2" office:value-type="string">
            <text:p text:style-name="P323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96">unsigned</text:p>
          </table:table-cell>
          <table:table-cell table:style-name="Table2.D2" office:value-type="string">
            <text:p text:style-name="P218">این فیلد نوع date را مشخص میکند !!! مثلا </text:p>
            <text:p text:style-name="P218">0 برای created_at است . 1 برای updated_at</text:p>
          </table:table-cell>
        </table:table-row>
        <table:table-row table:style-name="TableLine94632028260144">
          <table:table-cell table:style-name="Table2.A2" office:value-type="string">
            <text:p text:style-name="P354">dated_at</text:p>
          </table:table-cell>
          <table:table-cell table:style-name="Table2.A2" office:value-type="string">
            <text:p text:style-name="P363">Timestamp</text:p>
          </table:table-cell>
          <table:table-cell table:style-name="Table2.A2" office:value-type="string">
            <text:p text:style-name="P363">Not null </text:p>
          </table:table-cell>
          <table:table-cell table:style-name="Table2.D2" office:value-type="string">
            <text:p text:style-name="P364"/>
          </table:table-cell>
        </table:table-row>
        <table:table-row table:style-name="TableLine94632028261008">
          <table:table-cell table:style-name="Table2.A2" office:value-type="string">
            <text:p text:style-name="P527">user_id</text:p>
          </table:table-cell>
          <table:table-cell table:style-name="Table2.A2" office:value-type="string">
            <text:p text:style-name="P528">Big int </text:p>
          </table:table-cell>
          <table:table-cell table:style-name="Table2.A2" office:value-type="string">
            <text:p text:style-name="P327"><text:span text:style-name="T526">nullable</text:span><text:span text:style-name="T527"> , </text:span><text:span text:style-name="T398">unsigned, </text:span></text:p>
            <text:p text:style-name="P619">foreign key→ users(id) , </text:p>
            <text:p text:style-name="P619"/>
            <text:p text:style-name="P620">on Delete →</text:p>
            <text:p text:style-name="P620">(set<text:span text:style-name="T528"> Null)</text:span></text:p>
            <text:p text:style-name="P620"/>
            <text:p text:style-name="P621">on Update →</text:p>
            <text:p text:style-name="P621">(cascade)</text:p>
          </table:table-cell>
          <table:table-cell table:style-name="Table2.D2" office:value-type="string">
            <text:p text:style-name="P229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1489886510" text:style-name="L5">
        <text:list-header>
          <text:p text:style-name="P1063"/>
          <text:list>
            <text:list-item>
              <text:p text:style-name="P1487">ارتباطات :‌</text:p>
              <text:list>
                <text:list-item>
                  <text:p text:style-name="P148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48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988"/>
      <text:list xml:id="list164219777998824" text:continue-numbering="true" text:style-name="L5">
        <text:list-item>
          <text:p text:style-name="P1494">nick_names : <text:span text:style-name="T37">این جدول برای ذخیره nick name های user ها ساخته شده. </text:span></text:p>
        </text:list-item>
      </text:list>
      <text:p text:style-name="P98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4219591364405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9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49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49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91"/>
          <text:list text:continue-numbering="true">
            <text:list-item>
              <text:p text:style-name="P149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32028284528">
          <table:table-cell table:style-name="Table3.A1" office:value-type="string">
            <text:p text:style-name="P349">Name</text:p>
          </table:table-cell>
          <table:table-cell table:style-name="Table3.A1" office:value-type="string">
            <text:p text:style-name="P349">Data Type</text:p>
          </table:table-cell>
          <table:table-cell table:style-name="Table3.A1" office:value-type="string">
            <text:p text:style-name="P349">Attributes</text:p>
          </table:table-cell>
          <table:table-cell table:style-name="Table3.D1" office:value-type="string">
            <text:p text:style-name="P349">Comment</text:p>
          </table:table-cell>
        </table:table-row>
        <table:table-row table:style-name="TableLine94632028338128">
          <table:table-cell table:style-name="Table3.A2" office:value-type="string">
            <text:p text:style-name="P352">id</text:p>
          </table:table-cell>
          <table:table-cell table:style-name="Table3.A2" office:value-type="string">
            <text:p text:style-name="P358">B<text:span text:style-name="T29">ig int </text:span></text:p>
          </table:table-cell>
          <table:table-cell table:style-name="Table3.A2" office:value-type="string">
            <text:p text:style-name="P356">Not Null , index , unique , primary key , auto increment , <text:span text:style-name="T28">unsigned </text:span></text:p>
          </table:table-cell>
          <table:table-cell table:style-name="Table3.D2" office:value-type="string">
            <text:p text:style-name="P313"/>
          </table:table-cell>
        </table:table-row>
        <table:table-row table:style-name="TableLine94632028340304">
          <table:table-cell table:style-name="Table3.A2" office:value-type="string">
            <text:p text:style-name="P365">nick_name</text:p>
          </table:table-cell>
          <table:table-cell table:style-name="Table3.A2" office:value-type="string">
            <text:p text:style-name="P314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66">Not null </text:p>
          </table:table-cell>
          <table:table-cell table:style-name="Table3.D2" office:value-type="string">
            <text:p text:style-name="P313"/>
          </table:table-cell>
        </table:table-row>
        <table:table-row table:style-name="TableLine94632028341216">
          <table:table-cell table:style-name="Table3.A2" office:value-type="string">
            <text:p text:style-name="P367">user_id</text:p>
          </table:table-cell>
          <table:table-cell table:style-name="Table3.A2" office:value-type="string">
            <text:p text:style-name="P367">Big int</text:p>
          </table:table-cell>
          <table:table-cell table:style-name="Table3.A2" office:value-type="string">
            <text:p text:style-name="P368">Unsigned ,</text:p>
            <text:p text:style-name="P368"><text:s/><text:span text:style-name="T58">not null ,</text:span></text:p>
            <text:p text:style-name="P622">foreign Key → users(id)</text:p>
            <text:p text:style-name="P622"/>
            <text:p text:style-name="P623">on Delete → (<text:span text:style-name="T529">cascade</text:span>)</text:p>
            <text:p text:style-name="P623"/>
            <text:p text:style-name="P624">on Update → (cascade)</text:p>
          </table:table-cell>
          <table:table-cell table:style-name="Table3.D2" office:value-type="string">
            <text:p text:style-name="P222">این فیلد مشخص میکند که هر nick name برای کدام user است !!!!</text:p>
          </table:table-cell>
        </table:table-row>
      </table:table>
      <text:p text:style-name="P97"/>
      <text:list xml:id="list1742143669" text:style-name="L6">
        <text:list-item>
          <text:list>
            <text:list-item>
              <text:p text:style-name="P1064">ارتباطات : </text:p>
              <text:list>
                <text:list-item>
                  <text:p text:style-name="P1065">جدول users : </text:p>
                  <text:list>
                    <text:list-item>
                      <text:p text:style-name="P1066">نوع ارتباط :‌<text:span text:style-name="T60">1 به </text:span><text:span text:style-name="T61">n</text:span></text:p>
                    </text:list-item>
                    <text:list-item>
                      <text:p text:style-name="P106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4219453061192" text:continue-numbering="true" text:style-name="L6">
        <text:list-item>
          <text:list>
            <text:list-item>
              <text:list>
                <text:list-item>
                  <text:p text:style-name="P1068">dates : </text:p>
                  <text:list>
                    <text:list-item>
                      <text:p text:style-name="P1069">نوع ارتباط :‌ <text:span text:style-name="T63">1 به 1</text:span></text:p>
                    </text:list-item>
                    <text:list-item>
                      <text:p text:style-name="P107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495">active_nick_names : </text:p>
                  <text:list>
                    <text:list-item>
                      <text:p text:style-name="P1071">نوع ارتباط :‌ 1به 1</text:p>
                    </text:list-item>
                    <text:list-item>
                      <text:p text:style-name="P107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1"><text:tab/><text:span text:style-name="T82">مثلا کاربر شماره 1 نیک شمار 25 را برای خود انتخاب کرده !!!!</text:span></text:p>
      <text:p text:style-name="P21"/>
      <text:list xml:id="list4000052560" text:style-name="L7">
        <text:list-item>
          <text:list>
            <text:list-item>
              <text:p text:style-name="P107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32028408480">
          <table:table-cell table:style-name="Table5.A1" office:value-type="string">
            <text:p text:style-name="P349">Name</text:p>
          </table:table-cell>
          <table:table-cell table:style-name="Table5.A1" office:value-type="string">
            <text:p text:style-name="P349">Data Type</text:p>
          </table:table-cell>
          <table:table-cell table:style-name="Table5.A1" office:value-type="string">
            <text:p text:style-name="P349">Attributes</text:p>
          </table:table-cell>
          <table:table-cell table:style-name="Table5.D1" office:value-type="string">
            <text:p text:style-name="P349">Comment</text:p>
          </table:table-cell>
        </table:table-row>
        <table:table-row table:style-name="TableLine94632028437488">
          <table:table-cell table:style-name="Table5.A2" office:value-type="string">
            <text:p text:style-name="P378">id</text:p>
          </table:table-cell>
          <table:table-cell table:style-name="Table5.A2" office:value-type="string">
            <text:p text:style-name="P379">Big int </text:p>
          </table:table-cell>
          <table:table-cell table:style-name="Table5.A2" office:value-type="string">
            <text:p text:style-name="P379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12"/>
          </table:table-cell>
        </table:table-row>
        <table:table-row table:style-name="TableLine94632028439024">
          <table:table-cell table:style-name="Table5.A2" office:value-type="string">
            <text:p text:style-name="P380">user_id</text:p>
          </table:table-cell>
          <table:table-cell table:style-name="Table5.A2" office:value-type="string">
            <text:p text:style-name="P402">Big int </text:p>
          </table:table-cell>
          <table:table-cell table:style-name="Table5.A2" office:value-type="string">
            <text:p text:style-name="P381">Unsigned , not null , unique , </text:p>
            <text:p text:style-name="P381">foreign key → users(id)</text:p>
            <text:p text:style-name="P381"/>
            <text:p text:style-name="P625">on Delete → (<text:span text:style-name="T531">cascade</text:span>)</text:p>
            <text:p text:style-name="P625"/>
            <text:p text:style-name="P626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23">از انجایی که هر کاربر باید یک row در این جدول داشته باشد</text:p>
            <text:p text:style-name="P223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32028439840">
          <table:table-cell table:style-name="Table5.A2" office:value-type="string">
            <text:p text:style-name="P403">nick_name_id</text:p>
          </table:table-cell>
          <table:table-cell table:style-name="Table5.A2" office:value-type="string">
            <text:p text:style-name="P402">Big int </text:p>
          </table:table-cell>
          <table:table-cell table:style-name="Table5.A2" office:value-type="string">
            <text:p text:style-name="P381">Unsigned , not null , unique , </text:p>
            <text:p text:style-name="P328"><text:span text:style-name="T87">foreign key → </text:span><text:span text:style-name="T88">nick_names</text:span><text:span text:style-name="T87">(id)</text:span></text:p>
            <text:p text:style-name="P382"/>
            <text:p text:style-name="P627">on Delete → (<text:span text:style-name="T531">cascade</text:span>)</text:p>
            <text:p text:style-name="P627"/>
            <text:p text:style-name="P627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24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25"><text:s/>این فیلد از نوع unique است !!!!</text:p>
          </table:table-cell>
        </table:table-row>
      </table:table>
      <text:p text:style-name="P249"/>
      <text:list xml:id="list1260233753" text:style-name="L8">
        <text:list-item>
          <text:list>
            <text:list-item>
              <text:p text:style-name="P1074">ارتباطات :‌</text:p>
              <text:list>
                <text:list-item>
                  <text:p text:style-name="P1075">user_id : </text:p>
                  <text:list>
                    <text:list-item>
                      <text:p text:style-name="P1076">نوع :‌<text:span text:style-name="T91">1به1</text:span></text:p>
                    </text:list-item>
                    <text:list-item>
                      <text:p text:style-name="P1009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4219769888524" text:continue-numbering="true" text:style-name="L8">
        <text:list-item>
          <text:list>
            <text:list-item>
              <text:list>
                <text:list-item>
                  <text:p text:style-name="P1077">nick_name<text:span text:style-name="T95">s</text:span> : </text:p>
                  <text:list>
                    <text:list-item>
                      <text:p text:style-name="P1078">نوع : <text:span text:style-name="T96">1 به 1 </text:span></text:p>
                    </text:list-item>
                    <text:list-item>
                      <text:p text:style-name="P107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219644262490" text:continue-list="list164219453061192" text:style-name="L6">
        <text:list-item>
          <text:p text:style-name="P1497">Files : این جدول برای ذخیره اطلاعات فایل هایی که در سرور اپلود میشود ساخته شده !!!</text:p>
          <text:list>
            <text:list-item>
              <text:p text:style-name="P108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32028484944">
          <table:table-cell table:style-name="Table4.A1" office:value-type="string">
            <text:p text:style-name="P369">Name</text:p>
          </table:table-cell>
          <table:table-cell table:style-name="Table4.A1" office:value-type="string">
            <text:p text:style-name="P369">Data Type</text:p>
          </table:table-cell>
          <table:table-cell table:style-name="Table4.A1" office:value-type="string">
            <text:p text:style-name="P369">Attributes </text:p>
          </table:table-cell>
          <table:table-cell table:style-name="Table4.D1" office:value-type="string">
            <text:p text:style-name="P369">Comment</text:p>
          </table:table-cell>
        </table:table-row>
        <table:table-row table:style-name="TableLine94632028509632">
          <table:table-cell table:style-name="Table4.A2" office:value-type="string">
            <text:p text:style-name="P369">id</text:p>
          </table:table-cell>
          <table:table-cell table:style-name="Table4.A2" office:value-type="string">
            <text:p text:style-name="P369">Big Int</text:p>
          </table:table-cell>
          <table:table-cell table:style-name="Table4.A2" office:value-type="string">
            <text:p text:style-name="P372">Unsigned , <text:span text:style-name="T66">index , unique , </text:span><text:span text:style-name="T67">primary key , autoincrement , </text:span></text:p>
            <text:p text:style-name="P373">not null </text:p>
          </table:table-cell>
          <table:table-cell table:style-name="Table4.D2" office:value-type="string">
            <text:p text:style-name="P312"/>
          </table:table-cell>
        </table:table-row>
        <table:table-row table:style-name="TableLine94632028510976">
          <table:table-cell table:style-name="Table4.A2" office:value-type="string">
            <text:p text:style-name="P369">src</text:p>
          </table:table-cell>
          <table:table-cell table:style-name="Table4.A2" office:value-type="string">
            <text:p text:style-name="P371">varchar(128)</text:p>
          </table:table-cell>
          <table:table-cell table:style-name="Table4.A2" office:value-type="string">
            <text:p text:style-name="P374">Not null , <text:span text:style-name="T68">index </text:span></text:p>
          </table:table-cell>
          <table:table-cell table:style-name="Table4.D2" office:value-type="string">
            <text:p text:style-name="P312"/>
          </table:table-cell>
        </table:table-row>
        <table:table-row table:style-name="TableLine94632028511888">
          <table:table-cell table:style-name="Table4.A2" office:value-type="string">
            <text:p text:style-name="P369">format</text:p>
          </table:table-cell>
          <table:table-cell table:style-name="Table4.A2" office:value-type="string">
            <text:p text:style-name="P370">varchar(10)</text:p>
          </table:table-cell>
          <table:table-cell table:style-name="Table4.A2" office:value-type="string">
            <text:p text:style-name="P375">Not null </text:p>
          </table:table-cell>
          <table:table-cell table:style-name="Table4.D2" office:value-type="string">
            <text:p text:style-name="P312"/>
          </table:table-cell>
        </table:table-row>
        <table:table-row table:style-name="TableLine94632028512848">
          <table:table-cell table:style-name="Table4.A2" office:value-type="string">
            <text:p text:style-name="P369">size</text:p>
          </table:table-cell>
          <table:table-cell table:style-name="Table4.A2" office:value-type="string">
            <text:p text:style-name="P315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75">Not null </text:p>
          </table:table-cell>
          <table:table-cell table:style-name="Table4.D2" office:value-type="string">
            <text:p text:style-name="P376"/>
          </table:table-cell>
        </table:table-row>
      </table:table>
      <text:p text:style-name="P994"/>
      <text:list xml:id="list3338124799" text:style-name="L9">
        <text:list-item>
          <text:p text:style-name="P1081">ارتباطات :‌</text:p>
          <text:list>
            <text:list-item>
              <text:p text:style-name="P1082">جدول users : </text:p>
              <text:list>
                <text:list-item>
                  <text:p text:style-name="P1082">نوع ارتباط :‌ <text:span text:style-name="T70">1 به n </text:span></text:p>
                </text:list-item>
                <text:list-item>
                  <text:p text:style-name="P1083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1084">جدول dates : </text:p>
              <text:list>
                <text:list-item>
                  <text:p text:style-name="P1084">نوع ارتباط :‌ 1 به n</text:p>
                </text:list-item>
                <text:list-item>
                  <text:p text:style-name="P108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994"/>
      <text:p text:style-name="P994"/>
      <text:list xml:id="list164221068814181" text:continue-numbering="true" text:style-name="L9">
        <text:list-item>
          <text:p text:style-name="P149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2"/>
      <text:list xml:id="list164221368372320" text:continue-numbering="true" text:style-name="L9">
        <text:list-item>
          <text:list>
            <text:list-item>
              <text:p text:style-name="P108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32028553088">
          <table:table-cell table:style-name="Table6.A1" office:value-type="string">
            <text:p text:style-name="P369">Name</text:p>
          </table:table-cell>
          <table:table-cell table:style-name="Table6.A1" office:value-type="string">
            <text:p text:style-name="P369">Data Type</text:p>
          </table:table-cell>
          <table:table-cell table:style-name="Table6.A1" office:value-type="string">
            <text:p text:style-name="P369">Attributes </text:p>
          </table:table-cell>
          <table:table-cell table:style-name="Table6.D1" office:value-type="string">
            <text:p text:style-name="P369">Comment</text:p>
          </table:table-cell>
        </table:table-row>
        <table:table-row table:style-name="TableLine94632028586080">
          <table:table-cell table:style-name="Table6.A2" office:value-type="string">
            <text:p text:style-name="P404">id</text:p>
          </table:table-cell>
          <table:table-cell table:style-name="Table6.A2" office:value-type="string">
            <text:p text:style-name="P405">Big int </text:p>
          </table:table-cell>
          <table:table-cell table:style-name="Table6.A2" office:value-type="string">
            <text:p text:style-name="P405">Unsigned , not null , unique , index ,</text:p>
            <text:p text:style-name="P405"><text:s/>primary key ,</text:p>
            <text:p text:style-name="P405">autoincrement </text:p>
          </table:table-cell>
          <table:table-cell table:style-name="Table6.D2" office:value-type="string">
            <text:p text:style-name="P312"/>
          </table:table-cell>
        </table:table-row>
        <table:table-row table:style-name="TableLine94632028588448">
          <table:table-cell table:style-name="Table6.A2" office:value-type="string">
            <text:p text:style-name="P404">object_class</text:p>
          </table:table-cell>
          <table:table-cell table:style-name="Table6.A2" office:value-type="string">
            <text:p text:style-name="P406">varchar(255)</text:p>
          </table:table-cell>
          <table:table-cell table:style-name="Table6.A2" office:value-type="string">
            <text:p text:style-name="P312"/>
          </table:table-cell>
          <table:table-cell table:style-name="Table6.D2" office:value-type="string">
            <text:p text:style-name="P312"/>
          </table:table-cell>
        </table:table-row>
        <table:table-row table:style-name="TableLine94632028589360">
          <table:table-cell table:style-name="Table6.A2" office:value-type="string">
            <text:p text:style-name="P404">object_id</text:p>
          </table:table-cell>
          <table:table-cell table:style-name="Table6.A2" office:value-type="string">
            <text:p text:style-name="P407">Big int </text:p>
          </table:table-cell>
          <table:table-cell table:style-name="Table6.A2" office:value-type="string">
            <text:p text:style-name="P408"><text:span text:style-name="T104">Unsigned </text:span>, Not null </text:p>
          </table:table-cell>
          <table:table-cell table:style-name="Table6.D2" office:value-type="string">
            <text:p text:style-name="P312"/>
          </table:table-cell>
        </table:table-row>
        <table:table-row table:style-name="TableLine94632028590320">
          <table:table-cell table:style-name="Table6.A2" office:value-type="string">
            <text:p text:style-name="P404">Type</text:p>
          </table:table-cell>
          <table:table-cell table:style-name="Table6.A2" office:value-type="string">
            <text:p text:style-name="P590">tinyint(1)</text:p>
          </table:table-cell>
          <table:table-cell table:style-name="Table6.A2" office:value-type="string">
            <text:p text:style-name="P410">Not null , </text:p>
            <text:p text:style-name="P410">defualt 0 ,</text:p>
            <text:p text:style-name="P597">unsigned</text:p>
            <text:p text:style-name="P409"/>
          </table:table-cell>
          <table:table-cell table:style-name="Table6.D2" office:value-type="string">
            <text:p text:style-name="P226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32028591232">
          <table:table-cell table:style-name="Table6.A2" office:value-type="string">
            <text:p text:style-name="P909">sort</text:p>
          </table:table-cell>
          <table:table-cell table:style-name="Table6.A2" office:value-type="string">
            <text:p text:style-name="P909">Tiny Int</text:p>
          </table:table-cell>
          <table:table-cell table:style-name="Table6.A2" office:value-type="string">
            <text:p text:style-name="P909">Nullable , unsigned</text:p>
          </table:table-cell>
          <table:table-cell table:style-name="Table6.D2" office:value-type="string">
            <text:p text:style-name="P226"/>
          </table:table-cell>
        </table:table-row>
        <table:table-row table:style-name="TableLine94632028592096">
          <table:table-cell table:style-name="Table6.A2" office:value-type="string">
            <text:p text:style-name="P404">file_id</text:p>
          </table:table-cell>
          <table:table-cell table:style-name="Table6.A2" office:value-type="string">
            <text:p text:style-name="P411">Big int </text:p>
          </table:table-cell>
          <table:table-cell table:style-name="Table6.A2" office:value-type="string">
            <text:p text:style-name="P412">Unsigned , not null , </text:p>
            <text:p text:style-name="P647">foreignkey→files(1) ,</text:p>
            <text:p text:style-name="P383"/>
            <text:p text:style-name="P628">on Delete → (<text:span text:style-name="T531">cascade</text:span>)</text:p>
            <text:p text:style-name="P628"/>
            <text:p text:style-name="P628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413">کدام فایل برای این مدل در نظر گرفته شده !!!!</text:p>
          </table:table-cell>
        </table:table-row>
      </table:table>
      <text:p text:style-name="P250"/>
      <text:p text:style-name="P989"/>
      <text:list xml:id="list1675285157" text:style-name="L10">
        <text:list-item>
          <text:p text:style-name="P1086">ارتباطات :‌</text:p>
          <text:list>
            <text:list-item>
              <text:p text:style-name="P1087">files : </text:p>
              <text:list>
                <text:list-item>
                  <text:p text:style-name="P1088">نوع ارتباط :‌ <text:span text:style-name="T105">1 به n </text:span></text:p>
                </text:list-item>
                <text:list-item>
                  <text:p text:style-name="P108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3"/>
      <text:p text:style-name="P23"/>
      <text:list xml:id="list164220608290035" text:continue-numbering="true" text:style-name="L10">
        <text:list-item>
          <text:list>
            <text:list-item>
              <text:p text:style-name="P1090">users : </text:p>
              <text:list>
                <text:list-item>
                  <text:p text:style-name="P1010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091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4"/>
      <text:list xml:id="list164220754705939" text:continue-numbering="true" text:style-name="L10">
        <text:list-item>
          <text:list>
            <text:list-item>
              <text:p text:style-name="P1092">dates <text:s/>:</text:p>
              <text:list>
                <text:list-item>
                  <text:p text:style-name="P1093">نوع : 1 به n </text:p>
                </text:list-item>
                <text:list-item>
                  <text:p text:style-name="P109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011"><text:span text:style-name="T179">app_setting</text:span><text:span text:style-name="T170"> : </text:span></text:p>
              <text:list>
                <text:list-item>
                  <text:p text:style-name="P1095">نوع :‌<text:span text:style-name="T172">1 به 1 </text:span></text:p>
                </text:list-item>
                <text:list-item>
                  <text:p text:style-name="P109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6"/>
      <text:list xml:id="list164219418422854" text:continue-numbering="true" text:style-name="L10">
        <text:list-item>
          <text:list>
            <text:list-item>
              <text:p text:style-name="P109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098">نوع : <text:span text:style-name="T187">1 به 1</text:span></text:p>
                    </text:list-item>
                    <text:list-item>
                      <text:p text:style-name="P1100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012"><text:span text:style-name="T293">media_describe_translations</text:span><text:span text:style-name="T283"> :‌</text:span></text:p>
              <text:list>
                <text:list-item>
                  <text:p text:style-name="P1102">نوع ‌: <text:span text:style-name="T284">1 به </text:span><text:span text:style-name="T285">n </text:span></text:p>
                </text:list-item>
                <text:list-item>
                  <text:p text:style-name="P1104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64221384055063" text:continue-numbering="true" text:style-name="L10">
        <text:list-item>
          <text:list>
            <text:list-item>
              <text:p text:style-name="P1013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1130">نوع : <text:span text:style-name="T335">1 به 1 </text:span></text:p>
                    </text:list-item>
                    <text:list-item>
                      <text:p text:style-name="P110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5"><text:soft-page-break/></text:p>
      <text:p text:style-name="P48"><text:span text:style-name="T113">این جدول بی</text:span><text:span text:style-name="T114">ن چندین موجودیت به اشتراک گذاشته میشود</text:span><text:span text:style-name="T112"> </text:span></text:p>
      <text:list xml:id="list2110735906" text:style-name="L11">
        <text:list-item>
          <text:p text:style-name="P1499">languages : <text:span text:style-name="T136">در این جدول تمام زبان ها ذخیره میشود !!!</text:span></text:p>
          <text:list>
            <text:list-item>
              <text:p text:style-name="P113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32028649280">
          <table:table-cell table:style-name="Table7.A1" office:value-type="string">
            <text:p text:style-name="P350">Name</text:p>
          </table:table-cell>
          <table:table-cell table:style-name="Table7.A1" office:value-type="string">
            <text:p text:style-name="P350">Data Type</text:p>
          </table:table-cell>
          <table:table-cell table:style-name="Table7.A1" office:value-type="string">
            <text:p text:style-name="P350">Attributes</text:p>
          </table:table-cell>
          <table:table-cell table:style-name="Table7.D1" office:value-type="string">
            <text:p text:style-name="P350">Comment</text:p>
          </table:table-cell>
        </table:table-row>
        <table:table-row table:style-name="TableLine94632028733584">
          <table:table-cell table:style-name="Table7.A2" office:value-type="string">
            <text:p text:style-name="P600">id</text:p>
          </table:table-cell>
          <table:table-cell table:style-name="Table7.A2" office:value-type="string">
            <text:p text:style-name="P601">Big int </text:p>
          </table:table-cell>
          <table:table-cell table:style-name="Table7.A2" office:value-type="string">
            <text:p text:style-name="P602">Unsigned , not null , index , primary key , </text:p>
            <text:p text:style-name="P602">unique , <text:span text:style-name="T140">autoincrement </text:span><text:s/></text:p>
          </table:table-cell>
          <table:table-cell table:style-name="Table7.D2" office:value-type="string">
            <text:p text:style-name="P316"/>
          </table:table-cell>
        </table:table-row>
        <table:table-row table:style-name="TableLine94632028735696">
          <table:table-cell table:style-name="Table7.A2" office:value-type="string">
            <text:p text:style-name="P603">name</text:p>
          </table:table-cell>
          <table:table-cell table:style-name="Table7.A2" office:value-type="string">
            <text:p text:style-name="P604">varchar(30)</text:p>
          </table:table-cell>
          <table:table-cell table:style-name="Table7.A2" office:value-type="string">
            <text:p text:style-name="P605">Not null , <text:span text:style-name="T144">unique </text:span></text:p>
          </table:table-cell>
          <table:table-cell table:style-name="Table7.D2" office:value-type="string">
            <text:p text:style-name="P316"/>
          </table:table-cell>
        </table:table-row>
        <table:table-row table:style-name="TableLine94632028736608">
          <table:table-cell table:style-name="Table7.A2" office:value-type="string">
            <text:p text:style-name="P606">iso</text:p>
          </table:table-cell>
          <table:table-cell table:style-name="Table7.A2" office:value-type="string">
            <text:p text:style-name="P316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05">Not null , <text:span text:style-name="T144">unique</text:span></text:p>
          </table:table-cell>
          <table:table-cell table:style-name="Table7.D2" office:value-type="string">
            <text:p text:style-name="P316"/>
          </table:table-cell>
        </table:table-row>
        <table:table-row table:style-name="TableLine94632028737568">
          <table:table-cell table:style-name="Table7.A2" office:value-type="string">
            <text:p text:style-name="P607">date_format</text:p>
          </table:table-cell>
          <table:table-cell table:style-name="Table7.A2" office:value-type="string">
            <text:p text:style-name="P608">varchar(30)</text:p>
          </table:table-cell>
          <table:table-cell table:style-name="Table7.A2" office:value-type="string">
            <text:p text:style-name="P316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16"/>
          </table:table-cell>
        </table:table-row>
        <table:table-row table:style-name="TableLine94632028738752">
          <table:table-cell table:style-name="Table7.A2" office:value-type="string">
            <text:p text:style-name="P609">status</text:p>
          </table:table-cell>
          <table:table-cell table:style-name="Table7.A2" office:value-type="string">
            <text:p text:style-name="P614">bit<text:span text:style-name="T516">(1)</text:span></text:p>
          </table:table-cell>
          <table:table-cell table:style-name="Table7.A2" office:value-type="string">
            <text:p text:style-name="P598">Not null , <text:span text:style-name="T147">defualt 1</text:span></text:p>
          </table:table-cell>
          <table:table-cell table:style-name="Table7.D2" office:value-type="string">
            <text:p text:style-name="P316"/>
          </table:table-cell>
        </table:table-row>
        <table:table-row table:style-name="TableLine94632028739776">
          <table:table-cell table:style-name="Table7.A2" office:value-type="string">
            <text:p text:style-name="P610">rtl</text:p>
          </table:table-cell>
          <table:table-cell table:style-name="Table7.A2" office:value-type="string">
            <text:p text:style-name="P615">bit<text:span text:style-name="T516">(1)</text:span></text:p>
          </table:table-cell>
          <table:table-cell table:style-name="Table7.A2" office:value-type="string">
            <text:p text:style-name="P599">Not null , <text:span text:style-name="T141">defualt 0 ,</text:span></text:p>
          </table:table-cell>
          <table:table-cell table:style-name="Table7.D2" office:value-type="string">
            <text:p text:style-name="P316"/>
          </table:table-cell>
        </table:table-row>
      </table:table>
      <text:list xml:id="list2933875467" text:style-name="L12">
        <text:list-item>
          <text:list>
            <text:list-item>
              <text:p text:style-name="P1133">ارتباطات :‌</text:p>
              <text:list>
                <text:list-item>
                  <text:p text:style-name="P1014"><text:span text:style-name="T682">users</text:span><text:span text:style-name="T683"> : </text:span></text:p>
                  <text:list>
                    <text:list-item>
                      <text:p text:style-name="P1134">نوع :‌ <text:span text:style-name="T150">1 به n</text:span></text:p>
                    </text:list-item>
                    <text:list-item>
                      <text:p text:style-name="P1054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1135">dates : </text:p>
                  <text:list>
                    <text:list-item>
                      <text:p text:style-name="P1136">نوع :<text:span text:style-name="T153">‌ </text:span><text:span text:style-name="T154">1 به n </text:span></text:p>
                    </text:list-item>
                    <text:list-item>
                      <text:p text:style-name="P113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64220782702510" text:continue-numbering="true" text:style-name="L12">
        <text:list-item>
          <text:list>
            <text:list-item>
              <text:list>
                <text:list-item>
                  <text:p text:style-name="P1138">media </text:p>
                  <text:list>
                    <text:list-item>
                      <text:p text:style-name="P1099">نوع : <text:span text:style-name="T187">1 به 1</text:span></text:p>
                    </text:list-item>
                    <text:list-item>
                      <text:p text:style-name="P1101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64220412326236" text:continue-numbering="true" text:style-name="L12">
        <text:list-item>
          <text:list>
            <text:list-item>
              <text:list>
                <text:list-item>
                  <text:p text:style-name="P1014"><text:span text:style-name="T169">app_setting</text:span><text:span text:style-name="T167"> : </text:span></text:p>
                  <text:list>
                    <text:list-item>
                      <text:p text:style-name="P1139">نوع : 1 به n </text:p>
                    </text:list-item>
                    <text:list-item>
                      <text:p text:style-name="P1139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500"/>
                    </text:list-item>
                  </text:list>
                </text:list-item>
                <text:list-item>
                  <text:p text:style-name="P1141">app_setting :</text:p>
                  <text:list>
                    <text:list-item>
                      <text:p text:style-name="P1143">نوع :‌ <text:span text:style-name="T224">n به n </text:span></text:p>
                    </text:list-item>
                    <text:list-item>
                      <text:p text:style-name="P1145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4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232"><text:tab/><text:tab/><text:tab/><text:tab/><text:tab/>app_setting_selected_</text:span><text:span text:style-name="T233">languages</text:span></text:p>
      <text:p text:style-name="P47"/>
      <text:p text:style-name="P47"/>
      <text:list xml:id="list3903216137" text:style-name="L13">
        <text:list-item>
          <text:list>
            <text:list-item>
              <text:list>
                <text:list-item>
                  <text:p text:style-name="P1149">app_setting_translations : </text:p>
                  <text:list>
                    <text:list-item>
                      <text:p text:style-name="P1106">نوع : <text:span text:style-name="T251">1 به n </text:span></text:p>
                    </text:list-item>
                    <text:list-item>
                      <text:p text:style-name="P1108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64221247814430" text:continue-numbering="true" text:style-name="L13">
        <text:list-item>
          <text:list>
            <text:list-item>
              <text:list>
                <text:list-item>
                  <text:p text:style-name="P1015"><text:span text:style-name="T294">media_describe_translations</text:span><text:span text:style-name="T286"> : </text:span></text:p>
                  <text:list>
                    <text:list-item>
                      <text:p text:style-name="P1150">نوع : <text:span text:style-name="T290">1 به n </text:span></text:p>
                    </text:list-item>
                    <text:list-item>
                      <text:p text:style-name="P111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4220882354324" text:continue-numbering="true" text:style-name="L13">
        <text:list-item>
          <text:list>
            <text:list-item>
              <text:list>
                <text:list-item>
                  <text:p text:style-name="P1016"><text:span text:style-name="T310">user_bio_translations</text:span><text:span text:style-name="T301"> : </text:span></text:p>
                  <text:list>
                    <text:list-item>
                      <text:p text:style-name="P1152">نوع :‌ <text:span text:style-name="T306">1 به n </text:span></text:p>
                    </text:list-item>
                    <text:list-item>
                      <text:p text:style-name="P111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03129743" text:style-name="L14">
        <text:list-item>
          <text:p text:style-name="P150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15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32028881728">
          <table:table-cell table:style-name="Table8.A1" office:value-type="string">
            <text:p text:style-name="P350">Name</text:p>
          </table:table-cell>
          <table:table-cell table:style-name="Table8.A1" office:value-type="string">
            <text:p text:style-name="P350">Data Type</text:p>
          </table:table-cell>
          <table:table-cell table:style-name="Table8.A1" office:value-type="string">
            <text:p text:style-name="P350">Attributes</text:p>
          </table:table-cell>
          <table:table-cell table:style-name="Table8.D1" office:value-type="string">
            <text:p text:style-name="P350">Comment</text:p>
          </table:table-cell>
        </table:table-row>
        <table:table-row table:style-name="TableLine94632028920016">
          <table:table-cell table:style-name="Table8.A2" office:value-type="string">
            <text:p text:style-name="P416">id</text:p>
          </table:table-cell>
          <table:table-cell table:style-name="Table8.A2" office:value-type="string">
            <text:p text:style-name="P417">Big int </text:p>
          </table:table-cell>
          <table:table-cell table:style-name="Table8.A2" office:value-type="string">
            <text:p text:style-name="P418">Not null ,<text:span text:style-name="T132">index</text:span> <text:span text:style-name="T130">unique , </text:span><text:span text:style-name="T131">primary key , </text:span></text:p>
            <text:p text:style-name="P419">auto increment, </text:p>
            <text:p text:style-name="P419">unsigned,</text:p>
          </table:table-cell>
          <table:table-cell table:style-name="Table8.D2" office:value-type="string">
            <text:p text:style-name="P316"/>
          </table:table-cell>
        </table:table-row>
        <table:table-row table:style-name="TableLine94632028922064">
          <table:table-cell table:style-name="Table8.A2" office:value-type="string">
            <text:p text:style-name="P618">name</text:p>
          </table:table-cell>
          <table:table-cell table:style-name="Table8.A2" office:value-type="string">
            <text:p text:style-name="P591">varchar(<text:span text:style-name="T394">48</text:span>)</text:p>
          </table:table-cell>
          <table:table-cell table:style-name="Table8.A2" office:value-type="string">
            <text:p text:style-name="P592">Not null </text:p>
          </table:table-cell>
          <table:table-cell table:style-name="Table8.D2" office:value-type="string">
            <text:p text:style-name="P230">عنوان setting </text:p>
          </table:table-cell>
        </table:table-row>
        <table:table-row table:style-name="TableLine94632028922976">
          <table:table-cell table:style-name="Table8.A2" office:value-type="string">
            <text:p text:style-name="P420">url</text:p>
          </table:table-cell>
          <table:table-cell table:style-name="Table8.A2" office:value-type="string">
            <text:p text:style-name="P421">varchar(<text:span text:style-name="T135">32</text:span>)</text:p>
          </table:table-cell>
          <table:table-cell table:style-name="Table8.A2" office:value-type="string">
            <text:p text:style-name="P422">Not null </text:p>
          </table:table-cell>
          <table:table-cell table:style-name="Table8.D2" office:value-type="string">
            <text:p text:style-name="P316"/>
          </table:table-cell>
        </table:table-row>
        <table:table-row table:style-name="TableLine94632028923936">
          <table:table-cell table:style-name="Table8.A2" office:value-type="string">
            <text:p text:style-name="P316">status</text:p>
          </table:table-cell>
          <table:table-cell table:style-name="Table8.A2" office:value-type="string">
            <text:p text:style-name="P616">bit(1)</text:p>
          </table:table-cell>
          <table:table-cell table:style-name="Table8.A2" office:value-type="string">
            <text:p text:style-name="P611">Not null , <text:span text:style-name="T138">defualt 0 ,</text:span> </text:p>
          </table:table-cell>
          <table:table-cell table:style-name="Table8.D2" office:value-type="string">
            <text:p text:style-name="P221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32028925120">
          <table:table-cell table:style-name="Table8.A2" office:value-type="string">
            <text:p text:style-name="P996">switch_languag_via_ip</text:p>
            <text:p text:style-name="P316"/>
          </table:table-cell>
          <table:table-cell table:style-name="Table8.A2" office:value-type="string">
            <text:p text:style-name="P617">bit(1)</text:p>
          </table:table-cell>
          <table:table-cell table:style-name="Table8.A2" office:value-type="string">
            <text:p text:style-name="P612">Not null , <text:span text:style-name="T139">defualt 0 ,</text:span></text:p>
          </table:table-cell>
          <table:table-cell table:style-name="Table8.D2" office:value-type="string">
            <text:p text:style-name="P228">قابلیت تغییر زبان با استفاده از ip کاربر را active یا deactive میکند </text:p>
          </table:table-cell>
        </table:table-row>
        <table:table-row table:style-name="TableLine94632028925984">
          <table:table-cell table:style-name="Table8.A2" office:value-type="string">
            <text:p text:style-name="P996">shutdown_status</text:p>
            <text:p text:style-name="P996"/>
          </table:table-cell>
          <table:table-cell table:style-name="Table8.A2" office:value-type="string">
            <text:p text:style-name="P617">bit(1)</text:p>
          </table:table-cell>
          <table:table-cell table:style-name="Table8.A2" office:value-type="string">
            <text:p text:style-name="P423"><text:s/>Not null <text:s/>,</text:p>
            <text:p text:style-name="P613">defualt 0 ,</text:p>
          </table:table-cell>
          <table:table-cell table:style-name="Table8.D2" office:value-type="string">
            <text:p text:style-name="P424">وضعیت تعطیل بود وب سایت را مشخص میکند </text:p>
          </table:table-cell>
        </table:table-row>
        <table:table-row table:style-name="TableLine94632028926896">
          <table:table-cell table:style-name="Table8.A2" office:value-type="string">
            <text:p text:style-name="P995">language_id</text:p>
          </table:table-cell>
          <table:table-cell table:style-name="Table8.A2" office:value-type="string">
            <text:p text:style-name="P414">Big int </text:p>
          </table:table-cell>
          <table:table-cell table:style-name="Table8.A2" office:value-type="string">
            <text:p text:style-name="P316"><text:span text:style-name="T532">nullable</text:span><text:span text:style-name="T533"> , unsigned,</text:span></text:p>
            <text:p text:style-name="P316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84"/>
            <text:p text:style-name="P329"><text:span text:style-name="T530">on Delete → (</text:span><text:span text:style-name="T532">set null</text:span><text:span text:style-name="T530">)</text:span></text:p>
            <text:p text:style-name="P629"/>
            <text:p text:style-name="P629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227">این ستون زبان اصلی یک setting را مشخص میکند </text:p>
          </table:table-cell>
        </table:table-row>
      </table:table>
      <text:p text:style-name="P32"/>
      <text:list xml:id="list3328527992" text:style-name="L15">
        <text:list-item>
          <text:list>
            <text:list-item>
              <text:p text:style-name="P1155">ارتباطات :‌</text:p>
              <text:list>
                <text:list-item>
                  <text:p text:style-name="P1156">dates : </text:p>
                  <text:list>
                    <text:list-item>
                      <text:p text:style-name="P1157">نوع :‌<text:span text:style-name="T164">1 به </text:span><text:span text:style-name="T165">n </text:span></text:p>
                    </text:list-item>
                    <text:list-item>
                      <text:p text:style-name="P1017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64220549863684" text:continue-numbering="true" text:style-name="L15">
        <text:list-item>
          <text:list>
            <text:list-item>
              <text:list>
                <text:list-item>
                  <text:p text:style-name="P1158"><text:soft-page-break/>languages : </text:p>
                  <text:list>
                    <text:list-item>
                      <text:p text:style-name="P1140">نوع : 1 به n </text:p>
                    </text:list-item>
                    <text:list-item>
                      <text:p text:style-name="P114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64220140843184" text:continue-numbering="true" text:style-name="L15">
        <text:list-item>
          <text:list>
            <text:list-item>
              <text:list>
                <text:list-item>
                  <text:p text:style-name="P1159">media : </text:p>
                  <text:list>
                    <text:list-item>
                      <text:p text:style-name="P1096">نوع :‌<text:span text:style-name="T172">1 به 1 </text:span></text:p>
                    </text:list-item>
                    <text:list-item>
                      <text:p text:style-name="P1017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220735618211" text:continue-numbering="true" text:style-name="L15">
        <text:list-item>
          <text:list>
            <text:list-item>
              <text:list>
                <text:list-item>
                  <text:p text:style-name="P1160">users : </text:p>
                  <text:list>
                    <text:list-item>
                      <text:p text:style-name="P1056">نوع :‌ <text:span text:style-name="T181">1 به n </text:span></text:p>
                    </text:list-item>
                    <text:list-item>
                      <text:p text:style-name="P116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64220833332903" text:continue-numbering="true" text:style-name="L15">
        <text:list-item>
          <text:list>
            <text:list-item>
              <text:list>
                <text:list-item>
                  <text:p text:style-name="P1142"><text:span text:style-name="T167">languages</text:span> :</text:p>
                  <text:list>
                    <text:list-item>
                      <text:p text:style-name="P1144">نوع :‌ <text:span text:style-name="T224">n به n </text:span></text:p>
                    </text:list-item>
                    <text:list-item>
                      <text:p text:style-name="P1146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48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4220197328461" text:continue-numbering="true" text:style-name="L15">
        <text:list-item>
          <text:list>
            <text:list-item>
              <text:list>
                <text:list-item>
                  <text:p text:style-name="P1018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1112">نوع : <text:span text:style-name="T242">1 به n </text:span></text:p>
                    </text:list-item>
                    <text:list-item>
                      <text:p text:style-name="P111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64220081918119" text:continue-numbering="true" text:style-name="L15">
        <text:list-item>
          <text:list>
            <text:list-item>
              <text:list>
                <text:list-item>
                  <text:p text:style-name="P1115">socialables <text:s/>: </text:p>
                  <text:list>
                    <text:list-item>
                      <text:p text:style-name="P1116">نوع : <text:span text:style-name="T538">1 به n</text:span></text:p>
                    </text:list-item>
                    <text:list-item>
                      <text:p text:style-name="P1116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2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4"/>
      <text:list xml:id="list164220314773401" text:continue-numbering="true" text:style-name="L15">
        <text:list-item>
          <text:list>
            <text:list-item>
              <text:p text:style-name="P111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32028996624">
          <table:table-cell table:style-name="Table9.A1" office:value-type="string">
            <text:p text:style-name="P350">Name</text:p>
          </table:table-cell>
          <table:table-cell table:style-name="Table9.A1" office:value-type="string">
            <text:p text:style-name="P350">Data Type</text:p>
          </table:table-cell>
          <table:table-cell table:style-name="Table9.A1" office:value-type="string">
            <text:p text:style-name="P350">Attributes</text:p>
          </table:table-cell>
          <table:table-cell table:style-name="Table9.D1" office:value-type="string">
            <text:p text:style-name="P350">Comment</text:p>
          </table:table-cell>
        </table:table-row>
        <table:table-row table:style-name="TableLine94632029056256">
          <table:table-cell table:style-name="Table9.A2" office:value-type="string">
            <text:p text:style-name="P425">Id</text:p>
          </table:table-cell>
          <table:table-cell table:style-name="Table9.A2" office:value-type="string">
            <text:p text:style-name="P425">Big int </text:p>
          </table:table-cell>
          <table:table-cell table:style-name="Table9.A2" office:value-type="string">
            <text:p text:style-name="P425">Not null , unsigned,</text:p>
            <text:p text:style-name="P426">primary key , </text:p>
            <text:p text:style-name="P426">unique ,</text:p>
            <text:p text:style-name="P427">index , </text:p>
            <text:p text:style-name="P428">autoincrement </text:p>
          </table:table-cell>
          <table:table-cell table:style-name="Table9.D2" office:value-type="string">
            <text:p text:style-name="P312"/>
          </table:table-cell>
        </table:table-row>
        <table:table-row table:style-name="TableLine94632029058736">
          <table:table-cell table:style-name="Table9.A2" office:value-type="string">
            <text:p text:style-name="P429">app_setting_id</text:p>
          </table:table-cell>
          <table:table-cell table:style-name="Table9.A2" office:value-type="string">
            <text:p text:style-name="P430">Big int </text:p>
          </table:table-cell>
          <table:table-cell table:style-name="Table9.A2" office:value-type="string">
            <text:p text:style-name="P431">Not null , unsigned,</text:p>
            <text:p text:style-name="P648">foreign key → app_settings(id)</text:p>
            <text:p text:style-name="P385"/>
            <text:p text:style-name="P630">on Delete → (<text:span text:style-name="T531">cascade</text:span>)</text:p>
            <text:p text:style-name="P630"/>
            <text:p text:style-name="P630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312"/>
          </table:table-cell>
        </table:table-row>
        <table:table-row table:style-name="Table9.4">
          <table:table-cell table:style-name="Table9.A2" office:value-type="string">
            <text:p text:style-name="P432">language_id</text:p>
          </table:table-cell>
          <table:table-cell table:style-name="Table9.A2" office:value-type="string">
            <text:p text:style-name="P433">Big int </text:p>
          </table:table-cell>
          <table:table-cell table:style-name="Table9.A2" office:value-type="string">
            <text:p text:style-name="P434">Not null , </text:p>
            <text:p text:style-name="P434">unsigned , </text:p>
            <text:p text:style-name="P649">foreign key → languages(id)</text:p>
            <text:p text:style-name="P386"/>
            <text:p text:style-name="P631">on Delete → (<text:span text:style-name="T531">cascade</text:span>)</text:p>
            <text:p text:style-name="P631"/>
            <text:p text:style-name="P631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312"/>
          </table:table-cell>
        </table:table-row>
        <table:table-row table:style-name="Table9.4">
          <table:table-cell table:style-name="Table9.A2" office:value-type="string">
            <text:p text:style-name="P661">sort</text:p>
          </table:table-cell>
          <table:table-cell table:style-name="Table9.A2" office:value-type="string">
            <text:p text:style-name="P662">tinyInt</text:p>
          </table:table-cell>
          <table:table-cell table:style-name="Table9.A2" office:value-type="string">
            <text:p text:style-name="P663">Unsigned , nullable</text:p>
          </table:table-cell>
          <table:table-cell table:style-name="Table9.D2" office:value-type="string">
            <text:p text:style-name="P312"/>
          </table:table-cell>
        </table:table-row>
      </table:table>
      <text:p text:style-name="P35"/>
      <text:list xml:id="list709154316" text:style-name="L16">
        <text:list-item>
          <text:list>
            <text:list-item>
              <text:p text:style-name="P1118">ارتباطات :‌</text:p>
              <text:list>
                <text:list-item>
                  <text:p text:style-name="P111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6"/>
      <text:list xml:id="list164219806164306" text:continue-numbering="true" text:style-name="L16">
        <text:list-item>
          <text:list>
            <text:list-item>
              <text:list>
                <text:list-item>
                  <text:p text:style-name="P1019"><text:span text:style-name="T196">app_settings</text:span><text:span text:style-name="T197"> : </text:span></text:p>
                  <text:list>
                    <text:list-item>
                      <text:p text:style-name="P1120">نوع ارتباط :‌ <text:span text:style-name="T203">1 به n </text:span></text:p>
                    </text:list-item>
                    <text:list-item>
                      <text:p text:style-name="P1121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64220760903131" text:continue-numbering="true" text:style-name="L16">
        <text:list-item>
          <text:list>
            <text:list-item>
              <text:list>
                <text:list-item>
                  <text:p text:style-name="P1122">languages : </text:p>
                  <text:list>
                    <text:list-item>
                      <text:p text:style-name="P1123">نوع : <text:span text:style-name="T214">1 به n</text:span></text:p>
                    </text:list-item>
                    <text:list-item>
                      <text:p text:style-name="P1124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3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8"/>
      <text:list xml:id="list164221154744885" text:continue-numbering="true" text:style-name="L16">
        <text:list-item>
          <text:list>
            <text:list-item>
              <text:p text:style-name="P112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32029112512">
          <table:table-cell table:style-name="Table10.A1" office:value-type="string">
            <text:p text:style-name="P350">Name</text:p>
          </table:table-cell>
          <table:table-cell table:style-name="Table10.A1" office:value-type="string">
            <text:p text:style-name="P350">Data Type</text:p>
          </table:table-cell>
          <table:table-cell table:style-name="Table10.A1" office:value-type="string">
            <text:p text:style-name="P350">Attributes</text:p>
          </table:table-cell>
          <table:table-cell table:style-name="Table10.D1" office:value-type="string">
            <text:p text:style-name="P350">Comment</text:p>
          </table:table-cell>
        </table:table-row>
        <table:table-row table:style-name="TableLine94632029153552">
          <table:table-cell table:style-name="Table10.A2" office:value-type="string">
            <text:p text:style-name="P435">id</text:p>
          </table:table-cell>
          <table:table-cell table:style-name="Table10.A2" office:value-type="string">
            <text:p text:style-name="P436">Big int </text:p>
          </table:table-cell>
          <table:table-cell table:style-name="Table10.A2" office:value-type="string">
            <text:p text:style-name="P437">Unsigned , </text:p>
            <text:p text:style-name="P437">not null , </text:p>
            <text:p text:style-name="P438">unique, </text:p>
            <text:p text:style-name="P438">primary key , </text:p>
            <text:p text:style-name="P438">index , </text:p>
            <text:p text:style-name="P439">auto increment</text:p>
          </table:table-cell>
          <table:table-cell table:style-name="Table10.D2" office:value-type="string">
            <text:p text:style-name="P312"/>
          </table:table-cell>
        </table:table-row>
        <table:table-row table:style-name="TableLine94632029155760">
          <table:table-cell table:style-name="Table10.A2" office:value-type="string">
            <text:p text:style-name="P435">title</text:p>
          </table:table-cell>
          <table:table-cell table:style-name="Table10.A2" office:value-type="string">
            <text:p text:style-name="P440">varchar(60)</text:p>
          </table:table-cell>
          <table:table-cell table:style-name="Table10.A2" office:value-type="string">
            <text:p text:style-name="P441">Not null , </text:p>
          </table:table-cell>
          <table:table-cell table:style-name="Table10.D2" office:value-type="string">
            <text:p text:style-name="P444">عنوان وب سایت </text:p>
          </table:table-cell>
        </table:table-row>
        <table:table-row table:style-name="TableLine94632029156672">
          <table:table-cell table:style-name="Table10.A2" office:value-type="string">
            <text:p text:style-name="P435">shutdown_text</text:p>
          </table:table-cell>
          <table:table-cell table:style-name="Table10.A2" office:value-type="string">
            <text:p text:style-name="P322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43">Not null ,</text:p>
          </table:table-cell>
          <table:table-cell table:style-name="Table10.D2" office:value-type="string">
            <text:p text:style-name="P445">جمله ای است که وقتی وب سایت تعطیل میشود <text:span text:style-name="T240">ان نمایش داده میشود </text:span></text:p>
          </table:table-cell>
        </table:table-row>
        <table:table-row table:style-name="TableLine94632029157632">
          <table:table-cell table:style-name="Table10.A2" office:value-type="string">
            <text:p text:style-name="P593">copyright</text:p>
          </table:table-cell>
          <table:table-cell table:style-name="Table10.A2" office:value-type="string">
            <text:p text:style-name="P594">varchar(255)</text:p>
          </table:table-cell>
          <table:table-cell table:style-name="Table10.A2" office:value-type="string">
            <text:p text:style-name="P595">Not null</text:p>
          </table:table-cell>
          <table:table-cell table:style-name="Table10.D2" office:value-type="string">
            <text:p text:style-name="P445"/>
          </table:table-cell>
        </table:table-row>
        <table:table-row table:style-name="TableLine94632029158816">
          <table:table-cell table:style-name="Table10.A2" office:value-type="string">
            <text:p text:style-name="P435">app_setting_id</text:p>
          </table:table-cell>
          <table:table-cell table:style-name="Table10.A2" office:value-type="string">
            <text:p text:style-name="P442">Big int </text:p>
          </table:table-cell>
          <table:table-cell table:style-name="Table10.A2" office:value-type="string">
            <text:p text:style-name="P446">Unsigned , </text:p>
            <text:p text:style-name="P446">not null , </text:p>
            <text:p text:style-name="P447">foreign key →</text:p>
            <text:p text:style-name="P447">app_settings(id)</text:p>
            <text:p text:style-name="P387"/>
            <text:p text:style-name="P632">on Delete → (<text:span text:style-name="T531">cascade</text:span>)</text:p>
            <text:p text:style-name="P632"/>
            <text:p text:style-name="P632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312"/>
          </table:table-cell>
        </table:table-row>
        <table:table-row table:style-name="TableLine94632029159680">
          <table:table-cell table:style-name="Table10.A2" office:value-type="string">
            <text:p text:style-name="P435">language_id</text:p>
          </table:table-cell>
          <table:table-cell table:style-name="Table10.A2" office:value-type="string">
            <text:p text:style-name="P442">Big int </text:p>
          </table:table-cell>
          <table:table-cell table:style-name="Table10.A2" office:value-type="string">
            <text:p text:style-name="P448">Not null , </text:p>
            <text:p text:style-name="P449">unsigned , </text:p>
            <text:p text:style-name="P449">foreign key → </text:p>
            <text:p text:style-name="P449">languages(id)</text:p>
            <text:p text:style-name="P388"/>
            <text:p text:style-name="P633">on Delete → (<text:span text:style-name="T531">cascade</text:span>)</text:p>
            <text:p text:style-name="P633"/>
            <text:p text:style-name="P633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312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4053493025" text:style-name="L17">
        <text:list-item>
          <text:p text:style-name="P1126"><text:soft-page-break/>ارتباطات :‌</text:p>
          <text:list>
            <text:list-item>
              <text:p text:style-name="P1127">app_setting<text:span text:style-name="T241">s : </text:span></text:p>
              <text:list>
                <text:list-item>
                  <text:p text:style-name="P1113">نوع : <text:span text:style-name="T242">1 به n </text:span></text:p>
                </text:list-item>
                <text:list-item>
                  <text:p text:style-name="P111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1114"/>
                </text:list-item>
              </text:list>
            </text:list-item>
          </text:list>
        </text:list-item>
      </text:list>
      <text:p text:style-name="P40"/>
      <text:list xml:id="list164219936742535" text:continue-numbering="true" text:style-name="L17">
        <text:list-item>
          <text:list>
            <text:list-item>
              <text:p text:style-name="P1128">languages : </text:p>
              <text:list>
                <text:list-item>
                  <text:p text:style-name="P1107">نوع : <text:span text:style-name="T251">1 به n </text:span></text:p>
                </text:list-item>
                <text:list-item>
                  <text:p text:style-name="P1109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6"/>
      <text:list xml:id="list164219741074545" text:continue-numbering="true" text:style-name="L17">
        <text:list-item>
          <text:list>
            <text:list-item>
              <text:p text:style-name="P1162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164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112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42"/>
      <text:list xml:id="list164219620812933" text:continue-numbering="true" text:style-name="L17">
        <text:list-item>
          <text:p text:style-name="P1504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16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32029219440">
          <table:table-cell table:style-name="Table11.A1" office:value-type="string">
            <text:p text:style-name="P350">Name</text:p>
          </table:table-cell>
          <table:table-cell table:style-name="Table11.A1" office:value-type="string">
            <text:p text:style-name="P350">Data Type</text:p>
          </table:table-cell>
          <table:table-cell table:style-name="Table11.A1" office:value-type="string">
            <text:p text:style-name="P350">Attributes</text:p>
          </table:table-cell>
          <table:table-cell table:style-name="Table11.D1" office:value-type="string">
            <text:p text:style-name="P350">Comment</text:p>
          </table:table-cell>
        </table:table-row>
        <table:table-row table:style-name="TableLine94632029272528">
          <table:table-cell table:style-name="Table11.A2" office:value-type="string">
            <text:p text:style-name="P450">id</text:p>
          </table:table-cell>
          <table:table-cell table:style-name="Table11.A2" office:value-type="string">
            <text:p text:style-name="P453">Big int </text:p>
          </table:table-cell>
          <table:table-cell table:style-name="Table11.A2" office:value-type="string">
            <text:p text:style-name="P461">Unsigned , </text:p>
            <text:p text:style-name="P461">not null , </text:p>
            <text:p text:style-name="P461">index , </text:p>
            <text:p text:style-name="P461">unique , </text:p>
            <text:p text:style-name="P461">primary key , </text:p>
            <text:p text:style-name="P461">auto increment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74688">
          <table:table-cell table:style-name="Table11.A2" office:value-type="string">
            <text:p text:style-name="P451">description</text:p>
          </table:table-cell>
          <table:table-cell table:style-name="Table11.A2" office:value-type="string">
            <text:p text:style-name="P454">varchar(160)</text:p>
          </table:table-cell>
          <table:table-cell table:style-name="Table11.A2" office:value-type="string">
            <text:p text:style-name="P462">Not null 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75600">
          <table:table-cell table:style-name="Table11.A2" office:value-type="string">
            <text:p text:style-name="P451">keywords</text:p>
          </table:table-cell>
          <table:table-cell table:style-name="Table11.A2" office:value-type="string">
            <text:p text:style-name="P455">varchar(255)</text:p>
          </table:table-cell>
          <table:table-cell table:style-name="Table11.A2" office:value-type="string">
            <text:p text:style-name="P462">Not null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76560">
          <table:table-cell table:style-name="Table11.A2" office:value-type="string">
            <text:p text:style-name="P451">subject</text:p>
          </table:table-cell>
          <table:table-cell table:style-name="Table11.A2" office:value-type="string">
            <text:p text:style-name="P459">varchar(60)</text:p>
          </table:table-cell>
          <table:table-cell table:style-name="Table11.A2" office:value-type="string">
            <text:p text:style-name="P462">Not null 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77904">
          <table:table-cell table:style-name="Table11.A2" office:value-type="string">
            <text:p text:style-name="P451">copyright</text:p>
          </table:table-cell>
          <table:table-cell table:style-name="Table11.A2" office:value-type="string">
            <text:p text:style-name="P459">varchar(60)</text:p>
          </table:table-cell>
          <table:table-cell table:style-name="Table11.A2" office:value-type="string">
            <text:p text:style-name="P462">Not null 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78928">
          <table:table-cell table:style-name="Table11.A2" office:value-type="string">
            <text:p text:style-name="P451">robot</text:p>
          </table:table-cell>
          <table:table-cell table:style-name="Table11.A2" office:value-type="string">
            <text:p text:style-name="P456">varchar(30)</text:p>
          </table:table-cell>
          <table:table-cell table:style-name="Table11.A2" office:value-type="string">
            <text:p text:style-name="P463">Not null </text:p>
            <text:p text:style-name="P318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80000">
          <table:table-cell table:style-name="Table11.A2" office:value-type="string">
            <text:p text:style-name="P451">designer</text:p>
          </table:table-cell>
          <table:table-cell table:style-name="Table11.A2" office:value-type="string">
            <text:p text:style-name="P457">varchar(30)</text:p>
          </table:table-cell>
          <table:table-cell table:style-name="Table11.A2" office:value-type="string">
            <text:p text:style-name="P464">Not null 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81072">
          <table:table-cell table:style-name="Table11.A2" office:value-type="string">
            <text:p text:style-name="P451">author</text:p>
          </table:table-cell>
          <table:table-cell table:style-name="Table11.A2" office:value-type="string">
            <text:p text:style-name="P317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64">Not null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82064">
          <table:table-cell table:style-name="Table11.A2" office:value-type="string">
            <text:p text:style-name="P451">owner</text:p>
          </table:table-cell>
          <table:table-cell table:style-name="Table11.A2" office:value-type="string">
            <text:p text:style-name="P458">varchar(30)</text:p>
          </table:table-cell>
          <table:table-cell table:style-name="Table11.A2" office:value-type="string">
            <text:p text:style-name="P464">Not null </text:p>
          </table:table-cell>
          <table:table-cell table:style-name="Table11.D2" office:value-type="string">
            <text:p text:style-name="P312"/>
          </table:table-cell>
        </table:table-row>
        <table:table-row table:style-name="TableLine94632029283136">
          <table:table-cell table:style-name="Table11.A2" office:value-type="string">
            <text:p text:style-name="P452">app_setting_</text:p>
            <text:p text:style-name="P452">translate_id</text:p>
          </table:table-cell>
          <table:table-cell table:style-name="Table11.A2" office:value-type="string">
            <text:p text:style-name="P460">Big int</text:p>
          </table:table-cell>
          <table:table-cell table:style-name="Table11.A2" office:value-type="string">
            <text:p text:style-name="P465">Unsigned , </text:p>
            <text:p text:style-name="P465">not null ,</text:p>
            <text:p text:style-name="P466">unique , </text:p>
            <text:p text:style-name="P467">foreign key →</text:p>
            <text:p text:style-name="P650">app_setting_translations<text:span text:style-name="T264">(</text:span><text:span text:style-name="T265">id</text:span><text:span text:style-name="T264">)</text:span></text:p>
            <text:p text:style-name="P389"/>
            <text:p text:style-name="P634">on Delete → (<text:span text:style-name="T531">cascade</text:span>)</text:p>
            <text:p text:style-name="P634"/>
            <text:p text:style-name="P634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312"/>
          </table:table-cell>
        </table:table-row>
      </table:table>
      <text:p text:style-name="P251"/>
      <text:list xml:id="list2112073504" text:style-name="L18">
        <text:list-item>
          <text:list>
            <text:list-item>
              <text:p text:style-name="P1166">ارتباطات :‌</text:p>
              <text:list>
                <text:list-item>
                  <text:p text:style-name="P1163">app_setting_translations :‌</text:p>
                  <text:list>
                    <text:list-item>
                      <text:p text:style-name="P1020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16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64221149427936" text:continue-numbering="true" text:style-name="L18">
        <text:list-item>
          <text:p text:style-name="P1505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64220095596777" text:continue-numbering="true" text:style-name="L18">
        <text:list-item>
          <text:list>
            <text:list-item>
              <text:p text:style-name="P116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32029309184">
          <table:table-cell table:style-name="Table12.A1" office:value-type="string">
            <text:p text:style-name="P350">Name</text:p>
          </table:table-cell>
          <table:table-cell table:style-name="Table12.A1" office:value-type="string">
            <text:p text:style-name="P350">Data Type</text:p>
          </table:table-cell>
          <table:table-cell table:style-name="Table12.A1" office:value-type="string">
            <text:p text:style-name="P350">Attributes</text:p>
          </table:table-cell>
          <table:table-cell table:style-name="Table12.D1" office:value-type="string">
            <text:p text:style-name="P350">Comment</text:p>
          </table:table-cell>
        </table:table-row>
        <table:table-row table:style-name="TableLine94632029350992">
          <table:table-cell table:style-name="Table12.A2" office:value-type="string">
            <text:p text:style-name="P468">id</text:p>
          </table:table-cell>
          <table:table-cell table:style-name="Table12.A2" office:value-type="string">
            <text:p text:style-name="P469">Big int </text:p>
          </table:table-cell>
          <table:table-cell table:style-name="Table12.A2" office:value-type="string">
            <text:p text:style-name="P469">Unsigned , </text:p>
            <text:p text:style-name="P469">not null , </text:p>
            <text:p text:style-name="P469">index , </text:p>
            <text:p text:style-name="P469">unique , </text:p>
            <text:p text:style-name="P469">primary key , </text:p>
            <text:p text:style-name="P469">autoincrement </text:p>
          </table:table-cell>
          <table:table-cell table:style-name="Table12.D2" office:value-type="string">
            <text:p text:style-name="P312"/>
          </table:table-cell>
        </table:table-row>
        <table:table-row table:style-name="TableLine94632029352688">
          <table:table-cell table:style-name="Table12.A2" office:value-type="string">
            <text:p text:style-name="P468">alt</text:p>
          </table:table-cell>
          <table:table-cell table:style-name="Table12.A2" office:value-type="string">
            <text:p text:style-name="P470">varchar(128)</text:p>
          </table:table-cell>
          <table:table-cell table:style-name="Table12.A2" office:value-type="string">
            <text:p text:style-name="P312"><text:s/><text:span text:style-name="T281">Not null </text:span></text:p>
          </table:table-cell>
          <table:table-cell table:style-name="Table12.D2" office:value-type="string">
            <text:p text:style-name="P312"/>
          </table:table-cell>
        </table:table-row>
        <table:table-row table:style-name="TableLine94632029353600">
          <table:table-cell table:style-name="Table12.A2" office:value-type="string">
            <text:p text:style-name="P468">caption</text:p>
          </table:table-cell>
          <table:table-cell table:style-name="Table12.A2" office:value-type="string">
            <text:p text:style-name="P472">varchar(<text:span text:style-name="T282">255</text:span>)</text:p>
          </table:table-cell>
          <table:table-cell table:style-name="Table12.A2" office:value-type="string">
            <text:p text:style-name="P473">Nullable </text:p>
          </table:table-cell>
          <table:table-cell table:style-name="Table12.D2" office:value-type="string">
            <text:p text:style-name="P312"/>
          </table:table-cell>
        </table:table-row>
        <table:table-row table:style-name="TableLine94632029354560">
          <table:table-cell table:style-name="Table12.A2" office:value-type="string">
            <text:p text:style-name="P468">media_id</text:p>
          </table:table-cell>
          <table:table-cell table:style-name="Table12.A2" office:value-type="string">
            <text:p text:style-name="P471">Big int </text:p>
          </table:table-cell>
          <table:table-cell table:style-name="Table12.A2" office:value-type="string">
            <text:p text:style-name="P474">Unsigned,</text:p>
            <text:p text:style-name="P475">not null , </text:p>
            <text:p text:style-name="P475">foreign key → </text:p>
            <text:p text:style-name="P475">media(id)</text:p>
            <text:p text:style-name="P391"/>
            <text:p text:style-name="P636">on Delete → (<text:span text:style-name="T531">cascade</text:span>)</text:p>
            <text:p text:style-name="P636"/>
            <text:p text:style-name="P636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312"/>
          </table:table-cell>
        </table:table-row>
        <table:table-row table:style-name="TableLine94632029355472">
          <table:table-cell table:style-name="Table12.A2" office:value-type="string">
            <text:p text:style-name="P468">language_id</text:p>
          </table:table-cell>
          <table:table-cell table:style-name="Table12.A2" office:value-type="string">
            <text:p text:style-name="P471">Big int </text:p>
          </table:table-cell>
          <table:table-cell table:style-name="Table12.A2" office:value-type="string">
            <text:p text:style-name="P476">Unsigned , </text:p>
            <text:p text:style-name="P476">not null , </text:p>
            <text:p text:style-name="P476">foreign key → </text:p>
            <text:p text:style-name="P476">languages(id)</text:p>
            <text:p text:style-name="P390"/>
            <text:p text:style-name="P635">on Delete → (<text:span text:style-name="T531">cascade</text:span>)</text:p>
            <text:p text:style-name="P635"/>
            <text:p text:style-name="P635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312"/>
          </table:table-cell>
        </table:table-row>
      </table:table>
      <text:p text:style-name="P252"/>
      <text:list xml:id="list3811715374" text:style-name="L19">
        <text:list-item>
          <text:p text:style-name="P1169">روابط :‌</text:p>
          <text:list>
            <text:list-item>
              <text:p text:style-name="P1170">media :‌</text:p>
              <text:list>
                <text:list-item>
                  <text:p text:style-name="P1103">نوع ‌: <text:span text:style-name="T284">1 به </text:span><text:span text:style-name="T285">n </text:span></text:p>
                </text:list-item>
                <text:list-item>
                  <text:p text:style-name="P1103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64219711958386" text:continue-numbering="true" text:style-name="L19">
        <text:list-item>
          <text:list>
            <text:list-item>
              <text:p text:style-name="P1171">languages : </text:p>
              <text:list>
                <text:list-item>
                  <text:p text:style-name="P1151">نوع : <text:span text:style-name="T290">1 به n </text:span></text:p>
                </text:list-item>
                <text:list-item>
                  <text:p text:style-name="P117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506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64221331101972" text:continue-numbering="true" text:style-name="L19">
        <text:list-item>
          <text:list>
            <text:list-item>
              <text:p text:style-name="P117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32029396640">
          <table:table-cell table:style-name="Table13.A1" office:value-type="string">
            <text:p text:style-name="P350">Name</text:p>
          </table:table-cell>
          <table:table-cell table:style-name="Table13.A1" office:value-type="string">
            <text:p text:style-name="P350">Data Type</text:p>
          </table:table-cell>
          <table:table-cell table:style-name="Table13.A1" office:value-type="string">
            <text:p text:style-name="P350">Attributes</text:p>
          </table:table-cell>
          <table:table-cell table:style-name="Table13.D1" office:value-type="string">
            <text:p text:style-name="P350">Comment</text:p>
          </table:table-cell>
        </table:table-row>
        <table:table-row table:style-name="TableLine94632029427216">
          <table:table-cell table:style-name="Table13.A2" office:value-type="string">
            <text:p text:style-name="P481">id</text:p>
          </table:table-cell>
          <table:table-cell table:style-name="Table13.A2" office:value-type="string">
            <text:p text:style-name="P482">Big int </text:p>
          </table:table-cell>
          <table:table-cell table:style-name="Table13.A2" office:value-type="string">
            <text:p text:style-name="P483">Unsigned,</text:p>
            <text:p text:style-name="P484">Not null , </text:p>
            <text:p text:style-name="P484">unique , </text:p>
            <text:p text:style-name="P484">index , </text:p>
            <text:p text:style-name="P484">primary key , </text:p>
            <text:p text:style-name="P484">auto increment</text:p>
          </table:table-cell>
          <table:table-cell table:style-name="Table13.D2" office:value-type="string">
            <text:p text:style-name="P312"/>
          </table:table-cell>
        </table:table-row>
        <table:table-row table:style-name="TableLine94632029429472">
          <table:table-cell table:style-name="Table13.A2" office:value-type="string">
            <text:p text:style-name="P481">bio</text:p>
          </table:table-cell>
          <table:table-cell table:style-name="Table13.A2" office:value-type="string">
            <text:p text:style-name="P482">varchar(<text:span text:style-name="T297">400</text:span>)</text:p>
          </table:table-cell>
          <table:table-cell table:style-name="Table13.A2" office:value-type="string">
            <text:p text:style-name="P312"><text:s/><text:span text:style-name="T298">Not null </text:span></text:p>
          </table:table-cell>
          <table:table-cell table:style-name="Table13.D2" office:value-type="string">
            <text:p text:style-name="P312"/>
          </table:table-cell>
        </table:table-row>
        <table:table-row table:style-name="TableLine94632029430384">
          <table:table-cell table:style-name="Table13.A2" office:value-type="string">
            <text:p text:style-name="P481">user_id</text:p>
          </table:table-cell>
          <table:table-cell table:style-name="Table13.A2" office:value-type="string">
            <text:p text:style-name="P480">Big int </text:p>
          </table:table-cell>
          <table:table-cell table:style-name="Table13.A2" office:value-type="string">
            <text:p text:style-name="P477">Unsigned , </text:p>
            <text:p text:style-name="P477">not null ,</text:p>
            <text:p text:style-name="P479">foreign key → </text:p>
            <text:p text:style-name="P479"><text:span text:style-name="T299">users</text:span> (id)</text:p>
            <text:p text:style-name="P393"/>
            <text:p text:style-name="P638">on Delete → (<text:span text:style-name="T531">cascade</text:span>)</text:p>
            <text:p text:style-name="P638"/>
            <text:p text:style-name="P638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312"/>
          </table:table-cell>
        </table:table-row>
        <table:table-row table:style-name="TableLine94632029431344">
          <table:table-cell table:style-name="Table13.A2" office:value-type="string">
            <text:p text:style-name="P481">language_id</text:p>
          </table:table-cell>
          <table:table-cell table:style-name="Table13.A2" office:value-type="string">
            <text:p text:style-name="P480">Big int </text:p>
          </table:table-cell>
          <table:table-cell table:style-name="Table13.A2" office:value-type="string">
            <text:p text:style-name="P477">Unsigned , </text:p>
            <text:p text:style-name="P477">not null , </text:p>
            <text:p text:style-name="P478">foreign key → </text:p>
            <text:p text:style-name="P478">languages (id)</text:p>
            <text:p text:style-name="P392"/>
            <text:p text:style-name="P637">on Delete → (<text:span text:style-name="T531">cascade</text:span>)</text:p>
            <text:p text:style-name="P637"/>
            <text:p text:style-name="P637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312"/>
          </table:table-cell>
        </table:table-row>
      </table:table>
      <text:p text:style-name="P253"/>
      <text:list xml:id="list177328432" text:style-name="L20">
        <text:list-item>
          <text:p text:style-name="P1174">روابط : </text:p>
          <text:list>
            <text:list-item>
              <text:p text:style-name="P1175">users <text:s/>:</text:p>
              <text:list>
                <text:list-item>
                  <text:p text:style-name="P1058">نوع : <text:span text:style-name="T302">1 به n </text:span></text:p>
                </text:list-item>
                <text:list-item>
                  <text:p text:style-name="P1060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1"/>
      <text:list xml:id="list164220340513134" text:continue-numbering="true" text:style-name="L20">
        <text:list-item>
          <text:list>
            <text:list-item>
              <text:p text:style-name="P1176">languages : </text:p>
              <text:list>
                <text:list-item>
                  <text:p text:style-name="P1153">نوع :‌ <text:span text:style-name="T306">1 به n </text:span></text:p>
                </text:list-item>
                <text:list-item>
                  <text:p text:style-name="P1177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516">font_icons : در این جدول <text:span text:style-name="T313">font icons ها را ذخیره میکند !!!</text:span></text:p>
        </text:list-item>
      </text:list>
      <text:p text:style-name="P52"/>
      <text:list xml:id="list164220294724408" text:continue-numbering="true" text:style-name="L20">
        <text:list-item>
          <text:list>
            <text:list-item>
              <text:p text:style-name="P117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32029473584">
          <table:table-cell table:style-name="Table14.A1" office:value-type="string">
            <text:p text:style-name="P350">Name</text:p>
          </table:table-cell>
          <table:table-cell table:style-name="Table14.A1" office:value-type="string">
            <text:p text:style-name="P350">Data Type</text:p>
          </table:table-cell>
          <table:table-cell table:style-name="Table14.A1" office:value-type="string">
            <text:p text:style-name="P350">Attributes</text:p>
          </table:table-cell>
          <table:table-cell table:style-name="Table14.D1" office:value-type="string">
            <text:p text:style-name="P350">Comment</text:p>
          </table:table-cell>
        </table:table-row>
        <table:table-row table:style-name="TableLine94632029498512">
          <table:table-cell table:style-name="Table14.A2" office:value-type="string">
            <text:p text:style-name="P485">id</text:p>
          </table:table-cell>
          <table:table-cell table:style-name="Table14.A2" office:value-type="string">
            <text:p text:style-name="P486">Big int </text:p>
          </table:table-cell>
          <table:table-cell table:style-name="Table14.A2" office:value-type="string">
            <text:p text:style-name="P486">Unsigned ,<text:span text:style-name="T314">index</text:span></text:p>
            <text:p text:style-name="P487">primary key ,</text:p>
            <text:p text:style-name="P487">unique,</text:p>
            <text:p text:style-name="P487">not null ,</text:p>
            <text:p text:style-name="P487">auto increment</text:p>
          </table:table-cell>
          <table:table-cell table:style-name="Table14.D2" office:value-type="string">
            <text:p text:style-name="P312"/>
          </table:table-cell>
        </table:table-row>
        <table:table-row table:style-name="TableLine94632029500208">
          <table:table-cell table:style-name="Table14.A2" office:value-type="string">
            <text:p text:style-name="P485">name</text:p>
          </table:table-cell>
          <table:table-cell table:style-name="Table14.A2" office:value-type="string">
            <text:p text:style-name="P487">varchar(48)</text:p>
          </table:table-cell>
          <table:table-cell table:style-name="Table14.A2" office:value-type="string">
            <text:p text:style-name="P489">Not null </text:p>
          </table:table-cell>
          <table:table-cell table:style-name="Table14.D2" office:value-type="string">
            <text:p text:style-name="P312"/>
          </table:table-cell>
        </table:table-row>
        <table:table-row table:style-name="TableLine94632029501120">
          <table:table-cell table:style-name="Table14.A2" office:value-type="string">
            <text:p text:style-name="P485">class</text:p>
          </table:table-cell>
          <table:table-cell table:style-name="Table14.A2" office:value-type="string">
            <text:p text:style-name="P324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90">Unique , not null </text:p>
          </table:table-cell>
          <table:table-cell table:style-name="Table14.D2" office:value-type="string">
            <text:p text:style-name="P492">Css class</text:p>
          </table:table-cell>
        </table:table-row>
        <table:table-row table:style-name="TableLine94632029502080">
          <table:table-cell table:style-name="Table14.A2" office:value-type="string">
            <text:p text:style-name="P485">unicode</text:p>
          </table:table-cell>
          <table:table-cell table:style-name="Table14.A2" office:value-type="string">
            <text:p text:style-name="P488">varchar(12)</text:p>
          </table:table-cell>
          <table:table-cell table:style-name="Table14.A2" office:value-type="string">
            <text:p text:style-name="P491">Not null </text:p>
          </table:table-cell>
          <table:table-cell table:style-name="Table14.D2" office:value-type="string">
            <text:p text:style-name="P312"/>
          </table:table-cell>
        </table:table-row>
      </table:table>
      <text:p text:style-name="P254"/>
      <text:list xml:id="list1344890662" text:style-name="L21">
        <text:list-item>
          <text:list>
            <text:list-item>
              <text:p text:style-name="P1179">ارتباطات : </text:p>
              <text:list>
                <text:list-item>
                  <text:p text:style-name="P1180">users : </text:p>
                  <text:list>
                    <text:list-item>
                      <text:p text:style-name="P1181">نوع : <text:span text:style-name="T408">1 به n </text:span></text:p>
                    </text:list-item>
                    <text:list-item>
                      <text:p text:style-name="P1181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4221359042395" text:continue-numbering="true" text:style-name="L21">
        <text:list-item>
          <text:list>
            <text:list-item>
              <text:list>
                <text:list-item>
                  <text:p text:style-name="P1182">dates : </text:p>
                  <text:list>
                    <text:list-item>
                      <text:p text:style-name="P1183">نوع : <text:span text:style-name="T317">1 به n</text:span></text:p>
                    </text:list-item>
                    <text:list-item>
                      <text:p text:style-name="P1021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4219985828462" text:continue-numbering="true" text:style-name="L21">
        <text:list-item>
          <text:list>
            <text:list-item>
              <text:list>
                <text:list-item>
                  <text:p text:style-name="P1184">iconables : </text:p>
                  <text:list>
                    <text:list-item>
                      <text:p text:style-name="P1186">نوع : <text:span text:style-name="T343">1 به n</text:span></text:p>
                    </text:list-item>
                    <text:list-item>
                      <text:p text:style-name="P1187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4219764666221" text:continue-numbering="true" text:style-name="L21">
        <text:list-item>
          <text:list>
            <text:list-item>
              <text:list>
                <text:list-item>
                  <text:p text:style-name="P1190">icon_groups : </text:p>
                  <text:list>
                    <text:list-item>
                      <text:p text:style-name="P1192">نوع : </text:p>
                    </text:list-item>
                    <text:list-item>
                      <text:p text:style-name="P1192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92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2">icon_groupables </text:span></text:p>
      <text:p text:style-name="P66"/>
      <text:p text:style-name="P66"/>
      <text:p text:style-name="P66"/>
      <text:p text:style-name="P66"/>
      <text:p text:style-name="P66"><text:soft-page-break/></text:p>
      <text:list xml:id="list927938784" text:style-name="L22">
        <text:list-item>
          <text:list>
            <text:list-item>
              <text:list>
                <text:list-item>
                  <text:p text:style-name="P1022"><text:span text:style-name="T388">icon_groupables </text:span><text:span text:style-name="T372"><text:s/></text:span></text:p>
                  <text:list>
                    <text:list-item>
                      <text:p text:style-name="P1194">نوع : <text:span text:style-name="T375">1 به n </text:span></text:p>
                    </text:list-item>
                    <text:list-item>
                      <text:p text:style-name="P1194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219951276801" text:continue-list="list164219764666221" text:style-name="L21">
        <text:list-item>
          <text:p text:style-name="P1517">custom_icons : <text:span text:style-name="T328">در این جدول ایکون های custom ذخیره میشوند !!!</text:span></text:p>
        </text:list-item>
      </text:list>
      <text:p text:style-name="P53"/>
      <text:list xml:id="list164220792131850" text:continue-numbering="true" text:style-name="L21">
        <text:list-item>
          <text:list>
            <text:list-item>
              <text:p text:style-name="P119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32029539344">
          <table:table-cell table:style-name="Table15.A1" office:value-type="string">
            <text:p text:style-name="P350">Name</text:p>
          </table:table-cell>
          <table:table-cell table:style-name="Table15.A1" office:value-type="string">
            <text:p text:style-name="P350">Data Type</text:p>
          </table:table-cell>
          <table:table-cell table:style-name="Table15.A1" office:value-type="string">
            <text:p text:style-name="P350">Attributes</text:p>
          </table:table-cell>
          <table:table-cell table:style-name="Table15.D1" office:value-type="string">
            <text:p text:style-name="P350">Comment</text:p>
          </table:table-cell>
        </table:table-row>
        <table:table-row table:style-name="TableLine94632029214720">
          <table:table-cell table:style-name="Table15.A2" office:value-type="string">
            <text:p text:style-name="P497">id</text:p>
          </table:table-cell>
          <table:table-cell table:style-name="Table15.A2" office:value-type="string">
            <text:p text:style-name="P496">Big int</text:p>
          </table:table-cell>
          <table:table-cell table:style-name="Table15.A2" office:value-type="string">
            <text:p text:style-name="P496">Unsigned , index , </text:p>
            <text:p text:style-name="P496">not null , </text:p>
            <text:p text:style-name="P493">unique , </text:p>
            <text:p text:style-name="P493">primary key , </text:p>
            <text:p text:style-name="P493">auto increment</text:p>
          </table:table-cell>
          <table:table-cell table:style-name="Table15.D2" office:value-type="string">
            <text:p text:style-name="P312"/>
          </table:table-cell>
        </table:table-row>
        <table:table-row table:style-name="TableLine94632029607184">
          <table:table-cell table:style-name="Table15.A2" office:value-type="string">
            <text:p text:style-name="P497">name</text:p>
          </table:table-cell>
          <table:table-cell table:style-name="Table15.A2" office:value-type="string">
            <text:p text:style-name="P494">varchar(48)</text:p>
          </table:table-cell>
          <table:table-cell table:style-name="Table15.A2" office:value-type="string">
            <text:p text:style-name="P495">Not null </text:p>
          </table:table-cell>
          <table:table-cell table:style-name="Table15.D2" office:value-type="string">
            <text:p text:style-name="P312"/>
          </table:table-cell>
        </table:table-row>
      </table:table>
      <text:p text:style-name="P255"/>
      <text:list xml:id="list1900397623" text:style-name="L23">
        <text:list-item>
          <text:list>
            <text:list-item>
              <text:p text:style-name="P1197">روابط : </text:p>
              <text:list>
                <text:list-item>
                  <text:p text:style-name="P1198">users : </text:p>
                  <text:list>
                    <text:list-item>
                      <text:p text:style-name="P1198">نوع : <text:span text:style-name="T412">1 به n </text:span></text:p>
                    </text:list-item>
                    <text:list-item>
                      <text:p text:style-name="P1199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4219656995357" text:continue-numbering="true" text:style-name="L23">
        <text:list-item>
          <text:list>
            <text:list-item>
              <text:list>
                <text:list-item>
                  <text:p text:style-name="P1197">dates : </text:p>
                  <text:list>
                    <text:list-item>
                      <text:p text:style-name="P1200">نوع : <text:span text:style-name="T330">1 به n</text:span></text:p>
                    </text:list-item>
                    <text:list-item>
                      <text:p text:style-name="P1200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64221189480106" text:continue-numbering="true" text:style-name="L23">
        <text:list-item>
          <text:list>
            <text:list-item>
              <text:list>
                <text:list-item>
                  <text:p text:style-name="P1201">media : </text:p>
                  <text:list>
                    <text:list-item>
                      <text:p text:style-name="P1131">نوع : <text:span text:style-name="T335">1 به 1 </text:span></text:p>
                    </text:list-item>
                    <text:list-item>
                      <text:p text:style-name="P113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4220269520286" text:continue-numbering="true" text:style-name="L23">
        <text:list-item>
          <text:list>
            <text:list-item>
              <text:list>
                <text:list-item>
                  <text:p text:style-name="P1185">iconables : </text:p>
                  <text:list>
                    <text:list-item>
                      <text:p text:style-name="P1188">نوع : <text:span text:style-name="T343">1 به n</text:span></text:p>
                    </text:list-item>
                    <text:list-item>
                      <text:p text:style-name="P118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list xml:id="list164220002101253" text:continue-numbering="true" text:style-name="L23">
        <text:list-item>
          <text:list>
            <text:list-item>
              <text:list>
                <text:list-item>
                  <text:p text:style-name="P1202"><text:soft-page-break/>icon_groups : </text:p>
                  <text:list>
                    <text:list-item>
                      <text:p text:style-name="P1204">نوع :‌<text:span text:style-name="T363">n به n</text:span></text:p>
                    </text:list-item>
                    <text:list-item>
                      <text:p text:style-name="P1206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20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461806660" text:style-name="L24">
        <text:list-item>
          <text:list>
            <text:list-item>
              <text:list>
                <text:list-item>
                  <text:p text:style-name="P1024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64221410751512" text:continue-list="list927938784" text:style-name="L22">
        <text:list-item>
          <text:list>
            <text:list-item>
              <text:list>
                <text:list-item>
                  <text:list>
                    <text:list-item>
                      <text:p text:style-name="P1208">نوع : <text:span text:style-name="T381">1 به n </text:span></text:p>
                    </text:list-item>
                    <text:list-item>
                      <text:p text:style-name="P1208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4221477326805" text:continue-list="list164220002101253" text:style-name="L23">
        <text:list-item>
          <text:p text:style-name="P1518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7"><text:tab/><text:span text:style-name="T341">این جدول بین چندین موجودیت share میشود </text:span></text:p>
      <text:list xml:id="list164219616494417" text:continue-numbering="true" text:style-name="L23">
        <text:list-header>
          <text:p text:style-name="P1210"/>
        </text:list-header>
      </text:list>
      <text:p text:style-name="P56"/>
      <text:list xml:id="list164221425802101" text:continue-numbering="true" text:style-name="L23">
        <text:list-item>
          <text:list>
            <text:list-item>
              <text:p text:style-name="P121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32029718688">
          <table:table-cell table:style-name="Table16.A1" office:value-type="string">
            <text:p text:style-name="P350">Name</text:p>
          </table:table-cell>
          <table:table-cell table:style-name="Table16.A1" office:value-type="string">
            <text:p text:style-name="P350">Data Type</text:p>
          </table:table-cell>
          <table:table-cell table:style-name="Table16.A1" office:value-type="string">
            <text:p text:style-name="P350">Attributes</text:p>
          </table:table-cell>
          <table:table-cell table:style-name="Table16.D1" office:value-type="string">
            <text:p text:style-name="P350">Comment</text:p>
          </table:table-cell>
        </table:table-row>
        <table:table-row table:style-name="TableLine94632029738944">
          <table:table-cell table:style-name="Table16.A2" office:value-type="string">
            <text:p text:style-name="P498">id</text:p>
          </table:table-cell>
          <table:table-cell table:style-name="Table16.A2" office:value-type="string">
            <text:p text:style-name="P501">Big int </text:p>
          </table:table-cell>
          <table:table-cell table:style-name="Table16.A2" office:value-type="string">
            <text:p text:style-name="P501">Unsigned , </text:p>
            <text:p text:style-name="P502">not null , </text:p>
            <text:p text:style-name="P503">primary key , </text:p>
            <text:p text:style-name="P503">auto increment,</text:p>
            <text:p text:style-name="P504">unique , </text:p>
            <text:p text:style-name="P505">index </text:p>
          </table:table-cell>
          <table:table-cell table:style-name="Table16.D2" office:value-type="string">
            <text:p text:style-name="P312"/>
          </table:table-cell>
        </table:table-row>
        <table:table-row table:style-name="TableLine94632029740064">
          <table:table-cell table:style-name="Table16.A2" office:value-type="string">
            <text:p text:style-name="P499">object_type</text:p>
          </table:table-cell>
          <table:table-cell table:style-name="Table16.A2" office:value-type="string">
            <text:p text:style-name="P507">varchar(255)</text:p>
          </table:table-cell>
          <table:table-cell table:style-name="Table16.A2" office:value-type="string">
            <text:p text:style-name="P513">Not null </text:p>
          </table:table-cell>
          <table:table-cell table:style-name="Table16.D2" office:value-type="string">
            <text:p text:style-name="P312"/>
          </table:table-cell>
        </table:table-row>
        <table:table-row table:style-name="TableLine94632029740976">
          <table:table-cell table:style-name="Table16.A2" office:value-type="string">
            <text:p text:style-name="P499">object_id</text:p>
          </table:table-cell>
          <table:table-cell table:style-name="Table16.A2" office:value-type="string">
            <text:p text:style-name="P509">Big int </text:p>
          </table:table-cell>
          <table:table-cell table:style-name="Table16.A2" office:value-type="string">
            <text:p text:style-name="P508">Unsigned ,</text:p>
            <text:p text:style-name="P508"><text:s/><text:span text:style-name="T342">not null </text:span></text:p>
          </table:table-cell>
          <table:table-cell table:style-name="Table16.D2" office:value-type="string">
            <text:p text:style-name="P312"/>
          </table:table-cell>
        </table:table-row>
        <table:table-row table:style-name="TableLine94632029741936">
          <table:table-cell table:style-name="Table16.A2" office:value-type="string">
            <text:p text:style-name="P500">icon_type</text:p>
          </table:table-cell>
          <table:table-cell table:style-name="Table16.A2" office:value-type="string">
            <text:p text:style-name="P506">varchar(255)</text:p>
          </table:table-cell>
          <table:table-cell table:style-name="Table16.A2" office:value-type="string">
            <text:p text:style-name="P513">Not null </text:p>
          </table:table-cell>
          <table:table-cell table:style-name="Table16.D2" office:value-type="string">
            <text:p text:style-name="P514">Custom || font </text:p>
          </table:table-cell>
        </table:table-row>
        <table:table-row table:style-name="TableLine94632029743120">
          <table:table-cell table:style-name="Table16.A2" office:value-type="string">
            <text:p text:style-name="P500">icon_id</text:p>
          </table:table-cell>
          <table:table-cell table:style-name="Table16.A2" office:value-type="string">
            <text:p text:style-name="P509">Big int </text:p>
          </table:table-cell>
          <table:table-cell table:style-name="Table16.A2" office:value-type="string">
            <text:p text:style-name="P508">Unsigned ,</text:p>
            <text:p text:style-name="P508"><text:s/><text:span text:style-name="T342">not null </text:span></text:p>
          </table:table-cell>
          <table:table-cell table:style-name="Table16.D2" office:value-type="string">
            <text:p text:style-name="P312"/>
          </table:table-cell>
        </table:table-row>
      </table:table>
      <text:p text:style-name="P256"/>
      <text:list xml:id="list2732109922" text:style-name="L25">
        <text:list-item>
          <text:list>
            <text:list-item>
              <text:p text:style-name="P1212">روابط : </text:p>
              <text:list>
                <text:list-item>
                  <text:p text:style-name="P1213">font_icons : </text:p>
                  <text:list>
                    <text:list-item>
                      <text:p text:style-name="P1214">نوع <text:s/>:‌<text:span text:style-name="T343">1 به n</text:span></text:p>
                    </text:list-item>
                    <text:list-item>
                      <text:p text:style-name="P1214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64220478488210" text:continue-numbering="true" text:style-name="L25">
        <text:list-item>
          <text:list>
            <text:list-item>
              <text:list>
                <text:list-item>
                  <text:p text:style-name="P1215">custom_icons : </text:p>
                  <text:list>
                    <text:list-item>
                      <text:p text:style-name="P1215">نوع : <text:span text:style-name="T343">1 به n</text:span></text:p>
                    </text:list-item>
                    <text:list-item>
                      <text:p text:style-name="P1215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025"><text:span text:style-name="T356">icon_groups</text:span><text:span text:style-name="T357"> : </text:span></text:p>
                  <text:list>
                    <text:list-item>
                      <text:p text:style-name="P1216">نوع : <text:span text:style-name="T352">1 به 1 </text:span></text:p>
                    </text:list-item>
                    <text:list-item>
                      <text:p text:style-name="P1216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9">icon_groups : <text:span text:style-name="T347">این جدول برای ساخت گروه هایی برای icon ساخته شده </text:span></text:p>
        </text:list-item>
      </text:list>
      <text:p text:style-name="P61"/>
      <text:list xml:id="list164219770163203" text:continue-numbering="true" text:style-name="L25">
        <text:list-item>
          <text:list>
            <text:list-item>
              <text:p text:style-name="P121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32029788256">
          <table:table-cell table:style-name="Table17.A1" office:value-type="string">
            <text:p text:style-name="P350">Name</text:p>
          </table:table-cell>
          <table:table-cell table:style-name="Table17.A1" office:value-type="string">
            <text:p text:style-name="P350">Data Type</text:p>
          </table:table-cell>
          <table:table-cell table:style-name="Table17.A1" office:value-type="string">
            <text:p text:style-name="P350">Attributes</text:p>
          </table:table-cell>
          <table:table-cell table:style-name="Table17.D1" office:value-type="string">
            <text:p text:style-name="P350">Comment</text:p>
          </table:table-cell>
        </table:table-row>
        <table:table-row table:style-name="TableLine94632029807792">
          <table:table-cell table:style-name="Table17.A2" office:value-type="string">
            <text:p text:style-name="P498">id</text:p>
          </table:table-cell>
          <table:table-cell table:style-name="Table17.A2" office:value-type="string">
            <text:p text:style-name="P501">Big int </text:p>
          </table:table-cell>
          <table:table-cell table:style-name="Table17.A2" office:value-type="string">
            <text:p text:style-name="P501">Unsigned , </text:p>
            <text:p text:style-name="P502">not null , </text:p>
            <text:p text:style-name="P503">primary key , </text:p>
            <text:p text:style-name="P503">auto increment,</text:p>
            <text:p text:style-name="P504">unique , </text:p>
            <text:p text:style-name="P505">index </text:p>
          </table:table-cell>
          <table:table-cell table:style-name="Table17.D2" office:value-type="string">
            <text:p text:style-name="P312"/>
          </table:table-cell>
        </table:table-row>
        <table:table-row table:style-name="TableLine94632029809136">
          <table:table-cell table:style-name="Table17.A2" office:value-type="string">
            <text:p text:style-name="P510">name</text:p>
          </table:table-cell>
          <table:table-cell table:style-name="Table17.A2" office:value-type="string">
            <text:p text:style-name="P511">varchar(48)</text:p>
          </table:table-cell>
          <table:table-cell table:style-name="Table17.A2" office:value-type="string">
            <text:p text:style-name="P512">Not null , <text:span text:style-name="T348">unique </text:span></text:p>
          </table:table-cell>
          <table:table-cell table:style-name="Table17.D2" office:value-type="string">
            <text:p text:style-name="P312"/>
          </table:table-cell>
        </table:table-row>
      </table:table>
      <text:p text:style-name="P257"/>
      <text:p text:style-name="P257"/>
      <text:list xml:id="list274516066" text:style-name="L26">
        <text:list-item>
          <text:list>
            <text:list-item>
              <text:p text:style-name="P1219">روابط :‌</text:p>
            </text:list-item>
          </text:list>
        </text:list-item>
      </text:list>
      <text:p text:style-name="P74"/>
      <text:list xml:id="list164221073005556" text:continue-numbering="true" text:style-name="L26">
        <text:list-item>
          <text:list>
            <text:list-item>
              <text:list>
                <text:list-item>
                  <text:p text:style-name="P1220">users : </text:p>
                  <text:list>
                    <text:list-item>
                      <text:p text:style-name="P1221">نوع : <text:span text:style-name="T417">1 به n </text:span></text:p>
                    </text:list-item>
                    <text:list-item>
                      <text:p text:style-name="P1221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64221089248802" text:continue-numbering="true" text:style-name="L26">
        <text:list-item>
          <text:list>
            <text:list-item>
              <text:list>
                <text:list-item>
                  <text:p text:style-name="P1222">dates : </text:p>
                  <text:list>
                    <text:list-item>
                      <text:p text:style-name="P1222">نوع : <text:span text:style-name="T349">1 به N </text:span></text:p>
                    </text:list-item>
                    <text:list-item>
                      <text:p text:style-name="P1222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4220116782844" text:continue-numbering="true" text:style-name="L26">
        <text:list-item>
          <text:list>
            <text:list-item>
              <text:list>
                <text:list-item>
                  <text:p text:style-name="P1223">iconable : </text:p>
                  <text:list>
                    <text:list-item>
                      <text:p text:style-name="P1217">نوع : <text:span text:style-name="T352">1 به 1 </text:span></text:p>
                    </text:list-item>
                    <text:list-item>
                      <text:p text:style-name="P1217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64220478942082" text:continue-list="list164220792131850" text:style-name="L21">
        <text:list-item>
          <text:list>
            <text:list-item>
              <text:list>
                <text:list-item>
                  <text:p text:style-name="P1191"><text:span text:style-name="T360">font_icons</text:span> : </text:p>
                  <text:list>
                    <text:list-item>
                      <text:p text:style-name="P1193">نوع : </text:p>
                    </text:list-item>
                    <text:list-item>
                      <text:p text:style-name="P1193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93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2">icon_groupables </text:span></text:p>
      <text:p text:style-name="P990"/>
      <text:list xml:id="list164220889842508" text:continue-list="list164221425802101" text:style-name="L23">
        <text:list-item>
          <text:list>
            <text:list-item>
              <text:list>
                <text:list-item>
                  <text:p text:style-name="P1203"><text:span text:style-name="T364"><text:s/>custom_icons</text:span> : </text:p>
                  <text:list>
                    <text:list-item>
                      <text:p text:style-name="P1205">نوع :‌<text:span text:style-name="T363">n به n</text:span></text:p>
                    </text:list-item>
                    <text:list-item>
                      <text:p text:style-name="P1207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20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67">icon_groupable </text:span></text:p>
      <text:p text:style-name="P68"/>
      <text:list xml:id="list164219465563750" text:continue-list="list164221410751512" text:style-name="L22">
        <text:list-item>
          <text:list>
            <text:list-item>
              <text:list>
                <text:list-item>
                  <text:p text:style-name="P1023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224">نوع : <text:span text:style-name="T389">1 به n </text:span></text:p>
                    </text:list-item>
                    <text:list-item>
                      <text:p text:style-name="P1224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24575139" text:style-name="L27">
        <text:list-item>
          <text:p text:style-name="P1507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64220277771244" text:continue-numbering="true" text:style-name="L27">
        <text:list-item>
          <text:list>
            <text:list-item>
              <text:p text:style-name="P122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32029859824">
          <table:table-cell table:style-name="Table18.A1" office:value-type="string">
            <text:p text:style-name="P350">Name</text:p>
          </table:table-cell>
          <table:table-cell table:style-name="Table18.A1" office:value-type="string">
            <text:p text:style-name="P350">Data Type</text:p>
          </table:table-cell>
          <table:table-cell table:style-name="Table18.A1" office:value-type="string">
            <text:p text:style-name="P350">Attributes</text:p>
          </table:table-cell>
          <table:table-cell table:style-name="Table18.D1" office:value-type="string">
            <text:p text:style-name="P350">Comment</text:p>
          </table:table-cell>
        </table:table-row>
        <table:table-row table:style-name="TableLine94632029928176">
          <table:table-cell table:style-name="Table18.A2" office:value-type="string">
            <text:p text:style-name="P515">id</text:p>
          </table:table-cell>
          <table:table-cell table:style-name="Table18.A2" office:value-type="string">
            <text:p text:style-name="P518">Big int </text:p>
          </table:table-cell>
          <table:table-cell table:style-name="Table18.A2" office:value-type="string">
            <text:p text:style-name="P523">Unsigned ,</text:p>
            <text:p text:style-name="P525">not null ,</text:p>
            <text:p text:style-name="P524">unique , </text:p>
            <text:p text:style-name="P524">primary key , </text:p>
            <text:p text:style-name="P524">auto increment , </text:p>
            <text:p text:style-name="P524">index , </text:p>
          </table:table-cell>
          <table:table-cell table:style-name="Table18.D2" office:value-type="string">
            <text:p text:style-name="P312"/>
          </table:table-cell>
        </table:table-row>
        <table:table-row table:style-name="TableLine94632029930464">
          <table:table-cell table:style-name="Table18.A2" office:value-type="string">
            <text:p text:style-name="P516">icon_type</text:p>
          </table:table-cell>
          <table:table-cell table:style-name="Table18.A2" office:value-type="string">
            <text:p text:style-name="P519">varchar(255)</text:p>
          </table:table-cell>
          <table:table-cell table:style-name="Table18.A2" office:value-type="string">
            <text:p text:style-name="P526">not null ,</text:p>
          </table:table-cell>
          <table:table-cell table:style-name="Table18.D2" office:value-type="string">
            <text:p text:style-name="P312"/>
          </table:table-cell>
        </table:table-row>
        <table:table-row table:style-name="TableLine94632029931376">
          <table:table-cell table:style-name="Table18.A2" office:value-type="string">
            <text:p text:style-name="P516">icon_id</text:p>
          </table:table-cell>
          <table:table-cell table:style-name="Table18.A2" office:value-type="string">
            <text:p text:style-name="P520">Big int </text:p>
          </table:table-cell>
          <table:table-cell table:style-name="Table18.A2" office:value-type="string">
            <text:p text:style-name="P522">Unsigned ,</text:p>
            <text:p text:style-name="P526">not null ,</text:p>
          </table:table-cell>
          <table:table-cell table:style-name="Table18.D2" office:value-type="string">
            <text:p text:style-name="P312"/>
          </table:table-cell>
        </table:table-row>
        <table:table-row table:style-name="TableLine94632029932336">
          <table:table-cell table:style-name="Table18.A2" office:value-type="string">
            <text:p text:style-name="P517">icon_group_id</text:p>
          </table:table-cell>
          <table:table-cell table:style-name="Table18.A2" office:value-type="string">
            <text:p text:style-name="P521">Big int </text:p>
          </table:table-cell>
          <table:table-cell table:style-name="Table18.A2" office:value-type="string">
            <text:p text:style-name="P522">Unsigned ,</text:p>
            <text:p text:style-name="P526">not null ,</text:p>
            <text:p text:style-name="P651">foreign key icon_groups(id)</text:p>
            <text:p text:style-name="P394"/>
            <text:p text:style-name="P639">on Delete → (<text:span text:style-name="T531">cascade</text:span>)</text:p>
            <text:p text:style-name="P639"/>
            <text:p text:style-name="P639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312"/>
          </table:table-cell>
        </table:table-row>
      </table:table>
      <text:p text:style-name="P258"/>
      <text:p text:style-name="P258"/>
      <text:list xml:id="list164219390170874" text:continue-list="list164219465563750" text:style-name="L22">
        <text:list-item>
          <text:list>
            <text:list-item>
              <text:p text:style-name="P1227">ارتباطات :‌</text:p>
            </text:list-item>
          </text:list>
        </text:list-item>
      </text:list>
      <text:p text:style-name="P69"/>
      <text:list xml:id="list164219778580047" text:continue-numbering="true" text:style-name="L22">
        <text:list-item>
          <text:list>
            <text:list-item>
              <text:list>
                <text:list-item>
                  <text:p text:style-name="P1228">font_icons </text:p>
                  <text:list>
                    <text:list-item>
                      <text:p text:style-name="P1195">نوع : <text:span text:style-name="T375">1 به n </text:span></text:p>
                    </text:list-item>
                    <text:list-item>
                      <text:p text:style-name="P1195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4219583417295" text:continue-numbering="true" text:style-name="L22">
        <text:list-item>
          <text:list>
            <text:list-item>
              <text:list>
                <text:list-item>
                  <text:p text:style-name="P1229">custom_icons : </text:p>
                  <text:list>
                    <text:list-item>
                      <text:p text:style-name="P1209">نوع : <text:span text:style-name="T381">1 به n </text:span></text:p>
                    </text:list-item>
                    <text:list-item>
                      <text:p text:style-name="P1209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4220339776869" text:continue-numbering="true" text:style-name="L22">
        <text:list-item>
          <text:list>
            <text:list-item>
              <text:list>
                <text:list-item>
                  <text:p text:style-name="P1230">icon_groups : </text:p>
                  <text:list>
                    <text:list-item>
                      <text:p text:style-name="P1225">نوع : <text:span text:style-name="T389">1 به n </text:span></text:p>
                    </text:list-item>
                    <text:list-item>
                      <text:p text:style-name="P1225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1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6"/>
      <text:list xml:id="list164220155402446" text:continue-numbering="true" text:style-name="L22">
        <text:list-item>
          <text:list>
            <text:list-item>
              <text:p text:style-name="P123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32029945136">
          <table:table-cell table:style-name="Table27.A1" office:value-type="string">
            <text:p text:style-name="P350">Name</text:p>
          </table:table-cell>
          <table:table-cell table:style-name="Table27.A1" office:value-type="string">
            <text:p text:style-name="P350">Data Type</text:p>
          </table:table-cell>
          <table:table-cell table:style-name="Table27.A1" office:value-type="string">
            <text:p text:style-name="P350">Attributes</text:p>
          </table:table-cell>
          <table:table-cell table:style-name="Table27.D1" office:value-type="string">
            <text:p text:style-name="P350">Comment</text:p>
          </table:table-cell>
        </table:table-row>
        <table:table-row table:style-name="TableLine94632030002736">
          <table:table-cell table:style-name="Table27.A2" office:value-type="string">
            <text:p text:style-name="P699">id</text:p>
          </table:table-cell>
          <table:table-cell table:style-name="Table27.A2" office:value-type="string">
            <text:p text:style-name="P701">Big int </text:p>
          </table:table-cell>
          <table:table-cell table:style-name="Table27.A2" office:value-type="string">
            <text:p text:style-name="P703">Unsigned , <text:span text:style-name="T599">not null , unique ,</text:span></text:p>
            <text:p text:style-name="P704">primary key , auto increment ,</text:p>
            <text:p text:style-name="P705">index</text:p>
          </table:table-cell>
          <table:table-cell table:style-name="Table27.D2" office:value-type="string">
            <text:p text:style-name="P312"/>
          </table:table-cell>
        </table:table-row>
        <table:table-row table:style-name="TableLine94632030004912">
          <table:table-cell table:style-name="Table27.A2" office:value-type="string">
            <text:p text:style-name="P700">status</text:p>
          </table:table-cell>
          <table:table-cell table:style-name="Table27.A2" office:value-type="string">
            <text:p text:style-name="P701">Bit(1)</text:p>
          </table:table-cell>
          <table:table-cell table:style-name="Table27.A2" office:value-type="string">
            <text:p text:style-name="P701">Not null , <text:span text:style-name="T600">defualt </text:span><text:span text:style-name="T601">0</text:span></text:p>
          </table:table-cell>
          <table:table-cell table:style-name="Table27.D2" office:value-type="string">
            <text:p text:style-name="P312"/>
          </table:table-cell>
        </table:table-row>
        <table:table-row table:style-name="TableLine94632030005824">
          <table:table-cell table:style-name="Table27.A2" office:value-type="string">
            <text:p text:style-name="P700">app_setting_id</text:p>
          </table:table-cell>
          <table:table-cell table:style-name="Table27.A2" office:value-type="string">
            <text:p text:style-name="P702">Big int</text:p>
          </table:table-cell>
          <table:table-cell table:style-name="Table27.A2" office:value-type="string">
            <text:p text:style-name="P333"><text:span text:style-name="T602">Nullable </text:span><text:span text:style-name="T603">, </text:span><text:span text:style-name="T607">unsigned</text:span></text:p>
            <text:p text:style-name="P653">foreign key → app_settings(id)</text:p>
            <text:p text:style-name="P401"/>
            <text:p text:style-name="P333"><text:span text:style-name="T530">on Delete → (</text:span><text:span text:style-name="T534">set null</text:span><text:span text:style-name="T530">)</text:span></text:p>
            <text:p text:style-name="P646"/>
            <text:p text:style-name="P646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312"/>
          </table:table-cell>
        </table:table-row>
      </table:table>
      <text:p text:style-name="P269"/>
      <text:list xml:id="list1654860089" text:style-name="L28">
        <text:list-item>
          <text:list>
            <text:list-item>
              <text:p text:style-name="P1233">ارتباطات :‌</text:p>
              <text:list>
                <text:list-item>
                  <text:p text:style-name="P1234">dates :</text:p>
                  <text:list>
                    <text:list-item>
                      <text:p text:style-name="P1235">نوع :‌ <text:span text:style-name="T625">1 به n </text:span></text:p>
                    </text:list-item>
                    <text:list-item>
                      <text:p text:style-name="P1235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4220954510081" text:continue-numbering="true" text:style-name="L28">
        <text:list-item>
          <text:list>
            <text:list-item>
              <text:list>
                <text:list-item>
                  <text:p text:style-name="P1234">users :</text:p>
                  <text:list>
                    <text:list-item>
                      <text:p text:style-name="P1235">نوع :‌<text:span text:style-name="T626">1 به n </text:span></text:p>
                    </text:list-item>
                    <text:list-item>
                      <text:p text:style-name="P1235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64221005171130" text:continue-numbering="true" text:style-name="L28">
        <text:list-item>
          <text:list>
            <text:list-item>
              <text:list>
                <text:list-item>
                  <text:p text:style-name="P1241">app_settings :</text:p>
                  <text:list>
                    <text:list-item>
                      <text:p text:style-name="P1236">نوع :‌<text:span text:style-name="T630">1 به n</text:span></text:p>
                    </text:list-item>
                    <text:list-item>
                      <text:p text:style-name="P1236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4220297786502" text:continue-numbering="true" text:style-name="L28">
        <text:list-item>
          <text:list>
            <text:list-item>
              <text:list>
                <text:list-item>
                  <text:p text:style-name="P1242">media :</text:p>
                  <text:list>
                    <text:list-item>
                      <text:p text:style-name="P1237">نوع :‌ <text:span text:style-name="T631">1 به 1 </text:span></text:p>
                    </text:list-item>
                    <text:list-item>
                      <text:p text:style-name="P1237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64219545288320" text:continue-numbering="true" text:style-name="L28">
        <text:list-item>
          <text:list>
            <text:list-item>
              <text:list>
                <text:list-item>
                  <text:p text:style-name="P1026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238">نوع :‌<text:span text:style-name="T636">1 به n </text:span></text:p>
                    </text:list-item>
                    <text:list-item>
                      <text:p text:style-name="P1239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07"/>
      <text:list xml:id="list164220103289778" text:continue-numbering="true" text:style-name="L28">
        <text:list-item>
          <text:p text:style-name="P1520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12"/>
      <text:list xml:id="list164221230743253" text:continue-numbering="true" text:style-name="L28">
        <text:list-item>
          <text:list>
            <text:list-item>
              <text:p text:style-name="P1243">ستون ها </text:p>
            </text:list-item>
          </text:list>
        </text:list-item>
      </text:list>
      <text:p text:style-name="P11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32030023760">
          <table:table-cell table:style-name="Table28.A1" office:value-type="string">
            <text:p text:style-name="P350">Name</text:p>
          </table:table-cell>
          <table:table-cell table:style-name="Table28.A1" office:value-type="string">
            <text:p text:style-name="P350">Data Type</text:p>
          </table:table-cell>
          <table:table-cell table:style-name="Table28.A1" office:value-type="string">
            <text:p text:style-name="P350">Attributes</text:p>
          </table:table-cell>
          <table:table-cell table:style-name="Table28.D1" office:value-type="string">
            <text:p text:style-name="P350">Comment</text:p>
          </table:table-cell>
        </table:table-row>
        <table:table-row table:style-name="TableLine94632030104064">
          <table:table-cell table:style-name="Table28.A2" office:value-type="string">
            <text:p text:style-name="P706">id</text:p>
          </table:table-cell>
          <table:table-cell table:style-name="Table28.A2" office:value-type="string">
            <text:p text:style-name="P710">Big int</text:p>
          </table:table-cell>
          <table:table-cell table:style-name="Table28.A2" office:value-type="string">
            <text:p text:style-name="P715">Unsigned , <text:span text:style-name="T615">not null , unique , </text:span><text:span text:style-name="T616">index , primary key , </text:span></text:p>
            <text:p text:style-name="P721">auto increment</text:p>
          </table:table-cell>
          <table:table-cell table:style-name="Table28.D2" office:value-type="string">
            <text:p text:style-name="P312"/>
          </table:table-cell>
        </table:table-row>
        <table:table-row table:style-name="TableLine94632030106336">
          <table:table-cell table:style-name="Table28.A2" office:value-type="string">
            <text:p text:style-name="P707">title</text:p>
          </table:table-cell>
          <table:table-cell table:style-name="Table28.A2" office:value-type="string">
            <text:p text:style-name="P335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716">Not null</text:p>
          </table:table-cell>
          <table:table-cell table:style-name="Table28.D2" office:value-type="string">
            <text:p text:style-name="P312"/>
          </table:table-cell>
        </table:table-row>
        <table:table-row table:style-name="TableLine94632030107248">
          <table:table-cell table:style-name="Table28.A2" office:value-type="string">
            <text:p text:style-name="P707">caption</text:p>
          </table:table-cell>
          <table:table-cell table:style-name="Table28.A2" office:value-type="string">
            <text:p text:style-name="P711">varchar(400)</text:p>
          </table:table-cell>
          <table:table-cell table:style-name="Table28.A2" office:value-type="string">
            <text:p text:style-name="P716">Not null</text:p>
          </table:table-cell>
          <table:table-cell table:style-name="Table28.D2" office:value-type="string">
            <text:p text:style-name="P312"/>
          </table:table-cell>
        </table:table-row>
        <table:table-row table:style-name="TableLine94632030108208">
          <table:table-cell table:style-name="Table28.A2" office:value-type="string">
            <text:p text:style-name="P708">job_information_id</text:p>
          </table:table-cell>
          <table:table-cell table:style-name="Table28.A2" office:value-type="string">
            <text:p text:style-name="P712">Big int</text:p>
          </table:table-cell>
          <table:table-cell table:style-name="Table28.A2" office:value-type="string">
            <text:p text:style-name="P714">Unsigned , <text:span text:style-name="T621">not null ,</text:span></text:p>
            <text:p text:style-name="P717">foreign key → job_informations(<text:span text:style-name="T622">id</text:span>)</text:p>
            <text:p text:style-name="P717"/>
            <text:p text:style-name="P718">on Delete → (<text:span text:style-name="T623">cascade</text:span>)</text:p>
            <text:p text:style-name="P718">on Update → (<text:span text:style-name="T624">cascade</text:span>)</text:p>
          </table:table-cell>
          <table:table-cell table:style-name="Table28.D2" office:value-type="string">
            <text:p text:style-name="P312"/>
          </table:table-cell>
        </table:table-row>
        <table:table-row table:style-name="TableLine94632030109392">
          <table:table-cell table:style-name="Table28.A2" office:value-type="string">
            <text:p text:style-name="P709">language_id</text:p>
          </table:table-cell>
          <table:table-cell table:style-name="Table28.A2" office:value-type="string">
            <text:p text:style-name="P713">Big int</text:p>
          </table:table-cell>
          <table:table-cell table:style-name="Table28.A2" office:value-type="string">
            <text:p text:style-name="P714">Unsigned , <text:span text:style-name="T614">not null , </text:span></text:p>
            <text:p text:style-name="P720">foreign key → </text:p>
            <text:p text:style-name="P720"/>
            <text:p text:style-name="P720">languages (id)</text:p>
            <text:p text:style-name="P720"/>
            <text:p text:style-name="P719">on Delete → (<text:span text:style-name="T623">cascade</text:span>)</text:p>
            <text:p text:style-name="P719">on Update → (<text:span text:style-name="T624">cascade</text:span>)</text:p>
          </table:table-cell>
          <table:table-cell table:style-name="Table28.D2" office:value-type="string">
            <text:p text:style-name="P312"/>
          </table:table-cell>
        </table:table-row>
      </table:table>
      <text:p text:style-name="P270"/>
      <text:list xml:id="list518912597" text:style-name="L29">
        <text:list-item>
          <text:list>
            <text:list-item>
              <text:p text:style-name="P1244">ارتباطات :‌</text:p>
              <text:list>
                <text:list-item>
                  <text:p text:style-name="P1245">job_informations : </text:p>
                  <text:list>
                    <text:list-item>
                      <text:p text:style-name="P1240">نوع :‌<text:span text:style-name="T636">1 به n </text:span></text:p>
                    </text:list-item>
                    <text:list-item>
                      <text:p text:style-name="P1240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4221322915908" text:continue-numbering="true" text:style-name="L29">
        <text:list-item>
          <text:list>
            <text:list-item>
              <text:list>
                <text:list-item>
                  <text:p text:style-name="P1246">languages : </text:p>
                  <text:list>
                    <text:list-item>
                      <text:p text:style-name="P1247">نوع : <text:span text:style-name="T642">1 به n </text:span></text:p>
                    </text:list-item>
                    <text:list-item>
                      <text:p text:style-name="P1247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221000635184" text:continue-list="list164220155402446" text:style-name="L22">
        <text:list-item>
          <text:p text:style-name="P1508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73"/>
      <text:list xml:id="list164220427076502" text:continue-numbering="true" text:style-name="L22">
        <text:list-item>
          <text:list>
            <text:list-item>
              <text:p text:style-name="P124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32030141840">
          <table:table-cell table:style-name="Table19.A1" office:value-type="string">
            <text:p text:style-name="P350">Name</text:p>
          </table:table-cell>
          <table:table-cell table:style-name="Table19.A1" office:value-type="string">
            <text:p text:style-name="P350">Data Type</text:p>
          </table:table-cell>
          <table:table-cell table:style-name="Table19.A1" office:value-type="string">
            <text:p text:style-name="P350">Attributes</text:p>
          </table:table-cell>
          <table:table-cell table:style-name="Table19.D1" office:value-type="string">
            <text:p text:style-name="P350">Comment</text:p>
          </table:table-cell>
        </table:table-row>
        <table:table-row table:style-name="TableLine94632030173808">
          <table:table-cell table:style-name="Table19.A2" office:value-type="string">
            <text:p text:style-name="P535">id</text:p>
          </table:table-cell>
          <table:table-cell table:style-name="Table19.A2" office:value-type="string">
            <text:p text:style-name="P533">Big int </text:p>
          </table:table-cell>
          <table:table-cell table:style-name="Table19.A2" office:value-type="string">
            <text:p text:style-name="P530">Unsigned ,index,unique, </text:p>
            <text:p text:style-name="P531">primary key ,<text:span text:style-name="T397">not null ,</text:span></text:p>
            <text:p text:style-name="P532">auto increment </text:p>
          </table:table-cell>
          <table:table-cell table:style-name="Table19.D2" office:value-type="string">
            <text:p text:style-name="P312"/>
          </table:table-cell>
        </table:table-row>
        <table:table-row table:style-name="TableLine94632030175856">
          <table:table-cell table:style-name="Table19.A2" office:value-type="string">
            <text:p text:style-name="P535">status</text:p>
          </table:table-cell>
          <table:table-cell table:style-name="Table19.A2" office:value-type="string">
            <text:p text:style-name="P325"><text:span text:style-name="T518">bit</text:span><text:span text:style-name="T519">(1)</text:span></text:p>
          </table:table-cell>
          <table:table-cell table:style-name="Table19.A2" office:value-type="string">
            <text:p text:style-name="P529">Not null , default ‘0’</text:p>
          </table:table-cell>
          <table:table-cell table:style-name="Table19.D2" office:value-type="string">
            <text:p text:style-name="P312"/>
          </table:table-cell>
        </table:table-row>
        <table:table-row table:style-name="TableLine94632030176768">
          <table:table-cell table:style-name="Table19.A2" office:value-type="string">
            <text:p text:style-name="P535">app_setting_id</text:p>
          </table:table-cell>
          <table:table-cell table:style-name="Table19.A2" office:value-type="string">
            <text:p text:style-name="P534">Big int </text:p>
          </table:table-cell>
          <table:table-cell table:style-name="Table19.A2" office:value-type="string">
            <text:p text:style-name="P332"><text:span text:style-name="T602">Nullable </text:span><text:span text:style-name="T603">, </text:span></text:p>
            <text:p text:style-name="P536">unsigned</text:p>
            <text:p text:style-name="P652">foreign key → app_settings(id)</text:p>
            <text:p text:style-name="P395"/>
            <text:p text:style-name="P330"><text:span text:style-name="T530">on Delete → (</text:span><text:span text:style-name="T534">set null</text:span><text:span text:style-name="T530">)</text:span></text:p>
            <text:p text:style-name="P640"/>
            <text:p text:style-name="P640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312"/>
          </table:table-cell>
        </table:table-row>
      </table:table>
      <text:p text:style-name="P259"/>
      <text:p text:style-name="P259"/>
      <text:list xml:id="list1535286757" text:style-name="L30">
        <text:list-item>
          <text:p text:style-name="P1249">ارتباطات :‌</text:p>
          <text:list>
            <text:list-item>
              <text:p text:style-name="P1250">dates : </text:p>
              <text:list>
                <text:list-item>
                  <text:p text:style-name="P1250">نوع : <text:span text:style-name="T421">1 به n </text:span></text:p>
                </text:list-item>
                <text:list-item>
                  <text:p text:style-name="P1251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7"/>
      <text:list xml:id="list164220397846111" text:continue-numbering="true" text:style-name="L30">
        <text:list-item>
          <text:list>
            <text:list-item>
              <text:p text:style-name="P1252">users : </text:p>
              <text:list>
                <text:list-item>
                  <text:p text:style-name="P1253">نوع : <text:span text:style-name="T428">1 به n </text:span></text:p>
                </text:list-item>
                <text:list-item>
                  <text:p text:style-name="P1254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8"/>
      <text:list xml:id="list164221352696066" text:continue-numbering="true" text:style-name="L30">
        <text:list-item>
          <text:list>
            <text:list-item>
              <text:p text:style-name="P1255">app_settings : </text:p>
              <text:list>
                <text:list-item>
                  <text:p text:style-name="P1256">نوع : <text:span text:style-name="T433">1 به n</text:span></text:p>
                </text:list-item>
                <text:list-item>
                  <text:p text:style-name="P1257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5"/>
      <text:p text:style-name="P105"/>
      <text:list xml:id="list164219692689212" text:continue-numbering="true" text:style-name="L30">
        <text:list-item>
          <text:list>
            <text:list-item>
              <text:p text:style-name="P1258"><text:soft-page-break/>media : </text:p>
              <text:list>
                <text:list-item>
                  <text:p text:style-name="P1259">نوع :‌<text:span text:style-name="T439">1 به <text:s/>1</text:span></text:p>
                </text:list-item>
                <text:list-item>
                  <text:p text:style-name="P1027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64221207322216" text:continue-numbering="true" text:style-name="L30">
        <text:list-item>
          <text:list>
            <text:list-item>
              <text:p text:style-name="P1028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260">نوع : <text:span text:style-name="T449">1 به n </text:span></text:p>
                </text:list-item>
                <text:list-item>
                  <text:p text:style-name="P1261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64219440878752" text:continue-list="list164220427076502" text:style-name="L22">
        <text:list-item>
          <text:p text:style-name="P1509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80"/>
      <text:list xml:id="list164221390811746" text:continue-numbering="true" text:style-name="L22">
        <text:list-item>
          <text:list>
            <text:list-item>
              <text:p text:style-name="P126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32030217472">
          <table:table-cell table:style-name="Table20.A1" office:value-type="string">
            <text:p text:style-name="P350">Name</text:p>
          </table:table-cell>
          <table:table-cell table:style-name="Table20.A1" office:value-type="string">
            <text:p text:style-name="P350">Data Type</text:p>
          </table:table-cell>
          <table:table-cell table:style-name="Table20.A1" office:value-type="string">
            <text:p text:style-name="P350">Attributes</text:p>
          </table:table-cell>
          <table:table-cell table:style-name="Table20.D1" office:value-type="string">
            <text:p text:style-name="P350">Comment</text:p>
          </table:table-cell>
        </table:table-row>
        <table:table-row table:style-name="TableLine94632030267184">
          <table:table-cell table:style-name="Table20.A2" office:value-type="string">
            <text:p text:style-name="P537">Id</text:p>
          </table:table-cell>
          <table:table-cell table:style-name="Table20.A2" office:value-type="string">
            <text:p text:style-name="P538">Big int </text:p>
          </table:table-cell>
          <table:table-cell table:style-name="Table20.A2" office:value-type="string">
            <text:p text:style-name="P542">Unsigned ,</text:p>
            <text:p text:style-name="P542"><text:s/>not null ,index,</text:p>
            <text:p text:style-name="P543">unique , </text:p>
            <text:p text:style-name="P549">auto increment ,</text:p>
            <text:p text:style-name="P544">primary key </text:p>
          </table:table-cell>
          <table:table-cell table:style-name="Table20.D2" office:value-type="string">
            <text:p text:style-name="P312"/>
          </table:table-cell>
        </table:table-row>
        <table:table-row table:style-name="TableLine94632030302304">
          <table:table-cell table:style-name="Table20.A2" office:value-type="string">
            <text:p text:style-name="P537">title</text:p>
          </table:table-cell>
          <table:table-cell table:style-name="Table20.A2" office:value-type="string">
            <text:p text:style-name="P319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545">Not null </text:p>
          </table:table-cell>
          <table:table-cell table:style-name="Table20.D2" office:value-type="string">
            <text:p text:style-name="P312"/>
          </table:table-cell>
        </table:table-row>
        <table:table-row table:style-name="TableLine94632030303216">
          <table:table-cell table:style-name="Table20.A2" office:value-type="string">
            <text:p text:style-name="P537">caption</text:p>
          </table:table-cell>
          <table:table-cell table:style-name="Table20.A2" office:value-type="string">
            <text:p text:style-name="P539">varchar(400)</text:p>
          </table:table-cell>
          <table:table-cell table:style-name="Table20.A2" office:value-type="string">
            <text:p text:style-name="P546">Not null </text:p>
          </table:table-cell>
          <table:table-cell table:style-name="Table20.D2" office:value-type="string">
            <text:p text:style-name="P312"/>
          </table:table-cell>
        </table:table-row>
        <table:table-row table:style-name="TableLine94632030304176">
          <table:table-cell table:style-name="Table20.A2" office:value-type="string">
            <text:p text:style-name="P697">location</text:p>
          </table:table-cell>
          <table:table-cell table:style-name="Table20.A2" office:value-type="string">
            <text:p text:style-name="P334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98">Not null </text:p>
          </table:table-cell>
          <table:table-cell table:style-name="Table20.D2" office:value-type="string">
            <text:p text:style-name="P312"/>
          </table:table-cell>
        </table:table-row>
        <table:table-row table:style-name="TableLine94632030305088">
          <table:table-cell table:style-name="Table20.A2" office:value-type="string">
            <text:p text:style-name="P695">Developer_</text:p>
            <text:p text:style-name="P695">information_id</text:p>
          </table:table-cell>
          <table:table-cell table:style-name="Table20.A2" office:value-type="string">
            <text:p text:style-name="P540">Big int </text:p>
          </table:table-cell>
          <table:table-cell table:style-name="Table20.A2" office:value-type="string">
            <text:p text:style-name="P547">Unsigned,not null,</text:p>
            <text:p text:style-name="P548">foreign key → </text:p>
            <text:p text:style-name="P548"/>
            <text:p text:style-name="P696">Developer_information<text:span text:style-name="T590">s</text:span><text:span text:style-name="T591">(</text:span><text:span text:style-name="T455">id</text:span><text:span text:style-name="T591">)</text:span></text:p>
            <text:p text:style-name="P396"/>
            <text:p text:style-name="P641">on Delete → (<text:span text:style-name="T531">cascade</text:span>)</text:p>
            <text:p text:style-name="P641"/>
            <text:p text:style-name="P641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312"/>
          </table:table-cell>
        </table:table-row>
        <table:table-row table:style-name="TableLine94632030305952">
          <table:table-cell table:style-name="Table20.A2" office:value-type="string">
            <text:p text:style-name="P320"><text:span text:style-name="T448">language</text:span><text:span text:style-name="T447">_id</text:span></text:p>
          </table:table-cell>
          <table:table-cell table:style-name="Table20.A2" office:value-type="string">
            <text:p text:style-name="P541">Big int </text:p>
          </table:table-cell>
          <table:table-cell table:style-name="Table20.A2" office:value-type="string">
            <text:p text:style-name="P550">Unsigned , not null ,</text:p>
            <text:p text:style-name="P550">foreign key → languages(id)</text:p>
            <text:p text:style-name="P397"/>
            <text:p text:style-name="P642">on Delete → (<text:span text:style-name="T531">cascade</text:span>)</text:p>
            <text:p text:style-name="P642"/>
            <text:p text:style-name="P642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312"/>
          </table:table-cell>
        </table:table-row>
      </table:table>
      <text:p text:style-name="P260"/>
      <text:p text:style-name="P260"/>
      <text:list xml:id="list2580899476" text:style-name="L31">
        <text:list-item>
          <text:list>
            <text:list-item>
              <text:p text:style-name="P1265">ارتباطات :‌</text:p>
            </text:list-item>
          </text:list>
        </text:list-item>
      </text:list>
      <text:p text:style-name="P81"/>
      <text:list xml:id="list164220687806603" text:continue-numbering="true" text:style-name="L31">
        <text:list-item>
          <text:list>
            <text:list-item>
              <text:list>
                <text:list-item>
                  <text:p text:style-name="P1029"><text:span text:style-name="T592">developer_informations</text:span><text:span text:style-name="T593"> : </text:span></text:p>
                  <text:list>
                    <text:list-item>
                      <text:p text:style-name="P1262">نوع : <text:span text:style-name="T449">1 به n </text:span></text:p>
                    </text:list-item>
                    <text:list-item>
                      <text:p text:style-name="P1263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list xml:id="list164220172935471" text:continue-numbering="true" text:style-name="L31">
        <text:list-item>
          <text:list>
            <text:list-item>
              <text:list>
                <text:list-item>
                  <text:p text:style-name="P1266"><text:soft-page-break/>languages: </text:p>
                  <text:list>
                    <text:list-item>
                      <text:p text:style-name="P1267">نوع : <text:span text:style-name="T456">1 به n</text:span></text:p>
                    </text:list-item>
                    <text:list-item>
                      <text:p text:style-name="P1268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1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82"/>
      <text:list xml:id="list164219441055402" text:continue-numbering="true" text:style-name="L31">
        <text:list-item>
          <text:list>
            <text:list-item>
              <text:p text:style-name="P1269">ستون ها :‌</text:p>
            </text:list-item>
          </text:list>
        </text:list-item>
      </text:list>
      <text:p text:style-name="P8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32030347712">
          <table:table-cell table:style-name="Table21.A1" office:value-type="string">
            <text:p text:style-name="P350">Name</text:p>
          </table:table-cell>
          <table:table-cell table:style-name="Table21.A1" office:value-type="string">
            <text:p text:style-name="P350">Data Type</text:p>
          </table:table-cell>
          <table:table-cell table:style-name="Table21.A1" office:value-type="string">
            <text:p text:style-name="P350">Attributes</text:p>
          </table:table-cell>
          <table:table-cell table:style-name="Table21.D1" office:value-type="string">
            <text:p text:style-name="P350">Comment</text:p>
          </table:table-cell>
        </table:table-row>
        <table:table-row table:style-name="TableLine94632030369488">
          <table:table-cell table:style-name="Table21.A2" office:value-type="string">
            <text:p text:style-name="P551">Id</text:p>
          </table:table-cell>
          <table:table-cell table:style-name="Table21.A2" office:value-type="string">
            <text:p text:style-name="P551">Big int </text:p>
          </table:table-cell>
          <table:table-cell table:style-name="Table21.A2" office:value-type="string">
            <text:p text:style-name="P551">Unsigned ,<text:span text:style-name="T464">not null ,</text:span><text:span text:style-name="T465">index ,unique ,</text:span></text:p>
            <text:p text:style-name="P554">primary key ,<text:span text:style-name="T466">auto increment</text:span></text:p>
          </table:table-cell>
          <table:table-cell table:style-name="Table21.D2" office:value-type="string">
            <text:p text:style-name="P415"/>
          </table:table-cell>
        </table:table-row>
        <table:table-row table:style-name="TableLine94632030371792">
          <table:table-cell table:style-name="Table21.A2" office:value-type="string">
            <text:p text:style-name="P552">Name</text:p>
          </table:table-cell>
          <table:table-cell table:style-name="Table21.A2" office:value-type="string">
            <text:p text:style-name="P552">varchar(14)</text:p>
          </table:table-cell>
          <table:table-cell table:style-name="Table21.A2" office:value-type="string">
            <text:p text:style-name="P553">Not null </text:p>
          </table:table-cell>
          <table:table-cell table:style-name="Table21.D2" office:value-type="string">
            <text:p text:style-name="P415"/>
          </table:table-cell>
        </table:table-row>
      </table:table>
      <text:p text:style-name="P261"/>
      <text:list xml:id="list493102472" text:style-name="L32">
        <text:list-item>
          <text:list>
            <text:list-item>
              <text:p text:style-name="P1270">ارتباطات :‌</text:p>
              <text:list>
                <text:list-item>
                  <text:p text:style-name="P1271">dates : </text:p>
                  <text:list>
                    <text:list-item>
                      <text:p text:style-name="P1272">نوع :‌<text:span text:style-name="T467">1 به n</text:span></text:p>
                    </text:list-item>
                    <text:list-item>
                      <text:p text:style-name="P1272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64220929895315" text:continue-numbering="true" text:style-name="L32">
        <text:list-item>
          <text:list>
            <text:list-item>
              <text:list>
                <text:list-item>
                  <text:p text:style-name="P1273">users : </text:p>
                  <text:list>
                    <text:list-item>
                      <text:p text:style-name="P1273">نوع : <text:span text:style-name="T471">1 به n</text:span></text:p>
                    </text:list-item>
                    <text:list-item>
                      <text:p text:style-name="P1274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64219500421927" text:continue-numbering="true" text:style-name="L32">
        <text:list-item>
          <text:list>
            <text:list-item>
              <text:list>
                <text:list-item>
                  <text:p text:style-name="P1275">iconables : </text:p>
                  <text:list>
                    <text:list-item>
                      <text:p text:style-name="P1276">نوع : <text:span text:style-name="T468">1 به 1 </text:span></text:p>
                    </text:list-item>
                    <text:list-item>
                      <text:p text:style-name="P1276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4219611397209" text:continue-numbering="true" text:style-name="L32">
        <text:list-item>
          <text:p text:style-name="P1522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7"/>
      <text:list xml:id="list164220695856551" text:continue-numbering="true" text:style-name="L32">
        <text:list-item>
          <text:list>
            <text:list-item>
              <text:p text:style-name="P127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32030426880">
          <table:table-cell table:style-name="Table22.A1" office:value-type="string">
            <text:p text:style-name="P350">Name</text:p>
          </table:table-cell>
          <table:table-cell table:style-name="Table22.A1" office:value-type="string">
            <text:p text:style-name="P350">Data Type</text:p>
          </table:table-cell>
          <table:table-cell table:style-name="Table22.A1" office:value-type="string">
            <text:p text:style-name="P350">Attributes</text:p>
          </table:table-cell>
          <table:table-cell table:style-name="Table22.D1" office:value-type="string">
            <text:p text:style-name="P350">Comment</text:p>
          </table:table-cell>
        </table:table-row>
        <table:table-row table:style-name="TableLine94632030460576">
          <table:table-cell table:style-name="Table22.A2" office:value-type="string">
            <text:p text:style-name="P555">id</text:p>
          </table:table-cell>
          <table:table-cell table:style-name="Table22.A2" office:value-type="string">
            <text:p text:style-name="P558">Big int </text:p>
          </table:table-cell>
          <table:table-cell table:style-name="Table22.A2" office:value-type="string">
            <text:p text:style-name="P558">Unsigned , <text:span text:style-name="T480">not null ,</text:span></text:p>
            <text:p text:style-name="P562">unique , primary key ,</text:p>
            <text:p text:style-name="P563">autoincrement , <text:span text:style-name="T481">index</text:span></text:p>
          </table:table-cell>
          <table:table-cell table:style-name="Table22.D2" office:value-type="string">
            <text:p text:style-name="P312"/>
          </table:table-cell>
        </table:table-row>
        <table:table-row table:style-name="TableLine94632030462752">
          <table:table-cell table:style-name="Table22.A2" office:value-type="string">
            <text:p text:style-name="P556">url</text:p>
          </table:table-cell>
          <table:table-cell table:style-name="Table22.A2" office:value-type="string">
            <text:p text:style-name="P321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64">Not null </text:p>
          </table:table-cell>
          <table:table-cell table:style-name="Table22.D2" office:value-type="string">
            <text:p text:style-name="P312"/>
          </table:table-cell>
        </table:table-row>
        <table:table-row table:style-name="TableLine94632030463664">
          <table:table-cell table:style-name="Table22.A2" office:value-type="string">
            <text:p text:style-name="P556">object_class</text:p>
          </table:table-cell>
          <table:table-cell table:style-name="Table22.A2" office:value-type="string">
            <text:p text:style-name="P559">varchar(255)</text:p>
          </table:table-cell>
          <table:table-cell table:style-name="Table22.A2" office:value-type="string">
            <text:p text:style-name="P565">Not null </text:p>
          </table:table-cell>
          <table:table-cell table:style-name="Table22.D2" office:value-type="string">
            <text:p text:style-name="P312"/>
          </table:table-cell>
        </table:table-row>
        <table:table-row table:style-name="TableLine94632030464624">
          <table:table-cell table:style-name="Table22.A2" office:value-type="string">
            <text:p text:style-name="P556">object_id</text:p>
          </table:table-cell>
          <table:table-cell table:style-name="Table22.A2" office:value-type="string">
            <text:p text:style-name="P560">Big int</text:p>
          </table:table-cell>
          <table:table-cell table:style-name="Table22.A2" office:value-type="string">
            <text:p text:style-name="P565">Unsigned , not null </text:p>
          </table:table-cell>
          <table:table-cell table:style-name="Table22.D2" office:value-type="string">
            <text:p text:style-name="P312"/>
          </table:table-cell>
        </table:table-row>
        <table:table-row table:style-name="Table22.6">
          <table:table-cell table:style-name="Table22.A2" office:value-type="string">
            <text:p text:style-name="P557">social_network_id</text:p>
          </table:table-cell>
          <table:table-cell table:style-name="Table22.A2" office:value-type="string">
            <text:p text:style-name="P561">Big int</text:p>
          </table:table-cell>
          <table:table-cell table:style-name="Table22.A2" office:value-type="string">
            <text:p text:style-name="P566">Unsigned , not null ,</text:p>
            <text:p text:style-name="P654">foreign key → social_networks(id)</text:p>
            <text:p text:style-name="P398"/>
            <text:p text:style-name="P643">on Delete → (<text:span text:style-name="T531">cascade</text:span>)</text:p>
            <text:p text:style-name="P643"/>
            <text:p text:style-name="P643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312"/>
          </table:table-cell>
        </table:table-row>
        <table:table-row table:style-name="Table22.6">
          <table:table-cell table:style-name="Table22.A2" office:value-type="string">
            <text:p text:style-name="P657">sort</text:p>
          </table:table-cell>
          <table:table-cell table:style-name="Table22.A2" office:value-type="string">
            <text:p text:style-name="P658">tinyInt</text:p>
          </table:table-cell>
          <table:table-cell table:style-name="Table22.A2" office:value-type="string">
            <text:p text:style-name="P659">Unsigned , <text:span text:style-name="T535">nullable</text:span></text:p>
          </table:table-cell>
          <table:table-cell table:style-name="Table22.D2" office:value-type="string">
            <text:p text:style-name="P312"/>
          </table:table-cell>
        </table:table-row>
      </table:table>
      <text:p text:style-name="P262"/>
      <text:list xml:id="list2505348809" text:style-name="L33">
        <text:list-item>
          <text:list>
            <text:list-item>
              <text:p text:style-name="P1278">ارتباطات :‌</text:p>
              <text:list>
                <text:list-item>
                  <text:p text:style-name="P1279">social_networks : </text:p>
                  <text:list>
                    <text:list-item>
                      <text:p text:style-name="P1280">نوع : <text:span text:style-name="T482">1 بع n </text:span></text:p>
                    </text:list-item>
                    <text:list-item>
                      <text:p text:style-name="P1280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64220852999585" text:continue-numbering="true" text:style-name="L33">
        <text:list-item>
          <text:list>
            <text:list-item>
              <text:list>
                <text:list-item>
                  <text:p text:style-name="P1281">app_Settings : </text:p>
                  <text:list>
                    <text:list-item>
                      <text:p text:style-name="P1281">نوع : 1 به n</text:p>
                    </text:list-item>
                    <text:list-item>
                      <text:p text:style-name="P1281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3">favorits : <text:span text:style-name="T486">این جدول برای ذخیره علایق درست شده که در صفحه index نشان داده میشود . </text:span></text:p>
        </text:list-item>
      </text:list>
      <text:p text:style-name="P88"/>
      <text:list xml:id="list164221576522407" text:continue-numbering="true" text:style-name="L33">
        <text:list-item>
          <text:list>
            <text:list-item>
              <text:p text:style-name="P1282">ستون ها : </text:p>
            </text:list-item>
          </text:list>
        </text:list-item>
      </text:list>
      <text:p text:style-name="P89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32030502528">
          <table:table-cell table:style-name="Table23.A1" office:value-type="string">
            <text:p text:style-name="P350">Name</text:p>
          </table:table-cell>
          <table:table-cell table:style-name="Table23.A1" office:value-type="string">
            <text:p text:style-name="P350">Data Type</text:p>
          </table:table-cell>
          <table:table-cell table:style-name="Table23.A1" office:value-type="string">
            <text:p text:style-name="P350">Attributes</text:p>
          </table:table-cell>
          <table:table-cell table:style-name="Table23.D1" office:value-type="string">
            <text:p text:style-name="P350">Comment</text:p>
          </table:table-cell>
        </table:table-row>
        <table:table-row table:style-name="TableLine94632030535488">
          <table:table-cell table:style-name="Table23.A2" office:value-type="string">
            <text:p text:style-name="P567">id</text:p>
          </table:table-cell>
          <table:table-cell table:style-name="Table23.A2" office:value-type="string">
            <text:p text:style-name="P569">Big int </text:p>
          </table:table-cell>
          <table:table-cell table:style-name="Table23.A2" office:value-type="string">
            <text:p text:style-name="P571">Unsigned , <text:span text:style-name="T490">not null , index,</text:span></text:p>
            <text:p text:style-name="P572">primary key , unique , </text:p>
            <text:p text:style-name="P575">auto increment</text:p>
          </table:table-cell>
          <table:table-cell table:style-name="Table23.D2" office:value-type="string">
            <text:p text:style-name="P312"/>
          </table:table-cell>
        </table:table-row>
        <table:table-row table:style-name="TableLine94632030537536">
          <table:table-cell table:style-name="Table23.A2" office:value-type="string">
            <text:p text:style-name="P568">name</text:p>
          </table:table-cell>
          <table:table-cell table:style-name="Table23.A2" office:value-type="string">
            <text:p text:style-name="P569">Varchar(<text:span text:style-name="T487">48</text:span>)</text:p>
          </table:table-cell>
          <table:table-cell table:style-name="Table23.A2" office:value-type="string">
            <text:p text:style-name="P570">Not null </text:p>
          </table:table-cell>
          <table:table-cell table:style-name="Table23.D2" office:value-type="string">
            <text:p text:style-name="P312"/>
          </table:table-cell>
        </table:table-row>
        <table:table-row table:style-name="TableLine94632030538448">
          <table:table-cell table:style-name="Table23.A2" office:value-type="string">
            <text:p text:style-name="P568">url</text:p>
          </table:table-cell>
          <table:table-cell table:style-name="Table23.A2" office:value-type="string">
            <text:p text:style-name="P569">varchar(<text:span text:style-name="T488">128</text:span>)</text:p>
          </table:table-cell>
          <table:table-cell table:style-name="Table23.A2" office:value-type="string">
            <text:p text:style-name="P573">Nullable , </text:p>
          </table:table-cell>
          <table:table-cell table:style-name="Table23.D2" office:value-type="string">
            <text:p text:style-name="P312"/>
          </table:table-cell>
        </table:table-row>
        <table:table-row table:style-name="TableLine94632030539408">
          <table:table-cell table:style-name="Table23.A2" office:value-type="string">
            <text:p text:style-name="P568">status</text:p>
          </table:table-cell>
          <table:table-cell table:style-name="Table23.A2" office:value-type="string">
            <text:p text:style-name="P326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74">Not null , <text:span text:style-name="T491">defualt ‘1’</text:span></text:p>
          </table:table-cell>
          <table:table-cell table:style-name="Table23.D2" office:value-type="string">
            <text:p text:style-name="P312"/>
          </table:table-cell>
        </table:table-row>
        <table:table-row table:style-name="TableLine94632030540320">
          <table:table-cell table:style-name="Table23.A2" office:value-type="string">
            <text:p text:style-name="P655">sort</text:p>
          </table:table-cell>
          <table:table-cell table:style-name="Table23.A2" office:value-type="string">
            <text:p text:style-name="P660">TinyInt</text:p>
          </table:table-cell>
          <table:table-cell table:style-name="Table23.A2" office:value-type="string">
            <text:p text:style-name="P576">Nullable , <text:span text:style-name="T536">unsigned</text:span></text:p>
          </table:table-cell>
          <table:table-cell table:style-name="Table23.D2" office:value-type="string">
            <text:p text:style-name="P312"/>
          </table:table-cell>
        </table:table-row>
      </table:table>
      <text:p text:style-name="P263"/>
      <text:list xml:id="list2699590163" text:style-name="L34">
        <text:list-item>
          <text:list>
            <text:list-item>
              <text:p text:style-name="P1283">ارتباطات :</text:p>
              <text:list>
                <text:list-item>
                  <text:p text:style-name="P1284">dates : </text:p>
                  <text:list>
                    <text:list-item>
                      <text:p text:style-name="P1285">نوع :‌<text:span text:style-name="T492">1 به n </text:span></text:p>
                    </text:list-item>
                    <text:list-item>
                      <text:p text:style-name="P1285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64220388469366" text:continue-numbering="true" text:style-name="L34">
        <text:list-item>
          <text:list>
            <text:list-item>
              <text:list>
                <text:list-item>
                  <text:p text:style-name="P1286">users : </text:p>
                  <text:list>
                    <text:list-item>
                      <text:p text:style-name="P1287">نوع :‌<text:span text:style-name="T495">1 به n</text:span></text:p>
                    </text:list-item>
                    <text:list-item>
                      <text:p text:style-name="P1287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4220214418980" text:continue-numbering="true" text:style-name="L34">
        <text:list-item>
          <text:list>
            <text:list-item>
              <text:list>
                <text:list-item>
                  <text:p text:style-name="P1288">icon<text:span text:style-name="T494">ables : </text:span></text:p>
                  <text:list>
                    <text:list-item>
                      <text:p text:style-name="P1289">نوع :‌<text:span text:style-name="T496">1 به 1</text:span></text:p>
                    </text:list-item>
                    <text:list-item>
                      <text:p text:style-name="P1289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4221459183023" text:continue-numbering="true" text:style-name="L34">
        <text:list-item>
          <text:p text:style-name="P1524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3"/>
      <text:list xml:id="list164220375601431" text:continue-numbering="true" text:style-name="L34">
        <text:list-item>
          <text:list>
            <text:list-item>
              <text:p text:style-name="P1290">ستون ها : </text:p>
            </text:list-item>
          </text:list>
        </text:list-item>
      </text:list>
      <text:p text:style-name="P9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32030560240">
          <table:table-cell table:style-name="Table24.A1" office:value-type="string">
            <text:p text:style-name="P350">Name</text:p>
          </table:table-cell>
          <table:table-cell table:style-name="Table24.A1" office:value-type="string">
            <text:p text:style-name="P350">Data Type</text:p>
          </table:table-cell>
          <table:table-cell table:style-name="Table24.A1" office:value-type="string">
            <text:p text:style-name="P350">Attributes</text:p>
          </table:table-cell>
          <table:table-cell table:style-name="Table24.D1" office:value-type="string">
            <text:p text:style-name="P350">Comment</text:p>
          </table:table-cell>
        </table:table-row>
        <table:table-row table:style-name="TableLine94632030619552">
          <table:table-cell table:style-name="Table24.A2" office:value-type="string">
            <text:p text:style-name="P577">id</text:p>
          </table:table-cell>
          <table:table-cell table:style-name="Table24.A2" office:value-type="string">
            <text:p text:style-name="P581">Big int</text:p>
          </table:table-cell>
          <table:table-cell table:style-name="Table24.A2" office:value-type="string">
            <text:p text:style-name="P584">Unsigned,not null,unique,index</text:p>
            <text:p text:style-name="P585">primary key ,auto increment</text:p>
          </table:table-cell>
          <table:table-cell table:style-name="Table24.D2" office:value-type="string">
            <text:p text:style-name="P312"/>
          </table:table-cell>
        </table:table-row>
        <table:table-row table:style-name="TableLine94632030621728">
          <table:table-cell table:style-name="Table24.A2" office:value-type="string">
            <text:p text:style-name="P578">caption</text:p>
          </table:table-cell>
          <table:table-cell table:style-name="Table24.A2" office:value-type="string">
            <text:p text:style-name="P582">varchar(<text:span text:style-name="T502">164</text:span>)</text:p>
          </table:table-cell>
          <table:table-cell table:style-name="Table24.A2" office:value-type="string">
            <text:p text:style-name="P586">Not null </text:p>
          </table:table-cell>
          <table:table-cell table:style-name="Table24.D2" office:value-type="string">
            <text:p text:style-name="P312"/>
          </table:table-cell>
        </table:table-row>
        <table:table-row table:style-name="TableLine94632030622640">
          <table:table-cell table:style-name="Table24.A2" office:value-type="string">
            <text:p text:style-name="P579">favorit_id</text:p>
          </table:table-cell>
          <table:table-cell table:style-name="Table24.A2" office:value-type="string">
            <text:p text:style-name="P583">Big int</text:p>
          </table:table-cell>
          <table:table-cell table:style-name="Table24.A2" office:value-type="string">
            <text:p text:style-name="P587">Unsigned , not null , </text:p>
            <text:p text:style-name="P656">foreign key → favorits(id)</text:p>
            <text:p text:style-name="P399"/>
            <text:p text:style-name="P644">on Delete → (<text:span text:style-name="T531">cascade</text:span>)</text:p>
            <text:p text:style-name="P644"/>
            <text:p text:style-name="P644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312"/>
          </table:table-cell>
        </table:table-row>
        <table:table-row table:style-name="TableLine94632030623600">
          <table:table-cell table:style-name="Table24.A2" office:value-type="string">
            <text:p text:style-name="P580">language_id</text:p>
          </table:table-cell>
          <table:table-cell table:style-name="Table24.A2" office:value-type="string">
            <text:p text:style-name="P583">Big int</text:p>
          </table:table-cell>
          <table:table-cell table:style-name="Table24.A2" office:value-type="string">
            <text:p text:style-name="P588">Unsigned , not null , </text:p>
            <text:p text:style-name="P331"><text:span text:style-name="T503">foreign key → </text:span><text:span text:style-name="T504">languages</text:span><text:span text:style-name="T503">(id)</text:span></text:p>
            <text:p text:style-name="P400"/>
            <text:p text:style-name="P645">on Delete → (<text:span text:style-name="T531">cascade</text:span>)</text:p>
            <text:p text:style-name="P645"/>
            <text:p text:style-name="P645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312"/>
          </table:table-cell>
        </table:table-row>
      </table:table>
      <text:p text:style-name="P264"/>
      <text:list xml:id="list2520001518" text:style-name="L35">
        <text:list-item>
          <text:list>
            <text:list-item>
              <text:p text:style-name="P1291">ارتباطات : </text:p>
              <text:list>
                <text:list-item>
                  <text:p text:style-name="P1291">favorits : </text:p>
                  <text:list>
                    <text:list-item>
                      <text:p text:style-name="P1291">نوع :‌<text:span text:style-name="T505">1 به n</text:span></text:p>
                    </text:list-item>
                    <text:list-item>
                      <text:p text:style-name="P1291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64220878954611" text:continue-numbering="true" text:style-name="L35">
        <text:list-item>
          <text:list>
            <text:list-item>
              <text:list>
                <text:list-item>
                  <text:p text:style-name="P1292">languages : </text:p>
                  <text:list>
                    <text:list-item>
                      <text:p text:style-name="P1293">نوع : <text:span text:style-name="T508">1 به n </text:span></text:p>
                    </text:list-item>
                    <text:list-item>
                      <text:p text:style-name="P1293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5">services : <text:span text:style-name="T544">در این جدول لیست خدمات من ذخیره میشود که در صفحه اصلی نشان داده میشود !!!</text:span></text:p>
        </text:list-item>
      </text:list>
      <text:p text:style-name="P99"/>
      <text:list xml:id="list164220965432591" text:continue-numbering="true" text:style-name="L35">
        <text:list-item>
          <text:list>
            <text:list-item>
              <text:p text:style-name="P129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32030640832">
          <table:table-cell table:style-name="Table25.A1" office:value-type="string">
            <text:p text:style-name="P350">Name</text:p>
          </table:table-cell>
          <table:table-cell table:style-name="Table25.A1" office:value-type="string">
            <text:p text:style-name="P350">Data Type</text:p>
          </table:table-cell>
          <table:table-cell table:style-name="Table25.A1" office:value-type="string">
            <text:p text:style-name="P350">Attributes</text:p>
          </table:table-cell>
          <table:table-cell table:style-name="Table25.D1" office:value-type="string">
            <text:p text:style-name="P350">Comment</text:p>
          </table:table-cell>
        </table:table-row>
        <table:table-row table:style-name="Table25.2">
          <table:table-cell table:style-name="Table25.A2" office:value-type="string">
            <text:p text:style-name="P664">id</text:p>
          </table:table-cell>
          <table:table-cell table:style-name="Table25.A2" office:value-type="string">
            <text:p text:style-name="P667">Big int</text:p>
          </table:table-cell>
          <table:table-cell table:style-name="Table25.A2" office:value-type="string">
            <text:p text:style-name="P671">Unsigned , <text:span text:style-name="T549">not null ,</text:span><text:span text:style-name="T550">unique ,</text:span></text:p>
            <text:p text:style-name="P673">primary key ,auto increment,</text:p>
            <text:p text:style-name="P674">index</text:p>
          </table:table-cell>
          <table:table-cell table:style-name="Table25.D2" office:value-type="string">
            <text:p text:style-name="P312"/>
          </table:table-cell>
        </table:table-row>
        <table:table-row table:style-name="TableLine94632030692608">
          <table:table-cell table:style-name="Table25.A2" office:value-type="string">
            <text:p text:style-name="P665">status</text:p>
          </table:table-cell>
          <table:table-cell table:style-name="Table25.A2" office:value-type="string">
            <text:p text:style-name="P668">bit<text:span text:style-name="T551">(1)</text:span></text:p>
          </table:table-cell>
          <table:table-cell table:style-name="Table25.A2" office:value-type="string">
            <text:p text:style-name="P675">Not <text:span text:style-name="T553">null , defualt </text:span><text:span text:style-name="T554">0</text:span></text:p>
          </table:table-cell>
          <table:table-cell table:style-name="Table25.D2" office:value-type="string">
            <text:p text:style-name="P312"/>
          </table:table-cell>
        </table:table-row>
        <table:table-row table:style-name="TableLine94632030693520">
          <table:table-cell table:style-name="Table25.A2" office:value-type="string">
            <text:p text:style-name="P665">sort</text:p>
          </table:table-cell>
          <table:table-cell table:style-name="Table25.A2" office:value-type="string">
            <text:p text:style-name="P669">Tiny Int</text:p>
          </table:table-cell>
          <table:table-cell table:style-name="Table25.A2" office:value-type="string">
            <text:p text:style-name="P672">Unsigned , <text:span text:style-name="T552">nullable</text:span></text:p>
          </table:table-cell>
          <table:table-cell table:style-name="Table25.D2" office:value-type="string">
            <text:p text:style-name="P312"/>
          </table:table-cell>
        </table:table-row>
        <table:table-row table:style-name="TableLine94632030694480">
          <table:table-cell table:style-name="Table25.A2" office:value-type="string">
            <text:p text:style-name="P666">app_setting_id</text:p>
          </table:table-cell>
          <table:table-cell table:style-name="Table25.A2" office:value-type="string">
            <text:p text:style-name="P670">Big int</text:p>
          </table:table-cell>
          <table:table-cell table:style-name="Table25.A2" office:value-type="string">
            <text:p text:style-name="P676">Not null , <text:span text:style-name="T555">unsigned , </text:span></text:p>
            <text:p text:style-name="P677">foreign key → app_settings(id)</text:p>
            <text:p text:style-name="P677"/>
            <text:p text:style-name="P678">on Delete → (<text:span text:style-name="T556">cascade</text:span>)</text:p>
            <text:p text:style-name="P678"/>
            <text:p text:style-name="P678">on Update → (<text:span text:style-name="T556">cascade</text:span>)</text:p>
          </table:table-cell>
          <table:table-cell table:style-name="Table25.D2" office:value-type="string">
            <text:p text:style-name="P312"/>
          </table:table-cell>
        </table:table-row>
      </table:table>
      <text:p text:style-name="P267"/>
      <text:list xml:id="list164219662706139" text:continue-numbering="true" text:style-name="L35">
        <text:list-item>
          <text:list>
            <text:list-item>
              <text:p text:style-name="P1295">ارتباطات :‌</text:p>
              <text:list>
                <text:list-item>
                  <text:p text:style-name="P1296">app_settings : </text:p>
                  <text:list>
                    <text:list-item>
                      <text:p text:style-name="P1297">نوع : <text:span text:style-name="T558">1 به n</text:span></text:p>
                    </text:list-item>
                    <text:list-item>
                      <text:p text:style-name="P1303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64221569976048" text:continue-numbering="true" text:style-name="L35">
        <text:list-item>
          <text:list>
            <text:list-item>
              <text:list>
                <text:list-item>
                  <text:p text:style-name="P1307">dates : </text:p>
                  <text:list>
                    <text:list-item>
                      <text:p text:style-name="P1298">نوع : <text:span text:style-name="T560">1 به n </text:span></text:p>
                    </text:list-item>
                    <text:list-item>
                      <text:p text:style-name="P1303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64220658147470" text:continue-numbering="true" text:style-name="L35">
        <text:list-item>
          <text:list>
            <text:list-item>
              <text:list>
                <text:list-item>
                  <text:p text:style-name="P1307">users : </text:p>
                  <text:list>
                    <text:list-item>
                      <text:p text:style-name="P1299">نوع : <text:span text:style-name="T563">1 به n</text:span></text:p>
                    </text:list-item>
                    <text:list-item>
                      <text:p text:style-name="P1304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4220605024451" text:continue-numbering="true" text:style-name="L35">
        <text:list-item>
          <text:list>
            <text:list-item>
              <text:list>
                <text:list-item>
                  <text:p text:style-name="P1307">service_translations : </text:p>
                  <text:list>
                    <text:list-item>
                      <text:p text:style-name="P1300">نوع : <text:span text:style-name="T566">1 به n</text:span></text:p>
                    </text:list-item>
                    <text:list-item>
                      <text:p text:style-name="P1305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03"/>
      <text:p text:style-name="P103"/>
      <text:list xml:id="list164219472954567" text:continue-numbering="true" text:style-name="L35">
        <text:list-item>
          <text:list>
            <text:list-item>
              <text:list>
                <text:list-item>
                  <text:p text:style-name="P1308"><text:soft-page-break/>iconables :</text:p>
                  <text:list>
                    <text:list-item>
                      <text:p text:style-name="P1301">نوع : <text:span text:style-name="T568">1 به 1 </text:span></text:p>
                    </text:list-item>
                  </text:list>
                </text:list-item>
                <text:list-item>
                  <text:p text:style-name="P1308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0"/>
      <text:list xml:id="list164219872590543" text:continue-numbering="true" text:style-name="L35">
        <text:list-item>
          <text:p text:style-name="P1510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64220044951722" text:continue-numbering="true" text:style-name="L35">
        <text:list-item>
          <text:list>
            <text:list-item>
              <text:p text:style-name="P130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32030749456">
          <table:table-cell table:style-name="Table26.A1" office:value-type="string">
            <text:p text:style-name="P350">Name</text:p>
          </table:table-cell>
          <table:table-cell table:style-name="Table26.A1" office:value-type="string">
            <text:p text:style-name="P350">Data Type</text:p>
          </table:table-cell>
          <table:table-cell table:style-name="Table26.A1" office:value-type="string">
            <text:p text:style-name="P350">Attributes</text:p>
          </table:table-cell>
          <table:table-cell table:style-name="Table26.D1" office:value-type="string">
            <text:p text:style-name="P350">Comment</text:p>
          </table:table-cell>
        </table:table-row>
        <table:table-row table:style-name="TableLine94632030773056">
          <table:table-cell table:style-name="Table26.A2" office:value-type="string">
            <text:p text:style-name="P679">id</text:p>
          </table:table-cell>
          <table:table-cell table:style-name="Table26.A2" office:value-type="string">
            <text:p text:style-name="P680">Big int</text:p>
          </table:table-cell>
          <table:table-cell table:style-name="Table26.A2" office:value-type="string">
            <text:p text:style-name="P685">Unsigned , index , <text:span text:style-name="T571">unique , </text:span><text:span text:style-name="T572">primary key , </text:span><text:span text:style-name="T573">auto increment ,</text:span></text:p>
            <text:p text:style-name="P686">not null </text:p>
          </table:table-cell>
          <table:table-cell table:style-name="Table26.D2" office:value-type="string">
            <text:p text:style-name="P312"/>
          </table:table-cell>
        </table:table-row>
        <table:table-row table:style-name="TableLine94632030774752">
          <table:table-cell table:style-name="Table26.A2" office:value-type="string">
            <text:p text:style-name="P679">title</text:p>
          </table:table-cell>
          <table:table-cell table:style-name="Table26.A2" office:value-type="string">
            <text:p text:style-name="P681">varchar(64)</text:p>
          </table:table-cell>
          <table:table-cell table:style-name="Table26.A2" office:value-type="string">
            <text:p text:style-name="P687">Not null </text:p>
          </table:table-cell>
          <table:table-cell table:style-name="Table26.D2" office:value-type="string">
            <text:p text:style-name="P312"/>
          </table:table-cell>
        </table:table-row>
        <table:table-row table:style-name="TableLine94632030775664">
          <table:table-cell table:style-name="Table26.A2" office:value-type="string">
            <text:p text:style-name="P679">content</text:p>
          </table:table-cell>
          <table:table-cell table:style-name="Table26.A2" office:value-type="string">
            <text:p text:style-name="P682">varchar(<text:span text:style-name="T570">400</text:span>)</text:p>
          </table:table-cell>
          <table:table-cell table:style-name="Table26.A2" office:value-type="string">
            <text:p text:style-name="P688">Not null </text:p>
          </table:table-cell>
          <table:table-cell table:style-name="Table26.D2" office:value-type="string">
            <text:p text:style-name="P312"/>
          </table:table-cell>
        </table:table-row>
        <table:table-row table:style-name="TableLine94632030776624">
          <table:table-cell table:style-name="Table26.A2" office:value-type="string">
            <text:p text:style-name="P679">service_id</text:p>
          </table:table-cell>
          <table:table-cell table:style-name="Table26.A2" office:value-type="string">
            <text:p text:style-name="P683">Big int </text:p>
          </table:table-cell>
          <table:table-cell table:style-name="Table26.A2" office:value-type="string">
            <text:p text:style-name="P689">Not null , <text:span text:style-name="T575">unsigned ,</text:span></text:p>
            <text:p text:style-name="P694">foreign key → servicers (id) ,</text:p>
            <text:p text:style-name="P689"/>
            <text:p text:style-name="P690">on Delete → (cascade) ,</text:p>
            <text:p text:style-name="P691">on Update → <text:span text:style-name="T574">(cascade) ,</text:span></text:p>
          </table:table-cell>
          <table:table-cell table:style-name="Table26.D2" office:value-type="string">
            <text:p text:style-name="P312"/>
          </table:table-cell>
        </table:table-row>
        <table:table-row table:style-name="TableLine94632030777808">
          <table:table-cell table:style-name="Table26.A2" office:value-type="string">
            <text:p text:style-name="P679">language_id</text:p>
          </table:table-cell>
          <table:table-cell table:style-name="Table26.A2" office:value-type="string">
            <text:p text:style-name="P684">Big int </text:p>
          </table:table-cell>
          <table:table-cell table:style-name="Table26.A2" office:value-type="string">
            <text:p text:style-name="P692">Not null , unsigned , </text:p>
            <text:p text:style-name="P692"><text:span text:style-name="T576">foreign key →</text:span><text:span text:style-name="T577"> </text:span><text:span text:style-name="T578">languages(id)</text:span></text:p>
            <text:p text:style-name="P692"/>
            <text:p text:style-name="P693">on Delete → (<text:span text:style-name="T579">cascade</text:span>)</text:p>
            <text:p text:style-name="P693">on Update → (<text:span text:style-name="T580">cascade</text:span>)</text:p>
          </table:table-cell>
          <table:table-cell table:style-name="Table26.D2" office:value-type="string">
            <text:p text:style-name="P312"/>
          </table:table-cell>
        </table:table-row>
      </table:table>
      <text:p text:style-name="P268"/>
      <text:list xml:id="list164219892325768" text:continue-numbering="true" text:style-name="L35">
        <text:list-item>
          <text:list>
            <text:list-item>
              <text:p text:style-name="P1310">ارتباطات :‌</text:p>
              <text:list>
                <text:list-item>
                  <text:p text:style-name="P1310">services : </text:p>
                  <text:list>
                    <text:list-item>
                      <text:p text:style-name="P1302">نوع : <text:span text:style-name="T566">1 به n</text:span></text:p>
                    </text:list-item>
                    <text:list-item>
                      <text:p text:style-name="P1306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4221260416677" text:continue-numbering="true" text:style-name="L35">
        <text:list-item>
          <text:list>
            <text:list-item>
              <text:list>
                <text:list-item>
                  <text:p text:style-name="P1311">languages : </text:p>
                  <text:list>
                    <text:list-item>
                      <text:p text:style-name="P1312">نوع :‌<text:span text:style-name="T581">1 به n </text:span></text:p>
                    </text:list-item>
                    <text:list-item>
                      <text:p text:style-name="P1312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6">skill_groups : <text:span text:style-name="T644">در این جدول skill group ها ذخیره م</text:span><text:span text:style-name="T645">یشود !!!</text:span></text:p>
        </text:list-item>
      </text:list>
      <text:p text:style-name="P115"/>
      <text:list xml:id="list164220551528858" text:continue-numbering="true" text:style-name="L35">
        <text:list-item>
          <text:list>
            <text:list-item>
              <text:p text:style-name="P1313">ستون ها : </text:p>
            </text:list-item>
          </text:list>
        </text:list-item>
      </text:list>
      <text:p text:style-name="P11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32030800704">
          <table:table-cell table:style-name="Table29.A1" office:value-type="string">
            <text:p text:style-name="P350">Name</text:p>
          </table:table-cell>
          <table:table-cell table:style-name="Table29.A1" office:value-type="string">
            <text:p text:style-name="P350">Data Type</text:p>
          </table:table-cell>
          <table:table-cell table:style-name="Table29.A1" office:value-type="string">
            <text:p text:style-name="P350">Attributes</text:p>
          </table:table-cell>
          <table:table-cell table:style-name="Table29.D1" office:value-type="string">
            <text:p text:style-name="P350">Comment</text:p>
          </table:table-cell>
        </table:table-row>
        <table:table-row table:style-name="TableLine94632030832432">
          <table:table-cell table:style-name="Table29.A2" office:value-type="string">
            <text:p text:style-name="P722">Id</text:p>
          </table:table-cell>
          <table:table-cell table:style-name="Table29.A2" office:value-type="string">
            <text:p text:style-name="P722">Big int</text:p>
          </table:table-cell>
          <table:table-cell table:style-name="Table29.A2" office:value-type="string">
            <text:p text:style-name="P731">Unsigned , not null ,<text:span text:style-name="T649">index,</text:span></text:p>
            <text:p text:style-name="P732">unique ,<text:span text:style-name="T650">primary key ,</text:span></text:p>
            <text:p text:style-name="P735"><text:s/>auto increment</text:p>
          </table:table-cell>
          <table:table-cell table:style-name="Table29.D2" office:value-type="string">
            <text:p text:style-name="P312"/>
          </table:table-cell>
        </table:table-row>
        <table:table-row table:style-name="TableLine94632030834992">
          <table:table-cell table:style-name="Table29.A2" office:value-type="string">
            <text:p text:style-name="P723">name</text:p>
          </table:table-cell>
          <table:table-cell table:style-name="Table29.A2" office:value-type="string">
            <text:p text:style-name="P723">varchar(<text:span text:style-name="T646">50</text:span>)</text:p>
          </table:table-cell>
          <table:table-cell table:style-name="Table29.A2" office:value-type="string">
            <text:p text:style-name="P733">Not null</text:p>
          </table:table-cell>
          <table:table-cell table:style-name="Table29.D2" office:value-type="string">
            <text:p text:style-name="P312"/>
          </table:table-cell>
        </table:table-row>
        <table:table-row table:style-name="TableLine94632030835904">
          <table:table-cell table:style-name="Table29.A2" office:value-type="string">
            <text:p text:style-name="P336"><text:span text:style-name="T647">p</text:span><text:span text:style-name="T648">ercent</text:span></text:p>
          </table:table-cell>
          <table:table-cell table:style-name="Table29.A2" office:value-type="string">
            <text:p text:style-name="P729">Tiny Int</text:p>
          </table:table-cell>
          <table:table-cell table:style-name="Table29.A2" office:value-type="string">
            <text:p text:style-name="P730">Unsigned , not null ,</text:p>
          </table:table-cell>
          <table:table-cell table:style-name="Table29.D2" office:value-type="string">
            <text:p text:style-name="P312"/>
          </table:table-cell>
        </table:table-row>
        <table:table-row table:style-name="TableLine94632030836864">
          <table:table-cell table:style-name="Table29.A2" office:value-type="string">
            <text:p text:style-name="P724">status</text:p>
          </table:table-cell>
          <table:table-cell table:style-name="Table29.A2" office:value-type="string">
            <text:p text:style-name="P725">Bit(1)</text:p>
          </table:table-cell>
          <table:table-cell table:style-name="Table29.A2" office:value-type="string">
            <text:p text:style-name="P734">Not null defualt ‘<text:span text:style-name="T651">1</text:span>’</text:p>
          </table:table-cell>
          <table:table-cell table:style-name="Table29.D2" office:value-type="string">
            <text:p text:style-name="P312"/>
          </table:table-cell>
        </table:table-row>
        <table:table-row table:style-name="TableLine94632030837776">
          <table:table-cell table:style-name="Table29.A2" office:value-type="string">
            <text:p text:style-name="P726">sort</text:p>
          </table:table-cell>
          <table:table-cell table:style-name="Table29.A2" office:value-type="string">
            <text:p text:style-name="P727">Tiny int</text:p>
          </table:table-cell>
          <table:table-cell table:style-name="Table29.A2" office:value-type="string">
            <text:p text:style-name="P728">Unsigned , nullable</text:p>
          </table:table-cell>
          <table:table-cell table:style-name="Table29.D2" office:value-type="string">
            <text:p text:style-name="P312"/>
          </table:table-cell>
        </table:table-row>
        <table:table-row table:style-name="TableLine94632030838800">
          <table:table-cell table:style-name="Table29.A2" office:value-type="string">
            <text:p text:style-name="P736">app_setting_id</text:p>
          </table:table-cell>
          <table:table-cell table:style-name="Table29.A2" office:value-type="string">
            <text:p text:style-name="P737">Big int</text:p>
          </table:table-cell>
          <table:table-cell table:style-name="Table29.A2" office:value-type="string">
            <text:p text:style-name="P738">Unsigned , <text:span text:style-name="T652">not null , foreign key → app_settings(id)</text:span></text:p>
            <text:p text:style-name="P738"/>
            <text:p text:style-name="P739">on Delete → (<text:span text:style-name="T653">cascade</text:span>)</text:p>
            <text:p text:style-name="P739">on Update → (<text:span text:style-name="T653">cascade</text:span>)</text:p>
          </table:table-cell>
          <table:table-cell table:style-name="Table29.D2" office:value-type="string">
            <text:p text:style-name="P312"/>
          </table:table-cell>
        </table:table-row>
      </table:table>
      <text:p text:style-name="P271"/>
      <text:list xml:id="list583339881" text:style-name="L36">
        <text:list-item>
          <text:list>
            <text:list-item>
              <text:p text:style-name="P1314">روابط :‌</text:p>
              <text:list>
                <text:list-item>
                  <text:p text:style-name="P1315">app_Settings : </text:p>
                  <text:list>
                    <text:list-item>
                      <text:p text:style-name="P1316">نوع‌: <text:span text:style-name="T654">1 به n</text:span></text:p>
                    </text:list-item>
                    <text:list-item>
                      <text:p text:style-name="P1317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4220579568524" text:continue-numbering="true" text:style-name="L36">
        <text:list-item>
          <text:list>
            <text:list-item>
              <text:list>
                <text:list-item>
                  <text:p text:style-name="P1321">dates : </text:p>
                  <text:list>
                    <text:list-item>
                      <text:p text:style-name="P1318">نوع‌: <text:span text:style-name="T654">1 به n </text:span></text:p>
                    </text:list-item>
                    <text:list-item>
                      <text:p text:style-name="P1318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64220261066831" text:continue-numbering="true" text:style-name="L36">
        <text:list-item>
          <text:list>
            <text:list-item>
              <text:list>
                <text:list-item>
                  <text:p text:style-name="P1321">users :</text:p>
                  <text:list>
                    <text:list-item>
                      <text:p text:style-name="P1317">نوع‌:<text:span text:style-name="T656">1 به n </text:span></text:p>
                    </text:list-item>
                    <text:list-item>
                      <text:p text:style-name="P1319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list xml:id="list164220363487053" text:continue-numbering="true" text:style-name="L36">
        <text:list-item>
          <text:list>
            <text:list-item>
              <text:list>
                <text:list-item>
                  <text:p text:style-name="P1322"><text:soft-page-break/>iconables : </text:p>
                  <text:list>
                    <text:list-item>
                      <text:p text:style-name="P1320">نوع‌:<text:span text:style-name="T655">1 به 1</text:span></text:p>
                    </text:list-item>
                    <text:list-item>
                      <text:p text:style-name="P1320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992"/>
      <text:list xml:id="list164220686310139" text:continue-numbering="true" text:style-name="L36">
        <text:list-item>
          <text:p text:style-name="P1030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1030"/>
          <text:list>
            <text:list-item>
              <text:p text:style-name="P1323">ستون : </text:p>
            </text:list-item>
          </text:list>
        </text:list-item>
      </text:list>
      <text:p text:style-name="P12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32030904512">
          <table:table-cell table:style-name="Table30.A1" office:value-type="string">
            <text:p text:style-name="P350">Name</text:p>
          </table:table-cell>
          <table:table-cell table:style-name="Table30.A1" office:value-type="string">
            <text:p text:style-name="P350">Data Type</text:p>
          </table:table-cell>
          <table:table-cell table:style-name="Table30.A1" office:value-type="string">
            <text:p text:style-name="P350">Attributes</text:p>
          </table:table-cell>
          <table:table-cell table:style-name="Table30.D1" office:value-type="string">
            <text:p text:style-name="P350">Comment</text:p>
          </table:table-cell>
        </table:table-row>
        <table:table-row table:style-name="TableLine94632030944128">
          <table:table-cell table:style-name="Table30.A2" office:value-type="string">
            <text:p text:style-name="P740">id</text:p>
          </table:table-cell>
          <table:table-cell table:style-name="Table30.A2" office:value-type="string">
            <text:p text:style-name="P741">Big int</text:p>
          </table:table-cell>
          <table:table-cell table:style-name="Table30.A2" office:value-type="string">
            <text:p text:style-name="P744">Unsigned , not null , index,</text:p>
            <text:p text:style-name="P745">unique , primary key , </text:p>
            <text:p text:style-name="P760">auto increment</text:p>
          </table:table-cell>
          <table:table-cell table:style-name="Table30.D2" office:value-type="string">
            <text:p text:style-name="P312"/>
          </table:table-cell>
        </table:table-row>
        <table:table-row table:style-name="TableLine94632030946304">
          <table:table-cell table:style-name="Table30.A2" office:value-type="string">
            <text:p text:style-name="P740">name</text:p>
          </table:table-cell>
          <table:table-cell table:style-name="Table30.A2" office:value-type="string">
            <text:p text:style-name="P742">varchar(60)</text:p>
          </table:table-cell>
          <table:table-cell table:style-name="Table30.A2" office:value-type="string">
            <text:p text:style-name="P746">Not null</text:p>
          </table:table-cell>
          <table:table-cell table:style-name="Table30.D2" office:value-type="string">
            <text:p text:style-name="P312"/>
          </table:table-cell>
        </table:table-row>
        <table:table-row table:style-name="TableLine94632030947216">
          <table:table-cell table:style-name="Table30.A2" office:value-type="string">
            <text:p text:style-name="P337"><text:span text:style-name="T647">p</text:span><text:span text:style-name="T648">ercent</text:span></text:p>
          </table:table-cell>
          <table:table-cell table:style-name="Table30.A2" office:value-type="string">
            <text:p text:style-name="P742">Tiny int</text:p>
          </table:table-cell>
          <table:table-cell table:style-name="Table30.A2" office:value-type="string">
            <text:p text:style-name="P747">Unsigned , not null </text:p>
          </table:table-cell>
          <table:table-cell table:style-name="Table30.D2" office:value-type="string">
            <text:p text:style-name="P312"/>
          </table:table-cell>
        </table:table-row>
        <table:table-row table:style-name="TableLine94632030948176">
          <table:table-cell table:style-name="Table30.A2" office:value-type="string">
            <text:p text:style-name="P740">sort</text:p>
          </table:table-cell>
          <table:table-cell table:style-name="Table30.A2" office:value-type="string">
            <text:p text:style-name="P743">Tiny int</text:p>
          </table:table-cell>
          <table:table-cell table:style-name="Table30.A2" office:value-type="string">
            <text:p text:style-name="P748">Unsigned , nullable</text:p>
          </table:table-cell>
          <table:table-cell table:style-name="Table30.D2" office:value-type="string">
            <text:p text:style-name="P312"/>
          </table:table-cell>
        </table:table-row>
        <table:table-row table:style-name="TableLine94632030949360">
          <table:table-cell table:style-name="Table30.A2" office:value-type="string">
            <text:p text:style-name="P740">status</text:p>
          </table:table-cell>
          <table:table-cell table:style-name="Table30.A2" office:value-type="string">
            <text:p text:style-name="P743">Bit(1)</text:p>
          </table:table-cell>
          <table:table-cell table:style-name="Table30.A2" office:value-type="string">
            <text:p text:style-name="P749">Not null , defualt <text:span text:style-name="T668">1</text:span></text:p>
          </table:table-cell>
          <table:table-cell table:style-name="Table30.D2" office:value-type="string">
            <text:p text:style-name="P312"/>
          </table:table-cell>
        </table:table-row>
        <table:table-row table:style-name="TableLine94632030950224">
          <table:table-cell table:style-name="Table30.A2" office:value-type="string">
            <text:p text:style-name="P740">skill_group_id</text:p>
          </table:table-cell>
          <table:table-cell table:style-name="Table30.A2" office:value-type="string">
            <text:p text:style-name="P743">Big int</text:p>
          </table:table-cell>
          <table:table-cell table:style-name="Table30.A2" office:value-type="string">
            <text:p text:style-name="P750">Unsigned , <text:span text:style-name="T669">nullable , </text:span></text:p>
            <text:p text:style-name="P751">foreign key → <text:span text:style-name="T670">skill_groups(</text:span><text:span text:style-name="T671">id</text:span><text:span text:style-name="T670">)</text:span></text:p>
            <text:p text:style-name="P751"/>
            <text:p text:style-name="P752">on Delete → (set null)</text:p>
            <text:p text:style-name="P753">on Update → (cascade)</text:p>
          </table:table-cell>
          <table:table-cell table:style-name="Table30.D2" office:value-type="string">
            <text:p text:style-name="P312"/>
          </table:table-cell>
        </table:table-row>
      </table:table>
      <text:p text:style-name="P266"/>
      <text:list xml:id="list2186662216" text:style-name="L37">
        <text:list-item>
          <text:list>
            <text:list-item>
              <text:p text:style-name="P1324">ارتباط ها :‌</text:p>
              <text:list>
                <text:list-item>
                  <text:p text:style-name="P1325">skill_groups : </text:p>
                  <text:list>
                    <text:list-item>
                      <text:p text:style-name="P1326">نوع : <text:span text:style-name="T672">1 به n </text:span></text:p>
                    </text:list-item>
                    <text:list-item>
                      <text:p text:style-name="P1326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4221337562273" text:continue-numbering="true" text:style-name="L37">
        <text:list-item>
          <text:list>
            <text:list-item>
              <text:list>
                <text:list-item>
                  <text:p text:style-name="P1325">dates : </text:p>
                  <text:list>
                    <text:list-item>
                      <text:p text:style-name="P1326">نوع : <text:span text:style-name="T674">1 به n </text:span></text:p>
                    </text:list-item>
                    <text:list-item>
                      <text:p text:style-name="P1326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64221048704542" text:continue-numbering="true" text:style-name="L37">
        <text:list-item>
          <text:list>
            <text:list-item>
              <text:list>
                <text:list-item>
                  <text:p text:style-name="P1325">users : </text:p>
                  <text:list>
                    <text:list-item>
                      <text:p text:style-name="P1327">نوع : <text:s/><text:span text:style-name="T674">1 به n </text:span></text:p>
                    </text:list-item>
                    <text:list-item>
                      <text:p text:style-name="P1326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7">single_skills : در این جدول skill های تکی که عضو هیچ گروهی نیستند <text:span text:style-name="T678">ذخیره میشود !!!</text:span></text:p>
          <text:list>
            <text:list-item>
              <text:p text:style-name="P1328">ستون ها :‌</text:p>
            </text:list-item>
          </text:list>
        </text:list-item>
      </text:list>
      <text:p text:style-name="P12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32030989504">
          <table:table-cell table:style-name="Table31.A1" office:value-type="string">
            <text:p text:style-name="P350">Name</text:p>
          </table:table-cell>
          <table:table-cell table:style-name="Table31.A1" office:value-type="string">
            <text:p text:style-name="P350">Data Type</text:p>
          </table:table-cell>
          <table:table-cell table:style-name="Table31.A1" office:value-type="string">
            <text:p text:style-name="P350">Attributes</text:p>
          </table:table-cell>
          <table:table-cell table:style-name="Table31.D1" office:value-type="string">
            <text:p text:style-name="P350">Comment</text:p>
          </table:table-cell>
        </table:table-row>
        <table:table-row table:style-name="TableLine94632031020592">
          <table:table-cell table:style-name="Table31.A2" office:value-type="string">
            <text:p text:style-name="P755">id</text:p>
          </table:table-cell>
          <table:table-cell table:style-name="Table31.A2" office:value-type="string">
            <text:p text:style-name="P759">Big int</text:p>
          </table:table-cell>
          <table:table-cell table:style-name="Table31.A2" office:value-type="string">
            <text:p text:style-name="P759">Unsigned , not null ,index,</text:p>
            <text:p text:style-name="P759">unique , primary key , </text:p>
            <text:p text:style-name="P759">auto increment</text:p>
          </table:table-cell>
          <table:table-cell table:style-name="Table31.D2" office:value-type="string">
            <text:p text:style-name="P312"/>
          </table:table-cell>
        </table:table-row>
        <table:table-row table:style-name="TableLine94632031023024">
          <table:table-cell table:style-name="Table31.A2" office:value-type="string">
            <text:p text:style-name="P755">name</text:p>
          </table:table-cell>
          <table:table-cell table:style-name="Table31.A2" office:value-type="string">
            <text:p text:style-name="P759">varchar(20)</text:p>
          </table:table-cell>
          <table:table-cell table:style-name="Table31.A2" office:value-type="string">
            <text:p text:style-name="P759">Not null</text:p>
          </table:table-cell>
          <table:table-cell table:style-name="Table31.D2" office:value-type="string">
            <text:p text:style-name="P312"/>
          </table:table-cell>
        </table:table-row>
        <table:table-row table:style-name="TableLine94632031023936">
          <table:table-cell table:style-name="Table31.A2" office:value-type="string">
            <text:p text:style-name="P754"><text:span text:style-name="T647">p</text:span><text:span text:style-name="T648">ercent</text:span></text:p>
          </table:table-cell>
          <table:table-cell table:style-name="Table31.A2" office:value-type="string">
            <text:p text:style-name="P759">Tiny int</text:p>
          </table:table-cell>
          <table:table-cell table:style-name="Table31.A2" office:value-type="string">
            <text:p text:style-name="P759"><text:s/>Unsigned , Not null</text:p>
          </table:table-cell>
          <table:table-cell table:style-name="Table31.D2" office:value-type="string">
            <text:p text:style-name="P312"/>
          </table:table-cell>
        </table:table-row>
        <table:table-row table:style-name="TableLine94632031024896">
          <table:table-cell table:style-name="Table31.A2" office:value-type="string">
            <text:p text:style-name="P756">status</text:p>
          </table:table-cell>
          <table:table-cell table:style-name="Table31.A2" office:value-type="string">
            <text:p text:style-name="P759">bit(1)</text:p>
          </table:table-cell>
          <table:table-cell table:style-name="Table31.A2" office:value-type="string">
            <text:p text:style-name="P761">No null ,defualt 1</text:p>
          </table:table-cell>
          <table:table-cell table:style-name="Table31.D2" office:value-type="string">
            <text:p text:style-name="P312"/>
          </table:table-cell>
        </table:table-row>
        <table:table-row table:style-name="TableLine94632031026320">
          <table:table-cell table:style-name="Table31.A2" office:value-type="string">
            <text:p text:style-name="P757">sort</text:p>
          </table:table-cell>
          <table:table-cell table:style-name="Table31.A2" office:value-type="string">
            <text:p text:style-name="P759">Tiny int</text:p>
          </table:table-cell>
          <table:table-cell table:style-name="Table31.A2" office:value-type="string">
            <text:p text:style-name="P762">Nullable , unsigned</text:p>
          </table:table-cell>
          <table:table-cell table:style-name="Table31.D2" office:value-type="string">
            <text:p text:style-name="P312"/>
          </table:table-cell>
        </table:table-row>
        <table:table-row table:style-name="TableLine94632031027344">
          <table:table-cell table:style-name="Table31.A2" office:value-type="string">
            <text:p text:style-name="P758">app_setting_id</text:p>
          </table:table-cell>
          <table:table-cell table:style-name="Table31.A2" office:value-type="string">
            <text:p text:style-name="P759">Big int</text:p>
          </table:table-cell>
          <table:table-cell table:style-name="Table31.A2" office:value-type="string">
            <text:p text:style-name="P763">Unsigned , nullable , </text:p>
            <text:p text:style-name="P763">foreign key → app_settings(id)</text:p>
            <text:p text:style-name="P763"/>
            <text:p text:style-name="P764">on Delete → (set null) </text:p>
            <text:p text:style-name="P764">on Update → (cascade) </text:p>
          </table:table-cell>
          <table:table-cell table:style-name="Table31.D2" office:value-type="string">
            <text:p text:style-name="P312"/>
          </table:table-cell>
        </table:table-row>
      </table:table>
      <text:p text:style-name="P272"/>
      <text:list xml:id="list1619306977" text:style-name="L38">
        <text:list-item>
          <text:list>
            <text:list-item>
              <text:p text:style-name="P1329">ارتباطات : </text:p>
              <text:list>
                <text:list-item>
                  <text:p text:style-name="P1330">dates : </text:p>
                  <text:list>
                    <text:list-item>
                      <text:p text:style-name="P1330">نوع : <text:span text:style-name="T679">1 به n</text:span></text:p>
                    </text:list-item>
                    <text:list-item>
                      <text:p text:style-name="P1330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4221519537937" text:continue-numbering="true" text:style-name="L38">
        <text:list-item>
          <text:list>
            <text:list-item>
              <text:list>
                <text:list-item>
                  <text:p text:style-name="P1331">users : </text:p>
                  <text:list>
                    <text:list-item>
                      <text:p text:style-name="P1331">نوع : <text:span text:style-name="T680">1 به n </text:span></text:p>
                    </text:list-item>
                    <text:list-item>
                      <text:p text:style-name="P1332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4220634529203" text:continue-numbering="true" text:style-name="L38">
        <text:list-item>
          <text:list>
            <text:list-item>
              <text:list>
                <text:list-item>
                  <text:p text:style-name="P1333">app_settings : </text:p>
                  <text:list>
                    <text:list-item>
                      <text:p text:style-name="P1333">نوع :‌<text:span text:style-name="T681">1 به n </text:span></text:p>
                    </text:list-item>
                    <text:list-item>
                      <text:p text:style-name="P1333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8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5"/>
      <text:list xml:id="list164221493810417" text:continue-numbering="true" text:style-name="L38">
        <text:list-item>
          <text:list>
            <text:list-item>
              <text:p text:style-name="P1334">ستون ها :‌</text:p>
            </text:list-item>
          </text:list>
        </text:list-item>
      </text:list>
      <text:p text:style-name="P12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32031065328">
          <table:table-cell table:style-name="Table32.A1" office:value-type="string">
            <text:p text:style-name="P350">Name</text:p>
          </table:table-cell>
          <table:table-cell table:style-name="Table32.A1" office:value-type="string">
            <text:p text:style-name="P350">Data Type</text:p>
          </table:table-cell>
          <table:table-cell table:style-name="Table32.A1" office:value-type="string">
            <text:p text:style-name="P350">Attributes</text:p>
          </table:table-cell>
          <table:table-cell table:style-name="Table32.D1" office:value-type="string">
            <text:p text:style-name="P350">Comment</text:p>
          </table:table-cell>
        </table:table-row>
        <table:table-row table:style-name="TableLine94632031105232">
          <table:table-cell table:style-name="Table32.A2" office:value-type="string">
            <text:p text:style-name="P765">id</text:p>
          </table:table-cell>
          <table:table-cell table:style-name="Table32.A2" office:value-type="string">
            <text:p text:style-name="P767">Big int</text:p>
          </table:table-cell>
          <table:table-cell table:style-name="Table32.A2" office:value-type="string">
            <text:p text:style-name="P769">Unsigned, not null , index </text:p>
            <text:p text:style-name="P770">unique , primary key , auto increment </text:p>
          </table:table-cell>
          <table:table-cell table:style-name="Table32.D2" office:value-type="string">
            <text:p text:style-name="P312"/>
          </table:table-cell>
        </table:table-row>
        <table:table-row table:style-name="TableLine94632031107664">
          <table:table-cell table:style-name="Table32.A2" office:value-type="string">
            <text:p text:style-name="P765">message</text:p>
          </table:table-cell>
          <table:table-cell table:style-name="Table32.A2" office:value-type="string">
            <text:p text:style-name="P768">varchar(<text:span text:style-name="T687">128</text:span>)</text:p>
          </table:table-cell>
          <table:table-cell table:style-name="Table32.A2" office:value-type="string">
            <text:p text:style-name="P771">Not null</text:p>
          </table:table-cell>
          <table:table-cell table:style-name="Table32.D2" office:value-type="string">
            <text:p text:style-name="P312"/>
          </table:table-cell>
        </table:table-row>
        <table:table-row table:style-name="TableLine94632031108576">
          <table:table-cell table:style-name="Table32.A2" office:value-type="string">
            <text:p text:style-name="P766">status</text:p>
          </table:table-cell>
          <table:table-cell table:style-name="Table32.A2" office:value-type="string">
            <text:p text:style-name="P767">Bit(1)</text:p>
          </table:table-cell>
          <table:table-cell table:style-name="Table32.A2" office:value-type="string">
            <text:p text:style-name="P772">Not nul<text:span text:style-name="T688">l , </text:span><text:span text:style-name="T689">defualt 1 </text:span></text:p>
          </table:table-cell>
          <table:table-cell table:style-name="Table32.D2" office:value-type="string">
            <text:p text:style-name="P312"/>
          </table:table-cell>
        </table:table-row>
        <table:table-row table:style-name="TableLine94632031109536">
          <table:table-cell table:style-name="Table32.A2" office:value-type="string">
            <text:p text:style-name="P766">app_Setting_id</text:p>
          </table:table-cell>
          <table:table-cell table:style-name="Table32.A2" office:value-type="string">
            <text:p text:style-name="P767">Big int</text:p>
          </table:table-cell>
          <table:table-cell table:style-name="Table32.A2" office:value-type="string">
            <text:p text:style-name="P774">Nullable , <text:span text:style-name="T744">unsigned ,</text:span></text:p>
            <text:p text:style-name="P795">foreign key → app_settings(id)</text:p>
            <text:p text:style-name="P773"/>
            <text:p text:style-name="P775">On Delete → (set null) ,</text:p>
            <text:p text:style-name="P775">On Update → (cascade) ,</text:p>
          </table:table-cell>
          <table:table-cell table:style-name="Table32.D2" office:value-type="string">
            <text:p text:style-name="P312"/>
          </table:table-cell>
        </table:table-row>
        <table:table-row table:style-name="TableLine94632031110960">
          <table:table-cell table:style-name="Table32.A2" office:value-type="string">
            <text:p text:style-name="P766">language_id</text:p>
          </table:table-cell>
          <table:table-cell table:style-name="Table32.A2" office:value-type="string">
            <text:p text:style-name="P767">Big int</text:p>
          </table:table-cell>
          <table:table-cell table:style-name="Table32.A2" office:value-type="string">
            <text:p text:style-name="P789">Not null , <text:span text:style-name="T744">unsigned ,</text:span></text:p>
            <text:p text:style-name="P786">foreign key → languages(id)</text:p>
            <text:p text:style-name="P786"/>
            <text:p text:style-name="P776">On Delete → (cascade) ,</text:p>
            <text:p text:style-name="P777">On Update → (cascade) ,</text:p>
          </table:table-cell>
          <table:table-cell table:style-name="Table32.D2" office:value-type="string">
            <text:p text:style-name="P312"/>
          </table:table-cell>
        </table:table-row>
      </table:table>
      <text:p text:style-name="P273"/>
      <text:list xml:id="list2832137026" text:style-name="L39">
        <text:list-item>
          <text:list>
            <text:list-item>
              <text:p text:style-name="P1335">ارتباطات : </text:p>
              <text:list>
                <text:list-item>
                  <text:p text:style-name="P1336">app_settings : </text:p>
                  <text:list>
                    <text:list-item>
                      <text:p text:style-name="P1337">نوع : <text:span text:style-name="T691">1 به n </text:span></text:p>
                    </text:list-item>
                    <text:list-item>
                      <text:p text:style-name="P1031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4220145199976" text:continue-numbering="true" text:style-name="L39">
        <text:list-item>
          <text:list>
            <text:list-item>
              <text:list>
                <text:list-item>
                  <text:p text:style-name="P1336">languages : </text:p>
                  <text:list>
                    <text:list-item>
                      <text:p text:style-name="P1337">نوع : <text:span text:style-name="T694">1 به n</text:span></text:p>
                    </text:list-item>
                    <text:list-item>
                      <text:p text:style-name="P1338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4219515209498" text:continue-numbering="true" text:style-name="L39">
        <text:list-item>
          <text:list>
            <text:list-item>
              <text:list>
                <text:list-item>
                  <text:p text:style-name="P1336">dates : </text:p>
                  <text:list>
                    <text:list-item>
                      <text:p text:style-name="P1337">نوع : <text:span text:style-name="T695">1 به n </text:span></text:p>
                    </text:list-item>
                    <text:list-item>
                      <text:p text:style-name="P1338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27"/>
      <text:p text:style-name="P127"/>
      <text:list xml:id="list164220521620323" text:continue-numbering="true" text:style-name="L39">
        <text:list-item>
          <text:list>
            <text:list-item>
              <text:list>
                <text:list-item>
                  <text:p text:style-name="P1336"><text:soft-page-break/>users : </text:p>
                  <text:list>
                    <text:list-item>
                      <text:p text:style-name="P1337">نوع : <text:span text:style-name="T698">1 به n</text:span></text:p>
                    </text:list-item>
                    <text:list-item>
                      <text:p text:style-name="P1338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64219960187004" text:continue-numbering="true" text:style-name="L39">
        <text:list-item>
          <text:p text:style-name="P1529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8"/>
      <text:list xml:id="list164219993293017" text:continue-numbering="true" text:style-name="L39">
        <text:list-item>
          <text:list>
            <text:list-item>
              <text:p text:style-name="P1339">ستون ها : </text:p>
            </text:list-item>
          </text:list>
        </text:list-item>
      </text:list>
      <text:p text:style-name="P129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32031139552">
          <table:table-cell table:style-name="Table33.A1" office:value-type="string">
            <text:p text:style-name="P350">Name</text:p>
          </table:table-cell>
          <table:table-cell table:style-name="Table33.A1" office:value-type="string">
            <text:p text:style-name="P350">Data Type</text:p>
          </table:table-cell>
          <table:table-cell table:style-name="Table33.A1" office:value-type="string">
            <text:p text:style-name="P350">Attributes</text:p>
          </table:table-cell>
          <table:table-cell table:style-name="Table33.D1" office:value-type="string">
            <text:p text:style-name="P350">Comment</text:p>
          </table:table-cell>
        </table:table-row>
        <table:table-row table:style-name="TableLine94632031186896">
          <table:table-cell table:style-name="Table33.A2" office:value-type="string">
            <text:p text:style-name="P796">id</text:p>
          </table:table-cell>
          <table:table-cell table:style-name="Table33.A2" office:value-type="string">
            <text:p text:style-name="P797">Big int</text:p>
          </table:table-cell>
          <table:table-cell table:style-name="Table33.A2" office:value-type="string">
            <text:p text:style-name="P801">Unsigned , not null , index ,</text:p>
            <text:p text:style-name="P801">unique , primary key , </text:p>
            <text:p text:style-name="P801">auto increment</text:p>
          </table:table-cell>
          <table:table-cell table:style-name="Table33.D2" office:value-type="string">
            <text:p text:style-name="P312"/>
          </table:table-cell>
        </table:table-row>
        <table:table-row table:style-name="TableLine94632031189056">
          <table:table-cell table:style-name="Table33.A2" office:value-type="string">
            <text:p text:style-name="P796">sort</text:p>
          </table:table-cell>
          <table:table-cell table:style-name="Table33.A2" office:value-type="string">
            <text:p text:style-name="P799">Tiny int</text:p>
          </table:table-cell>
          <table:table-cell table:style-name="Table33.A2" office:value-type="string">
            <text:p text:style-name="P802">Nullable , unsigned </text:p>
          </table:table-cell>
          <table:table-cell table:style-name="Table33.D2" office:value-type="string">
            <text:p text:style-name="P312"/>
          </table:table-cell>
        </table:table-row>
        <table:table-row table:style-name="TableLine94632031189968">
          <table:table-cell table:style-name="Table33.A2" office:value-type="string">
            <text:p text:style-name="P796">status</text:p>
          </table:table-cell>
          <table:table-cell table:style-name="Table33.A2" office:value-type="string">
            <text:p text:style-name="P798">bit(1)</text:p>
          </table:table-cell>
          <table:table-cell table:style-name="Table33.A2" office:value-type="string">
            <text:p text:style-name="P803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312"/>
          </table:table-cell>
        </table:table-row>
        <table:table-row table:style-name="TableLine94632031191008">
          <table:table-cell table:style-name="Table33.A2" office:value-type="string">
            <text:p text:style-name="P796">app_setting_id</text:p>
          </table:table-cell>
          <table:table-cell table:style-name="Table33.A2" office:value-type="string">
            <text:p text:style-name="P800">Big int</text:p>
          </table:table-cell>
          <table:table-cell table:style-name="Table33.A2" office:value-type="string">
            <text:p text:style-name="P805">Not null , <text:span text:style-name="T744">unsigned ,</text:span></text:p>
            <text:p text:style-name="P809">foreign key → app_settings(id)</text:p>
            <text:p text:style-name="P804"/>
            <text:p text:style-name="P807">On Delete → (cascade)</text:p>
            <text:p text:style-name="P807">On Update → (cascade)</text:p>
          </table:table-cell>
          <table:table-cell table:style-name="Table33.D2" office:value-type="string">
            <text:p text:style-name="P312"/>
          </table:table-cell>
        </table:table-row>
      </table:table>
      <text:p text:style-name="P274"/>
      <text:p text:style-name="P274"/>
      <text:list xml:id="list3115638703" text:style-name="L40">
        <text:list-item>
          <text:list>
            <text:list-item>
              <text:p text:style-name="P1340">ارتباطات : </text:p>
              <text:list>
                <text:list-item>
                  <text:p text:style-name="P1341">dates <text:s/>:<text:tab/></text:p>
                  <text:list>
                    <text:list-item>
                      <text:p text:style-name="P1342">نوع : <text:span text:style-name="T705">1 به n </text:span></text:p>
                    </text:list-item>
                    <text:list-item>
                      <text:p text:style-name="P1342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4220188087772" text:continue-numbering="true" text:style-name="L40">
        <text:list-item>
          <text:list>
            <text:list-item>
              <text:list>
                <text:list-item>
                  <text:p text:style-name="P1341">users : </text:p>
                  <text:list>
                    <text:list-item>
                      <text:p text:style-name="P1342">نوع : <text:span text:style-name="T706">1 به n </text:span></text:p>
                    </text:list-item>
                    <text:list-item>
                      <text:p text:style-name="P1342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4219835989293" text:continue-numbering="true" text:style-name="L40">
        <text:list-item>
          <text:list>
            <text:list-item>
              <text:list>
                <text:list-item>
                  <text:p text:style-name="P1341">app_settings : </text:p>
                  <text:list>
                    <text:list-item>
                      <text:p text:style-name="P1342">نوع : <text:span text:style-name="T712">1 به n</text:span></text:p>
                    </text:list-item>
                    <text:list-item>
                      <text:p text:style-name="P1342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64220886536031" text:continue-numbering="true" text:style-name="L40">
        <text:list-item>
          <text:list>
            <text:list-item>
              <text:list>
                <text:list-item>
                  <text:p text:style-name="P1341">iconables : </text:p>
                  <text:list>
                    <text:list-item>
                      <text:p text:style-name="P1342">نوع : <text:span text:style-name="T711">1 به 1 </text:span></text:p>
                    </text:list-item>
                    <text:list-item>
                      <text:p text:style-name="P1342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343"><text:soft-page-break/>contact_subject_translations : </text:p>
                  <text:list>
                    <text:list-item>
                      <text:p text:style-name="P1344">نوع : <text:span text:style-name="T727">1 به n</text:span></text:p>
                    </text:list-item>
                    <text:list-item>
                      <text:p text:style-name="P1344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2618687480" text:style-name="L41">
        <text:list-item>
          <text:list>
            <text:list-item>
              <text:list>
                <text:list-item>
                  <text:p text:style-name="P1347">contacts : </text:p>
                  <text:list>
                    <text:list-item>
                      <text:p text:style-name="P1349">نوع ‌: <text:span text:style-name="T746">1 به n </text:span></text:p>
                    </text:list-item>
                    <text:list-item>
                      <text:p text:style-name="P134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4221420540178" text:continue-list="list164220886536031" text:style-name="L40">
        <text:list-item>
          <text:p text:style-name="P1530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31"/>
      <text:list xml:id="list164219766805960" text:continue-numbering="true" text:style-name="L40">
        <text:list-item>
          <text:list>
            <text:list-item>
              <text:p text:style-name="P1353">ستون ها : </text:p>
            </text:list-item>
          </text:list>
        </text:list-item>
      </text:list>
      <text:p text:style-name="P132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32031274832">
          <table:table-cell table:style-name="Table34.A1" office:value-type="string">
            <text:p text:style-name="P350">Name</text:p>
          </table:table-cell>
          <table:table-cell table:style-name="Table34.A1" office:value-type="string">
            <text:p text:style-name="P350">Data Type</text:p>
          </table:table-cell>
          <table:table-cell table:style-name="Table34.A1" office:value-type="string">
            <text:p text:style-name="P350">Attributes</text:p>
          </table:table-cell>
          <table:table-cell table:style-name="Table34.D1" office:value-type="string">
            <text:p text:style-name="P350">Comment</text:p>
          </table:table-cell>
        </table:table-row>
        <table:table-row table:style-name="TableLine94632031294816">
          <table:table-cell table:style-name="Table34.A2" office:value-type="string">
            <text:p text:style-name="P811">id</text:p>
          </table:table-cell>
          <table:table-cell table:style-name="Table34.A2" office:value-type="string">
            <text:p text:style-name="P812">Big int</text:p>
          </table:table-cell>
          <table:table-cell table:style-name="Table34.A2" office:value-type="string">
            <text:p text:style-name="P815">Unsigned , not null ,</text:p>
            <text:p text:style-name="P815">index , <text:span text:style-name="T720">unique , </text:span></text:p>
            <text:p text:style-name="P816">primary key , <text:span text:style-name="T721">auto increment</text:span></text:p>
          </table:table-cell>
          <table:table-cell table:style-name="Table34.D2" office:value-type="string">
            <text:p text:style-name="P312"/>
          </table:table-cell>
        </table:table-row>
        <table:table-row table:style-name="TableLine94632031297376">
          <table:table-cell table:style-name="Table34.A2" office:value-type="string">
            <text:p text:style-name="P811">name</text:p>
          </table:table-cell>
          <table:table-cell table:style-name="Table34.A2" office:value-type="string">
            <text:p text:style-name="P812">varchar(<text:span text:style-name="T722">50</text:span>)</text:p>
          </table:table-cell>
          <table:table-cell table:style-name="Table34.A2" office:value-type="string">
            <text:p text:style-name="P817">Not null</text:p>
          </table:table-cell>
          <table:table-cell table:style-name="Table34.D2" office:value-type="string">
            <text:p text:style-name="P312"/>
          </table:table-cell>
        </table:table-row>
        <table:table-row table:style-name="TableLine94632031298288">
          <table:table-cell table:style-name="Table34.A2" office:value-type="string">
            <text:p text:style-name="P811">contact_subject_id</text:p>
          </table:table-cell>
          <table:table-cell table:style-name="Table34.A2" office:value-type="string">
            <text:p text:style-name="P813">Big int</text:p>
          </table:table-cell>
          <table:table-cell table:style-name="Table34.A2" office:value-type="string">
            <text:p text:style-name="P819">Not null , <text:span text:style-name="T744">unsigned ,</text:span></text:p>
            <text:p text:style-name="P818">foreign key → contact_subjects(id)</text:p>
            <text:p text:style-name="P818"/>
            <text:p text:style-name="P820">On Delete → (cascade)</text:p>
            <text:p text:style-name="P820">On Update → (cascade)</text:p>
          </table:table-cell>
          <table:table-cell table:style-name="Table34.D2" office:value-type="string">
            <text:p text:style-name="P312"/>
          </table:table-cell>
        </table:table-row>
        <table:table-row table:style-name="TableLine94632031299248">
          <table:table-cell table:style-name="Table34.A2" office:value-type="string">
            <text:p text:style-name="P811">language_id</text:p>
          </table:table-cell>
          <table:table-cell table:style-name="Table34.A2" office:value-type="string">
            <text:p text:style-name="P814">Big int</text:p>
          </table:table-cell>
          <table:table-cell table:style-name="Table34.A2" office:value-type="string">
            <text:p text:style-name="P788">Not null , <text:span text:style-name="T744">unsigned ,</text:span> </text:p>
            <text:p text:style-name="P787">foreign key → languages(id)</text:p>
            <text:p text:style-name="P787"/>
            <text:p text:style-name="P778">On Delete → (cascade) ,</text:p>
            <text:p text:style-name="P778">On Update → (cascade) ,</text:p>
          </table:table-cell>
          <table:table-cell table:style-name="Table34.D2" office:value-type="string">
            <text:p text:style-name="P312"/>
          </table:table-cell>
        </table:table-row>
      </table:table>
      <text:p text:style-name="P275"/>
      <text:list xml:id="list1006229299" text:style-name="L42">
        <text:list-item>
          <text:list>
            <text:list-item>
              <text:p text:style-name="P1354">ارتباطات :‌</text:p>
              <text:list>
                <text:list-item>
                  <text:p text:style-name="P1355">languages : </text:p>
                  <text:list>
                    <text:list-item>
                      <text:p text:style-name="P1345">نوع : <text:span text:style-name="T723">1 به n</text:span></text:p>
                    </text:list-item>
                    <text:list-item>
                      <text:p text:style-name="P1346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><text:span text:style-name="T724"><text:tab/><text:tab/> <text:s text:c="5"/>contact_subject_translations است و هر یک </text:span><text:span text:style-name="T725">رکورد در جدول </text:span></text:p>
      <text:p text:style-name="P135"><text:tab/><text:tab/> <text:s text:c="3"/><text:span text:style-name="T724"><text:s/>contact_subject_translations </text:span><text:span text:style-name="T726">متعلق به یک language است !!!!</text:span></text:p>
      <text:p text:style-name="P133"/>
      <text:list xml:id="list164221042572655" text:continue-numbering="true" text:style-name="L42">
        <text:list-item>
          <text:list>
            <text:list-item>
              <text:list>
                <text:list-item>
                  <text:p text:style-name="P1356">contact_subjects : </text:p>
                  <text:list>
                    <text:list-item>
                      <text:p text:style-name="P1345">نوع : <text:span text:style-name="T727">1 به n</text:span></text:p>
                    </text:list-item>
                    <text:list-item>
                      <text:p text:style-name="P1345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1">contacts : <text:span text:style-name="T732">در این جدول message های تماس با ما ذخیره میشود !!! که فورم ان در صفحه index است . </text:span></text:p>
        </text:list-item>
      </text:list>
      <text:p text:style-name="P137"/>
      <text:list xml:id="list164221486945847" text:continue-numbering="true" text:style-name="L42">
        <text:list-item>
          <text:list>
            <text:list-item>
              <text:p text:style-name="P1357">ستون ها :‌</text:p>
            </text:list-item>
          </text:list>
        </text:list-item>
      </text:list>
      <text:p text:style-name="P138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32031343088">
          <table:table-cell table:style-name="Table35.A1" office:value-type="string">
            <text:p text:style-name="P350">Name</text:p>
          </table:table-cell>
          <table:table-cell table:style-name="Table35.A1" office:value-type="string">
            <text:p text:style-name="P350">Data Type</text:p>
          </table:table-cell>
          <table:table-cell table:style-name="Table35.A1" office:value-type="string">
            <text:p text:style-name="P350">Attributes</text:p>
          </table:table-cell>
          <table:table-cell table:style-name="Table35.D1" office:value-type="string">
            <text:p text:style-name="P350">Comment</text:p>
          </table:table-cell>
        </table:table-row>
        <table:table-row table:style-name="TableLine94632031389136">
          <table:table-cell table:style-name="Table35.A2" office:value-type="string">
            <text:p text:style-name="P821">id</text:p>
          </table:table-cell>
          <table:table-cell table:style-name="Table35.A2" office:value-type="string">
            <text:p text:style-name="P823">Big int</text:p>
          </table:table-cell>
          <table:table-cell table:style-name="Table35.A2" office:value-type="string">
            <text:p text:style-name="P829">Unsigned , index, </text:p>
            <text:p text:style-name="P830">not null ,<text:span text:style-name="T733">primary key , unique ,</text:span></text:p>
            <text:p text:style-name="P830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0720">
          <table:table-cell table:style-name="Table35.A2" office:value-type="string">
            <text:p text:style-name="P821">name</text:p>
          </table:table-cell>
          <table:table-cell table:style-name="Table35.A2" office:value-type="string">
            <text:p text:style-name="P824">varchar(<text:span text:style-name="T735">48</text:span>)</text:p>
          </table:table-cell>
          <table:table-cell table:style-name="Table35.A2" office:value-type="string">
            <text:p text:style-name="P831">Not null 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1632">
          <table:table-cell table:style-name="Table35.A2" office:value-type="string">
            <text:p text:style-name="P821">email</text:p>
          </table:table-cell>
          <table:table-cell table:style-name="Table35.A2" office:value-type="string">
            <text:p text:style-name="P825">varchar(<text:span text:style-name="T736">64</text:span>)</text:p>
          </table:table-cell>
          <table:table-cell table:style-name="Table35.A2" office:value-type="string">
            <text:p text:style-name="P831">Not null 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2592">
          <table:table-cell table:style-name="Table35.A2" office:value-type="string">
            <text:p text:style-name="P821">message</text:p>
          </table:table-cell>
          <table:table-cell table:style-name="Table35.A2" office:value-type="string">
            <text:p text:style-name="P839">text</text:p>
          </table:table-cell>
          <table:table-cell table:style-name="Table35.A2" office:value-type="string">
            <text:p text:style-name="P831">Not null 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3776">
          <table:table-cell table:style-name="Table35.A2" office:value-type="string">
            <text:p text:style-name="P821">ip</text:p>
          </table:table-cell>
          <table:table-cell table:style-name="Table35.A2" office:value-type="string">
            <text:p text:style-name="P828">int</text:p>
          </table:table-cell>
          <table:table-cell table:style-name="Table35.A2" office:value-type="string">
            <text:p text:style-name="P832">Unsigned , not null 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4640">
          <table:table-cell table:style-name="Table35.A2" office:value-type="string">
            <text:p text:style-name="P821">contact_subject_id</text:p>
          </table:table-cell>
          <table:table-cell table:style-name="Table35.A2" office:value-type="string">
            <text:p text:style-name="P826">Big int</text:p>
          </table:table-cell>
          <table:table-cell table:style-name="Table35.A2" office:value-type="string">
            <text:p text:style-name="P834">Nullable , <text:span text:style-name="T744">unsigned</text:span></text:p>
            <text:p text:style-name="P834"><text:s/><text:span text:style-name="T738">foreign key → </text:span><text:span text:style-name="T739">contact_subjects(id)</text:span></text:p>
            <text:p text:style-name="P833"/>
            <text:p text:style-name="P836">On Delete → <text:span text:style-name="T740">(set Null)</text:span></text:p>
            <text:p text:style-name="P338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312"/>
          </table:table-cell>
        </table:table-row>
        <table:table-row table:style-name="TableLine94632031395552">
          <table:table-cell table:style-name="Table35.A2" office:value-type="string">
            <text:p text:style-name="P822">language_id</text:p>
          </table:table-cell>
          <table:table-cell table:style-name="Table35.A2" office:value-type="string">
            <text:p text:style-name="P827">Big int</text:p>
          </table:table-cell>
          <table:table-cell table:style-name="Table35.A2" office:value-type="string">
            <text:p text:style-name="P835">Nullable , <text:span text:style-name="T744">unsigned</text:span></text:p>
            <text:p text:style-name="P339"><text:span text:style-name="T737"><text:s/></text:span><text:span text:style-name="T738">foreign key → </text:span><text:span text:style-name="T745">languages</text:span><text:span text:style-name="T739">(id)</text:span></text:p>
            <text:p text:style-name="P835"/>
            <text:p text:style-name="P837">On Delete → <text:span text:style-name="T740">(set Null)</text:span></text:p>
            <text:p text:style-name="P838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312"/>
          </table:table-cell>
        </table:table-row>
      </table:table>
      <text:p text:style-name="P276"/>
      <text:list xml:id="list164220821926597" text:continue-list="list2618687480" text:style-name="L41">
        <text:list-item>
          <text:list>
            <text:list-item>
              <text:p text:style-name="P1358">ارتباطات :‌</text:p>
              <text:list>
                <text:list-item>
                  <text:p text:style-name="P1348">languages : </text:p>
                  <text:list>
                    <text:list-item>
                      <text:p text:style-name="P1350">نوع ‌: <text:span text:style-name="T746">1 به n</text:span></text:p>
                    </text:list-item>
                    <text:list-item>
                      <text:p text:style-name="P1350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164219822148448" text:continue-numbering="true" text:style-name="L41">
        <text:list-item>
          <text:list>
            <text:list-item>
              <text:list>
                <text:list-item>
                  <text:p text:style-name="P1348">contact_subjects : </text:p>
                  <text:list>
                    <text:list-item>
                      <text:p text:style-name="P1351">نوع ‌: <text:span text:style-name="T746">1 به n </text:span></text:p>
                    </text:list-item>
                    <text:list-item>
                      <text:p text:style-name="P1351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0"/>
      <text:p text:style-name="P140"/>
      <text:p text:style-name="P140"/>
      <text:p text:style-name="P140"/>
      <text:list xml:id="list164221145061373" text:continue-numbering="true" text:style-name="L41">
        <text:list-item>
          <text:list>
            <text:list-item>
              <text:list>
                <text:list-item>
                  <text:p text:style-name="P1359"><text:soft-page-break/>dates : </text:p>
                  <text:list>
                    <text:list-item>
                      <text:p text:style-name="P1352">نوع ‌: <text:span text:style-name="T752">1 به n </text:span></text:p>
                    </text:list-item>
                    <text:list-item>
                      <text:p text:style-name="P1352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4220626185278" text:continue-numbering="true" text:style-name="L41">
        <text:list-item>
          <text:list>
            <text:list-item>
              <text:list>
                <text:list-item>
                  <text:p text:style-name="P1360">contact_replies : </text:p>
                  <text:list>
                    <text:list-item>
                      <text:p text:style-name="P1361">نوع : <text:span text:style-name="T759">1 به n </text:span></text:p>
                    </text:list-item>
                    <text:list-item>
                      <text:p text:style-name="P1361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p text:style-name="P142"/>
      <text:list xml:id="list164221238484760" text:continue-numbering="true" text:style-name="L41">
        <text:list-item>
          <text:p text:style-name="P1532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64220615682955" text:continue-numbering="true" text:style-name="L41">
        <text:list-item>
          <text:list>
            <text:list-item>
              <text:p text:style-name="P1364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32031439184">
          <table:table-cell table:style-name="Table36.A1" office:value-type="string">
            <text:p text:style-name="P350">Name</text:p>
          </table:table-cell>
          <table:table-cell table:style-name="Table36.A1" office:value-type="string">
            <text:p text:style-name="P350">Data Type</text:p>
          </table:table-cell>
          <table:table-cell table:style-name="Table36.A1" office:value-type="string">
            <text:p text:style-name="P350">Attributes</text:p>
          </table:table-cell>
          <table:table-cell table:style-name="Table36.D1" office:value-type="string">
            <text:p text:style-name="P350">Comment</text:p>
          </table:table-cell>
        </table:table-row>
        <table:table-row table:style-name="TableLine94632031460160">
          <table:table-cell table:style-name="Table36.A2" office:value-type="string">
            <text:p text:style-name="P840">id</text:p>
          </table:table-cell>
          <table:table-cell table:style-name="Table36.A2" office:value-type="string">
            <text:p text:style-name="P842">Big int</text:p>
          </table:table-cell>
          <table:table-cell table:style-name="Table36.A2" office:value-type="string">
            <text:p text:style-name="P845">Unsigned , index , primary key ,</text:p>
            <text:p text:style-name="P846">unique , auto increment , </text:p>
            <text:p text:style-name="P848">not null </text:p>
          </table:table-cell>
          <table:table-cell table:style-name="Table36.D2" office:value-type="string">
            <text:p text:style-name="P312"/>
          </table:table-cell>
        </table:table-row>
        <table:table-row table:style-name="TableLine94632031458512">
          <table:table-cell table:style-name="Table36.A2" office:value-type="string">
            <text:p text:style-name="P840">subject</text:p>
          </table:table-cell>
          <table:table-cell table:style-name="Table36.A2" office:value-type="string">
            <text:p text:style-name="P844">varchar(128)</text:p>
          </table:table-cell>
          <table:table-cell table:style-name="Table36.A2" office:value-type="string">
            <text:p text:style-name="P847">Not null </text:p>
          </table:table-cell>
          <table:table-cell table:style-name="Table36.D2" office:value-type="string">
            <text:p text:style-name="P312"/>
          </table:table-cell>
        </table:table-row>
        <table:table-row table:style-name="TableLine94632031459424">
          <table:table-cell table:style-name="Table36.A2" office:value-type="string">
            <text:p text:style-name="P840">message</text:p>
          </table:table-cell>
          <table:table-cell table:style-name="Table36.A2" office:value-type="string">
            <text:p text:style-name="P844">text</text:p>
          </table:table-cell>
          <table:table-cell table:style-name="Table36.A2" office:value-type="string">
            <text:p text:style-name="P847">Not null </text:p>
          </table:table-cell>
          <table:table-cell table:style-name="Table36.D2" office:value-type="string">
            <text:p text:style-name="P312"/>
          </table:table-cell>
        </table:table-row>
        <table:table-row table:style-name="TableLine94632031464400">
          <table:table-cell table:style-name="Table36.A2" office:value-type="string">
            <text:p text:style-name="P841">contact_id</text:p>
          </table:table-cell>
          <table:table-cell table:style-name="Table36.A2" office:value-type="string">
            <text:p text:style-name="P843">Big int</text:p>
          </table:table-cell>
          <table:table-cell table:style-name="Table36.A2" office:value-type="string">
            <text:p text:style-name="P849">Unsigned , Not null , </text:p>
            <text:p text:style-name="P849"><text:span text:style-name="T754">foreign key → </text:span><text:span text:style-name="T755">contacts(id)</text:span></text:p>
            <text:p text:style-name="P849"/>
            <text:p text:style-name="P849"/>
            <text:p text:style-name="P850">On Delete →<text:span text:style-name="T757"> </text:span>(‘<text:span text:style-name="T757">cascade</text:span>’)</text:p>
            <text:p text:style-name="P340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312"/>
          </table:table-cell>
        </table:table-row>
      </table:table>
      <text:p text:style-name="P277"/>
      <text:list xml:id="list3361755696" text:style-name="L43">
        <text:list-item>
          <text:list>
            <text:list-item>
              <text:p text:style-name="P1365">ارتباطات :‌</text:p>
              <text:list>
                <text:list-item>
                  <text:p text:style-name="P1365">contacts :</text:p>
                  <text:list>
                    <text:list-item>
                      <text:p text:style-name="P1362">نوع : <text:span text:style-name="T759">1 به n </text:span></text:p>
                    </text:list-item>
                    <text:list-item>
                      <text:p text:style-name="P1362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4221508849488" text:continue-numbering="true" text:style-name="L43">
        <text:list-item>
          <text:list>
            <text:list-item>
              <text:list>
                <text:list-item>
                  <text:p text:style-name="P1365">dates : </text:p>
                  <text:list>
                    <text:list-item>
                      <text:p text:style-name="P1366">نوع <text:s/>:<text:span text:style-name="T761">1 به n </text:span></text:p>
                    </text:list-item>
                    <text:list-item>
                      <text:p text:style-name="P1367">توضیحات : <text:span text:style-name="T761">هر یک </text:span><text:span text:style-name="T762">reply دارای چندین date است</text:span></text:p>
                      <text:p text:style-name="P1367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4221084384428" text:continue-numbering="true" text:style-name="L43">
        <text:list-item>
          <text:list>
            <text:list-item>
              <text:list>
                <text:list-item>
                  <text:p text:style-name="P1365">users :</text:p>
                  <text:list>
                    <text:list-item>
                      <text:p text:style-name="P1363">نوع : <text:span text:style-name="T764">1 به n </text:span></text:p>
                    </text:list-item>
                    <text:list-item>
                      <text:p text:style-name="P1363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4220571774665" text:continue-numbering="true" text:style-name="L43">
        <text:list-item>
          <text:p text:style-name="P1533">counters : <text:span text:style-name="T765">در این جدول شمارنده ها ذخیره میشود که در صفحه index نمایش داده میشود !!!</text:span></text:p>
        </text:list-item>
      </text:list>
      <text:p text:style-name="P147"/>
      <text:list xml:id="list164221031448790" text:continue-numbering="true" text:style-name="L43">
        <text:list-item>
          <text:list>
            <text:list-item>
              <text:p text:style-name="P1368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32031506560">
          <table:table-cell table:style-name="Table37.A1" office:value-type="string">
            <text:p text:style-name="P350">Name</text:p>
          </table:table-cell>
          <table:table-cell table:style-name="Table37.A1" office:value-type="string">
            <text:p text:style-name="P350">Data Type</text:p>
          </table:table-cell>
          <table:table-cell table:style-name="Table37.A1" office:value-type="string">
            <text:p text:style-name="P350">Attributes</text:p>
          </table:table-cell>
          <table:table-cell table:style-name="Table37.D1" office:value-type="string">
            <text:p text:style-name="P350">Comment</text:p>
          </table:table-cell>
        </table:table-row>
        <table:table-row table:style-name="TableLine94632031544208">
          <table:table-cell table:style-name="Table37.A2" office:value-type="string">
            <text:p text:style-name="P851">id</text:p>
          </table:table-cell>
          <table:table-cell table:style-name="Table37.A2" office:value-type="string">
            <text:p text:style-name="P852">Big int</text:p>
          </table:table-cell>
          <table:table-cell table:style-name="Table37.A2" office:value-type="string">
            <text:p text:style-name="P859">Not null , unsigned ,</text:p>
            <text:p text:style-name="P860">index , unique , primary key , </text:p>
            <text:p text:style-name="P860">auto increment</text:p>
          </table:table-cell>
          <table:table-cell table:style-name="Table37.D2" office:value-type="string">
            <text:p text:style-name="P312"/>
          </table:table-cell>
        </table:table-row>
        <table:table-row table:style-name="TableLine94632031546768">
          <table:table-cell table:style-name="Table37.A2" office:value-type="string">
            <text:p text:style-name="P851">number</text:p>
          </table:table-cell>
          <table:table-cell table:style-name="Table37.A2" office:value-type="string">
            <text:p text:style-name="P861">Big int</text:p>
          </table:table-cell>
          <table:table-cell table:style-name="Table37.A2" office:value-type="string">
            <text:p text:style-name="P858">Not null <text:s/>, <text:span text:style-name="T766">unsigned</text:span></text:p>
          </table:table-cell>
          <table:table-cell table:style-name="Table37.D2" office:value-type="string">
            <text:p text:style-name="P312"/>
          </table:table-cell>
        </table:table-row>
        <table:table-row table:style-name="TableLine94632031547584">
          <table:table-cell table:style-name="Table37.A2" office:value-type="string">
            <text:p text:style-name="P851">status</text:p>
          </table:table-cell>
          <table:table-cell table:style-name="Table37.A2" office:value-type="string">
            <text:p text:style-name="P856">Bit(1)</text:p>
          </table:table-cell>
          <table:table-cell table:style-name="Table37.A2" office:value-type="string">
            <text:p text:style-name="P857">Not null , defualt 1 </text:p>
          </table:table-cell>
          <table:table-cell table:style-name="Table37.D2" office:value-type="string">
            <text:p text:style-name="P312"/>
          </table:table-cell>
        </table:table-row>
        <table:table-row table:style-name="TableLine94632031548496">
          <table:table-cell table:style-name="Table37.A2" office:value-type="string">
            <text:p text:style-name="P851">sort</text:p>
          </table:table-cell>
          <table:table-cell table:style-name="Table37.A2" office:value-type="string">
            <text:p text:style-name="P853">Tiny int</text:p>
          </table:table-cell>
          <table:table-cell table:style-name="Table37.A2" office:value-type="string">
            <text:p text:style-name="P853">Unsigned , nullable</text:p>
          </table:table-cell>
          <table:table-cell table:style-name="Table37.D2" office:value-type="string">
            <text:p text:style-name="P312"/>
          </table:table-cell>
        </table:table-row>
        <table:table-row table:style-name="Table37.6">
          <table:table-cell table:style-name="Table37.A2" office:value-type="string">
            <text:p text:style-name="P851">app_setting_id</text:p>
          </table:table-cell>
          <table:table-cell table:style-name="Table37.A2" office:value-type="string">
            <text:p text:style-name="P854">Big int</text:p>
          </table:table-cell>
          <table:table-cell table:style-name="Table37.A2" office:value-type="string">
            <text:p text:style-name="P862">Unsigned , not null </text:p>
            <text:p text:style-name="P810">foreign key → app_settings(id)</text:p>
            <text:p text:style-name="P806"/>
            <text:p text:style-name="P808">On Delete → (cascade)</text:p>
            <text:p text:style-name="P855"><text:span text:style-name="T767">On Update → (cascade)</text:span> </text:p>
          </table:table-cell>
          <table:table-cell table:style-name="Table37.D2" office:value-type="string">
            <text:p text:style-name="P312"/>
          </table:table-cell>
        </table:table-row>
      </table:table>
      <text:p text:style-name="P278"/>
      <text:p text:style-name="P278"/>
      <text:list xml:id="list1991148857" text:style-name="L44">
        <text:list-item>
          <text:list>
            <text:list-item>
              <text:p text:style-name="P1369">رابطه ها : </text:p>
              <text:list>
                <text:list-item>
                  <text:p text:style-name="P1369">dates : </text:p>
                  <text:list>
                    <text:list-item>
                      <text:p text:style-name="P1370">نوع :‌ <text:span text:style-name="T768">1 به n</text:span></text:p>
                    </text:list-item>
                    <text:list-item>
                      <text:p text:style-name="P1370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4221015120765" text:continue-numbering="true" text:style-name="L44">
        <text:list-item>
          <text:list>
            <text:list-item>
              <text:list>
                <text:list-item>
                  <text:p text:style-name="P1369">users : </text:p>
                  <text:list>
                    <text:list-item>
                      <text:p text:style-name="P1370">نوع :‌ <text:span text:style-name="T768">1 به n</text:span></text:p>
                    </text:list-item>
                    <text:list-item>
                      <text:p text:style-name="P1370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4220551454734" text:continue-numbering="true" text:style-name="L44">
        <text:list-item>
          <text:list>
            <text:list-item>
              <text:list>
                <text:list-item>
                  <text:p text:style-name="P1373">iconables : </text:p>
                  <text:list>
                    <text:list-item>
                      <text:p text:style-name="P1371">نوع :‌ <text:span text:style-name="T768">1 به 1</text:span></text:p>
                    </text:list-item>
                    <text:list-item>
                      <text:p text:style-name="P1371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993"/>
      <text:list xml:id="list164219620520087" text:continue-numbering="true" text:style-name="L44">
        <text:list-item>
          <text:list>
            <text:list-item>
              <text:list>
                <text:list-item>
                  <text:p text:style-name="P1374">counter_translations :</text:p>
                  <text:list>
                    <text:list-item>
                      <text:p text:style-name="P1375">نوع : <text:span text:style-name="T784">1 به n</text:span></text:p>
                    </text:list-item>
                    <text:list-item>
                      <text:p text:style-name="P1375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221336068829" text:continue-numbering="true" text:style-name="L44">
        <text:list-item>
          <text:list>
            <text:list-item>
              <text:list>
                <text:list-item>
                  <text:p text:style-name="P1378">app_settings : </text:p>
                  <text:list>
                    <text:list-item>
                      <text:p text:style-name="P1372">نوع :‌<text:span text:style-name="T774">1 به n</text:span></text:p>
                    </text:list-item>
                    <text:list-item>
                      <text:p text:style-name="P1372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64220716256423" text:continue-numbering="true" text:style-name="L44">
        <text:list-item>
          <text:p text:style-name="P1379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52"/>
      <text:list xml:id="list164219856436990" text:continue-numbering="true" text:style-name="L44">
        <text:list-item>
          <text:list>
            <text:list-item>
              <text:p text:style-name="P1380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32031603888">
          <table:table-cell table:style-name="Table38.A1" office:value-type="string">
            <text:p text:style-name="P350">Name</text:p>
          </table:table-cell>
          <table:table-cell table:style-name="Table38.A1" office:value-type="string">
            <text:p text:style-name="P350">Data Type</text:p>
          </table:table-cell>
          <table:table-cell table:style-name="Table38.A1" office:value-type="string">
            <text:p text:style-name="P350">Attributes</text:p>
          </table:table-cell>
          <table:table-cell table:style-name="Table38.D1" office:value-type="string">
            <text:p text:style-name="P350">Comment</text:p>
          </table:table-cell>
        </table:table-row>
        <table:table-row table:style-name="TableLine94632031620528">
          <table:table-cell table:style-name="Table38.A2" office:value-type="string">
            <text:p text:style-name="P863">id</text:p>
          </table:table-cell>
          <table:table-cell table:style-name="Table38.A2" office:value-type="string">
            <text:p text:style-name="P864">Big int</text:p>
          </table:table-cell>
          <table:table-cell table:style-name="Table38.A2" office:value-type="string">
            <text:p text:style-name="P867">Unsigned , <text:span text:style-name="T779">index , unique,</text:span></text:p>
            <text:p text:style-name="P869">primary key ,</text:p>
            <text:p text:style-name="P869"><text:s/>auto increment , <text:span text:style-name="T780">not null <text:s/></text:span></text:p>
          </table:table-cell>
          <table:table-cell table:style-name="Table38.D2" office:value-type="string">
            <text:p text:style-name="P312"/>
          </table:table-cell>
        </table:table-row>
        <table:table-row table:style-name="TableLine94632031387984">
          <table:table-cell table:style-name="Table38.A2" office:value-type="string">
            <text:p text:style-name="P863">Title</text:p>
          </table:table-cell>
          <table:table-cell table:style-name="Table38.A2" office:value-type="string">
            <text:p text:style-name="P342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68">Not null </text:p>
          </table:table-cell>
          <table:table-cell table:style-name="Table38.D2" office:value-type="string">
            <text:p text:style-name="P312"/>
          </table:table-cell>
        </table:table-row>
        <table:table-row table:style-name="TableLine94632031658960">
          <table:table-cell table:style-name="Table38.A2" office:value-type="string">
            <text:p text:style-name="P863">language_id</text:p>
          </table:table-cell>
          <table:table-cell table:style-name="Table38.A2" office:value-type="string">
            <text:p text:style-name="P865">Big int</text:p>
          </table:table-cell>
          <table:table-cell table:style-name="Table38.A2" office:value-type="string">
            <text:p text:style-name="P790">Not null , <text:span text:style-name="T744">unsigned ,</text:span> </text:p>
            <text:p text:style-name="P790">foreign key → languages(id)</text:p>
            <text:p text:style-name="P790"/>
            <text:p text:style-name="P779">On Delete → (cascade) ,</text:p>
            <text:p text:style-name="P779">On Update → (cascade) ,</text:p>
          </table:table-cell>
          <table:table-cell table:style-name="Table38.D2" office:value-type="string">
            <text:p text:style-name="P312"/>
          </table:table-cell>
        </table:table-row>
        <table:table-row table:style-name="TableLine94632031659920">
          <table:table-cell table:style-name="Table38.A2" office:value-type="string">
            <text:p text:style-name="P863">counter_id</text:p>
          </table:table-cell>
          <table:table-cell table:style-name="Table38.A2" office:value-type="string">
            <text:p text:style-name="P866">Big int</text:p>
          </table:table-cell>
          <table:table-cell table:style-name="Table38.A2" office:value-type="string">
            <text:p text:style-name="P791">Not null , <text:span text:style-name="T744">unsigned ,</text:span> </text:p>
            <text:p text:style-name="P341"><text:span text:style-name="T781">foreign key → </text:span><text:span text:style-name="T782">counters</text:span><text:span text:style-name="T781">(id)</text:span></text:p>
            <text:p text:style-name="P791"/>
            <text:p text:style-name="P780">On Delete → (cascade) ,</text:p>
            <text:p text:style-name="P780">On Update → (cascade) ,</text:p>
          </table:table-cell>
          <table:table-cell table:style-name="Table38.D2" office:value-type="string">
            <text:p text:style-name="P312"/>
          </table:table-cell>
        </table:table-row>
      </table:table>
      <text:p text:style-name="P279"/>
      <text:p text:style-name="P279"/>
      <text:list xml:id="list722628852" text:style-name="L45">
        <text:list-item>
          <text:list>
            <text:list-item>
              <text:p text:style-name="P1381">ارتباطات :‌</text:p>
              <text:list>
                <text:list-item>
                  <text:p text:style-name="P1381">languages : </text:p>
                  <text:list>
                    <text:list-item>
                      <text:p text:style-name="P1376">نوع : <text:span text:style-name="T784">1 به n</text:span></text:p>
                    </text:list-item>
                    <text:list-item>
                      <text:p text:style-name="P1376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4219810623964" text:continue-numbering="true" text:style-name="L45">
        <text:list-item>
          <text:list>
            <text:list-item>
              <text:list>
                <text:list-item>
                  <text:p text:style-name="P1381">counters : </text:p>
                  <text:list>
                    <text:list-item>
                      <text:p text:style-name="P1377">نوع : <text:span text:style-name="T784">1 به n</text:span></text:p>
                    </text:list-item>
                    <text:list-item>
                      <text:p text:style-name="P1376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4219883675019" text:continue-numbering="true" text:style-name="L45">
        <text:list-item>
          <text:p text:style-name="P1534">teams : در این جدول <text:span text:style-name="T788">team ها ذخیره میشوند !!</text:span></text:p>
        </text:list-item>
      </text:list>
      <text:p text:style-name="P156"/>
      <text:list xml:id="list164219920557904" text:continue-numbering="true" text:style-name="L45">
        <text:list-item>
          <text:list>
            <text:list-item>
              <text:p text:style-name="P1382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32031700560">
          <table:table-cell table:style-name="Table39.A1" office:value-type="string">
            <text:p text:style-name="P350">Name</text:p>
          </table:table-cell>
          <table:table-cell table:style-name="Table39.A1" office:value-type="string">
            <text:p text:style-name="P350">Data Type</text:p>
          </table:table-cell>
          <table:table-cell table:style-name="Table39.A1" office:value-type="string">
            <text:p text:style-name="P350">Attributes</text:p>
          </table:table-cell>
          <table:table-cell table:style-name="Table39.D1" office:value-type="string">
            <text:p text:style-name="P350">Comment</text:p>
          </table:table-cell>
        </table:table-row>
        <table:table-row table:style-name="TableLine94632031721072">
          <table:table-cell table:style-name="Table39.A2" office:value-type="string">
            <text:p text:style-name="P870">id</text:p>
          </table:table-cell>
          <table:table-cell table:style-name="Table39.A2" office:value-type="string">
            <text:p text:style-name="P871">Big int</text:p>
          </table:table-cell>
          <table:table-cell table:style-name="Table39.A2" office:value-type="string">
            <text:p text:style-name="P873">Not null , unsigned ,index ,</text:p>
            <text:p text:style-name="P873">unique , primary key ,</text:p>
            <text:p text:style-name="P873"><text:s/>auto increment</text:p>
          </table:table-cell>
          <table:table-cell table:style-name="Table39.D2" office:value-type="string">
            <text:p text:style-name="P312"/>
          </table:table-cell>
        </table:table-row>
        <table:table-row table:style-name="TableLine94632031723520">
          <table:table-cell table:style-name="Table39.A2" office:value-type="string">
            <text:p text:style-name="P870">status</text:p>
          </table:table-cell>
          <table:table-cell table:style-name="Table39.A2" office:value-type="string">
            <text:p text:style-name="P872">Bit(1)</text:p>
          </table:table-cell>
          <table:table-cell table:style-name="Table39.A2" office:value-type="string">
            <text:p text:style-name="P874">Not null , defualt 1</text:p>
          </table:table-cell>
          <table:table-cell table:style-name="Table39.D2" office:value-type="string">
            <text:p text:style-name="P312"/>
          </table:table-cell>
        </table:table-row>
      </table:table>
      <text:p text:style-name="P280"/>
      <text:p text:style-name="P280"/>
      <text:list xml:id="list1218113256" text:style-name="L46">
        <text:list-item>
          <text:list>
            <text:list-item>
              <text:p text:style-name="P1383">ارتباطات :‌</text:p>
            </text:list-item>
          </text:list>
        </text:list-item>
      </text:list>
      <text:p text:style-name="P158"/>
      <text:list xml:id="list164220872278844" text:continue-numbering="true" text:style-name="L46">
        <text:list-item>
          <text:list>
            <text:list-item>
              <text:list>
                <text:list-item>
                  <text:p text:style-name="P1383">dates : </text:p>
                  <text:list>
                    <text:list-item>
                      <text:p text:style-name="P1384">نوع :‌<text:span text:style-name="T795">1 به n</text:span></text:p>
                    </text:list-item>
                    <text:list-item>
                      <text:p text:style-name="P1384">توضیحات :‌ <text:span text:style-name="T795">هر یک team دارای چندین date و هر یک date میتواند متعلق به یک </text:span><text:span text:style-name="T796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4220102966289" text:continue-numbering="true" text:style-name="L46">
        <text:list-item>
          <text:list>
            <text:list-item>
              <text:list>
                <text:list-item>
                  <text:p text:style-name="P1383">users : </text:p>
                  <text:list>
                    <text:list-item>
                      <text:p text:style-name="P1384">نوع :‌ <text:span text:style-name="T793">1 به n </text:span></text:p>
                    </text:list-item>
                    <text:list-item>
                      <text:p text:style-name="P1384">توضیحات :‌ <text:span text:style-name="T793">هر یک user میتواند چندین team بسازد و هر یک team </text:span><text:span text:style-name="T794">متعلق به یک user است !!!</text:span><text:span text:style-name="T797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4221256026281" text:continue-numbering="true" text:style-name="L46">
        <text:list-item>
          <text:list>
            <text:list-item>
              <text:list>
                <text:list-item>
                  <text:p text:style-name="P1383">socialables : </text:p>
                  <text:list>
                    <text:list-item>
                      <text:p text:style-name="P1384">نوع :‌<text:span text:style-name="T798">1 به n</text:span></text:p>
                    </text:list-item>
                    <text:list-item>
                      <text:p text:style-name="P1384">توضیحات :‌ <text:span text:style-name="T798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4219587905847" text:continue-numbering="true" text:style-name="L46">
        <text:list-item>
          <text:list>
            <text:list-item>
              <text:list>
                <text:list-item>
                  <text:p text:style-name="P1387">team_translations : </text:p>
                  <text:list>
                    <text:list-item>
                      <text:p text:style-name="P1384">نوع :‌ <text:span text:style-name="T791">1 به n</text:span></text:p>
                    </text:list-item>
                    <text:list-item>
                      <text:p text:style-name="P1384">توضیحات :‌ <text:span text:style-name="T791">هر یک team دارای چندین translate و هر یک translate متعلق به یک </text:span><text:span text:style-name="T792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4220086920082" text:continue-numbering="true" text:style-name="L46">
        <text:list-item>
          <text:list>
            <text:list-item>
              <text:list>
                <text:list-item>
                  <text:p text:style-name="P1032"><text:span text:style-name="T932">iconables</text:span><text:span text:style-name="T933"> : </text:span></text:p>
                  <text:list>
                    <text:list-item>
                      <text:p text:style-name="P1384">نوع :‌<text:span text:style-name="T789">1 به 1 </text:span></text:p>
                    </text:list-item>
                    <text:list-item>
                      <text:p text:style-name="P1385">توضیحات :‌<text:span text:style-name="T789">هر یک </text:span><text:span text:style-name="T790">team یک رکورد در جدول </text:span><text:span text:style-name="T932">iconables</text:span><text:span text:style-name="T790"> دارد و هر یک رکورد در جدول </text:span><text:span text:style-name="T932">iconables</text:span><text:span text:style-name="T790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4220595611607" text:continue-numbering="true" text:style-name="L46">
        <text:list-item>
          <text:list>
            <text:list-item>
              <text:list>
                <text:list-item>
                  <text:p text:style-name="P1511"><text:span text:style-name="T928">portfolios</text:span><text:span text:style-name="T925"> : </text:span></text:p>
                  <text:list>
                    <text:list-item>
                      <text:p text:style-name="P1388">نوع :‌1 به n </text:p>
                    </text:list-item>
                    <text:list-item>
                      <text:p text:style-name="P1388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5">team_translations : <text:span text:style-name="T799">در این جدول </text:span><text:span text:style-name="T800">ترجمه های هر یک team که برای زبان های مختلق ایجاد میشود ذخیره میکنیم !!!</text:span></text:p>
        </text:list-item>
      </text:list>
      <text:p text:style-name="P159"/>
      <text:list xml:id="list164220490651109" text:continue-numbering="true" text:style-name="L46">
        <text:list-item>
          <text:list>
            <text:list-item>
              <text:p text:style-name="P1392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32031794064">
          <table:table-cell table:style-name="Table40.A1" office:value-type="string">
            <text:p text:style-name="P350">Name</text:p>
          </table:table-cell>
          <table:table-cell table:style-name="Table40.A1" office:value-type="string">
            <text:p text:style-name="P350">Data Type</text:p>
          </table:table-cell>
          <table:table-cell table:style-name="Table40.A1" office:value-type="string">
            <text:p text:style-name="P350">Attributes</text:p>
          </table:table-cell>
          <table:table-cell table:style-name="Table40.D1" office:value-type="string">
            <text:p text:style-name="P350">Comment</text:p>
          </table:table-cell>
        </table:table-row>
        <table:table-row table:style-name="TableLine94632031818848">
          <table:table-cell table:style-name="Table40.A2" office:value-type="string">
            <text:p text:style-name="P875">id</text:p>
          </table:table-cell>
          <table:table-cell table:style-name="Table40.A2" office:value-type="string">
            <text:p text:style-name="P877">Big int</text:p>
          </table:table-cell>
          <table:table-cell table:style-name="Table40.A2" office:value-type="string">
            <text:p text:style-name="P881">Not null , unsigned , unique ,</text:p>
            <text:p text:style-name="P881">index , primary key , </text:p>
            <text:p text:style-name="P881">auto increment ,</text:p>
          </table:table-cell>
          <table:table-cell table:style-name="Table40.D2" office:value-type="string">
            <text:p text:style-name="P312"/>
          </table:table-cell>
        </table:table-row>
        <table:table-row table:style-name="TableLine94632031821008">
          <table:table-cell table:style-name="Table40.A2" office:value-type="string">
            <text:p text:style-name="P875">title</text:p>
          </table:table-cell>
          <table:table-cell table:style-name="Table40.A2" office:value-type="string">
            <text:p text:style-name="P343"><text:span text:style-name="T801">varchar(</text:span><text:span text:style-name="T802">64</text:span><text:span text:style-name="T801">)</text:span></text:p>
          </table:table-cell>
          <table:table-cell table:style-name="Table40.A2" office:value-type="string">
            <text:p text:style-name="P882">Not null </text:p>
          </table:table-cell>
          <table:table-cell table:style-name="Table40.D2" office:value-type="string">
            <text:p text:style-name="P312"/>
          </table:table-cell>
        </table:table-row>
        <table:table-row table:style-name="TableLine94632031821920">
          <table:table-cell table:style-name="Table40.A2" office:value-type="string">
            <text:p text:style-name="P878">describe</text:p>
          </table:table-cell>
          <table:table-cell table:style-name="Table40.A2" office:value-type="string">
            <text:p text:style-name="P880">varchar(800)</text:p>
          </table:table-cell>
          <table:table-cell table:style-name="Table40.A2" office:value-type="string">
            <text:p text:style-name="P882">Not null </text:p>
          </table:table-cell>
          <table:table-cell table:style-name="Table40.D2" office:value-type="string">
            <text:p text:style-name="P312"/>
          </table:table-cell>
        </table:table-row>
        <table:table-row table:style-name="TableLine94632031822880">
          <table:table-cell table:style-name="Table40.A2" office:value-type="string">
            <text:p text:style-name="P876">language_id</text:p>
          </table:table-cell>
          <table:table-cell table:style-name="Table40.A2" office:value-type="string">
            <text:p text:style-name="P879">Big int</text:p>
          </table:table-cell>
          <table:table-cell table:style-name="Table40.A2" office:value-type="string">
            <text:p text:style-name="P792">Not null , <text:span text:style-name="T744">unsigned ,</text:span> </text:p>
            <text:p text:style-name="P792">foreign key → languages(id)</text:p>
            <text:p text:style-name="P792"/>
            <text:p text:style-name="P781">On Delete → (cascade) ,</text:p>
            <text:p text:style-name="P781">On Update → (cascade) ,</text:p>
          </table:table-cell>
          <table:table-cell table:style-name="Table40.D2" office:value-type="string">
            <text:p text:style-name="P312"/>
          </table:table-cell>
        </table:table-row>
        <table:table-row table:style-name="TableLine94632031824144">
          <table:table-cell table:style-name="Table40.A2" office:value-type="string">
            <text:p text:style-name="P876">team_id</text:p>
          </table:table-cell>
          <table:table-cell table:style-name="Table40.A2" office:value-type="string">
            <text:p text:style-name="P879">Big int</text:p>
          </table:table-cell>
          <table:table-cell table:style-name="Table40.A2" office:value-type="string">
            <text:p text:style-name="P883">Not null , unsigned ,</text:p>
            <text:p text:style-name="P883">foreign key → teams(id)</text:p>
            <text:p text:style-name="P883"/>
            <text:p text:style-name="P883">On Delete → (cascade) ,</text:p>
            <text:p text:style-name="P883">On <text:span text:style-name="T803">Update</text:span> → (cascade) ,</text:p>
          </table:table-cell>
          <table:table-cell table:style-name="Table40.D2" office:value-type="string">
            <text:p text:style-name="P312"/>
          </table:table-cell>
        </table:table-row>
      </table:table>
      <text:p text:style-name="P281"/>
      <text:p text:style-name="P281"/>
      <text:list xml:id="list3872537903" text:style-name="L47">
        <text:list-item>
          <text:list>
            <text:list-item>
              <text:p text:style-name="P1393">ارتباطات :‌</text:p>
              <text:list>
                <text:list-item>
                  <text:p text:style-name="P1393">teams : </text:p>
                  <text:list>
                    <text:list-item>
                      <text:p text:style-name="P1386">نوع :‌ <text:span text:style-name="T791">1 به n</text:span></text:p>
                    </text:list-item>
                    <text:list-item>
                      <text:p text:style-name="P1386">توضیحات :‌ <text:span text:style-name="T791">هر یک team دارای چندین translate و هر یک translate متعلق به یک </text:span><text:span text:style-name="T792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4220241011828" text:continue-numbering="true" text:style-name="L47">
        <text:list-item>
          <text:list>
            <text:list-item>
              <text:list>
                <text:list-item>
                  <text:p text:style-name="P1393">languages : </text:p>
                  <text:list>
                    <text:list-item>
                      <text:p text:style-name="P1394">نوع : <text:span text:style-name="T804">1 به n </text:span></text:p>
                    </text:list-item>
                    <text:list-item>
                      <text:p text:style-name="P1394">توضیحات : <text:span text:style-name="T804">هر یک </text:span><text:span text:style-name="T805">translate متعلق به یک language است </text:span><text:span text:style-name="T806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64220886852269" text:continue-numbering="true" text:style-name="L47">
        <text:list-item>
          <text:p text:style-name="P1512"><text:span text:style-name="T819">starables</text:span><text:span text:style-name="T818"> : </text:span><text:span text:style-name="T820">در این جدول </text:span><text:span text:style-name="T821">ایتم هایی که دارای ستاره هستند به همراه تعداد ستاره انها ذخیره میشود !! </text:span><text:span text:style-name="T853">فقط ادمین میتواند به یک ایتمی ستاره بدهد … </text:span></text:p>
        </text:list-item>
      </text:list>
      <text:p text:style-name="P13"/>
      <text:list xml:id="list164220805370532" text:continue-numbering="true" text:style-name="L47">
        <text:list-item>
          <text:list>
            <text:list-item>
              <text:p text:style-name="P1395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32031848192">
          <table:table-cell table:style-name="Table42.A1" office:value-type="string">
            <text:p text:style-name="P350">Name</text:p>
          </table:table-cell>
          <table:table-cell table:style-name="Table42.A1" office:value-type="string">
            <text:p text:style-name="P350">Data Type</text:p>
          </table:table-cell>
          <table:table-cell table:style-name="Table42.A1" office:value-type="string">
            <text:p text:style-name="P350">Attributes</text:p>
          </table:table-cell>
          <table:table-cell table:style-name="Table42.D1" office:value-type="string">
            <text:p text:style-name="P350">Comment</text:p>
          </table:table-cell>
        </table:table-row>
        <table:table-row table:style-name="TableLine94632031889392">
          <table:table-cell table:style-name="Table42.A2" office:value-type="string">
            <text:p text:style-name="P891">id</text:p>
          </table:table-cell>
          <table:table-cell table:style-name="Table42.A2" office:value-type="string">
            <text:p text:style-name="P891">Big int</text:p>
          </table:table-cell>
          <table:table-cell table:style-name="Table42.A2" office:value-type="string">
            <text:p text:style-name="P893">Not null , unsigned , index , </text:p>
            <text:p text:style-name="P893">unique , primary key , </text:p>
            <text:p text:style-name="P893">auto increment</text:p>
          </table:table-cell>
          <table:table-cell table:style-name="Table42.D2" office:value-type="string">
            <text:p text:style-name="P312"/>
          </table:table-cell>
        </table:table-row>
        <table:table-row table:style-name="TableLine94632031891680">
          <table:table-cell table:style-name="Table42.A2" office:value-type="string">
            <text:p text:style-name="P891">object_class</text:p>
          </table:table-cell>
          <table:table-cell table:style-name="Table42.A2" office:value-type="string">
            <text:p text:style-name="P893">varchar(255)</text:p>
          </table:table-cell>
          <table:table-cell table:style-name="Table42.A2" office:value-type="string">
            <text:p text:style-name="P893">Not null</text:p>
          </table:table-cell>
          <table:table-cell table:style-name="Table42.D2" office:value-type="string">
            <text:p text:style-name="P312"/>
          </table:table-cell>
        </table:table-row>
        <table:table-row table:style-name="TableLine94632031892592">
          <table:table-cell table:style-name="Table42.A2" office:value-type="string">
            <text:p text:style-name="P891">object_id</text:p>
          </table:table-cell>
          <table:table-cell table:style-name="Table42.A2" office:value-type="string">
            <text:p text:style-name="P892">Big int</text:p>
          </table:table-cell>
          <table:table-cell table:style-name="Table42.A2" office:value-type="string">
            <text:p text:style-name="P893">Not null , <text:span text:style-name="T822">unsigned</text:span></text:p>
          </table:table-cell>
          <table:table-cell table:style-name="Table42.D2" office:value-type="string">
            <text:p text:style-name="P312"/>
          </table:table-cell>
        </table:table-row>
        <table:table-row table:style-name="TableLine94632031893552">
          <table:table-cell table:style-name="Table42.A2" office:value-type="string">
            <text:p text:style-name="P891">star</text:p>
          </table:table-cell>
          <table:table-cell table:style-name="Table42.A2" office:value-type="string">
            <text:p text:style-name="P895">Float(4,2)</text:p>
          </table:table-cell>
          <table:table-cell table:style-name="Table42.A2" office:value-type="string">
            <text:p text:style-name="P894">Not null , <text:span text:style-name="T823">unsigned</text:span></text:p>
          </table:table-cell>
          <table:table-cell table:style-name="Table42.D2" office:value-type="string">
            <text:p text:style-name="P312"/>
          </table:table-cell>
        </table:table-row>
      </table:table>
      <text:p text:style-name="P283"/>
      <text:list xml:id="list2263242888" text:style-name="L48">
        <text:list-item>
          <text:list>
            <text:list-item>
              <text:p text:style-name="P1396">ارتباط ها : </text:p>
              <text:list>
                <text:list-item>
                  <text:p text:style-name="P139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64220189901914" text:continue-numbering="true" text:style-name="L48">
        <text:list-item>
          <text:p text:style-name="P1536">likeables : در این جدول تعداد لایک های هر <text:s/>یک رکورد از جداول را ذخیره میکنیم </text:p>
        </text:list-item>
      </text:list>
      <text:p text:style-name="P174"/>
      <text:list xml:id="list164221073815196" text:continue-numbering="true" text:style-name="L48">
        <text:list-item>
          <text:list>
            <text:list-item>
              <text:p text:style-name="P1397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32031920288">
          <table:table-cell table:style-name="Table44.A1" office:value-type="string">
            <text:p text:style-name="P350">Name</text:p>
          </table:table-cell>
          <table:table-cell table:style-name="Table44.A1" office:value-type="string">
            <text:p text:style-name="P350">Data Type</text:p>
          </table:table-cell>
          <table:table-cell table:style-name="Table44.A1" office:value-type="string">
            <text:p text:style-name="P350">Attributes</text:p>
          </table:table-cell>
          <table:table-cell table:style-name="Table44.D1" office:value-type="string">
            <text:p text:style-name="P350">Comment</text:p>
          </table:table-cell>
        </table:table-row>
        <table:table-row table:style-name="TableLine94632031940928">
          <table:table-cell table:style-name="Table44.A2" office:value-type="string">
            <text:p text:style-name="P906">id</text:p>
          </table:table-cell>
          <table:table-cell table:style-name="Table44.A2" office:value-type="string">
            <text:p text:style-name="P906">Big int</text:p>
          </table:table-cell>
          <table:table-cell table:style-name="Table44.A2" office:value-type="string">
            <text:p text:style-name="P908">Unsigned , not null , unique ,</text:p>
            <text:p text:style-name="P908">primary key ,auto increment , </text:p>
            <text:p text:style-name="P908">index</text:p>
          </table:table-cell>
          <table:table-cell table:style-name="Table44.D2" office:value-type="string">
            <text:p text:style-name="P312"/>
          </table:table-cell>
        </table:table-row>
        <table:table-row table:style-name="TableLine94632031943376">
          <table:table-cell table:style-name="Table44.A2" office:value-type="string">
            <text:p text:style-name="P906">object_class</text:p>
          </table:table-cell>
          <table:table-cell table:style-name="Table44.A2" office:value-type="string">
            <text:p text:style-name="P906">varchar(255)</text:p>
          </table:table-cell>
          <table:table-cell table:style-name="Table44.A2" office:value-type="string">
            <text:p text:style-name="P908">Not null </text:p>
          </table:table-cell>
          <table:table-cell table:style-name="Table44.D2" office:value-type="string">
            <text:p text:style-name="P312"/>
          </table:table-cell>
        </table:table-row>
        <table:table-row table:style-name="TableLine94632031944288">
          <table:table-cell table:style-name="Table44.A2" office:value-type="string">
            <text:p text:style-name="P906">object_id</text:p>
          </table:table-cell>
          <table:table-cell table:style-name="Table44.A2" office:value-type="string">
            <text:p text:style-name="P906">Big int</text:p>
          </table:table-cell>
          <table:table-cell table:style-name="Table44.A2" office:value-type="string">
            <text:p text:style-name="P908">Not null , unsigned </text:p>
          </table:table-cell>
          <table:table-cell table:style-name="Table44.D2" office:value-type="string">
            <text:p text:style-name="P312"/>
          </table:table-cell>
        </table:table-row>
        <table:table-row table:style-name="TableLine94632031945248">
          <table:table-cell table:style-name="Table44.A2" office:value-type="string">
            <text:p text:style-name="P906">like</text:p>
          </table:table-cell>
          <table:table-cell table:style-name="Table44.A2" office:value-type="string">
            <text:p text:style-name="P907">Big int</text:p>
          </table:table-cell>
          <table:table-cell table:style-name="Table44.A2" office:value-type="string">
            <text:p text:style-name="P908">Not null , unsigned</text:p>
          </table:table-cell>
          <table:table-cell table:style-name="Table44.D2" office:value-type="string">
            <text:p text:style-name="P312"/>
          </table:table-cell>
        </table:table-row>
      </table:table>
      <text:p text:style-name="P285"/>
      <text:p text:style-name="P285"/>
      <text:list xml:id="list3017997986" text:style-name="L49">
        <text:list-item>
          <text:list>
            <text:list-item>
              <text:p text:style-name="P1398">ارتباطات :‌</text:p>
              <text:list>
                <text:list-item>
                  <text:p text:style-name="P1398">dates : </text:p>
                  <text:list>
                    <text:list-item>
                      <text:p text:style-name="P1398">نوع :</text:p>
                    </text:list-item>
                    <text:list-item>
                      <text:p text:style-name="P1398">توضیحات : <text:span text:style-name="T838">هر یک like دارای چندین رکورد</text:span><text:span text:style-name="T839">(</text:span><text:span text:style-name="T838"> از نوع update <text:s/>: </text:span><text:span text:style-name="T840">چونکه هر رکورد در likables اپدیت میشود </text:span><text:span text:style-name="T841">و میخواهیم ببینیم کی انرا اپدیت میکند </text:span><text:span text:style-name="T842">اینطوری میفهمیم که کدام یوزر ها لایک کرده اند !!! </text:span><text:span text:style-name="T839">) </text:span><text:span text:style-name="T838">در جدول dates دارد و </text:span><text:span text:style-name="T843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4221301237778" text:continue-numbering="true" text:style-name="L49">
        <text:list-item>
          <text:list>
            <text:list-item>
              <text:list>
                <text:list-item>
                  <text:p text:style-name="P1398">users </text:p>
                  <text:list>
                    <text:list-item>
                      <text:p text:style-name="P1398">نوع :<text:span text:style-name="T844">n به n </text:span></text:p>
                    </text:list-item>
                    <text:list-item>
                      <text:p text:style-name="P1033"><text:span text:style-name="T845">توضیحات :‌هر یک رکورد از جدول likeables را چندین user </text:span><text:span text:style-name="T846">میتواند</text:span><text:span text:style-name="T845"> آپدیت کنند</text:span></text:p>
                      <text:p text:style-name="P1033"><text:span text:style-name="T845"><text:s/></text:span><text:span text:style-name="T851">( که لیست </text:span><text:span text:style-name="T852">user هایی که اپدیت کرده اند را در جدول dates نگه داری میشود اینطوری میتوان فهمید کدام user و در کدام تاریخ ایتمی را لایک کرده است !!! </text:span><text:span text:style-name="T851">)</text:span></text:p>
                      <text:p text:style-name="P1033"/>
                      <text:p text:style-name="P1033"><text:span text:style-name="T847">و هر یک user میتواند چندین </text:span><text:span text:style-name="T848">رکورد اپد</text:span><text:span text:style-name="T849">یت شده </text:span><text:span text:style-name="T850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64221483230719" text:continue-numbering="true" text:style-name="L49">
        <text:list-item>
          <text:p text:style-name="P1513"><text:span text:style-name="T920">clients</text:span><text:span text:style-name="T921"> : در این جدول </text:span><text:span text:style-name="T920">مشتریان</text:span><text:span text:style-name="T921"> به همراه نام و لوگوی انها را ذخیره میکنیم !!</text:span></text:p>
        </text:list-item>
      </text:list>
      <text:p text:style-name="P180"/>
      <text:list xml:id="list164219978231577" text:continue-numbering="true" text:style-name="L49">
        <text:list-item>
          <text:list>
            <text:list-item>
              <text:p text:style-name="P1399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32031973552">
          <table:table-cell table:style-name="Table45.A1" office:value-type="string">
            <text:p text:style-name="P350">Name</text:p>
          </table:table-cell>
          <table:table-cell table:style-name="Table45.A1" office:value-type="string">
            <text:p text:style-name="P350">Data Type</text:p>
          </table:table-cell>
          <table:table-cell table:style-name="Table45.A1" office:value-type="string">
            <text:p text:style-name="P350">Attributes</text:p>
          </table:table-cell>
          <table:table-cell table:style-name="Table45.D1" office:value-type="string">
            <text:p text:style-name="P350">Comment</text:p>
          </table:table-cell>
        </table:table-row>
        <table:table-row table:style-name="TableLine94632032017824">
          <table:table-cell table:style-name="Table45.A2" office:value-type="string">
            <text:p text:style-name="P910">id</text:p>
          </table:table-cell>
          <table:table-cell table:style-name="Table45.A2" office:value-type="string">
            <text:p text:style-name="P911">Big int</text:p>
          </table:table-cell>
          <table:table-cell table:style-name="Table45.A2" office:value-type="string">
            <text:p text:style-name="P915">Not null ,unsigned ,index ,</text:p>
            <text:p text:style-name="P915">unique , primary key , </text:p>
            <text:p text:style-name="P915">auto increment</text:p>
          </table:table-cell>
          <table:table-cell table:style-name="Table45.D2" office:value-type="string">
            <text:p text:style-name="P312"/>
          </table:table-cell>
        </table:table-row>
        <table:table-row table:style-name="TableLine94632032020112">
          <table:table-cell table:style-name="Table45.A2" office:value-type="string">
            <text:p text:style-name="P911">url</text:p>
          </table:table-cell>
          <table:table-cell table:style-name="Table45.A2" office:value-type="string">
            <text:p text:style-name="P912">varchar(<text:span text:style-name="T855">32</text:span>)</text:p>
          </table:table-cell>
          <table:table-cell table:style-name="Table45.A2" office:value-type="string">
            <text:p text:style-name="P918">nullable</text:p>
          </table:table-cell>
          <table:table-cell table:style-name="Table45.D2" office:value-type="string">
            <text:p text:style-name="P312"/>
          </table:table-cell>
        </table:table-row>
        <table:table-row table:style-name="TableLine94632032021024">
          <table:table-cell table:style-name="Table45.A2" office:value-type="string">
            <text:p text:style-name="P967">show_brand</text:p>
          </table:table-cell>
          <table:table-cell table:style-name="Table45.A2" office:value-type="string">
            <text:p text:style-name="P913">Bit(1)</text:p>
          </table:table-cell>
          <table:table-cell table:style-name="Table45.A2" office:value-type="string">
            <text:p text:style-name="P919">Not null , <text:span text:style-name="T854">defualt 1 </text:span></text:p>
          </table:table-cell>
          <table:table-cell table:style-name="Table45.D2" office:value-type="string">
            <text:p text:style-name="P966">نمایش ان در لیست برند ها</text:p>
          </table:table-cell>
        </table:table-row>
        <table:table-row table:style-name="TableLine94632032021984">
          <table:table-cell table:style-name="Table45.A2" office:value-type="string">
            <text:p text:style-name="P911">sort</text:p>
          </table:table-cell>
          <table:table-cell table:style-name="Table45.A2" office:value-type="string">
            <text:p text:style-name="P914">Tiny int</text:p>
          </table:table-cell>
          <table:table-cell table:style-name="Table45.A2" office:value-type="string">
            <text:p text:style-name="P914">Nullable , unsigned</text:p>
          </table:table-cell>
          <table:table-cell table:style-name="Table45.D2" office:value-type="string">
            <text:p text:style-name="P312"/>
          </table:table-cell>
        </table:table-row>
      </table:table>
      <text:p text:style-name="P286"/>
      <text:p text:style-name="P286"/>
      <text:list xml:id="list2412844189" text:style-name="L50">
        <text:list-item>
          <text:list>
            <text:list-item>
              <text:p text:style-name="P1400">ارتباط ها :‌</text:p>
              <text:list>
                <text:list-item>
                  <text:p text:style-name="P1400">dates : </text:p>
                  <text:list>
                    <text:list-item>
                      <text:p text:style-name="P1401">نوع : <text:span text:style-name="T857">1 به n</text:span></text:p>
                    </text:list-item>
                    <text:list-item>
                      <text:p text:style-name="P1402">توضیحات : <text:span text:style-name="T857">هر یک </text:span><text:span text:style-name="T920">client</text:span><text:span text:style-name="T858"> دارای چندین date است و هر یک date میتواند متعلق به یک </text:span><text:span text:style-name="T920">client</text:span><text:span text:style-name="T858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4221201757070" text:continue-numbering="true" text:style-name="L50">
        <text:list-item>
          <text:list>
            <text:list-item>
              <text:list>
                <text:list-item>
                  <text:p text:style-name="P1400">users : </text:p>
                  <text:list>
                    <text:list-item>
                      <text:p text:style-name="P1401">نوع : <text:span text:style-name="T859">1 به n </text:span></text:p>
                    </text:list-item>
                    <text:list-item>
                      <text:p text:style-name="P1402">توضیحات : <text:span text:style-name="T859">هر یک </text:span><text:span text:style-name="T920">client</text:span><text:span text:style-name="T859"> متعلق به یک user است و هر یک user میتواند چندین </text:span><text:span text:style-name="T920">client</text:span><text:span text:style-name="T859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64219972525105" text:continue-numbering="true" text:style-name="L50">
        <text:list-item>
          <text:list>
            <text:list-item>
              <text:list>
                <text:list-item>
                  <text:p text:style-name="P1034"><text:span text:style-name="T873">iconables</text:span><text:span text:style-name="T874"> : </text:span></text:p>
                  <text:list>
                    <text:list-item>
                      <text:p text:style-name="P1401">نوع : <text:span text:style-name="T860">1 به 1</text:span></text:p>
                    </text:list-item>
                    <text:list-item>
                      <text:p text:style-name="P1402">توضیحات : <text:s/><text:span text:style-name="T860">هر یک </text:span><text:span text:style-name="T920">client</text:span><text:span text:style-name="T861"> دارای یک رکورد در </text:span><text:span text:style-name="T862">جدول </text:span><text:span text:style-name="T873">iconables</text:span><text:span text:style-name="T862"> </text:span><text:span text:style-name="T863">است و هر یک رکورد در جدول </text:span><text:span text:style-name="T873">iconables</text:span><text:span text:style-name="T863"> میتواند متعلق به یک </text:span><text:span text:style-name="T920">client</text:span><text:span text:style-name="T863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4220118048079" text:continue-numbering="true" text:style-name="L50">
        <text:list-item>
          <text:list>
            <text:list-item>
              <text:list>
                <text:list-item>
                  <text:p text:style-name="P1035"><text:span text:style-name="T922">client</text:span><text:span text:style-name="T923">_translations : </text:span></text:p>
                  <text:list>
                    <text:list-item>
                      <text:p text:style-name="P1401">نوع : <text:span text:style-name="T864">1 به n </text:span></text:p>
                    </text:list-item>
                    <text:list-item>
                      <text:p text:style-name="P1036"><text:span text:style-name="T924">توضیحات : </text:span><text:span text:style-name="T864">هر یک </text:span><text:span text:style-name="T922">client</text:span><text:span text:style-name="T864"> دارای چندین translate است و هر یک translate متعلق به یک </text:span><text:span text:style-name="T922">client</text:span><text:span text:style-name="T864">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64220047057232" text:continue-numbering="true" text:style-name="L50">
        <text:list-item>
          <text:list>
            <text:list-item>
              <text:list>
                <text:list-item>
                  <text:p text:style-name="P1037"><text:span text:style-name="T930">portfolios</text:span><text:span text:style-name="T926"> : </text:span></text:p>
                  <text:list>
                    <text:list-item>
                      <text:p text:style-name="P1389">نوع :‌1 به n </text:p>
                    </text:list-item>
                    <text:list-item>
                      <text:p text:style-name="P1389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7"><text:span text:style-name="T922">client</text:span>_translations : در این جدول ترجمه های <text:span text:style-name="T856">یک </text:span><text:span text:style-name="T922">client</text:span><text:span text:style-name="T856"> که برای زبان های مختلف ایجاد شده ذخیره میشود !!!</text:span></text:p>
        </text:list-item>
      </text:list>
      <text:p text:style-name="P184"/>
      <text:list xml:id="list164221060148286" text:continue-numbering="true" text:style-name="L50">
        <text:list-item>
          <text:list>
            <text:list-item>
              <text:p text:style-name="P1405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32032068768">
          <table:table-cell table:style-name="Table46.A1" office:value-type="string">
            <text:p text:style-name="P350">Name</text:p>
          </table:table-cell>
          <table:table-cell table:style-name="Table46.A1" office:value-type="string">
            <text:p text:style-name="P350">Data Type</text:p>
          </table:table-cell>
          <table:table-cell table:style-name="Table46.A1" office:value-type="string">
            <text:p text:style-name="P350">Attributes</text:p>
          </table:table-cell>
          <table:table-cell table:style-name="Table46.D1" office:value-type="string">
            <text:p text:style-name="P350">Comment</text:p>
          </table:table-cell>
        </table:table-row>
        <table:table-row table:style-name="TableLine94632032113120">
          <table:table-cell table:style-name="Table46.A2" office:value-type="string">
            <text:p text:style-name="P920">id</text:p>
          </table:table-cell>
          <table:table-cell table:style-name="Table46.A2" office:value-type="string">
            <text:p text:style-name="P922">Big int</text:p>
          </table:table-cell>
          <table:table-cell table:style-name="Table46.A2" office:value-type="string">
            <text:p text:style-name="P916">Not null , unsigned ,index ,</text:p>
            <text:p text:style-name="P916">unique , primary key , </text:p>
            <text:p text:style-name="P916">auto increment</text:p>
          </table:table-cell>
          <table:table-cell table:style-name="Table46.D2" office:value-type="string">
            <text:p text:style-name="P312"/>
          </table:table-cell>
        </table:table-row>
        <table:table-row table:style-name="TableLine94632032115408">
          <table:table-cell table:style-name="Table46.A2" office:value-type="string">
            <text:p text:style-name="P920">name</text:p>
          </table:table-cell>
          <table:table-cell table:style-name="Table46.A2" office:value-type="string">
            <text:p text:style-name="P922">varchar(<text:span text:style-name="T868">64</text:span>)</text:p>
          </table:table-cell>
          <table:table-cell table:style-name="Table46.A2" office:value-type="string">
            <text:p text:style-name="P931">Not null </text:p>
          </table:table-cell>
          <table:table-cell table:style-name="Table46.D2" office:value-type="string">
            <text:p text:style-name="P312"/>
          </table:table-cell>
        </table:table-row>
        <table:table-row table:style-name="TableLine94632032116320">
          <table:table-cell table:style-name="Table46.A2" office:value-type="string">
            <text:p text:style-name="P921"><text:span text:style-name="T922">client</text:span>_id</text:p>
          </table:table-cell>
          <table:table-cell table:style-name="Table46.A2" office:value-type="string">
            <text:p text:style-name="P922">Big int</text:p>
          </table:table-cell>
          <table:table-cell table:style-name="Table46.A2" office:value-type="string">
            <text:p text:style-name="P923">Not null , unsigned , </text:p>
            <text:p text:style-name="P926">fo<text:span text:style-name="T866">reign</text:span> key → brands(id)</text:p>
            <text:p text:style-name="P926"/>
            <text:p text:style-name="P927">On Delete → (cascade) ,</text:p>
            <text:p text:style-name="P927">On Update →<text:span text:style-name="T867"> </text:span>(cascade) ,</text:p>
          </table:table-cell>
          <table:table-cell table:style-name="Table46.D2" office:value-type="string">
            <text:p text:style-name="P312"/>
          </table:table-cell>
        </table:table-row>
        <table:table-row table:style-name="TableLine94632032117280">
          <table:table-cell table:style-name="Table46.A2" office:value-type="string">
            <text:p text:style-name="P920">language_id</text:p>
          </table:table-cell>
          <table:table-cell table:style-name="Table46.A2" office:value-type="string">
            <text:p text:style-name="P922">Big int</text:p>
          </table:table-cell>
          <table:table-cell table:style-name="Table46.A2" office:value-type="string">
            <text:p text:style-name="P924">Not null , unsigned</text:p>
            <text:p text:style-name="P924"/>
            <text:p text:style-name="P928">foreign key → languages(id)</text:p>
            <text:p text:style-name="P928"/>
            <text:p text:style-name="P783">On Delete → (cascade) ,</text:p>
            <text:p text:style-name="P783">On Update → (cascade) ,</text:p>
          </table:table-cell>
          <table:table-cell table:style-name="Table46.D2" office:value-type="string">
            <text:p text:style-name="P312"/>
          </table:table-cell>
        </table:table-row>
      </table:table>
      <text:p text:style-name="P287"/>
      <text:list xml:id="list463346467" text:style-name="L51">
        <text:list-item>
          <text:list>
            <text:list-item>
              <text:p text:style-name="P1406">ارتباط ها : </text:p>
              <text:list>
                <text:list-item>
                  <text:p text:style-name="P1407"><text:span text:style-name="T922">clients</text:span> : </text:p>
                  <text:list>
                    <text:list-item>
                      <text:p text:style-name="P1403">نوع : <text:span text:style-name="T864">1 به n </text:span></text:p>
                    </text:list-item>
                    <text:list-item>
                      <text:p text:style-name="P1404">توضیحات : <text:span text:style-name="T864">هر یک </text:span><text:span text:style-name="T922">client</text:span><text:span text:style-name="T864"> دارای چندین translate است و هر یک translate متعلق به یک brand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221211469469" text:continue-numbering="true" text:style-name="L51">
        <text:list-item>
          <text:list>
            <text:list-item>
              <text:list>
                <text:list-item>
                  <text:p text:style-name="P1406">languages : </text:p>
                  <text:list>
                    <text:list-item>
                      <text:p text:style-name="P1408">نوع : 1 به n </text:p>
                    </text:list-item>
                    <text:list-item>
                      <text:p text:style-name="P140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4220986889240" text:continue-numbering="true" text:style-name="L51">
        <text:list-item>
          <text:p text:style-name="P1514"><text:span text:style-name="T869">technologies : </text:span><text:span text:style-name="T870">در این جدول لیست تکنولوژی ها ذخیره میشود !!! </text:span></text:p>
        </text:list-item>
      </text:list>
      <text:p text:style-name="P15"/>
      <text:list xml:id="list164220284635162" text:continue-numbering="true" text:style-name="L51">
        <text:list-item>
          <text:list>
            <text:list-item>
              <text:p text:style-name="P1409">ستون ها : </text:p>
            </text:list-item>
          </text:list>
        </text:list-item>
      </text:list>
      <text:p text:style-name="P288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32032160960">
          <table:table-cell table:style-name="Table47.A1" office:value-type="string">
            <text:p text:style-name="P350">Name</text:p>
          </table:table-cell>
          <table:table-cell table:style-name="Table47.A1" office:value-type="string">
            <text:p text:style-name="P350">Data Type</text:p>
          </table:table-cell>
          <table:table-cell table:style-name="Table47.A1" office:value-type="string">
            <text:p text:style-name="P350">Attributes</text:p>
          </table:table-cell>
          <table:table-cell table:style-name="Table47.D1" office:value-type="string">
            <text:p text:style-name="P350">Comment</text:p>
          </table:table-cell>
        </table:table-row>
        <table:table-row table:style-name="TableLine94632032181680">
          <table:table-cell table:style-name="Table47.A2" office:value-type="string">
            <text:p text:style-name="P934">id</text:p>
          </table:table-cell>
          <table:table-cell table:style-name="Table47.A2" office:value-type="string">
            <text:p text:style-name="P935">Big int</text:p>
          </table:table-cell>
          <table:table-cell table:style-name="Table47.A2" office:value-type="string">
            <text:p text:style-name="P917">Not null , unsigned ,index ,</text:p>
            <text:p text:style-name="P917">unique , primary key , </text:p>
            <text:p text:style-name="P917">auto increment</text:p>
          </table:table-cell>
          <table:table-cell table:style-name="Table47.D2" office:value-type="string">
            <text:p text:style-name="P312"/>
          </table:table-cell>
        </table:table-row>
        <table:table-row table:style-name="TableLine94632032183536">
          <table:table-cell table:style-name="Table47.A2" office:value-type="string">
            <text:p text:style-name="P934">name</text:p>
          </table:table-cell>
          <table:table-cell table:style-name="Table47.A2" office:value-type="string">
            <text:p text:style-name="P345"><text:span text:style-name="T871">varchar(</text:span><text:span text:style-name="T872">24</text:span><text:span text:style-name="T871">)</text:span></text:p>
          </table:table-cell>
          <table:table-cell table:style-name="Table47.A2" office:value-type="string">
            <text:p text:style-name="P936">Not null </text:p>
          </table:table-cell>
          <table:table-cell table:style-name="Table47.D2" office:value-type="string">
            <text:p text:style-name="P312"/>
          </table:table-cell>
        </table:table-row>
        <table:table-row table:style-name="TableLine94632032184448">
          <table:table-cell table:style-name="Table47.A2" office:value-type="string">
            <text:p text:style-name="P971">url</text:p>
          </table:table-cell>
          <table:table-cell table:style-name="Table47.A2" office:value-type="string">
            <text:p text:style-name="P971">varchar(64)</text:p>
          </table:table-cell>
          <table:table-cell table:style-name="Table47.A2" office:value-type="string">
            <text:p text:style-name="P971">nullable</text:p>
          </table:table-cell>
          <table:table-cell table:style-name="Table47.D2" office:value-type="string">
            <text:p text:style-name="P312"/>
          </table:table-cell>
        </table:table-row>
      </table:table>
      <text:p text:style-name="P288"/>
      <text:list xml:id="list39654819" text:style-name="L52">
        <text:list-item>
          <text:list>
            <text:list-item>
              <text:p text:style-name="P1410">ارتباط ها : </text:p>
              <text:list>
                <text:list-item>
                  <text:p text:style-name="P1410">dates : </text:p>
                  <text:list>
                    <text:list-item>
                      <text:p text:style-name="P1411">نوع : <text:span text:style-name="T875">1 به n </text:span></text:p>
                    </text:list-item>
                    <text:list-item>
                      <text:p text:style-name="P1411">توضیحات : <text:s/><text:span text:style-name="T875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4220593794481" text:continue-numbering="true" text:style-name="L52">
        <text:list-item>
          <text:list>
            <text:list-item>
              <text:list>
                <text:list-item>
                  <text:p text:style-name="P1410">users : </text:p>
                  <text:list>
                    <text:list-item>
                      <text:p text:style-name="P1411">نوع : <text:span text:style-name="T876">1 به n </text:span></text:p>
                    </text:list-item>
                    <text:list-item>
                      <text:p text:style-name="P1411">توضیحات : <text:s/><text:span text:style-name="T876">هر یک technology متعلق به یک user است و هر یک user میتواند چندین </text:span><text:span text:style-name="T877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4221581865208" text:continue-numbering="true" text:style-name="L52">
        <text:list-item>
          <text:list>
            <text:list-item>
              <text:list>
                <text:list-item>
                  <text:p text:style-name="P1410">technology_translations : </text:p>
                  <text:list>
                    <text:list-item>
                      <text:p text:style-name="P1411">نوع : <text:span text:style-name="T878">1 به n </text:span></text:p>
                    </text:list-item>
                    <text:list-item>
                      <text:p text:style-name="P1411">توضیحات : <text:s/><text:span text:style-name="T878">هر یک </text:span><text:span text:style-name="T879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4220661948732" text:continue-numbering="true" text:style-name="L52">
        <text:list-item>
          <text:list>
            <text:list-item>
              <text:list>
                <text:list-item>
                  <text:p text:style-name="P1413">iconables : </text:p>
                  <text:list>
                    <text:list-item>
                      <text:p text:style-name="P1414">نوع : <text:span text:style-name="T881">1 به 1 </text:span></text:p>
                    </text:list-item>
                    <text:list-item>
                      <text:p text:style-name="P1414">توضیحات : <text:span text:style-name="T882">هر یک technology دارای یک رکورد در جدول </text:span><text:span text:style-name="T883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4221477988145" text:continue-numbering="true" text:style-name="L52">
        <text:list-item>
          <text:list>
            <text:list-item>
              <text:list>
                <text:list-item>
                  <text:p text:style-name="P1038"><text:span text:style-name="T909">portfolio</text:span><text:span text:style-name="T907">: </text:span></text:p>
                  <text:list>
                    <text:list-item>
                      <text:p text:style-name="P1415">نوع :‌<text:span text:style-name="T908">m به n </text:span></text:p>
                    </text:list-item>
                    <text:list-item>
                      <text:p text:style-name="P1415">توضیحات :‌<text:span text:style-name="T908">هر یک technology </text:span><text:span text:style-name="T909">میتواند </text:span><text:span text:style-name="T910">متعلق به چندین portfolio باشد !!! و هر یک portfolio میتواند چندین technology داشته باشد !! </text:span></text:p>
                      <text:p text:style-name="P141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8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64220958731091" text:continue-numbering="true" text:style-name="L52">
        <text:list-item>
          <text:list>
            <text:list-item>
              <text:p text:style-name="P1418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32032254896">
          <table:table-cell table:style-name="Table48.A1" office:value-type="string">
            <text:p text:style-name="P350">Name</text:p>
          </table:table-cell>
          <table:table-cell table:style-name="Table48.A1" office:value-type="string">
            <text:p text:style-name="P350">Data Type</text:p>
          </table:table-cell>
          <table:table-cell table:style-name="Table48.A1" office:value-type="string">
            <text:p text:style-name="P350">Attributes</text:p>
          </table:table-cell>
          <table:table-cell table:style-name="Table48.D1" office:value-type="string">
            <text:p text:style-name="P350">Comment</text:p>
          </table:table-cell>
        </table:table-row>
        <table:table-row table:style-name="TableLine94632032275248">
          <table:table-cell table:style-name="Table48.A2" office:value-type="string">
            <text:p text:style-name="P938">id</text:p>
          </table:table-cell>
          <table:table-cell table:style-name="Table48.A2" office:value-type="string">
            <text:p text:style-name="P939">Big int</text:p>
          </table:table-cell>
          <table:table-cell table:style-name="Table48.A2" office:value-type="string">
            <text:p text:style-name="P939">Unsigned , index ,unique , <text:span text:style-name="T884">primary key , auto increment,</text:span></text:p>
            <text:p text:style-name="P940">not null </text:p>
          </table:table-cell>
          <table:table-cell table:style-name="Table48.D2" office:value-type="string">
            <text:p text:style-name="P312"/>
          </table:table-cell>
        </table:table-row>
        <table:table-row table:style-name="TableLine94632032277808">
          <table:table-cell table:style-name="Table48.A2" office:value-type="string">
            <text:p text:style-name="P938">describe</text:p>
          </table:table-cell>
          <table:table-cell table:style-name="Table48.A2" office:value-type="string">
            <text:p text:style-name="P939">varchar(<text:span text:style-name="T885">164</text:span>)</text:p>
          </table:table-cell>
          <table:table-cell table:style-name="Table48.A2" office:value-type="string">
            <text:p text:style-name="P941">Not null </text:p>
          </table:table-cell>
          <table:table-cell table:style-name="Table48.D2" office:value-type="string">
            <text:p text:style-name="P312"/>
          </table:table-cell>
        </table:table-row>
        <table:table-row table:style-name="TableLine94632032278720">
          <table:table-cell table:style-name="Table48.A2" office:value-type="string">
            <text:p text:style-name="P938">technology_id</text:p>
          </table:table-cell>
          <table:table-cell table:style-name="Table48.A2" office:value-type="string">
            <text:p text:style-name="P942">Big int</text:p>
          </table:table-cell>
          <table:table-cell table:style-name="Table48.A2" office:value-type="string">
            <text:p text:style-name="P943">Not null , unsigned ,</text:p>
            <text:p text:style-name="P943">foreign key → technologies(id)</text:p>
            <text:p text:style-name="P943"/>
            <text:p text:style-name="P944">on Delete → (cascade) ,</text:p>
            <text:p text:style-name="P944">on update → (cascade) ,</text:p>
          </table:table-cell>
          <table:table-cell table:style-name="Table48.D2" office:value-type="string">
            <text:p text:style-name="P312"/>
          </table:table-cell>
        </table:table-row>
        <table:table-row table:style-name="TableLine94632032279680">
          <table:table-cell table:style-name="Table48.A2" office:value-type="string">
            <text:p text:style-name="P938">language_id</text:p>
          </table:table-cell>
          <table:table-cell table:style-name="Table48.A2" office:value-type="string">
            <text:p text:style-name="P942">Big int</text:p>
          </table:table-cell>
          <table:table-cell table:style-name="Table48.A2" office:value-type="string">
            <text:p text:style-name="P925">Not null , unsigned</text:p>
            <text:p text:style-name="P925"/>
            <text:p text:style-name="P929">foreign key → languages(id)</text:p>
            <text:p text:style-name="P929"/>
            <text:p text:style-name="P784">On Delete → (cascade) ,</text:p>
            <text:p text:style-name="P784">On Update → (cascade) ,</text:p>
          </table:table-cell>
          <table:table-cell table:style-name="Table48.D2" office:value-type="string">
            <text:p text:style-name="P312"/>
          </table:table-cell>
        </table:table-row>
      </table:table>
      <text:p text:style-name="P289"/>
      <text:p text:style-name="P289"/>
      <text:list xml:id="list2942294392" text:style-name="L53">
        <text:list-item>
          <text:list>
            <text:list-item>
              <text:p text:style-name="P1419">ارتباط ها :‌</text:p>
              <text:list>
                <text:list-item>
                  <text:p text:style-name="P1420">technologies :</text:p>
                  <text:list>
                    <text:list-item>
                      <text:p text:style-name="P1412">نوع : <text:span text:style-name="T878">1 به n </text:span></text:p>
                    </text:list-item>
                    <text:list-item>
                      <text:p text:style-name="P1420"><text:span text:style-name="T880">توضیحات : <text:s/></text:span><text:span text:style-name="T878">هر یک </text:span><text:span text:style-name="T879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220900583209" text:continue-numbering="true" text:style-name="L53">
        <text:list-item>
          <text:list>
            <text:list-item>
              <text:list>
                <text:list-item>
                  <text:p text:style-name="P1419">languages : </text:p>
                  <text:list>
                    <text:list-item>
                      <text:p text:style-name="P1421">نوع : 1 به n </text:p>
                    </text:list-item>
                    <text:list-item>
                      <text:p text:style-name="P1039"><text:span text:style-name="T886">توضیحات : <text:s/>هر یک language دارای چندین </text:span><text:span text:style-name="T887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220489926179" text:continue-list="list164220805370532" text:style-name="L47">
        <text:list-item>
          <text:p text:style-name="P1539">portfolios : در این جدول نمونه کار ها ذخیره میشود !!</text:p>
        </text:list-item>
      </text:list>
      <text:p text:style-name="P163"/>
      <text:list xml:id="list164220612919134" text:continue-numbering="true" text:style-name="L47">
        <text:list-item>
          <text:list>
            <text:list-item>
              <text:p text:style-name="P1422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32032323360">
          <table:table-cell table:style-name="Table41.A1" office:value-type="string">
            <text:p text:style-name="P350">Name</text:p>
          </table:table-cell>
          <table:table-cell table:style-name="Table41.A1" office:value-type="string">
            <text:p text:style-name="P350">Data Type</text:p>
          </table:table-cell>
          <table:table-cell table:style-name="Table41.A1" office:value-type="string">
            <text:p text:style-name="P350">Attributes</text:p>
          </table:table-cell>
          <table:table-cell table:style-name="Table41.D1" office:value-type="string">
            <text:p text:style-name="P350">Comment</text:p>
          </table:table-cell>
        </table:table-row>
        <table:table-row table:style-name="TableLine94632032356928">
          <table:table-cell table:style-name="Table41.A2" office:value-type="string">
            <text:p text:style-name="P884">id</text:p>
          </table:table-cell>
          <table:table-cell table:style-name="Table41.A2" office:value-type="string">
            <text:p text:style-name="P886">Big int</text:p>
          </table:table-cell>
          <table:table-cell table:style-name="Table41.A2" office:value-type="string">
            <text:p text:style-name="P888">Unsigned , not null , index , <text:span text:style-name="T817">unique ,primary key ,auto increment</text:span></text:p>
          </table:table-cell>
          <table:table-cell table:style-name="Table41.D2" office:value-type="string">
            <text:p text:style-name="P312"/>
          </table:table-cell>
        </table:table-row>
        <table:table-row table:style-name="TableLine94632032358864">
          <table:table-cell table:style-name="Table41.A2" office:value-type="string">
            <text:p text:style-name="P885">url</text:p>
          </table:table-cell>
          <table:table-cell table:style-name="Table41.A2" office:value-type="string">
            <text:p text:style-name="P887">varchar(<text:span text:style-name="T813">32</text:span>)</text:p>
          </table:table-cell>
          <table:table-cell table:style-name="Table41.A2" office:value-type="string">
            <text:p text:style-name="P890">Not null </text:p>
          </table:table-cell>
          <table:table-cell table:style-name="Table41.D2" office:value-type="string">
            <text:p text:style-name="P312"/>
          </table:table-cell>
        </table:table-row>
        <table:table-row table:style-name="TableLine94632032359680">
          <table:table-cell table:style-name="Table41.A2" office:value-type="string">
            <text:p text:style-name="P930">role</text:p>
          </table:table-cell>
          <table:table-cell table:style-name="Table41.A2" office:value-type="string">
            <text:p text:style-name="P346"><text:span text:style-name="T889">varchar(</text:span><text:span text:style-name="T888">164</text:span><text:span text:style-name="T889">)</text:span></text:p>
          </table:table-cell>
          <table:table-cell table:style-name="Table41.A2" office:value-type="string">
            <text:p text:style-name="P930">Nullable </text:p>
          </table:table-cell>
          <table:table-cell table:style-name="Table41.D2" office:value-type="string">
            <text:p text:style-name="P937">نقش من در این پروژه مثلا front , android developer </text:p>
          </table:table-cell>
        </table:table-row>
        <table:table-row table:style-name="TableLine94632032360496">
          <table:table-cell table:style-name="Table41.A2" office:value-type="string">
            <text:p text:style-name="P932">status</text:p>
          </table:table-cell>
          <table:table-cell table:style-name="Table41.A2" office:value-type="string">
            <text:p text:style-name="P933">Bit(1)</text:p>
          </table:table-cell>
          <table:table-cell table:style-name="Table41.A2" office:value-type="string">
            <text:p text:style-name="P302">Not null , defualt 1</text:p>
          </table:table-cell>
          <table:table-cell table:style-name="Table41.D2" office:value-type="string">
            <text:p text:style-name="P344"/>
          </table:table-cell>
        </table:table-row>
        <table:table-row table:style-name="TableLine94632032361648">
          <table:table-cell table:style-name="Table41.A2" office:value-type="string">
            <text:p text:style-name="P951">completed</text:p>
          </table:table-cell>
          <table:table-cell table:style-name="Table41.A2" office:value-type="string">
            <text:p text:style-name="P951">Bit(1)</text:p>
          </table:table-cell>
          <table:table-cell table:style-name="Table41.A2" office:value-type="string">
            <text:p text:style-name="P303">Not null , defualt 0 </text:p>
          </table:table-cell>
          <table:table-cell table:style-name="Table41.D2" office:value-type="string">
            <text:p text:style-name="P344"/>
          </table:table-cell>
        </table:table-row>
        <table:table-row table:style-name="TableLine94632032362672">
          <table:table-cell table:style-name="Table41.A2" office:value-type="string">
            <text:p text:style-name="P968">team_id</text:p>
          </table:table-cell>
          <table:table-cell table:style-name="Table41.A2" office:value-type="string">
            <text:p text:style-name="P968">Big int</text:p>
          </table:table-cell>
          <table:table-cell table:style-name="Table41.A2" office:value-type="string">
            <text:p text:style-name="P304">Nullable , unsigned , </text:p>
            <text:p text:style-name="P305">foreign key → <text:span text:style-name="T931">teams(id)</text:span></text:p>
            <text:p text:style-name="P305"/>
            <text:p text:style-name="P306">On Delete → (set null)</text:p>
            <text:p text:style-name="P306">On Delete → (cascade) </text:p>
          </table:table-cell>
          <table:table-cell table:style-name="Table41.D2" office:value-type="string">
            <text:p text:style-name="P344"/>
          </table:table-cell>
        </table:table-row>
        <table:table-row table:style-name="TableLine94632032363744">
          <table:table-cell table:style-name="Table41.A2" office:value-type="string">
            <text:p text:style-name="P969">Client_id</text:p>
          </table:table-cell>
          <table:table-cell table:style-name="Table41.A2" office:value-type="string">
            <text:p text:style-name="P970">Big int</text:p>
          </table:table-cell>
          <table:table-cell table:style-name="Table41.A2" office:value-type="string">
            <text:p text:style-name="P304">Nullable , unsigned , </text:p>
            <text:p text:style-name="P304"/>
            <text:p text:style-name="P306">On Delete → (set null)</text:p>
            <text:p text:style-name="P306">On Delete → (cascade) </text:p>
          </table:table-cell>
          <table:table-cell table:style-name="Table41.D2" office:value-type="string">
            <text:p text:style-name="P344"/>
          </table:table-cell>
        </table:table-row>
      </table:table>
      <text:p text:style-name="P282"/>
      <text:list xml:id="list913923301" text:style-name="L54">
        <text:list-item>
          <text:list>
            <text:list-item>
              <text:p text:style-name="P1423">ارتباطات : </text:p>
              <text:list>
                <text:list-item>
                  <text:p text:style-name="P1423">dates : </text:p>
                  <text:list>
                    <text:list-item>
                      <text:p text:style-name="P1424">نوع :‌ <text:span text:style-name="T807">1 به n </text:span></text:p>
                    </text:list-item>
                    <text:list-item>
                      <text:p text:style-name="P1425">توضیحات :‌ <text:span text:style-name="T807">هر یک portfolio دارای چندین date و هر یک date در جدول dates میتواند متعلق به یک </text:span><text:span text:style-name="T808">portfolio باشد</text:span></text:p>
                      <text:list>
                        <text:list-header>
                          <text:p text:style-name="P142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4220128149477" text:continue-numbering="true" text:style-name="L54">
        <text:list-item>
          <text:list>
            <text:list-item>
              <text:list>
                <text:list-item>
                  <text:p text:style-name="P1427">users : </text:p>
                  <text:list>
                    <text:list-item>
                      <text:p text:style-name="P1428">نوع : 1 به n </text:p>
                    </text:list-item>
                    <text:list-item>
                      <text:p text:style-name="P1428">توضیحات : <text:s/>هر یک user میتواند <text:span text:style-name="T809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64220259180262" text:continue-numbering="true" text:style-name="L54">
        <text:list-item>
          <text:list>
            <text:list-item>
              <text:list>
                <text:list-item>
                  <text:p text:style-name="P1429">portfolio_translations : </text:p>
                  <text:list>
                    <text:list-item>
                      <text:p text:style-name="P1429">نوع : <text:span text:style-name="T810">1 به n </text:span></text:p>
                    </text:list-item>
                    <text:list-item>
                      <text:p text:style-name="P1429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><text:soft-page-break/></text:p>
      <text:list xml:id="list164220459042666" text:continue-numbering="true" text:style-name="L54">
        <text:list-item>
          <text:list>
            <text:list-item>
              <text:list>
                <text:list-item>
                  <text:p text:style-name="P1431">socialables : </text:p>
                  <text:list>
                    <text:list-item>
                      <text:p text:style-name="P1432">نوع : <text:span text:style-name="T814">1 به n </text:span></text:p>
                    </text:list-item>
                    <text:list-item>
                      <text:p text:style-name="P1432">توضیحات :‌ <text:span text:style-name="T814">هر یک portfolio دارای چندین رکورد در جدول socialables است </text:span><text:span text:style-name="T815">و هر یک </text:span><text:span text:style-name="T816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4221540131169" text:continue-numbering="true" text:style-name="L54">
        <text:list-item>
          <text:list>
            <text:list-item>
              <text:list>
                <text:list-item>
                  <text:p text:style-name="P1434">starables : </text:p>
                  <text:list>
                    <text:list-item>
                      <text:p text:style-name="P1434">نوع : <text:span text:style-name="T824">1 به 1 </text:span></text:p>
                    </text:list-item>
                    <text:list-item>
                      <text:p text:style-name="P1434">توضیحات : <text:s/><text:span text:style-name="T824">هر یک portfolio دارای یک رکورد در جدول </text:span><text:span text:style-name="T825">starables است و هر یک رکورد در جدول starables <text:s/></text:span><text:span text:style-name="T826">میتواند </text:span><text:span text:style-name="T825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64220841894407" text:continue-numbering="true" text:style-name="L54">
        <text:list-item>
          <text:list>
            <text:list-item>
              <text:list>
                <text:list-item>
                  <text:p text:style-name="P1435">media : </text:p>
                  <text:list>
                    <text:list-item>
                      <text:p text:style-name="P1432">نوع : <text:span text:style-name="T827">1 به n </text:span></text:p>
                    </text:list-item>
                    <text:list-item>
                      <text:p text:style-name="P1433">توضیحات :‌ <text:span text:style-name="T827">هر یک portfolio دارای چندین رکورد در جدول media است و هر یک </text:span><text:span text:style-name="T828">رکورد در جدول media میتواند متعلق به یک portfolio باشد</text:span></text:p>
                      <text:p text:style-name="P143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4220535856577" text:continue-numbering="true" text:style-name="L54">
        <text:list-item>
          <text:list>
            <text:list-item>
              <text:list>
                <text:list-item>
                  <text:p text:style-name="P1437">technologies : </text:p>
                  <text:list>
                    <text:list-item>
                      <text:p text:style-name="P1437">نوع : n به n </text:p>
                    </text:list-item>
                    <text:list-item>
                      <text:p text:style-name="P1438">توضیحات :‌ هر یک portfolio دارای چندین technology است و هر یک <text:span text:style-name="T905">technology </text:span><text:span text:style-name="T906">میتواند متعلق به چندین portfolio باشد !!!</text:span></text:p>
                      <text:p text:style-name="P141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4221770705554" text:continue-numbering="true" text:style-name="L54">
        <text:list-item>
          <text:list>
            <text:list-item>
              <text:list>
                <text:list-item>
                  <text:p text:style-name="P1390">teams : </text:p>
                  <text:list>
                    <text:list-item>
                      <text:p text:style-name="P1390">نوع :‌1 به n </text:p>
                    </text:list-item>
                    <text:list-item>
                      <text:p text:style-name="P1390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4220892263011" text:continue-numbering="true" text:style-name="L54">
        <text:list-item>
          <text:list>
            <text:list-item>
              <text:list>
                <text:list-item>
                  <text:p text:style-name="P1439">clients : </text:p>
                  <text:list>
                    <text:list-item>
                      <text:p text:style-name="P1391">نوع :‌1 به n </text:p>
                    </text:list-item>
                    <text:list-item>
                      <text:p text:style-name="P1391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0">portfolio_translations : در این جدول <text:span text:style-name="T829">ترجمه های هر یک از portfolio ذخیره میشود که برای هر زبان تولید شده ۱!!</text:span></text:p>
        </text:list-item>
      </text:list>
      <text:p text:style-name="P176"/>
      <text:list xml:id="list164221118671269" text:continue-numbering="true" text:style-name="L54">
        <text:list-item>
          <text:list>
            <text:list-item>
              <text:p text:style-name="P1440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32032484832">
          <table:table-cell table:style-name="Table43.A1" office:value-type="string">
            <text:p text:style-name="P350">Name</text:p>
          </table:table-cell>
          <table:table-cell table:style-name="Table43.A1" office:value-type="string">
            <text:p text:style-name="P350">Data Type</text:p>
          </table:table-cell>
          <table:table-cell table:style-name="Table43.A1" office:value-type="string">
            <text:p text:style-name="P350">Attributes</text:p>
          </table:table-cell>
          <table:table-cell table:style-name="Table43.D1" office:value-type="string">
            <text:p text:style-name="P350">Comment</text:p>
          </table:table-cell>
        </table:table-row>
        <table:table-row table:style-name="TableLine94632032515904">
          <table:table-cell table:style-name="Table43.A2" office:value-type="string">
            <text:p text:style-name="P896">id</text:p>
          </table:table-cell>
          <table:table-cell table:style-name="Table43.A2" office:value-type="string">
            <text:p text:style-name="P897">Big int</text:p>
          </table:table-cell>
          <table:table-cell table:style-name="Table43.A2" office:value-type="string">
            <text:p text:style-name="P889">Unsigned , not null , index , <text:span text:style-name="T817">unique ,primary key ,auto increment</text:span>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18464">
          <table:table-cell table:style-name="Table43.A2" office:value-type="string">
            <text:p text:style-name="P897">title</text:p>
          </table:table-cell>
          <table:table-cell table:style-name="Table43.A2" office:value-type="string">
            <text:p text:style-name="P899">varchar(<text:span text:style-name="T830">60</text:span>)</text:p>
          </table:table-cell>
          <table:table-cell table:style-name="Table43.A2" office:value-type="string">
            <text:p text:style-name="P902">Not null ,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19376">
          <table:table-cell table:style-name="Table43.A2" office:value-type="string">
            <text:p text:style-name="P897">content</text:p>
          </table:table-cell>
          <table:table-cell table:style-name="Table43.A2" office:value-type="string">
            <text:p text:style-name="P901">text</text:p>
          </table:table-cell>
          <table:table-cell table:style-name="Table43.A2" office:value-type="string">
            <text:p text:style-name="P902">Not null ,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0336">
          <table:table-cell table:style-name="Table43.A2" office:value-type="string">
            <text:p text:style-name="P952">Client_</text:p>
            <text:p text:style-name="P952">review</text:p>
          </table:table-cell>
          <table:table-cell table:style-name="Table43.A2" office:value-type="string">
            <text:p text:style-name="P953">varchar(4000)</text:p>
          </table:table-cell>
          <table:table-cell table:style-name="Table43.A2" office:value-type="string">
            <text:p text:style-name="P954">Nullable , 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1760">
          <table:table-cell table:style-name="Table43.A2" office:value-type="string">
            <text:p text:style-name="P955">location</text:p>
          </table:table-cell>
          <table:table-cell table:style-name="Table43.A2" office:value-type="string">
            <text:p text:style-name="P956">varchar(30)</text:p>
          </table:table-cell>
          <table:table-cell table:style-name="Table43.A2" office:value-type="string">
            <text:p text:style-name="P957">Nullable ,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2784">
          <table:table-cell table:style-name="Table43.A2" office:value-type="string">
            <text:p text:style-name="P897">description</text:p>
          </table:table-cell>
          <table:table-cell table:style-name="Table43.A2" office:value-type="string">
            <text:p text:style-name="P900">varchar(<text:span text:style-name="T831">160</text:span>)</text:p>
          </table:table-cell>
          <table:table-cell table:style-name="Table43.A2" office:value-type="string">
            <text:p text:style-name="P902">Not null ,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3856">
          <table:table-cell table:style-name="Table43.A2" office:value-type="string">
            <text:p text:style-name="P897">keywords</text:p>
          </table:table-cell>
          <table:table-cell table:style-name="Table43.A2" office:value-type="string">
            <text:p text:style-name="P900">varchar(<text:span text:style-name="T831">255</text:span>)</text:p>
          </table:table-cell>
          <table:table-cell table:style-name="Table43.A2" office:value-type="string">
            <text:p text:style-name="P902">Not null ,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4928">
          <table:table-cell table:style-name="Table43.A2" office:value-type="string">
            <text:p text:style-name="P897">portfolio_id</text:p>
          </table:table-cell>
          <table:table-cell table:style-name="Table43.A2" office:value-type="string">
            <text:p text:style-name="P898">Big int</text:p>
          </table:table-cell>
          <table:table-cell table:style-name="Table43.A2" office:value-type="string">
            <text:p text:style-name="P903">Unsigned , not null ,</text:p>
            <text:p text:style-name="P903">foreign key → portfolios(id)</text:p>
            <text:p text:style-name="P903"/>
            <text:p text:style-name="P904">On Delete → (<text:span text:style-name="T832">cascade</text:span>)</text:p>
            <text:p text:style-name="P905">On Update → (cascade)</text:p>
          </table:table-cell>
          <table:table-cell table:style-name="Table43.D2" office:value-type="string">
            <text:p text:style-name="P312"/>
          </table:table-cell>
        </table:table-row>
        <table:table-row table:style-name="TableLine94632032525920">
          <table:table-cell table:style-name="Table43.A2" office:value-type="string">
            <text:p text:style-name="P897">language_id</text:p>
          </table:table-cell>
          <table:table-cell table:style-name="Table43.A2" office:value-type="string">
            <text:p text:style-name="P898">Big int</text:p>
          </table:table-cell>
          <table:table-cell table:style-name="Table43.A2" office:value-type="string">
            <text:p text:style-name="P793">Not null , <text:span text:style-name="T744">unsigned ,</text:span> </text:p>
            <text:p text:style-name="P793">foreign key → languages(id)</text:p>
            <text:p text:style-name="P793"/>
            <text:p text:style-name="P782">On Delete → (cascade) ,</text:p>
            <text:p text:style-name="P782">On Update → (cascade) ,</text:p>
          </table:table-cell>
          <table:table-cell table:style-name="Table43.D2" office:value-type="string">
            <text:p text:style-name="P312"/>
          </table:table-cell>
        </table:table-row>
      </table:table>
      <text:p text:style-name="P284"/>
      <text:p text:style-name="P284"/>
      <text:list xml:id="list911808847" text:style-name="L55">
        <text:list-item>
          <text:list>
            <text:list-item>
              <text:p text:style-name="P1441">ارتباط ها :‌</text:p>
              <text:list>
                <text:list-item>
                  <text:p text:style-name="P1442">languages : </text:p>
                  <text:list>
                    <text:list-item>
                      <text:p text:style-name="P1443">نوع <text:s/>: <text:span text:style-name="T837">1 به N </text:span></text:p>
                    </text:list-item>
                    <text:list-item>
                      <text:p text:style-name="P1040"><text:span text:style-name="T836">توضیحات </text:span><text:span text:style-name="T833"><text:s/>: </text:span><text:span text:style-name="T834">هر یک </text:span><text:span text:style-name="T835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4220775372978" text:continue-numbering="true" text:style-name="L55">
        <text:list-item>
          <text:list>
            <text:list-item>
              <text:list>
                <text:list-item>
                  <text:p text:style-name="P1444">portfolios : </text:p>
                  <text:list>
                    <text:list-item>
                      <text:p text:style-name="P1430">نوع : <text:span text:style-name="T810">1 به n </text:span></text:p>
                    </text:list-item>
                    <text:list-item>
                      <text:p text:style-name="P1430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4221486035510" text:continue-numbering="true" text:style-name="L55">
        <text:list-item>
          <text:p text:style-name="P1515"><text:span text:style-name="T890">portfolio_technology : </text:span><text:span text:style-name="T891">در این جدول </text:span><text:span text:style-name="T892">تکنولوژی هایی که </text:span><text:span text:style-name="T894">attach میشود </text:span><text:span text:style-name="T892"><text:s/>به هر یک از </text:span><text:span text:style-name="T893">portfolio ذخیره میشود !!! </text:span></text:p>
        </text:list-item>
      </text:list>
      <text:p text:style-name="P193"/>
      <text:list xml:id="list164221616899015" text:continue-numbering="true" text:style-name="L55">
        <text:list-item>
          <text:list>
            <text:list-item>
              <text:p text:style-name="P1445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32032532048">
          <table:table-cell table:style-name="Table49.A1" office:value-type="string">
            <text:p text:style-name="P350">Name</text:p>
          </table:table-cell>
          <table:table-cell table:style-name="Table49.A1" office:value-type="string">
            <text:p text:style-name="P350">Data Type</text:p>
          </table:table-cell>
          <table:table-cell table:style-name="Table49.A1" office:value-type="string">
            <text:p text:style-name="P350">Attributes</text:p>
          </table:table-cell>
          <table:table-cell table:style-name="Table49.D1" office:value-type="string">
            <text:p text:style-name="P350">Comment</text:p>
          </table:table-cell>
        </table:table-row>
        <table:table-row table:style-name="TableLine94632032602688">
          <table:table-cell table:style-name="Table49.A2" office:value-type="string">
            <text:p text:style-name="P945">id</text:p>
          </table:table-cell>
          <table:table-cell table:style-name="Table49.A2" office:value-type="string">
            <text:p text:style-name="P946">Big int</text:p>
          </table:table-cell>
          <table:table-cell table:style-name="Table49.A2" office:value-type="string">
            <text:p text:style-name="P947">Not null , unsigned , unique ,</text:p>
            <text:p text:style-name="P947">primary key , auto increment ,</text:p>
            <text:p text:style-name="P947">index</text:p>
          </table:table-cell>
          <table:table-cell table:style-name="Table49.D2" office:value-type="string">
            <text:p text:style-name="P312"/>
          </table:table-cell>
        </table:table-row>
        <table:table-row table:style-name="TableLine94632032604992">
          <table:table-cell table:style-name="Table49.A2" office:value-type="string">
            <text:p text:style-name="P945">portfolio_id</text:p>
          </table:table-cell>
          <table:table-cell table:style-name="Table49.A2" office:value-type="string">
            <text:p text:style-name="P946">Big int</text:p>
          </table:table-cell>
          <table:table-cell table:style-name="Table49.A2" office:value-type="string">
            <text:p text:style-name="P948">Not null , unsigned , </text:p>
            <text:p text:style-name="P949">foreign key → portfolios(id)</text:p>
            <text:p text:style-name="P949"/>
            <text:p text:style-name="P949">On Delete → (cascade) ,</text:p>
            <text:p text:style-name="P949">On Update → (cascade) ,</text:p>
          </table:table-cell>
          <table:table-cell table:style-name="Table49.D2" office:value-type="string">
            <text:p text:style-name="P312"/>
          </table:table-cell>
        </table:table-row>
        <table:table-row table:style-name="TableLine94632032605904">
          <table:table-cell table:style-name="Table49.A2" office:value-type="string">
            <text:p text:style-name="P945">technology_id</text:p>
          </table:table-cell>
          <table:table-cell table:style-name="Table49.A2" office:value-type="string">
            <text:p text:style-name="P946">Big int</text:p>
          </table:table-cell>
          <table:table-cell table:style-name="Table49.A2" office:value-type="string">
            <text:p text:style-name="P347"><text:span text:style-name="T895">foreign key → </text:span><text:span text:style-name="T896">technology</text:span><text:span text:style-name="T895">(id)</text:span></text:p>
            <text:p text:style-name="P949"/>
            <text:p text:style-name="P949">On Delete → (cascade) ,</text:p>
            <text:p text:style-name="P949">On Update → (cascade) ,</text:p>
          </table:table-cell>
          <table:table-cell table:style-name="Table49.D2" office:value-type="string">
            <text:p text:style-name="P312"/>
          </table:table-cell>
        </table:table-row>
        <table:table-row table:style-name="TableLine94632032606864">
          <table:table-cell table:style-name="Table49.A2" office:value-type="string">
            <text:p text:style-name="P946">sort</text:p>
          </table:table-cell>
          <table:table-cell table:style-name="Table49.A2" office:value-type="string">
            <text:p text:style-name="P946">Tiny int</text:p>
          </table:table-cell>
          <table:table-cell table:style-name="Table49.A2" office:value-type="string">
            <text:p text:style-name="P950">Unsigned , nullable</text:p>
          </table:table-cell>
          <table:table-cell table:style-name="Table49.D2" office:value-type="string">
            <text:p text:style-name="P312"/>
          </table:table-cell>
        </table:table-row>
      </table:table>
      <text:p text:style-name="P290"/>
      <text:p text:style-name="P290"/>
      <text:list xml:id="list1086511778" text:style-name="L56">
        <text:list-item>
          <text:list>
            <text:list-item>
              <text:p text:style-name="P1446">ارتباط ها :‌</text:p>
              <text:list>
                <text:list-item>
                  <text:p text:style-name="P1446">portfolios : </text:p>
                  <text:list>
                    <text:list-item>
                      <text:p text:style-name="P1447">نوع : <text:span text:style-name="T897">1 به n </text:span></text:p>
                    </text:list-item>
                    <text:list-item>
                      <text:p text:style-name="P1448">توضیحات : <text:s/><text:span text:style-name="T897">هر یک portfolio دارای چندین رکورد در جدول </text:span><text:span text:style-name="T890">portfolio_technology </text:span><text:span text:style-name="T898">است و هر یک </text:span><text:span text:style-name="T899">رکورد در </text:span><text:span text:style-name="T900">جدول </text:span><text:span text:style-name="T899"><text:s text:c="2"/>portfolio_technology <text:s/></text:span><text:span text:style-name="T900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4220580188565" text:continue-numbering="true" text:style-name="L56">
        <text:list-item>
          <text:list>
            <text:list-item>
              <text:list>
                <text:list-item>
                  <text:p text:style-name="P1446">technologies : </text:p>
                  <text:list>
                    <text:list-item>
                      <text:p text:style-name="P1449">نوع : <text:span text:style-name="T901">1 به n </text:span></text:p>
                    </text:list-item>
                    <text:list-item>
                      <text:p text:style-name="P1449">توضیحات : <text:span text:style-name="T901">هر یک </text:span><text:span text:style-name="T902">technology دارای چندین رکورد در جدول </text:span></text:p>
                      <text:p text:style-name="P1450"><text:span text:style-name="T899">portfolio_technology </text:span><text:span text:style-name="T903">است و هر یک رکورد از جدول </text:span></text:p>
                      <text:p text:style-name="P1450"><text:span text:style-name="T899">portfolio_technology </text:span><text:span text:style-name="T903">متعلق به یک </text:span><text:span text:style-name="T904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4219709003999" text:continue-numbering="true" text:style-name="L56">
        <text:list-item>
          <text:p text:style-name="P1541">portfolio_challenge : <text:span text:style-name="T911">در این جدول challenge هایی </text:span><text:span text:style-name="T912">که برای هر یک از portfolio ایجاد میشود ذخیره میکنیم . !!!</text:span></text:p>
        </text:list-item>
      </text:list>
      <text:p text:style-name="P197"/>
      <text:list xml:id="list164220866628907" text:continue-numbering="true" text:style-name="L56">
        <text:list-item>
          <text:list>
            <text:list-item>
              <text:p text:style-name="P1451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32032542704">
          <table:table-cell table:style-name="Table50.A1" office:value-type="string">
            <text:p text:style-name="P350">Name</text:p>
          </table:table-cell>
          <table:table-cell table:style-name="Table50.A1" office:value-type="string">
            <text:p text:style-name="P350">Data Type</text:p>
          </table:table-cell>
          <table:table-cell table:style-name="Table50.A1" office:value-type="string">
            <text:p text:style-name="P350">Attributes</text:p>
          </table:table-cell>
          <table:table-cell table:style-name="Table50.D1" office:value-type="string">
            <text:p text:style-name="P350">Comment</text:p>
          </table:table-cell>
        </table:table-row>
        <table:table-row table:style-name="TableLine94632032682992">
          <table:table-cell table:style-name="Table50.A2" office:value-type="string">
            <text:p text:style-name="P958">id</text:p>
          </table:table-cell>
          <table:table-cell table:style-name="Table50.A2" office:value-type="string">
            <text:p text:style-name="P958">Big int</text:p>
          </table:table-cell>
          <table:table-cell table:style-name="Table50.A2" office:value-type="string">
            <text:p text:style-name="P958">Unsigned , not null , index ,</text:p>
            <text:p text:style-name="P958">unique , primary key , </text:p>
            <text:p text:style-name="P958">auto increment</text:p>
          </table:table-cell>
          <table:table-cell table:style-name="Table50.D2" office:value-type="string">
            <text:p text:style-name="P312"/>
          </table:table-cell>
        </table:table-row>
        <table:table-row table:style-name="TableLine94632032685296">
          <table:table-cell table:style-name="Table50.A2" office:value-type="string">
            <text:p text:style-name="P958">status</text:p>
          </table:table-cell>
          <table:table-cell table:style-name="Table50.A2" office:value-type="string">
            <text:p text:style-name="P958">Bit(1)</text:p>
          </table:table-cell>
          <table:table-cell table:style-name="Table50.A2" office:value-type="string">
            <text:p text:style-name="P959">Not null , <text:span text:style-name="T913">defualt 1</text:span></text:p>
          </table:table-cell>
          <table:table-cell table:style-name="Table50.D2" office:value-type="string">
            <text:p text:style-name="P312"/>
          </table:table-cell>
        </table:table-row>
        <table:table-row table:style-name="TableLine94632032686208">
          <table:table-cell table:style-name="Table50.A2" office:value-type="string">
            <text:p text:style-name="P958">sort</text:p>
          </table:table-cell>
          <table:table-cell table:style-name="Table50.A2" office:value-type="string">
            <text:p text:style-name="P958">Tiny int</text:p>
          </table:table-cell>
          <table:table-cell table:style-name="Table50.A2" office:value-type="string">
            <text:p text:style-name="P960">Nullable , unsigned </text:p>
          </table:table-cell>
          <table:table-cell table:style-name="Table50.D2" office:value-type="string">
            <text:p text:style-name="P312"/>
          </table:table-cell>
        </table:table-row>
        <table:table-row table:style-name="TableLine94632032687168">
          <table:table-cell table:style-name="Table50.A2" office:value-type="string">
            <text:p text:style-name="P958">portfolio_id</text:p>
          </table:table-cell>
          <table:table-cell table:style-name="Table50.A2" office:value-type="string">
            <text:p text:style-name="P958">Big int</text:p>
          </table:table-cell>
          <table:table-cell table:style-name="Table50.A2" office:value-type="string">
            <text:p text:style-name="P961">Unsigned , not null , </text:p>
            <text:p text:style-name="P961">foreign key → portfolios(id) ,</text:p>
            <text:p text:style-name="P961"/>
            <text:p text:style-name="P962">On Delete → (cascade) ,</text:p>
            <text:p text:style-name="P962">On <text:span text:style-name="T914">Update</text:span> → (cascade) ,</text:p>
          </table:table-cell>
          <table:table-cell table:style-name="Table50.D2" office:value-type="string">
            <text:p text:style-name="P312"/>
          </table:table-cell>
        </table:table-row>
      </table:table>
      <text:p text:style-name="P291"/>
      <text:list xml:id="list420656387" text:style-name="L57">
        <text:list-item>
          <text:list>
            <text:list-item>
              <text:p text:style-name="P1452">ارتباطات : </text:p>
              <text:list>
                <text:list-item>
                  <text:p text:style-name="P1452">portfolios : </text:p>
                  <text:list>
                    <text:list-item>
                      <text:p text:style-name="P1453">نوع : <text:span text:style-name="T915">1 به N</text:span></text:p>
                    </text:list-item>
                    <text:list-item>
                      <text:p text:style-name="P1453">توضیحات : <text:s/><text:span text:style-name="T915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4219774576112" text:continue-numbering="true" text:style-name="L57">
        <text:list-item>
          <text:list>
            <text:list-item>
              <text:list>
                <text:list-item>
                  <text:p text:style-name="P1452">portfolio_challenge_translations : </text:p>
                  <text:list>
                    <text:list-item>
                      <text:p text:style-name="P1454">نوع :‌ 1 به n </text:p>
                    </text:list-item>
                    <text:list-item>
                      <text:p text:style-name="P1454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4220109870883" text:continue-numbering="true" text:style-name="L57">
        <text:list-item>
          <text:p text:style-name="P1542">portfolio_challenge_translations : در این جدول <text:span text:style-name="T917">ترجمه های هر یک </text:span><text:span text:style-name="T918">از</text:span><text:span text:style-name="T917"> challenge </text:span><text:span text:style-name="T918">ها برای زبان های مختلف ذخیره میشود !!</text:span></text:p>
        </text:list-item>
      </text:list>
      <text:p text:style-name="P201"/>
      <text:list xml:id="list164220157523541" text:continue-numbering="true" text:style-name="L57">
        <text:list-item>
          <text:list>
            <text:list-item>
              <text:p text:style-name="P1456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32032719568">
          <table:table-cell table:style-name="Table51.A1" office:value-type="string">
            <text:p text:style-name="P350">Name</text:p>
          </table:table-cell>
          <table:table-cell table:style-name="Table51.A1" office:value-type="string">
            <text:p text:style-name="P350">Data Type</text:p>
          </table:table-cell>
          <table:table-cell table:style-name="Table51.A1" office:value-type="string">
            <text:p text:style-name="P350">Attributes</text:p>
          </table:table-cell>
          <table:table-cell table:style-name="Table51.D1" office:value-type="string">
            <text:p text:style-name="P350">Comment</text:p>
          </table:table-cell>
        </table:table-row>
        <table:table-row table:style-name="TableLine94632032753408">
          <table:table-cell table:style-name="Table51.A2" office:value-type="string">
            <text:p text:style-name="P963">id</text:p>
          </table:table-cell>
          <table:table-cell table:style-name="Table51.A2" office:value-type="string">
            <text:p text:style-name="P963">Big int</text:p>
          </table:table-cell>
          <table:table-cell table:style-name="Table51.A2" office:value-type="string">
            <text:p text:style-name="P958">Unsigned , not null , index ,</text:p>
            <text:p text:style-name="P958">unique , primary key , </text:p>
            <text:p text:style-name="P958">auto increment</text:p>
          </table:table-cell>
          <table:table-cell table:style-name="Table51.D2" office:value-type="string">
            <text:p text:style-name="P312"/>
          </table:table-cell>
        </table:table-row>
        <table:table-row table:style-name="TableLine94632032755712">
          <table:table-cell table:style-name="Table51.A2" office:value-type="string">
            <text:p text:style-name="P963">content</text:p>
          </table:table-cell>
          <table:table-cell table:style-name="Table51.A2" office:value-type="string">
            <text:p text:style-name="P964">varchar(<text:span text:style-name="T919">4000</text:span>)</text:p>
          </table:table-cell>
          <table:table-cell table:style-name="Table51.A2" office:value-type="string">
            <text:p text:style-name="P965">Not null</text:p>
          </table:table-cell>
          <table:table-cell table:style-name="Table51.D2" office:value-type="string">
            <text:p text:style-name="P312"/>
          </table:table-cell>
        </table:table-row>
        <table:table-row table:style-name="TableLine94632032756624">
          <table:table-cell table:style-name="Table51.A2" office:value-type="string">
            <text:p text:style-name="P963">Portfolio</text:p>
            <text:p text:style-name="P963">_challenge</text:p>
            <text:p text:style-name="P963">_id</text:p>
          </table:table-cell>
          <table:table-cell table:style-name="Table51.A2" office:value-type="string">
            <text:p text:style-name="P964">Big int</text:p>
          </table:table-cell>
          <table:table-cell table:style-name="Table51.A2" office:value-type="string">
            <text:p text:style-name="P965">Not null , unsigned , </text:p>
            <text:p text:style-name="P965">foreign key → portfolio_challenges_id(id)</text:p>
            <text:p text:style-name="P965"/>
            <text:p text:style-name="P965">On Delete → (cascade) , </text:p>
            <text:p text:style-name="P965">On Update → (cascade) , </text:p>
          </table:table-cell>
          <table:table-cell table:style-name="Table51.D2" office:value-type="string">
            <text:p text:style-name="P312"/>
          </table:table-cell>
        </table:table-row>
        <table:table-row table:style-name="TableLine94632032757584">
          <table:table-cell table:style-name="Table51.A2" office:value-type="string">
            <text:p text:style-name="P963">language_id</text:p>
          </table:table-cell>
          <table:table-cell table:style-name="Table51.A2" office:value-type="string">
            <text:p text:style-name="P964">Big int</text:p>
          </table:table-cell>
          <table:table-cell table:style-name="Table51.A2" office:value-type="string">
            <text:p text:style-name="P794">Not null , <text:span text:style-name="T744">unsigned ,</text:span> </text:p>
            <text:p text:style-name="P794">foreign key → languages(id)</text:p>
            <text:p text:style-name="P794"/>
            <text:p text:style-name="P785">On Delete → (cascade) ,</text:p>
            <text:p text:style-name="P785">On Update → (cascade) ,</text:p>
          </table:table-cell>
          <table:table-cell table:style-name="Table51.D2" office:value-type="string">
            <text:p text:style-name="P312"/>
          </table:table-cell>
        </table:table-row>
      </table:table>
      <text:p text:style-name="P292"/>
      <text:list xml:id="list104256156" text:style-name="L58">
        <text:list-item>
          <text:list>
            <text:list-item>
              <text:p text:style-name="P1457">ارتباط ها :‌</text:p>
              <text:list>
                <text:list-item>
                  <text:p text:style-name="P1457">portfolio_challenges : </text:p>
                  <text:list>
                    <text:list-item>
                      <text:p text:style-name="P1455">نوع :‌ 1 به n </text:p>
                    </text:list-item>
                    <text:list-item>
                      <text:p text:style-name="P1455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4219762380571" text:continue-numbering="true" text:style-name="L58">
        <text:list-item>
          <text:list>
            <text:list-item>
              <text:list>
                <text:list-item>
                  <text:p text:style-name="P1457">languages : </text:p>
                  <text:list>
                    <text:list-item>
                      <text:p text:style-name="P1458">نوع : 1 به n </text:p>
                    </text:list-item>
                    <text:list-item>
                      <text:p text:style-name="P1458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64220435184867" text:continue-numbering="true" text:style-name="L58">
        <text:list-item>
          <text:p text:style-name="P1543">portfolio_attribute_groups : در این جدول <text:span text:style-name="T934">attribute group ها را ذخیره میکنیم </text:span><text:span text:style-name="T935">که در </text:span><text:span text:style-name="T936">صفحه ی portfolio ها برای فیلتر و سرچ انها استفاده میشود . </text:span><text:span text:style-name="T937">در این جدول گروه هایی </text:span><text:span text:style-name="T938">&gt; </text:span><text:span text:style-name="T937"><text:s/>مثل </text:span><text:span text:style-name="T938">پلتفرم نمونه کار (linux , web ,android , ios , ) <text:s/>,</text:span><text:span text:style-name="T939">مدت انجام نمونه کار (یک ماه <text:s/>, دو ماه , …. ) <text:s/>, </text:span><text:span text:style-name="T940">رنگ ها (سفید <text:s/>, قرمز , … <text:s/>) , </text:span><text:span text:style-name="T941">نوع سورس (open source , close source )</text:span></text:p>
        </text:list-item>
      </text:list>
      <text:p text:style-name="P207"/>
      <text:list xml:id="list164219685823800" text:continue-numbering="true" text:style-name="L58">
        <text:list-item>
          <text:list>
            <text:list-item>
              <text:p text:style-name="P1459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32032784736">
          <table:table-cell table:style-name="Table52.A1" office:value-type="string">
            <text:p text:style-name="P350">Name</text:p>
          </table:table-cell>
          <table:table-cell table:style-name="Table52.A1" office:value-type="string">
            <text:p text:style-name="P350">Data Type</text:p>
          </table:table-cell>
          <table:table-cell table:style-name="Table52.A1" office:value-type="string">
            <text:p text:style-name="P350">Attributes</text:p>
          </table:table-cell>
          <table:table-cell table:style-name="Table52.D1" office:value-type="string">
            <text:p text:style-name="P350">Comment</text:p>
          </table:table-cell>
        </table:table-row>
        <table:table-row table:style-name="TableLine94632032822128">
          <table:table-cell table:style-name="Table52.A2" office:value-type="string">
            <text:p text:style-name="P972">id</text:p>
          </table:table-cell>
          <table:table-cell table:style-name="Table52.A2" office:value-type="string">
            <text:p text:style-name="P973">Big int</text:p>
          </table:table-cell>
          <table:table-cell table:style-name="Table52.A2" office:value-type="string">
            <text:p text:style-name="P976">Not null , unsigned , unique ,</text:p>
            <text:p text:style-name="P976">primary key , auto increment ,</text:p>
            <text:p text:style-name="P976">index </text:p>
          </table:table-cell>
          <table:table-cell table:style-name="Table52.D2" office:value-type="string">
            <text:p text:style-name="P312"/>
          </table:table-cell>
        </table:table-row>
        <table:table-row table:style-name="TableLine94632032824288">
          <table:table-cell table:style-name="Table52.A2" office:value-type="string">
            <text:p text:style-name="P972">sort</text:p>
          </table:table-cell>
          <table:table-cell table:style-name="Table52.A2" office:value-type="string">
            <text:p text:style-name="P974">Tiny int</text:p>
          </table:table-cell>
          <table:table-cell table:style-name="Table52.A2" office:value-type="string">
            <text:p text:style-name="P974">Nullable , unsigned</text:p>
          </table:table-cell>
          <table:table-cell table:style-name="Table52.D2" office:value-type="string">
            <text:p text:style-name="P312"/>
          </table:table-cell>
        </table:table-row>
        <table:table-row table:style-name="TableLine94632032825200">
          <table:table-cell table:style-name="Table52.A2" office:value-type="string">
            <text:p text:style-name="P972">status</text:p>
          </table:table-cell>
          <table:table-cell table:style-name="Table52.A2" office:value-type="string">
            <text:p text:style-name="P975">Bit(1)</text:p>
          </table:table-cell>
          <table:table-cell table:style-name="Table52.A2" office:value-type="string">
            <text:p text:style-name="P979">Not null , default 1</text:p>
          </table:table-cell>
          <table:table-cell table:style-name="Table52.D2" office:value-type="string">
            <text:p text:style-name="P978">این گروه در فیلتر ها نمایش داده شود یا خیر</text:p>
          </table:table-cell>
        </table:table-row>
        <table:table-row table:style-name="TableLine94632032826160">
          <table:table-cell table:style-name="Table52.A2" office:value-type="string">
            <text:p text:style-name="P972">type</text:p>
          </table:table-cell>
          <table:table-cell table:style-name="Table52.A2" office:value-type="string">
            <text:p text:style-name="P975">Tiny int </text:p>
          </table:table-cell>
          <table:table-cell table:style-name="Table52.A2" office:value-type="string">
            <text:p text:style-name="P975">Not null , unsigned</text:p>
          </table:table-cell>
          <table:table-cell table:style-name="Table52.D2" office:value-type="string">
            <text:p text:style-name="P980">نوع هر یک از گروه :</text:p>
            <text:p text:style-name="P980">checkbox , radio ,</text:p>
            <text:p text:style-name="P980">color , </text:p>
          </table:table-cell>
        </table:table-row>
      </table:table>
      <text:p text:style-name="P293"/>
      <text:p text:style-name="P293"/>
      <text:list xml:id="list47314496" text:style-name="L59">
        <text:list-item>
          <text:list>
            <text:list-item>
              <text:p text:style-name="P1460">ارتباط ها : </text:p>
              <text:list>
                <text:list-item>
                  <text:p text:style-name="P1461">dates : </text:p>
                  <text:list>
                    <text:list-item>
                      <text:p text:style-name="P1462">نوع : <text:span text:style-name="T943">1 به n </text:span></text:p>
                    </text:list-item>
                    <text:list-item>
                      <text:p text:style-name="P1462">توضیحات :‌ <text:span text:style-name="T943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4221735804802" text:continue-numbering="true" text:style-name="L59">
        <text:list-item>
          <text:list>
            <text:list-item>
              <text:list>
                <text:list-item>
                  <text:p text:style-name="P1461">users : </text:p>
                  <text:list>
                    <text:list-item>
                      <text:p text:style-name="P1462">نوع : <text:span text:style-name="T947">1 به n</text:span></text:p>
                    </text:list-item>
                    <text:list-item>
                      <text:p text:style-name="P1462">توضیحات :‌ <text:span text:style-name="T947">هر یک user میتواند چندین attribute group ایجاد کند و هر یک attribute group متعلق به یک </text:span><text:span text:style-name="T948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4221248593972" text:continue-numbering="true" text:style-name="L59">
        <text:list-item>
          <text:list>
            <text:list-item>
              <text:list>
                <text:list-item>
                  <text:p text:style-name="P1461">iconables : </text:p>
                  <text:list>
                    <text:list-item>
                      <text:p text:style-name="P1462">نوع : <text:span text:style-name="T949">1 به 1</text:span></text:p>
                    </text:list-item>
                    <text:list-item>
                      <text:p text:style-name="P1462">توضیحات :‌ <text:span text:style-name="T949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64221786280766" text:continue-numbering="true" text:style-name="L59">
        <text:list-item>
          <text:list>
            <text:list-item>
              <text:list>
                <text:list-item>
                  <text:p text:style-name="P1464"><text:soft-page-break/>portfolio_attribute_items : </text:p>
                  <text:list>
                    <text:list-item>
                      <text:p text:style-name="P1462">نوع : <text:span text:style-name="T944">1 به n </text:span></text:p>
                    </text:list-item>
                    <text:list-item>
                      <text:p text:style-name="P1462">توضیحات :‌ <text:span text:style-name="T944">هر یک </text:span><text:span text:style-name="T945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64221439171433" text:continue-numbering="true" text:style-name="L59">
        <text:list-item>
          <text:list>
            <text:list-item>
              <text:list>
                <text:list-item>
                  <text:p text:style-name="P1486"><text:span text:style-name="T956">portfolio_attribute_translations : </text:span></text:p>
                </text:list-item>
              </text:list>
            </text:list-item>
          </text:list>
        </text:list-item>
      </text:list>
      <text:list xml:id="list2145774942" text:style-name="L60">
        <text:list-item>
          <text:list>
            <text:list-item>
              <text:list>
                <text:list-item>
                  <text:list>
                    <text:list-item>
                      <text:p text:style-name="P1483">نوع :‌1 به n </text:p>
                    </text:list-item>
                    <text:list-item>
                      <text:p text:style-name="P148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4220493925257" text:continue-list="list164221439171433" text:style-name="L59">
        <text:list-item>
          <text:p text:style-name="P154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64221042823134" text:continue-numbering="true" text:style-name="L59">
        <text:list-item>
          <text:list>
            <text:list-item>
              <text:p text:style-name="P1466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32032847776">
          <table:table-cell table:style-name="Table53.A1" office:value-type="string">
            <text:p text:style-name="P350">Name</text:p>
          </table:table-cell>
          <table:table-cell table:style-name="Table53.A1" office:value-type="string">
            <text:p text:style-name="P350">Data Type</text:p>
          </table:table-cell>
          <table:table-cell table:style-name="Table53.A1" office:value-type="string">
            <text:p text:style-name="P350">Attributes</text:p>
          </table:table-cell>
          <table:table-cell table:style-name="Table53.D1" office:value-type="string">
            <text:p text:style-name="P350">Comment</text:p>
          </table:table-cell>
        </table:table-row>
        <table:table-row table:style-name="TableLine94632032898288">
          <table:table-cell table:style-name="Table53.A2" office:value-type="string">
            <text:p text:style-name="P981">id</text:p>
          </table:table-cell>
          <table:table-cell table:style-name="Table53.A2" office:value-type="string">
            <text:p text:style-name="P981">Big int</text:p>
          </table:table-cell>
          <table:table-cell table:style-name="Table53.A2" office:value-type="string">
            <text:p text:style-name="P977">Not null , unsigned , unique ,</text:p>
            <text:p text:style-name="P977">primary key , auto increment ,</text:p>
            <text:p text:style-name="P977">index </text:p>
          </table:table-cell>
          <table:table-cell table:style-name="Table53.D2" office:value-type="string">
            <text:p text:style-name="P312"/>
          </table:table-cell>
        </table:table-row>
        <table:table-row table:style-name="TableLine94632032900752">
          <table:table-cell table:style-name="Table53.A2" office:value-type="string">
            <text:p text:style-name="P981">sort</text:p>
          </table:table-cell>
          <table:table-cell table:style-name="Table53.A2" office:value-type="string">
            <text:p text:style-name="P981">Tiny int</text:p>
          </table:table-cell>
          <table:table-cell table:style-name="Table53.A2" office:value-type="string">
            <text:p text:style-name="P983">Nullable , unsigned</text:p>
          </table:table-cell>
          <table:table-cell table:style-name="Table53.D2" office:value-type="string">
            <text:p text:style-name="P312"/>
          </table:table-cell>
        </table:table-row>
        <table:table-row table:style-name="TableLine94632032901664">
          <table:table-cell table:style-name="Table53.A2" office:value-type="string">
            <text:p text:style-name="P981">portfolio_attribute_group_id</text:p>
          </table:table-cell>
          <table:table-cell table:style-name="Table53.A2" office:value-type="string">
            <text:p text:style-name="P982">Big int</text:p>
          </table:table-cell>
          <table:table-cell table:style-name="Table53.A2" office:value-type="string">
            <text:p text:style-name="P984">Not null , unsigned , </text:p>
            <text:p text:style-name="P984">foreign key → portfolio_attribute_groups(id)</text:p>
            <text:p text:style-name="P984"/>
            <text:p text:style-name="P985">On Delete → (cascade) ,</text:p>
            <text:p text:style-name="P985">On Update → (cascade) ,</text:p>
          </table:table-cell>
          <table:table-cell table:style-name="Table53.D2" office:value-type="string">
            <text:p text:style-name="P312"/>
          </table:table-cell>
        </table:table-row>
      </table:table>
      <text:p text:style-name="P294"/>
      <text:list xml:id="list164221684572463" text:continue-list="list2145774942" text:style-name="L60">
        <text:list-item>
          <text:list>
            <text:list-item>
              <text:p text:style-name="P1467">ارتباط ها : </text:p>
              <text:list>
                <text:list-item>
                  <text:p text:style-name="P1468">portfolio_attribute_grou<text:span text:style-name="T942">ps : </text:span><text:span text:style-name="T946"><text:s/></text:span></text:p>
                  <text:list>
                    <text:list-item>
                      <text:p text:style-name="P1463">نوع : <text:span text:style-name="T944">1 به n </text:span></text:p>
                    </text:list-item>
                    <text:list-item>
                      <text:p text:style-name="P1463">توضیحات :‌ <text:span text:style-name="T944">هر یک </text:span><text:span text:style-name="T945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4219694739272" text:continue-numbering="true" text:style-name="L60">
        <text:list-item>
          <text:list>
            <text:list-item>
              <text:list>
                <text:list-item>
                  <text:p text:style-name="P1469">iconables : </text:p>
                </text:list-item>
                <text:list-item>
                  <text:p text:style-name="P1470">نوع :‌<text:span text:style-name="T953">1 به 1</text:span></text:p>
                </text:list-item>
                <text:list-item>
                  <text:p text:style-name="P1470">توضیحات :‌ <text:span text:style-name="T953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64220251567625" text:continue-numbering="true" text:style-name="L60">
        <text:list-item>
          <text:list>
            <text:list-item>
              <text:list>
                <text:list-item>
                  <text:p text:style-name="P1471">dates : </text:p>
                  <text:list>
                    <text:list-item>
                      <text:p text:style-name="P1472">نوع :‌<text:span text:style-name="T950">1 به n </text:span></text:p>
                    </text:list-item>
                    <text:list-item>
                      <text:p text:style-name="P1472">توضیحات :‌ <text:span text:style-name="T950">هر یک attribute item دارای چندین date در جدول dates است و هر یک از </text:span><text:span text:style-name="T951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4221416349737" text:continue-numbering="true" text:style-name="L60">
        <text:list-item>
          <text:list>
            <text:list-item>
              <text:list>
                <text:list-item>
                  <text:p text:style-name="P1471">users : </text:p>
                  <text:list>
                    <text:list-item>
                      <text:p text:style-name="P1473">نوع :‌<text:span text:style-name="T950">1 به n </text:span></text:p>
                    </text:list-item>
                    <text:list-item>
                      <text:p text:style-name="P1472">توضیحات :‌<text:span text:style-name="T952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4221737011455" text:continue-numbering="true" text:style-name="L60">
        <text:list-item>
          <text:list>
            <text:list-item>
              <text:list>
                <text:list-item>
                  <text:p text:style-name="P1546">portfolio_attribute_translations : </text:p>
                  <text:list>
                    <text:list-item>
                      <text:p text:style-name="P1484">نوع :‌ <text:span text:style-name="T957">1 به n </text:span></text:p>
                    </text:list-item>
                    <text:list-item>
                      <text:p text:style-name="P1484">توضیحات :‌ <text:span text:style-name="T95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5">portfolio_attribute_translations : <text:span text:style-name="T954">در این جدول </text:span><text:span text:style-name="T955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64221786827047" text:continue-numbering="true" text:style-name="L60">
        <text:list-item>
          <text:list>
            <text:list-item>
              <text:p text:style-name="P1475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32032948528">
          <table:table-cell table:style-name="Table54.A1" office:value-type="string">
            <text:p text:style-name="P350">Name</text:p>
          </table:table-cell>
          <table:table-cell table:style-name="Table54.A1" office:value-type="string">
            <text:p text:style-name="P350">Data Type</text:p>
          </table:table-cell>
          <table:table-cell table:style-name="Table54.A1" office:value-type="string">
            <text:p text:style-name="P350">Attributes</text:p>
          </table:table-cell>
          <table:table-cell table:style-name="Table54.D1" office:value-type="string">
            <text:p text:style-name="P350">Comment</text:p>
          </table:table-cell>
        </table:table-row>
        <table:table-row table:style-name="TableLine94632032981792">
          <table:table-cell table:style-name="Table54.A2" office:value-type="string">
            <text:p text:style-name="P986">id</text:p>
          </table:table-cell>
          <table:table-cell table:style-name="Table54.A2" office:value-type="string">
            <text:p text:style-name="P986">Big int</text:p>
          </table:table-cell>
          <table:table-cell table:style-name="Table54.A2" office:value-type="string">
            <text:p text:style-name="P986">Unsigned , not null , index , unique , primary key , </text:p>
            <text:p text:style-name="P986">auto increment</text:p>
          </table:table-cell>
          <table:table-cell table:style-name="Table54.D2" office:value-type="string">
            <text:p text:style-name="P312"/>
          </table:table-cell>
        </table:table-row>
        <table:table-row table:style-name="TableLine94632032983760">
          <table:table-cell table:style-name="Table54.A2" office:value-type="string">
            <text:p text:style-name="P986">object_class</text:p>
          </table:table-cell>
          <table:table-cell table:style-name="Table54.A2" office:value-type="string">
            <text:p text:style-name="P986">varchar(255)</text:p>
          </table:table-cell>
          <table:table-cell table:style-name="Table54.A2" office:value-type="string">
            <text:p text:style-name="P1547">Not null ,</text:p>
          </table:table-cell>
          <table:table-cell table:style-name="Table54.D2" office:value-type="string">
            <text:p text:style-name="P312"/>
          </table:table-cell>
        </table:table-row>
        <table:table-row table:style-name="TableLine94632032984672">
          <table:table-cell table:style-name="Table54.A2" office:value-type="string">
            <text:p text:style-name="P986">name</text:p>
          </table:table-cell>
          <table:table-cell table:style-name="Table54.A2" office:value-type="string">
            <text:p text:style-name="P986">varchar(30)</text:p>
          </table:table-cell>
          <table:table-cell table:style-name="Table54.A2" office:value-type="string">
            <text:p text:style-name="P1547">Not null ,</text:p>
          </table:table-cell>
          <table:table-cell table:style-name="Table54.D2" office:value-type="string">
            <text:p text:style-name="P312"/>
          </table:table-cell>
        </table:table-row>
        <table:table-row table:style-name="TableLine94632032985632">
          <table:table-cell table:style-name="Table54.A2" office:value-type="string">
            <text:p text:style-name="P986">object_id</text:p>
          </table:table-cell>
          <table:table-cell table:style-name="Table54.A2" office:value-type="string">
            <text:p text:style-name="P987">Big int</text:p>
          </table:table-cell>
          <table:table-cell table:style-name="Table54.A2" office:value-type="string">
            <text:p text:style-name="P987">Unsigned , not null </text:p>
          </table:table-cell>
          <table:table-cell table:style-name="Table54.D2" office:value-type="string">
            <text:p text:style-name="P312"/>
          </table:table-cell>
        </table:table-row>
        <table:table-row table:style-name="TableLine94632032986784">
          <table:table-cell table:style-name="Table54.A2" office:value-type="string">
            <text:p text:style-name="P986">language_id</text:p>
          </table:table-cell>
          <table:table-cell table:style-name="Table54.A2" office:value-type="string">
            <text:p text:style-name="P987">Big int</text:p>
          </table:table-cell>
          <table:table-cell table:style-name="Table54.A2" office:value-type="string">
            <text:p text:style-name="P1550">Not null , <text:span text:style-name="T744">unsigned ,</text:span> </text:p>
            <text:p text:style-name="P1550">foreign key → languages(id)</text:p>
            <text:p text:style-name="P1550"/>
            <text:p text:style-name="P1549">On Delete → (cascade) ,</text:p>
            <text:p text:style-name="P1549">On Update → (cascade) ,</text:p>
          </table:table-cell>
          <table:table-cell table:style-name="Table54.D2" office:value-type="string">
            <text:p text:style-name="P312"/>
          </table:table-cell>
        </table:table-row>
      </table:table>
      <text:p text:style-name="P295"/>
      <text:p text:style-name="P59">این جدول بین دو موجودیت portfolio_attribute_groups و portfolio_attribute_items به اشتراک گذاشته میشود !!!</text:p>
      <text:p text:style-name="P59"/>
      <text:list xml:id="list2070391243" text:style-name="L61">
        <text:list-item>
          <text:list>
            <text:list-item>
              <text:p text:style-name="P1476">ارتباط ها :‌</text:p>
              <text:list>
                <text:list-item>
                  <text:p text:style-name="P1477">portfolio_attribute_groups : </text:p>
                  <text:list>
                    <text:list-item>
                      <text:p text:style-name="P1482">نوع :‌1 به n </text:p>
                    </text:list-item>
                    <text:list-item>
                      <text:p text:style-name="P148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64221388519973" text:continue-numbering="true" text:style-name="L61">
        <text:list-item>
          <text:list>
            <text:list-item>
              <text:list>
                <text:list-item>
                  <text:p text:style-name="P1477">portfolio_attribute_items : </text:p>
                  <text:list>
                    <text:list-item>
                      <text:p text:style-name="P1485">نوع :‌ <text:span text:style-name="T957">1 به n </text:span></text:p>
                    </text:list-item>
                    <text:list-item>
                      <text:p text:style-name="P1479">توضیحات :‌ <text:span text:style-name="T95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64220460340102" text:continue-numbering="true" text:style-name="L61">
        <text:list-item>
          <text:list>
            <text:list-item>
              <text:list>
                <text:list-item>
                  <text:p text:style-name="P1477">languages : </text:p>
                  <text:list>
                    <text:list-item>
                      <text:p text:style-name="P1481">نوع <text:s/>: <text:span text:style-name="T958">1 به n </text:span></text:p>
                    </text:list-item>
                    <text:list-item>
                      <text:p text:style-name="P1481">توضیحات : <text:span text:style-name="T959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4" meta:image-count="0" meta:object-count="0" meta:page-count="81" meta:paragraph-count="2132" meta:word-count="11823" meta:character-count="56812" meta:non-whitespace-character-count="46971"/>
  </office:meta>
</office:document-meta>
</file>